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F0000009F1990AF604E5723C8.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7300000140116ADA2936EB91AE.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Pictures/10000000000001A2000001EF1AB3C64E41FD09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paragraph-properties fo:text-align="start" style:justify-single-word="false"/>
      <style:text-properties fo:language="pt" fo:country="BR" officeooo:paragraph-rsid="0011dbb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9" style:family="paragraph" style:parent-style-name="Standard">
      <style:paragraph-properties fo:text-align="start" style:justify-single-word="false"/>
      <style:text-properties fo:language="pt" fo:country="BR" officeooo:paragraph-rsid="0241530b"/>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fo:text-align="start" style:justify-single-word="false"/>
      <style:text-properties fo:language="pt" fo:country="BR" officeooo:paragraph-rsid="01d42410"/>
    </style:style>
    <style:style style:name="P12" style:family="paragraph" style:parent-style-name="Standard">
      <style:paragraph-properties fo:text-align="start" style:justify-single-word="false"/>
      <style:text-properties fo:language="pt" fo:country="BR" officeooo:paragraph-rsid="01e01678"/>
    </style:style>
    <style:style style:name="P13" style:family="paragraph" style:parent-style-name="Standard">
      <style:paragraph-properties fo:text-align="start" style:justify-single-word="false"/>
      <style:text-properties fo:language="pt" fo:country="BR" officeooo:paragraph-rsid="02277f72"/>
    </style:style>
    <style:style style:name="P14" style:family="paragraph" style:parent-style-name="Standard">
      <style:paragraph-properties fo:text-align="start" style:justify-single-word="false"/>
      <style:text-properties fo:language="pt" fo:country="BR" officeooo:paragraph-rsid="024198f0"/>
    </style:style>
    <style:style style:name="P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6" style:family="paragraph" style:parent-style-name="Standard">
      <style:paragraph-properties fo:text-align="start" style:justify-single-word="false"/>
      <style:text-properties fo:language="pt" fo:country="BR" officeooo:paragraph-rsid="01ef50ab"/>
    </style:style>
    <style:style style:name="P17" style:family="paragraph" style:parent-style-name="Standard">
      <style:paragraph-properties fo:text-align="start" style:justify-single-word="false"/>
      <style:text-properties fo:language="pt" fo:country="BR" officeooo:paragraph-rsid="0211e3ab"/>
    </style:style>
    <style:style style:name="P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5"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8" style:family="paragraph" style:parent-style-name="Standard">
      <style:paragraph-properties fo:text-align="start" style:justify-single-word="false"/>
      <style:text-properties fo:language="pt" fo:country="BR" officeooo:paragraph-rsid="0229565f"/>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3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32" style:family="paragraph" style:parent-style-name="Standard">
      <style:paragraph-properties fo:text-align="start" style:justify-single-word="false"/>
      <style:text-properties fo:language="pt" fo:country="BR" officeooo:paragraph-rsid="0340144e"/>
    </style:style>
    <style:style style:name="P33" style:family="paragraph" style:parent-style-name="Standard">
      <style:paragraph-properties fo:text-align="start" style:justify-single-word="false"/>
      <style:text-properties fo:language="pt" fo:country="BR" officeooo:paragraph-rsid="0351eb13"/>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3" style:family="paragraph" style:parent-style-name="Text_20_body">
      <style:paragraph-properties style:line-height-at-least="0cm" fo:text-align="start" style:justify-single-word="false"/>
      <style:text-properties fo:language="pt" fo:country="BR" officeooo:paragraph-rsid="02294769"/>
    </style:style>
    <style:style style:name="P4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5" style:family="paragraph" style:parent-style-name="Standard">
      <style:paragraph-properties style:line-height-at-least="0cm" fo:text-align="start" style:justify-single-word="false"/>
      <style:text-properties fo:language="pt" fo:country="BR" officeooo:paragraph-rsid="0262fca5"/>
    </style:style>
    <style:style style:name="P4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4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54" style:family="paragraph" style:parent-style-name="Standard">
      <style:paragraph-properties style:line-height-at-least="0cm"/>
      <style:text-properties fo:language="pt" fo:country="BR" officeooo:paragraph-rsid="022ccd20"/>
    </style:style>
    <style:style style:name="P55" style:family="paragraph" style:parent-style-name="Text_20_body">
      <style:paragraph-properties style:line-height-at-least="0cm" fo:orphans="2" fo:widows="2"/>
      <style:text-properties fo:language="pt" fo:country="BR" officeooo:paragraph-rsid="01214ef5"/>
    </style:style>
    <style:style style:name="P56"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7" style:family="paragraph" style:parent-style-name="Text_20_body">
      <style:paragraph-properties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4"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79"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1" style:family="paragraph" style:parent-style-name="Standard">
      <style:paragraph-properties style:line-height-at-least="0.582cm" fo:text-align="start" style:justify-single-word="false"/>
      <style:text-properties fo:language="pt" fo:country="BR" officeooo:paragraph-rsid="027f6486"/>
    </style:style>
    <style:style style:name="P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5"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89"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90"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3"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4"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6"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7"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100"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1" style:family="paragraph" style:parent-style-name="Standard">
      <style:paragraph-properties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3"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4"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5" style:family="paragraph" style:parent-style-name="Text_20_body">
      <style:paragraph-properties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7" style:family="paragraph" style:parent-style-name="Standard">
      <style:paragraph-properties fo:line-height="100%" fo:orphans="2" fo:widows="2"/>
      <style:text-properties fo:language="pt" fo:country="BR" officeooo:paragraph-rsid="02c48aae"/>
    </style:style>
    <style:style style:name="P108"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9" style:family="paragraph" style:parent-style-name="Text_20_body">
      <style:paragraph-properties fo:margin-top="0cm" fo:margin-bottom="0cm" style:contextual-spacing="false" fo:line-height="100%" fo:orphans="2" fo:widows="2" fo:break-before="page"/>
      <style:text-properties fo:language="pt" fo:country="BR" officeooo:paragraph-rsid="01214ef5"/>
    </style:style>
    <style:style style:name="P110"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11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1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3"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5" style:family="paragraph" style:parent-style-name="Standard">
      <style:paragraph-properties fo:text-align="start" style:justify-single-word="false"/>
      <style:text-properties fo:language="pt" fo:country="BR" style:text-underline-style="none" officeooo:paragraph-rsid="024198f0"/>
    </style:style>
    <style:style style:name="P11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1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9" style:family="paragraph" style:parent-style-name="Standard">
      <style:paragraph-properties fo:text-align="center" style:justify-single-word="false"/>
      <style:text-properties fo:language="pt" fo:country="BR" officeooo:paragraph-rsid="024198f0"/>
    </style:style>
    <style:style style:name="P120" style:family="paragraph" style:parent-style-name="Standard">
      <style:paragraph-properties fo:text-align="center" style:justify-single-word="false" fo:break-before="page"/>
      <style:text-properties fo:language="pt" fo:country="BR" officeooo:paragraph-rsid="024198f0"/>
    </style:style>
    <style:style style:name="P121" style:family="paragraph" style:parent-style-name="Standard">
      <style:paragraph-properties fo:text-align="center" style:justify-single-word="false"/>
      <style:text-properties fo:language="pt" fo:country="BR" officeooo:paragraph-rsid="01d42410"/>
    </style:style>
    <style:style style:name="P122" style:family="paragraph" style:parent-style-name="Standard">
      <style:paragraph-properties fo:text-align="center" style:justify-single-word="false"/>
      <style:text-properties fo:language="pt" fo:country="BR" officeooo:paragraph-rsid="0241530b"/>
    </style:style>
    <style:style style:name="P123" style:family="paragraph" style:parent-style-name="Standard">
      <style:paragraph-properties fo:text-align="center" style:justify-single-word="false"/>
      <style:text-properties fo:language="pt" fo:country="BR" officeooo:paragraph-rsid="0351eb13"/>
    </style:style>
    <style:style style:name="P124" style:family="paragraph" style:parent-style-name="Text_20_body">
      <style:paragraph-properties fo:text-align="center" style:justify-single-word="false" fo:orphans="2" fo:widows="2"/>
      <style:text-properties fo:language="pt" fo:country="BR" officeooo:paragraph-rsid="02ab13d2"/>
    </style:style>
    <style:style style:name="P12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2"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3" style:family="paragraph" style:parent-style-name="Standard">
      <style:text-properties fo:language="pt" fo:country="BR" officeooo:paragraph-rsid="024198f0"/>
    </style:style>
    <style:style style:name="P134"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5" style:family="paragraph" style:parent-style-name="Standard">
      <style:text-properties fo:language="pt" fo:country="BR" officeooo:paragraph-rsid="0249ae61"/>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1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138" style:family="paragraph" style:parent-style-name="Preformatted_20_Text">
      <style:text-properties fo:language="pt" fo:country="BR" officeooo:paragraph-rsid="02ce9872"/>
    </style:style>
    <style:style style:name="P139" style:family="paragraph" style:parent-style-name="Preformatted_20_Text">
      <style:text-properties fo:language="pt" fo:country="BR" officeooo:rsid="02d04d35" officeooo:paragraph-rsid="02d04d35"/>
    </style:style>
    <style:style style:name="P140" style:family="paragraph" style:parent-style-name="Standard">
      <style:text-properties fo:language="pt" fo:country="BR" officeooo:paragraph-rsid="0353f805"/>
    </style:style>
    <style:style style:name="P141" style:family="paragraph" style:parent-style-name="Standard">
      <style:text-properties fo:language="pt" fo:country="BR" officeooo:paragraph-rsid="02d4a24c"/>
    </style:style>
    <style:style style:name="P142"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143" style:family="paragraph" style:parent-style-name="Text_20_body">
      <style:paragraph-properties fo:margin-top="0cm" fo:margin-bottom="0cm" style:contextual-spacing="false"/>
      <style:text-properties fo:language="pt" fo:country="BR" officeooo:paragraph-rsid="030398ca"/>
    </style:style>
    <style:style style:name="P144" style:family="paragraph" style:parent-style-name="Text_20_body">
      <style:paragraph-properties fo:margin-top="0cm" fo:margin-bottom="0cm" style:contextual-spacing="false"/>
      <style:text-properties fo:language="pt" fo:country="BR" officeooo:paragraph-rsid="03062e7a"/>
    </style:style>
    <style:style style:name="P145" style:family="paragraph" style:parent-style-name="Text_20_body">
      <style:paragraph-properties fo:margin-top="0cm" fo:margin-bottom="0cm" style:contextual-spacing="false"/>
      <style:text-properties fo:language="pt" fo:country="BR" officeooo:rsid="03117e5d" officeooo:paragraph-rsid="03117e5d"/>
    </style:style>
    <style:style style:name="P146"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147" style:family="paragraph" style:parent-style-name="Text_20_body">
      <style:paragraph-properties fo:margin-top="0cm" fo:margin-bottom="0cm" style:contextual-spacing="false"/>
      <style:text-properties fo:language="pt" fo:country="BR" officeooo:paragraph-rsid="03117e5d"/>
    </style:style>
    <style:style style:name="P148" style:family="paragraph" style:parent-style-name="Text_20_body">
      <style:paragraph-properties fo:margin-top="0cm" fo:margin-bottom="0cm" style:contextual-spacing="false"/>
      <style:text-properties fo:language="pt" fo:country="BR" officeooo:paragraph-rsid="03217def"/>
    </style:style>
    <style:style style:name="P149" style:family="paragraph" style:parent-style-name="Text_20_body">
      <style:paragraph-properties fo:margin-top="0cm" fo:margin-bottom="0.046cm" style:contextual-spacing="false"/>
      <style:text-properties fo:language="pt" fo:country="BR" officeooo:paragraph-rsid="03217def"/>
    </style:style>
    <style:style style:name="P150" style:family="paragraph" style:parent-style-name="Standard">
      <style:paragraph-properties fo:text-align="start" style:justify-single-word="false"/>
      <style:text-properties officeooo:paragraph-rsid="01d42410"/>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52" style:family="paragraph" style:parent-style-name="Standard">
      <style:paragraph-properties fo:margin-left="0cm" fo:margin-right="0cm" fo:text-align="start" style:justify-single-word="false" fo:orphans="2" fo:widows="2" fo:text-indent="0cm" style:auto-text-indent="false"/>
    </style:style>
    <style:style style:name="P1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55"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156" style:family="paragraph" style:parent-style-name="Standard">
      <style:paragraph-properties fo:text-align="start" style:justify-single-word="false"/>
      <style:text-properties officeooo:paragraph-rsid="023fa018"/>
    </style:style>
    <style:style style:name="P1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158"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159" style:family="paragraph" style:parent-style-name="Text_20_body">
      <loext:graphic-properties draw:fill="none"/>
      <style:paragraph-properties fo:text-align="start" style:justify-single-word="false" fo:background-color="transparent"/>
      <style:text-properties officeooo:paragraph-rsid="03762acd"/>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62"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6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67"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68"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7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7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7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6"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7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78"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7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82"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84"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8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86"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8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8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91"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9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9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203"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208"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211"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212"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213"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214"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215"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62e7a"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1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2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30"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3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3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3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3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3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38"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39"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4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4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3"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4"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4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4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4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5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51"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52"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5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7"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6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9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29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29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29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3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3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302"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3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30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07"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30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3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3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3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314"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31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31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1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31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31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320"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321"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2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2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32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2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26"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2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32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2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3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3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3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3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3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3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3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4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4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4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44"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45"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46"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4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48"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5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5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35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3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5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55"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6"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7"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0"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2"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3"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4"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5"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6"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7"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8"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9"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0"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1"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73"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374"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76"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7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8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83"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8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85"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6"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8"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38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9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9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9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9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94"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9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9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9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9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9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40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40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402"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403"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404"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40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406"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4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08"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409"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4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41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412"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413"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414"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415"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416"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417"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418"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419"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420"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421"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422" style:family="paragraph" style:parent-style-name="Standard">
      <style:paragraph-properties style:line-height-at-least="0cm" fo:text-align="center" style:justify-single-word="false"/>
      <style:text-properties fo:color="#d4d4d4" loext:opacity="100%" fo:language="pt" fo:country="BR" fo:background-color="#1e1e1e"/>
    </style:style>
    <style:style style:name="P423"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424"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425"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26"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427"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428" style:family="paragraph" style:parent-style-name="Standard">
      <style:paragraph-properties style:line-height-at-least="0cm"/>
      <style:text-properties fo:color="#d4d4d4" loext:opacity="100%" fo:language="pt" fo:country="BR" officeooo:paragraph-rsid="022ccd20" fo:background-color="#1e1e1e"/>
    </style:style>
    <style:style style:name="P429" style:family="paragraph" style:parent-style-name="Standard">
      <style:paragraph-properties style:line-height-at-least="0cm"/>
      <style:text-properties fo:color="#d4d4d4" loext:opacity="100%" fo:language="pt" fo:country="BR" officeooo:paragraph-rsid="026b8c27" fo:background-color="#1e1e1e"/>
    </style:style>
    <style:style style:name="P43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3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3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3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34"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35"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3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37"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38"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39"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40"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41"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42"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443"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444"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45"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46"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47"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48"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49"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50"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51"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5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5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54"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5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59"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460"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61"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62"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63" style:family="paragraph" style:parent-style-name="Standard">
      <style:paragraph-properties style:line-height-at-least="0cm" fo:text-align="start" style:justify-single-word="false"/>
      <style:text-properties officeooo:paragraph-rsid="02149c3f"/>
    </style:style>
    <style:style style:name="P464"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65" style:family="paragraph" style:parent-style-name="Text_20_body">
      <style:paragraph-properties fo:margin-top="0cm" fo:margin-bottom="0cm" style:contextual-spacing="false" style:line-height-at-least="0cm"/>
      <style:text-properties officeooo:paragraph-rsid="02294769"/>
    </style:style>
    <style:style style:name="P466" style:family="paragraph" style:parent-style-name="Text_20_body">
      <style:paragraph-properties style:line-height-at-least="0cm"/>
      <style:text-properties officeooo:paragraph-rsid="02294769"/>
    </style:style>
    <style:style style:name="P467"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68"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69" style:family="paragraph" style:parent-style-name="Standard">
      <style:paragraph-properties style:line-height-at-least="0cm"/>
      <style:text-properties officeooo:paragraph-rsid="02823b2c"/>
    </style:style>
    <style:style style:name="P470" style:family="paragraph" style:parent-style-name="Text_20_body">
      <style:paragraph-properties fo:margin-top="0cm" fo:margin-bottom="0cm" style:contextual-spacing="false" style:line-height-at-least="0cm" fo:orphans="2" fo:widows="2"/>
      <style:text-properties officeooo:paragraph-rsid="026e3778"/>
    </style:style>
    <style:style style:name="P471"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7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73" style:family="paragraph" style:parent-style-name="Standard">
      <style:paragraph-properties style:line-height-at-least="0.503cm"/>
      <style:text-properties fo:font-size="14pt" fo:language="pt" fo:country="BR" style:font-size-asian="14pt" style:font-size-complex="14pt"/>
    </style:style>
    <style:style style:name="P474" style:family="paragraph" style:parent-style-name="Standard">
      <style:text-properties fo:font-size="14pt" fo:language="pt" fo:country="BR" officeooo:paragraph-rsid="02effb30" style:font-size-asian="14pt" style:font-size-complex="14pt"/>
    </style:style>
    <style:style style:name="P47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76"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77"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78"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7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80"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8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82"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84"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485"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486" style:family="paragraph" style:parent-style-name="Standard">
      <style:paragraph-properties style:line-height-at-least="0cm"/>
      <style:text-properties fo:color="#cccccc" loext:opacity="100%" style:font-name="Consolas" fo:font-size="10.5pt" fo:language="pt" fo:country="BR" fo:font-weight="normal"/>
    </style:style>
    <style:style style:name="P487" style:family="paragraph" style:parent-style-name="Standard">
      <style:paragraph-properties fo:line-height="100%"/>
      <style:text-properties fo:color="#cccccc" loext:opacity="100%" style:font-name="Consolas" fo:font-size="10.5pt" fo:font-weight="normal" fo:background-color="#1f1f1f"/>
    </style:style>
    <style:style style:name="P488"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89"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49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91"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92" style:family="paragraph" style:parent-style-name="Standard">
      <style:paragraph-properties style:line-height-at-least="0cm" fo:text-align="center" style:justify-single-word="false"/>
      <style:text-properties fo:color="#cccccc" loext:opacity="100%" fo:language="pt" fo:country="BR" fo:background-color="#1f1f1f"/>
    </style:style>
    <style:style style:name="P493"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494"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95"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496"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497"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498" style:family="paragraph" style:parent-style-name="Standard">
      <style:paragraph-properties fo:margin-top="0cm" fo:margin-bottom="0cm" style:contextual-spacing="false" fo:line-height="100%" fo:orphans="2" fo:widows="2"/>
      <style:text-properties fo:color="#cccccc" loext:opacity="100%" officeooo:paragraph-rsid="036a63e2" fo:background-color="#1f1f1f"/>
    </style:style>
    <style:style style:name="P499"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500"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501"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502"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503"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4"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505"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506"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507"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508"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50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51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511" style:family="paragraph" style:parent-style-name="Text_20_body">
      <style:paragraph-properties fo:margin-top="0cm" fo:margin-bottom="0cm" style:contextual-spacing="false"/>
      <style:text-properties officeooo:paragraph-rsid="0244731f"/>
    </style:style>
    <style:style style:name="P512"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51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5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515"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516"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17" style:family="paragraph" style:parent-style-name="Text_20_body">
      <style:paragraph-properties fo:margin-top="0.101cm" fo:margin-bottom="0.101cm" style:contextual-spacing="false"/>
    </style:style>
    <style:style style:name="P518" style:family="paragraph" style:parent-style-name="Subtitle">
      <style:paragraph-properties fo:break-before="page"/>
      <style:text-properties fo:color="#c9211e" loext:opacity="100%" fo:language="pt" fo:country="BR" fo:font-weight="bold" style:font-weight-asian="bold" style:font-weight-complex="bold"/>
    </style:style>
    <style:style style:name="P519"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520"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521"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522"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372e122" officeooo:paragraph-rsid="0372e122" style:font-name-asian="Microsoft YaHei" style:font-size-asian="18.2000007629395pt" style:font-weight-asian="bold" style:font-name-complex="Mangal1" style:font-size-complex="18.2000007629395pt" style:font-weight-complex="bold"/>
    </style:style>
    <style:style style:name="P523"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4"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5"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6" style:family="paragraph" style:parent-style-name="Standard">
      <style:paragraph-properties fo:text-align="center" style:justify-single-word="false"/>
      <style:text-properties officeooo:paragraph-rsid="01d42410"/>
    </style:style>
    <style:style style:name="P527"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28" style:family="paragraph" style:parent-style-name="Text_20_body">
      <style:paragraph-properties fo:margin-top="0.101cm" fo:margin-bottom="0.347cm" style:contextual-spacing="false" fo:line-height="100%" fo:orphans="2" fo:widows="2"/>
      <style:text-properties officeooo:paragraph-rsid="02bad22f"/>
    </style:style>
    <style:style style:name="P529" style:family="paragraph" style:parent-style-name="Text_20_body">
      <style:paragraph-properties fo:margin-top="0cm" fo:margin-bottom="0.247cm" style:contextual-spacing="false" fo:line-height="100%" fo:orphans="2" fo:widows="2"/>
      <style:text-properties officeooo:paragraph-rsid="02bad22f"/>
    </style:style>
    <style:style style:name="P530"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531"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532" style:family="paragraph" style:parent-style-name="Standard">
      <style:paragraph-properties fo:line-height="100%" fo:text-align="center" style:justify-single-word="false"/>
      <style:text-properties officeooo:paragraph-rsid="02e91537"/>
    </style:style>
    <style:style style:name="P533" style:family="paragraph" style:parent-style-name="Text_20_body">
      <style:paragraph-properties fo:line-height="100%"/>
      <style:text-properties officeooo:paragraph-rsid="02e91537"/>
    </style:style>
    <style:style style:name="P534" style:family="paragraph" style:parent-style-name="Text_20_body">
      <style:paragraph-properties fo:margin-top="0cm" fo:margin-bottom="0cm" style:contextual-spacing="false" fo:line-height="100%"/>
      <style:text-properties officeooo:paragraph-rsid="02e104dd"/>
    </style:style>
    <style:style style:name="P535" style:family="paragraph" style:parent-style-name="Text_20_body">
      <style:paragraph-properties fo:margin-top="0cm" fo:margin-bottom="0cm" style:contextual-spacing="false" fo:line-height="100%"/>
      <style:text-properties officeooo:paragraph-rsid="02dad38b"/>
    </style:style>
    <style:style style:name="P536" style:family="paragraph" style:parent-style-name="Text_20_body">
      <style:paragraph-properties fo:margin-top="0cm" fo:margin-bottom="0cm" style:contextual-spacing="false" fo:line-height="100%"/>
      <style:text-properties officeooo:paragraph-rsid="02de98dc"/>
    </style:style>
    <style:style style:name="P537" style:family="paragraph" style:parent-style-name="Text_20_body">
      <style:paragraph-properties fo:margin-top="0cm" fo:margin-bottom="0cm" style:contextual-spacing="false" fo:line-height="100%"/>
      <style:text-properties officeooo:paragraph-rsid="027db3e5"/>
    </style:style>
    <style:style style:name="P538" style:family="paragraph" style:parent-style-name="Text_20_body">
      <style:paragraph-properties fo:margin-top="0cm" fo:margin-bottom="0cm" style:contextual-spacing="false" fo:line-height="100%"/>
    </style:style>
    <style:style style:name="P539" style:family="paragraph" style:parent-style-name="Text_20_body">
      <style:text-properties officeooo:paragraph-rsid="027b6acd"/>
    </style:style>
    <style:style style:name="P540" style:family="paragraph" style:parent-style-name="Standard">
      <style:paragraph-properties fo:break-before="page"/>
      <style:text-properties officeooo:paragraph-rsid="02ee98ba"/>
    </style:style>
    <style:style style:name="P541" style:family="paragraph" style:parent-style-name="Standard">
      <style:text-properties officeooo:paragraph-rsid="02ee98ba"/>
    </style:style>
    <style:style style:name="P542" style:family="paragraph" style:parent-style-name="Standard">
      <style:text-properties officeooo:paragraph-rsid="02effb30"/>
    </style:style>
    <style:style style:name="P543" style:family="paragraph" style:parent-style-name="Text_20_body">
      <style:paragraph-properties fo:margin-top="0cm" fo:margin-bottom="0cm" style:contextual-spacing="false"/>
      <style:text-properties officeooo:paragraph-rsid="02e104dd"/>
    </style:style>
    <style:style style:name="P544" style:family="paragraph" style:parent-style-name="Text_20_body">
      <style:paragraph-properties fo:margin-top="0cm" fo:margin-bottom="0cm" style:contextual-spacing="false"/>
      <style:text-properties officeooo:paragraph-rsid="03117e5d"/>
    </style:style>
    <style:style style:name="P545" style:family="paragraph" style:parent-style-name="Text_20_body">
      <style:text-properties officeooo:paragraph-rsid="03117e5d"/>
    </style:style>
    <style:style style:name="P546" style:family="paragraph" style:parent-style-name="Text_20_body">
      <style:paragraph-properties fo:margin-top="0cm" fo:margin-bottom="0.046cm" style:contextual-spacing="false"/>
      <style:text-properties officeooo:paragraph-rsid="03117e5d"/>
    </style:style>
    <style:style style:name="P547" style:family="paragraph" style:parent-style-name="Text_20_body">
      <style:paragraph-properties fo:margin-top="0cm" fo:margin-bottom="0cm" style:contextual-spacing="false"/>
      <style:text-properties officeooo:paragraph-rsid="02995347"/>
    </style:style>
    <style:style style:name="P548" style:family="paragraph" style:parent-style-name="Text_20_body">
      <style:text-properties officeooo:paragraph-rsid="0298d864"/>
    </style:style>
    <style:style style:name="P549" style:family="paragraph" style:parent-style-name="Text_20_body">
      <style:paragraph-properties fo:margin-top="0cm" fo:margin-bottom="0.046cm" style:contextual-spacing="false"/>
      <style:text-properties officeooo:paragraph-rsid="03217def"/>
    </style:style>
    <style:style style:name="P550" style:family="paragraph" style:parent-style-name="Text_20_body">
      <style:paragraph-properties fo:margin-top="0cm" fo:margin-bottom="0.046cm" style:contextual-spacing="false" fo:break-before="page"/>
      <style:text-properties officeooo:paragraph-rsid="03217def"/>
    </style:style>
    <style:style style:name="P551" style:family="paragraph" style:parent-style-name="Text_20_body">
      <style:paragraph-properties fo:margin-top="0cm" fo:margin-bottom="0cm" style:contextual-spacing="false"/>
      <style:text-properties officeooo:paragraph-rsid="03217def"/>
    </style:style>
    <style:style style:name="P552" style:family="paragraph" style:parent-style-name="Text_20_body">
      <style:paragraph-properties fo:margin-top="0cm" fo:margin-bottom="0cm" style:contextual-spacing="false"/>
      <style:text-properties officeooo:paragraph-rsid="031274ab"/>
    </style:style>
    <style:style style:name="P553" style:family="paragraph" style:parent-style-name="Text_20_body">
      <style:paragraph-properties fo:margin-top="0cm" fo:margin-bottom="0cm" style:contextual-spacing="false"/>
      <style:text-properties officeooo:paragraph-rsid="0329c1c1"/>
    </style:style>
    <style:style style:name="P554" style:family="paragraph" style:parent-style-name="Text_20_body">
      <style:paragraph-properties fo:margin-top="0cm" fo:margin-bottom="0cm" style:contextual-spacing="false"/>
      <style:text-properties officeooo:paragraph-rsid="032a72e7"/>
    </style:style>
    <style:style style:name="P555" style:family="paragraph" style:parent-style-name="Text_20_body">
      <style:paragraph-properties fo:margin-left="0cm" fo:margin-right="0cm" fo:text-indent="0cm" style:auto-text-indent="false"/>
    </style:style>
    <style:style style:name="P556" style:family="paragraph" style:parent-style-name="Text_20_body">
      <style:paragraph-properties fo:margin-top="0cm" fo:margin-bottom="0cm" style:contextual-spacing="false"/>
      <style:text-properties officeooo:paragraph-rsid="02f3dffd"/>
    </style:style>
    <style:style style:name="P557" style:family="paragraph" style:parent-style-name="Text_20_body">
      <style:paragraph-properties fo:line-height="120%"/>
      <style:text-properties officeooo:paragraph-rsid="032a72e7"/>
    </style:style>
    <style:style style:name="P558" style:family="paragraph" style:parent-style-name="Text_20_body">
      <style:text-properties officeooo:paragraph-rsid="0336964c"/>
    </style:style>
    <style:style style:name="P559" style:family="paragraph" style:parent-style-name="Heading_20_1" style:list-style-name=""/>
    <style:style style:name="P560"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61"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62"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63" style:family="paragraph" style:parent-style-name="Heading_20_1">
      <style:paragraph-properties fo:text-align="center" style:justify-single-word="false" fo:break-before="page"/>
      <style:text-properties fo:font-variant="normal" fo:text-transform="none" fo:color="#c9211e" loext:opacity="100%" style:font-name="Liberation Sans" fo:font-size="18.2000007629395pt" fo:letter-spacing="normal" fo:language="pt" fo:country="BR" fo:font-style="normal" fo:font-weight="bold" officeooo:rsid="01e616ca" style:font-name-asian="Microsoft YaHei" style:font-size-asian="18.2000007629395pt" style:font-weight-asian="bold" style:font-name-complex="Mangal1" style:font-size-complex="18.2000007629395pt" style:font-weight-complex="bold"/>
    </style:style>
    <style:style style:name="P564"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65"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66"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67"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68" style:family="paragraph" style:parent-style-name="Heading_20_1">
      <style:paragraph-properties fo:break-before="page"/>
    </style:style>
    <style:style style:name="P569" style:family="paragraph" style:parent-style-name="Heading_20_1">
      <style:paragraph-properties fo:break-before="page"/>
      <style:text-properties officeooo:paragraph-rsid="0336964c"/>
    </style:style>
    <style:style style:name="P570" style:family="paragraph" style:parent-style-name="Heading_20_1">
      <style:paragraph-properties fo:text-align="center" style:justify-single-word="false" fo:break-before="page"/>
      <style:text-properties fo:color="#ff0000" loext:opacity="100%" fo:language="pt" fo:country="BR"/>
    </style:style>
    <style:style style:name="P571" style:family="paragraph" style:parent-style-name="Heading_20_1">
      <style:paragraph-properties fo:text-align="center" style:justify-single-word="false"/>
      <style:text-properties fo:language="pt" fo:country="BR" officeooo:paragraph-rsid="0231e71c"/>
    </style:style>
    <style:style style:name="P572" style:family="paragraph" style:parent-style-name="Heading_20_1">
      <style:paragraph-properties fo:text-align="start" style:justify-single-word="false"/>
      <style:text-properties fo:language="pt" fo:country="BR" officeooo:paragraph-rsid="0231e71c"/>
    </style:style>
    <style:style style:name="P573" style:family="paragraph" style:parent-style-name="Heading_20_2" style:list-style-name="L36">
      <style:text-properties fo:color="#2a6099" loext:opacity="100%" fo:language="pt" fo:country="BR" officeooo:paragraph-rsid="03117e5d"/>
    </style:style>
    <style:style style:name="P574" style:family="paragraph" style:parent-style-name="Heading_20_2" style:list-style-name="L38">
      <style:paragraph-properties fo:break-before="page"/>
      <style:text-properties fo:color="#2a6099" loext:opacity="100%" fo:language="pt" fo:country="BR"/>
    </style:style>
    <style:style style:name="P575" style:family="paragraph" style:parent-style-name="Heading_20_3" style:list-style-name="L65">
      <style:paragraph-properties fo:margin-top="0cm" fo:margin-bottom="0cm" style:contextual-spacing="false" style:line-height-at-least="0cm"/>
      <style:text-properties officeooo:paragraph-rsid="02294769"/>
    </style:style>
    <style:style style:name="P576" style:family="paragraph" style:parent-style-name="Preformatted_20_Text" style:list-style-name="L54">
      <style:paragraph-properties fo:line-height="100%"/>
      <style:text-properties officeooo:paragraph-rsid="02ce9872"/>
    </style:style>
    <style:style style:name="P577" style:family="paragraph" style:parent-style-name="Preformatted_20_Text" style:list-style-name="L55">
      <style:text-properties fo:language="pt" fo:country="BR" officeooo:paragraph-rsid="02d04d35"/>
    </style:style>
    <style:style style:name="P578" style:family="paragraph" style:parent-style-name="Preformatted_20_Text" style:list-style-name="L55">
      <style:text-properties fo:language="pt" fo:country="BR" officeooo:rsid="02d04d35" officeooo:paragraph-rsid="02d04d35"/>
    </style:style>
    <style:style style:name="P579" style:family="paragraph" style:parent-style-name="Standard" style:list-style-name="L1">
      <style:paragraph-properties fo:text-align="start" style:justify-single-word="false"/>
      <style:text-properties officeooo:paragraph-rsid="002233c6"/>
    </style:style>
    <style:style style:name="P580" style:family="paragraph" style:parent-style-name="Standard" style:list-style-name="L3">
      <style:paragraph-properties fo:text-align="start" style:justify-single-word="false"/>
      <style:text-properties officeooo:paragraph-rsid="01dd5c95"/>
    </style:style>
    <style:style style:name="P581"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582"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83" style:family="paragraph" style:parent-style-name="Standard" style:list-style-name="L2">
      <style:paragraph-properties fo:text-align="start" style:justify-single-word="false"/>
      <style:text-properties fo:language="pt" fo:country="BR" officeooo:paragraph-rsid="01d42410"/>
    </style:style>
    <style:style style:name="P584" style:family="paragraph" style:parent-style-name="Standard" style:list-style-name="L2">
      <style:paragraph-properties fo:text-align="start" style:justify-single-word="false"/>
      <style:text-properties fo:language="pt" fo:country="BR" officeooo:paragraph-rsid="01d58264"/>
    </style:style>
    <style:style style:name="P585" style:family="paragraph" style:parent-style-name="Standard" style:list-style-name="L3">
      <style:paragraph-properties fo:text-align="start" style:justify-single-word="false"/>
      <style:text-properties fo:language="pt" fo:country="BR" officeooo:paragraph-rsid="01d880af"/>
    </style:style>
    <style:style style:name="P586" style:family="paragraph" style:parent-style-name="Standard" style:list-style-name="L3">
      <style:paragraph-properties fo:text-align="start" style:justify-single-word="false"/>
      <style:text-properties fo:language="pt" fo:country="BR" officeooo:paragraph-rsid="01d5d0f1"/>
    </style:style>
    <style:style style:name="P587" style:family="paragraph" style:parent-style-name="Standard" style:list-style-name="L3">
      <style:paragraph-properties fo:text-align="start" style:justify-single-word="false"/>
      <style:text-properties fo:language="pt" fo:country="BR" officeooo:paragraph-rsid="01d71c5c"/>
    </style:style>
    <style:style style:name="P588" style:family="paragraph" style:parent-style-name="Standard" style:list-style-name="L3">
      <style:paragraph-properties fo:text-align="start" style:justify-single-word="false"/>
      <style:text-properties fo:language="pt" fo:country="BR" officeooo:paragraph-rsid="01d42410"/>
    </style:style>
    <style:style style:name="P589" style:family="paragraph" style:parent-style-name="Standard" style:list-style-name="L3">
      <style:paragraph-properties fo:text-align="start" style:justify-single-word="false"/>
      <style:text-properties fo:language="pt" fo:country="BR" officeooo:paragraph-rsid="01dd5c95"/>
    </style:style>
    <style:style style:name="P590" style:family="paragraph" style:parent-style-name="Standard" style:list-style-name="L3">
      <style:paragraph-properties fo:text-align="start" style:justify-single-word="false"/>
      <style:text-properties fo:language="pt" fo:country="BR" officeooo:paragraph-rsid="01de631c"/>
    </style:style>
    <style:style style:name="P591" style:family="paragraph" style:parent-style-name="Standard" style:list-style-name="L3">
      <style:paragraph-properties fo:text-align="start" style:justify-single-word="false"/>
      <style:text-properties fo:language="pt" fo:country="BR" officeooo:paragraph-rsid="01dbb72f"/>
    </style:style>
    <style:style style:name="P592" style:family="paragraph" style:parent-style-name="Standard" style:list-style-name="L3">
      <style:paragraph-properties fo:text-align="start" style:justify-single-word="false"/>
      <style:text-properties fo:language="pt" fo:country="BR" officeooo:paragraph-rsid="01d58264"/>
    </style:style>
    <style:style style:name="P593" style:family="paragraph" style:parent-style-name="Standard" style:list-style-name="L3">
      <style:paragraph-properties fo:text-align="start" style:justify-single-word="false"/>
      <style:text-properties fo:language="pt" fo:country="BR" officeooo:paragraph-rsid="01da7a3d"/>
    </style:style>
    <style:style style:name="P594" style:family="paragraph" style:parent-style-name="Standard" style:list-style-name="L4">
      <style:paragraph-properties fo:text-align="start" style:justify-single-word="false"/>
      <style:text-properties fo:language="pt" fo:country="BR" officeooo:paragraph-rsid="01ef50ab"/>
    </style:style>
    <style:style style:name="P595" style:family="paragraph" style:parent-style-name="Standard" style:list-style-name="L8">
      <style:paragraph-properties fo:text-align="start" style:justify-single-word="false"/>
      <style:text-properties fo:language="pt" fo:country="BR" officeooo:paragraph-rsid="003c342f"/>
    </style:style>
    <style:style style:name="P596"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597"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598"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599"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600" style:family="paragraph" style:parent-style-name="Standard" style:list-style-name="L3">
      <style:paragraph-properties fo:text-align="start" style:justify-single-word="false"/>
      <style:text-properties fo:language="pt" fo:country="BR" officeooo:rsid="01d5d0f1" officeooo:paragraph-rsid="01d880af"/>
    </style:style>
    <style:style style:name="P601" style:family="paragraph" style:parent-style-name="Standard" style:list-style-name="L3">
      <style:paragraph-properties fo:text-align="start" style:justify-single-word="false"/>
      <style:text-properties fo:language="pt" fo:country="BR" officeooo:rsid="01de631c" officeooo:paragraph-rsid="01dbb72f"/>
    </style:style>
    <style:style style:name="P602" style:family="paragraph" style:parent-style-name="Standard" style:list-style-name="L3">
      <style:paragraph-properties fo:text-align="start" style:justify-single-word="false"/>
      <style:text-properties fo:language="pt" fo:country="BR" officeooo:rsid="01de631c" officeooo:paragraph-rsid="01de631c"/>
    </style:style>
    <style:style style:name="P603"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604"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05"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606"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607"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608"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60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610"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61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61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61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61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61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61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61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618"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619"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620"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621"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622"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623"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624"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625"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626"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627"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628"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629" style:family="paragraph" style:parent-style-name="Standard" style:list-style-name="L11">
      <loext:graphic-properties draw:fill="none"/>
      <style:paragraph-properties fo:background-color="transparent"/>
      <style:text-properties fo:language="pt" fo:country="BR" officeooo:paragraph-rsid="022f53c2"/>
    </style:style>
    <style:style style:name="P630"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631"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632"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633"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634"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35"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36" style:family="paragraph" style:parent-style-name="Standard" style:list-style-name="L66">
      <loext:graphic-properties draw:fill="none"/>
      <style:paragraph-properties style:line-height-at-least="0cm" fo:text-align="start" style:justify-single-word="false" fo:background-color="transparent"/>
      <style:text-properties fo:language="pt" fo:country="BR" officeooo:paragraph-rsid="02294769"/>
    </style:style>
    <style:style style:name="P63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3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3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40"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41" style:family="paragraph" style:parent-style-name="Standard" style:list-style-name="L52">
      <style:paragraph-properties fo:line-height="100%" fo:orphans="2" fo:widows="2"/>
      <style:text-properties fo:language="pt" fo:country="BR" officeooo:paragraph-rsid="02c89ccd"/>
    </style:style>
    <style:style style:name="P642" style:family="paragraph" style:parent-style-name="Standard" style:list-style-name="L53">
      <style:paragraph-properties fo:line-height="100%" fo:orphans="2" fo:widows="2"/>
      <style:text-properties fo:language="pt" fo:country="BR" officeooo:paragraph-rsid="02ab13d2"/>
    </style:style>
    <style:style style:name="P643" style:family="paragraph" style:parent-style-name="Standard" style:list-style-name="L52">
      <style:text-properties fo:language="pt" fo:country="BR"/>
    </style:style>
    <style:style style:name="P644" style:family="paragraph" style:parent-style-name="Standard" style:list-style-name="L61">
      <style:text-properties fo:language="pt" fo:country="BR"/>
    </style:style>
    <style:style style:name="P645" style:family="paragraph" style:parent-style-name="Standard" style:list-style-name="L61">
      <style:paragraph-properties fo:margin-top="0.201cm" fo:margin-bottom="0.201cm" style:contextual-spacing="false"/>
      <style:text-properties fo:language="pt" fo:country="BR" officeooo:paragraph-rsid="02a05ebf"/>
    </style:style>
    <style:style style:name="P646" style:family="paragraph" style:parent-style-name="Standard" style:list-style-name="L61">
      <style:paragraph-properties fo:margin-top="0.201cm" fo:margin-bottom="0.201cm" style:contextual-spacing="false"/>
      <style:text-properties fo:language="pt" fo:country="BR" officeooo:paragraph-rsid="02a14429"/>
    </style:style>
    <style:style style:name="P647" style:family="paragraph" style:parent-style-name="Standard" style:list-style-name="L61">
      <style:text-properties fo:language="pt" fo:country="BR" officeooo:paragraph-rsid="02a14429"/>
    </style:style>
    <style:style style:name="P648" style:family="paragraph" style:parent-style-name="Standard" style:list-style-name="L64">
      <style:paragraph-properties fo:line-height="115%"/>
      <style:text-properties fo:language="pt" fo:country="BR"/>
    </style:style>
    <style:style style:name="P649"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50"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51"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52"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53"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54"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5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d21299" officeooo:paragraph-rsid="02d21299" style:font-size-asian="14pt" style:font-weight-asian="normal" style:font-size-complex="14pt" style:font-weight-complex="normal"/>
    </style:style>
    <style:style style:name="P6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3536021" style:font-size-asian="14pt" style:font-weight-asian="normal" style:font-size-complex="14pt" style:font-weight-complex="normal"/>
    </style:style>
    <style:style style:name="P657"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658"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59"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60"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661"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62"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63"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style:font-size-asian="14pt" style:font-style-asian="normal" style:font-weight-asian="normal" style:font-size-complex="14pt" style:font-style-complex="normal" style:font-weight-complex="normal"/>
    </style:style>
    <style:style style:name="P664"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65"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66"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69d736" fo:background-color="transparent" style:font-size-asian="14pt" style:font-weight-asian="normal" style:font-size-complex="14pt" style:font-weight-complex="normal"/>
    </style:style>
    <style:style style:name="P667"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68"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69"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70"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71"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72"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73" style:family="paragraph" style:parent-style-name="Standard" style:list-style-name="L3">
      <style:paragraph-properties fo:text-align="start" style:justify-single-word="false"/>
      <style:text-properties officeooo:rsid="01d880af" officeooo:paragraph-rsid="01d880af"/>
    </style:style>
    <style:style style:name="P674" style:family="paragraph" style:parent-style-name="Standard" style:list-style-name="L3">
      <style:paragraph-properties fo:text-align="start" style:justify-single-word="false"/>
      <style:text-properties officeooo:rsid="01da7a3d" officeooo:paragraph-rsid="01da7a3d"/>
    </style:style>
    <style:style style:name="P675"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676"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677"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678"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679"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680"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681"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682"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683" style:family="paragraph" style:parent-style-name="Standard" style:list-style-name="L47">
      <loext:graphic-properties draw:fill="none"/>
      <style:paragraph-properties style:line-height-at-least="0.582cm" fo:text-align="start" style:justify-single-word="false" fo:background-color="transparent"/>
      <style:text-properties officeooo:paragraph-rsid="034cfa19"/>
    </style:style>
    <style:style style:name="P684"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685"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86"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87"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88"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89"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90" style:family="paragraph" style:parent-style-name="Standard" style:list-style-name="L64">
      <style:paragraph-properties fo:margin-top="0cm" fo:margin-bottom="0cm" style:contextual-spacing="false" fo:line-height="115%"/>
      <style:text-properties officeooo:paragraph-rsid="02a26a78"/>
    </style:style>
    <style:style style:name="P691" style:family="paragraph" style:parent-style-name="Standard" style:list-style-name="L64">
      <style:paragraph-properties fo:line-height="115%"/>
      <style:text-properties fo:font-size="14pt" fo:language="pt" fo:country="BR" style:font-size-asian="14pt" style:font-size-complex="14pt"/>
    </style:style>
    <style:style style:name="P692"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9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9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95"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96"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97"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698"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99"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700"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701"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702"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703" style:family="paragraph" style:parent-style-name="Text_20_body" style:list-style-name="L51">
      <style:paragraph-properties fo:orphans="2" fo:widows="2"/>
      <style:text-properties fo:language="pt" fo:country="BR" officeooo:paragraph-rsid="02ab13d2"/>
    </style:style>
    <style:style style:name="P704" style:family="paragraph" style:parent-style-name="Text_20_body" style:list-style-name="L28">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5"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6"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707"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708"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709"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710"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711"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712"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3"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4"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5" style:family="paragraph" style:parent-style-name="Text_20_body" style:list-style-name="L32">
      <style:paragraph-properties fo:break-before="page"/>
    </style:style>
    <style:style style:name="P716" style:family="paragraph" style:parent-style-name="Text_20_body" style:list-style-name="L35"/>
    <style:style style:name="P717" style:family="paragraph" style:parent-style-name="Text_20_body" style:list-style-name="L35">
      <style:text-properties officeooo:paragraph-rsid="02917ec6"/>
    </style:style>
    <style:style style:name="P718" style:family="paragraph" style:parent-style-name="Text_20_body" style:list-style-name="L35">
      <style:text-properties officeooo:paragraph-rsid="03048d4b"/>
    </style:style>
    <style:style style:name="P719" style:family="paragraph" style:parent-style-name="Text_20_body" style:list-style-name="L35">
      <style:text-properties officeooo:paragraph-rsid="03062e7a"/>
    </style:style>
    <style:style style:name="P720" style:family="paragraph" style:parent-style-name="Text_20_body" style:list-style-name="L35">
      <style:text-properties officeooo:paragraph-rsid="032ab70b"/>
    </style:style>
    <style:style style:name="P721" style:family="paragraph" style:parent-style-name="Text_20_body" style:list-style-name="L35">
      <style:paragraph-properties fo:margin-top="0cm" fo:margin-bottom="0cm" style:contextual-spacing="false"/>
      <style:text-properties officeooo:paragraph-rsid="03117e5d"/>
    </style:style>
    <style:style style:name="P722" style:family="paragraph" style:parent-style-name="Text_20_body" style:list-style-name="L35">
      <style:paragraph-properties fo:margin-top="0cm" fo:margin-bottom="0.046cm" style:contextual-spacing="false"/>
      <style:text-properties officeooo:paragraph-rsid="03117e5d"/>
    </style:style>
    <style:style style:name="P723" style:family="paragraph" style:parent-style-name="Text_20_body" style:list-style-name="L35">
      <style:paragraph-properties fo:margin-top="0cm" fo:margin-bottom="0cm" style:contextual-spacing="false"/>
      <style:text-properties officeooo:paragraph-rsid="033bb0c3"/>
    </style:style>
    <style:style style:name="P724" style:family="paragraph" style:parent-style-name="Text_20_body" style:list-style-name="L35">
      <style:paragraph-properties fo:margin-top="0cm" fo:margin-bottom="0cm" style:contextual-spacing="false"/>
      <style:text-properties officeooo:paragraph-rsid="03397688"/>
    </style:style>
    <style:style style:name="P725" style:family="paragraph" style:parent-style-name="Text_20_body" style:list-style-name="L35">
      <style:text-properties officeooo:paragraph-rsid="03300e75"/>
    </style:style>
    <style:style style:name="P726" style:family="paragraph" style:parent-style-name="Text_20_body" style:list-style-name="L37">
      <style:paragraph-properties fo:margin-top="0cm" fo:margin-bottom="0.046cm" style:contextual-spacing="false"/>
      <style:text-properties officeooo:paragraph-rsid="03117e5d"/>
    </style:style>
    <style:style style:name="P727" style:family="paragraph" style:parent-style-name="Text_20_body" style:list-style-name="L37">
      <style:paragraph-properties fo:margin-top="0cm" fo:margin-bottom="0.046cm" style:contextual-spacing="false"/>
      <style:text-properties officeooo:paragraph-rsid="031ad590"/>
    </style:style>
    <style:style style:name="P728" style:family="paragraph" style:parent-style-name="Text_20_body" style:list-style-name="L37">
      <style:paragraph-properties fo:margin-top="0cm" fo:margin-bottom="0.046cm" style:contextual-spacing="false"/>
      <style:text-properties officeooo:paragraph-rsid="03217def"/>
    </style:style>
    <style:style style:name="P729" style:family="paragraph" style:parent-style-name="Text_20_body" style:list-style-name="L39">
      <style:paragraph-properties fo:line-height="120%"/>
      <style:text-properties officeooo:paragraph-rsid="032a72e7"/>
    </style:style>
    <style:style style:name="P730" style:family="paragraph" style:parent-style-name="Text_20_body" style:list-style-name="L40">
      <style:text-properties officeooo:paragraph-rsid="026f77c4"/>
    </style:style>
    <style:style style:name="P731"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732" style:family="paragraph" style:parent-style-name="Text_20_body" style:list-style-name="L51">
      <style:paragraph-properties fo:orphans="2" fo:widows="2"/>
      <style:text-properties officeooo:paragraph-rsid="02ab13d2"/>
    </style:style>
    <style:style style:name="P733" style:family="paragraph" style:parent-style-name="Text_20_body" style:list-style-name="L51">
      <style:paragraph-properties fo:orphans="2" fo:widows="2"/>
      <style:text-properties officeooo:paragraph-rsid="02c9dcec"/>
    </style:style>
    <style:style style:name="P734" style:family="paragraph" style:parent-style-name="Text_20_body" style:list-style-name="L51">
      <style:paragraph-properties fo:orphans="2" fo:widows="2"/>
      <style:text-properties officeooo:rsid="02a7a468" officeooo:paragraph-rsid="02ab13d2"/>
    </style:style>
    <style:style style:name="P735" style:family="paragraph" style:parent-style-name="Text_20_body" style:list-style-name="L54">
      <style:paragraph-properties fo:line-height="100%"/>
    </style:style>
    <style:style style:name="P736" style:family="paragraph" style:parent-style-name="Text_20_body" style:list-style-name="L56">
      <style:paragraph-properties fo:margin-top="0cm" fo:margin-bottom="0cm" style:contextual-spacing="false" fo:line-height="100%"/>
      <style:text-properties officeooo:paragraph-rsid="02dad38b"/>
    </style:style>
    <style:style style:name="P737" style:family="paragraph" style:parent-style-name="Text_20_body" style:list-style-name="L56">
      <style:paragraph-properties fo:margin-top="0cm" fo:margin-bottom="0cm" style:contextual-spacing="false" fo:line-height="100%"/>
      <style:text-properties officeooo:paragraph-rsid="02e4a689"/>
    </style:style>
    <style:style style:name="P738" style:family="paragraph" style:parent-style-name="Text_20_body" style:list-style-name="L57">
      <style:paragraph-properties fo:margin-top="0cm" fo:margin-bottom="0cm" style:contextual-spacing="false" fo:line-height="100%"/>
      <style:text-properties officeooo:paragraph-rsid="02e104dd"/>
    </style:style>
    <style:style style:name="P739" style:family="paragraph" style:parent-style-name="Text_20_body" style:list-style-name="L57">
      <style:paragraph-properties fo:margin-top="0cm" fo:margin-bottom="0cm" style:contextual-spacing="false" fo:line-height="100%"/>
      <style:text-properties officeooo:paragraph-rsid="02e18e86"/>
    </style:style>
    <style:style style:name="P740" style:family="paragraph" style:parent-style-name="Text_20_body" style:list-style-name="L57">
      <style:paragraph-properties fo:margin-top="0cm" fo:margin-bottom="0cm" style:contextual-spacing="false" fo:line-height="100%"/>
      <style:text-properties officeooo:paragraph-rsid="02e3798c"/>
    </style:style>
    <style:style style:name="P741" style:family="paragraph" style:parent-style-name="Text_20_body" style:list-style-name="L67">
      <style:paragraph-properties fo:margin-top="0cm" fo:margin-bottom="0cm" style:contextual-spacing="false" fo:line-height="100%"/>
    </style:style>
    <style:style style:name="P742" style:family="paragraph" style:parent-style-name="Text_20_body" style:list-style-name="L68">
      <style:paragraph-properties fo:margin-top="0cm" fo:margin-bottom="0cm" style:contextual-spacing="false" fo:line-height="100%"/>
    </style:style>
    <style:style style:name="P743" style:family="paragraph" style:parent-style-name="Text_20_body" style:list-style-name="L69">
      <style:paragraph-properties fo:margin-top="0cm" fo:margin-bottom="0cm" style:contextual-spacing="false" fo:line-height="100%"/>
    </style:style>
    <style:style style:name="P744"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745" style:family="paragraph" style:parent-style-name="Text_20_body" style:list-style-name="L65">
      <style:paragraph-properties fo:margin-top="0cm" fo:margin-bottom="0cm" style:contextual-spacing="false" style:line-height-at-least="0cm"/>
      <style:text-properties officeooo:paragraph-rsid="02294769"/>
    </style:style>
    <style:style style:name="P746" style:family="paragraph" style:parent-style-name="Text_20_body" style:list-style-name="L71">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language="pt" fo:country="BR" officeooo:rsid="02e18e86"/>
    </style:style>
    <style:style style:name="T6" style:family="text">
      <style:text-properties fo:language="pt" fo:country="BR" officeooo:rsid="02e4a689"/>
    </style:style>
    <style:style style:name="T7" style:family="text">
      <style:text-properties fo:language="pt" fo:country="BR" officeooo:rsid="02e4bc0c"/>
    </style:style>
    <style:style style:name="T8" style:family="text">
      <style:text-properties fo:language="pt" fo:country="BR" officeooo:rsid="02e53cf9"/>
    </style:style>
    <style:style style:name="T9" style:family="text">
      <style:text-properties fo:font-variant="normal" fo:text-transform="none" fo:color="#202124" loext:opacity="100%" fo:letter-spacing="normal"/>
    </style:style>
    <style:style style:name="T10"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374acf9"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2cc7de"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21cda8b"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374acf9"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3759524"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53"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54"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55"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56"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57"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5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5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60"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61"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6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6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66"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67"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68"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69"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70"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71"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72"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73"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74"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5"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76"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77"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78"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79" style:family="text">
      <style:text-properties fo:font-variant="normal" fo:text-transform="none" fo:color="#000000" loext:opacity="100%" style:font-name="Microsoft Sans Serif1" fo:letter-spacing="normal" fo:font-style="normal" fo:font-weight="normal" officeooo:rsid="02a05ebf" style:font-weight-asian="normal" style:font-weight-complex="normal"/>
    </style:style>
    <style:style style:name="T180" style:family="text">
      <style:text-properties fo:font-variant="normal" fo:text-transform="none" fo:color="#000000" loext:opacity="100%" style:font-name="Microsoft Sans Serif1" fo:letter-spacing="normal" fo:font-style="normal" fo:font-weight="bold" officeooo:rsid="02a05ebf" style:font-weight-asian="bold" style:font-weight-complex="bold"/>
    </style:style>
    <style:style style:name="T1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2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2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2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27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7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79"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8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81"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82"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4cfa19" fo:background-color="transparent" loext:char-shading-value="0"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28ff7" fo:background-color="transparent" loext:char-shading-value="0" style:font-size-asian="14pt" style:font-weight-asian="normal" style:font-size-complex="14pt"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4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4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4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4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4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4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4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4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a05ebf" fo:background-color="transparent" loext:char-shading-value="0" style:font-size-asian="14pt" style:font-style-asian="normal" style:font-weight-asian="bold" style:font-size-complex="14pt" style:font-style-complex="normal" style:font-weight-complex="bold"/>
    </style:style>
    <style:style style:name="T4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98"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89740" fo:background-color="transparent" loext:char-shading-value="0" style:font-size-asian="14pt" style:font-weight-asian="normal" style:font-size-complex="14pt"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29eb7da"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7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7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7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7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7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13f7f" fo:background-color="transparent" loext:char-shading-value="0" style:font-size-asian="14pt" style:font-weight-asian="normal" style:font-size-complex="14pt" style:font-weight-complex="normal"/>
    </style:style>
    <style:style style:name="T7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7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7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7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7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7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7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7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7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7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7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7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7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7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7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725"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72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72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72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72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73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73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3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3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34"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735"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736" style:family="text">
      <style:text-properties fo:font-variant="normal" fo:text-transform="none" fo:color="#000000" loext:opacity="100%" style:text-line-through-style="none" style:text-line-through-type="none" style:font-name="Microsoft Sans Serif1" fo:letter-spacing="normal" fo:font-style="normal" fo:font-weight="normal" officeooo:rsid="00b5857b" fo:background-color="transparent" loext:char-shading-value="0" style:font-style-asian="normal" style:font-weight-asian="normal" style:font-style-complex="normal" style:font-weight-complex="normal"/>
    </style:style>
    <style:style style:name="T737" style:family="text">
      <style:text-properties fo:font-variant="normal" fo:text-transform="none" fo:color="#000000" loext:opacity="100%" style:text-line-through-style="none" style:text-line-through-type="none" style:font-name="Microsoft Sans Serif1" fo:letter-spacing="normal" fo:font-style="normal" fo:font-weight="normal" officeooo:rsid="02a05ebf" fo:background-color="transparent" loext:char-shading-value="0" style:font-style-asian="normal" style:font-weight-asian="normal" style:font-style-complex="normal" style:font-weight-complex="normal"/>
    </style:style>
    <style:style style:name="T738"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41"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742"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743"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744"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74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4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4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4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4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5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75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5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75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75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75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75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75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5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6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6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6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76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76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76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76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6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77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771"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72"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773"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774"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775"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776"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777"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778"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779"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780"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781"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782"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783"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784"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90" style:family="text">
      <style:text-properties fo:font-variant="normal" fo:text-transform="none" fo:color="#000000" loext:opacity="100%" style:text-line-through-style="none" style:text-line-through-type="none" style:font-name="Mono"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9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9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9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9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9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9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80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80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02"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803"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804"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80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806"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807"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808"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809"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810"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811"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812"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8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814"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815"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816"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817"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818"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19"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820"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821"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822"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2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82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82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82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827"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828"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82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83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83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832"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833"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834"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835"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36"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837"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83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39"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840"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841"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842"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843"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44"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846"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847"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48"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849"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850"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851"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852"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853" style:family="text">
      <style:text-properties fo:font-variant="normal" fo:text-transform="none" fo:color="#ff4000" loext:opacity="100%" style:font-name="Mono"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854"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55" style:family="text">
      <style:text-properties fo:font-variant="normal" fo:text-transform="none" fo:color="#800080" loext:opacity="100%" fo:letter-spacing="normal" fo:font-style="normal" fo:font-weight="bold" style:font-weight-asian="bold" style:font-weight-complex="bold"/>
    </style:style>
    <style:style style:name="T856"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85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85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859"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86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6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86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6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86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865"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866"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867"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868"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869"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70"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71"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72"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73"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74"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75" style:family="text">
      <style:text-properties fo:font-variant="normal" fo:text-transform="none" fo:color="#800080" loext:opacity="100%" style:text-line-through-style="none" style:text-line-through-type="none" style:font-name="Mono" fo:font-size="14pt" fo:letter-spacing="normal" fo:font-style="normal" fo:font-weight="bold" officeooo:rsid="007d35a0" fo:background-color="transparent" loext:char-shading-value="0" style:font-size-asian="14pt" style:font-weight-asian="bold" style:font-size-complex="14pt" style:font-weight-complex="bold"/>
    </style:style>
    <style:style style:name="T876"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78"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79" style:family="text">
      <style:text-properties fo:font-variant="normal" fo:text-transform="none" fo:color="#800080" loext:opacity="100%" style:text-line-through-style="none" style:text-line-through-type="none" style:font-name="Mono"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80008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800080" loext:opacity="100%" style:text-line-through-style="none" style:text-line-through-type="none" style:font-name="Mono"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800080" loext:opacity="100%" style:text-line-through-style="none" style:text-line-through-type="none" style:font-name="Mono"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800080" loext:opacity="100%" style:text-line-through-style="none" style:text-line-through-type="none" style:font-name="Mono"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800080" loext:opacity="100%" style:text-line-through-style="none" style:text-line-through-type="none" style:font-name="Mono"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800080" loext:opacity="100%" style:text-line-through-style="none" style:text-line-through-type="none" style:font-name="Mono"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800080" loext:opacity="100%" style:font-name="Mono" fo:letter-spacing="normal" fo:font-style="normal" fo:font-weight="bold" style:font-weight-asian="bold" style:font-weight-complex="bold"/>
    </style:style>
    <style:style style:name="T887"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88"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89"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90"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91"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92"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93" style:family="text">
      <style:text-properties fo:font-variant="normal" fo:text-transform="none" fo:color="#80008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894" style:family="text">
      <style:text-properties fo:font-variant="normal" fo:text-transform="none" fo:color="#800080" loext:opacity="100%" style:font-name="Mono"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895"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89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9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9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8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9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9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9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9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9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9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9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9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9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9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91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1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91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913"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14"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91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91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91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1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91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92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92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92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92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92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92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92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92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928"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29"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930"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31"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932"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933"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934"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935"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3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93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93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94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4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942"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43"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4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45"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946"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94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94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4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95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51"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952"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953"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954"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955"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56"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57"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958"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5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6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96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96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96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6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6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6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6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378a53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68"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69"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970"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971"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72"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973"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74"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975" style:family="text">
      <style:text-properties fo:font-variant="normal" fo:text-transform="none" fo:color="#2a6099" loext:opacity="100%" style:text-line-through-style="none" style:text-line-through-type="none" style:font-name="Brush Script MT cursive" fo:font-size="26pt" fo:letter-spacing="normal" fo:font-style="normal" style:text-underline-style="none" fo:font-weight="normal" officeooo:rsid="00b5857b" fo:background-color="transparent" loext:char-shading-value="0" style:font-size-asian="26pt" style:font-style-asian="normal" style:font-weight-asian="normal" style:font-size-complex="26pt" style:font-style-complex="normal" style:font-weight-complex="normal"/>
    </style:style>
    <style:style style:name="T976"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977"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978"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979"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980"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981"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982"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83"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84"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85"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86"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87"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88" style:family="text">
      <style:text-properties fo:font-variant="normal" fo:text-transform="none" fo:letter-spacing="normal" fo:font-style="normal"/>
    </style:style>
    <style:style style:name="T989" style:family="text">
      <style:text-properties fo:font-variant="normal" fo:text-transform="none" fo:letter-spacing="normal" fo:font-style="normal" fo:font-weight="bold" style:font-weight-asian="bold" style:font-weight-complex="bold"/>
    </style:style>
    <style:style style:name="T990" style:family="text">
      <style:text-properties fo:font-variant="normal" fo:text-transform="none" fo:letter-spacing="normal" fo:font-style="normal" fo:font-weight="bold" officeooo:rsid="00401201" style:font-weight-asian="bold" style:font-weight-complex="bold"/>
    </style:style>
    <style:style style:name="T991" style:family="text">
      <style:text-properties fo:font-variant="normal" fo:text-transform="none" fo:letter-spacing="normal" fo:font-style="normal" officeooo:rsid="00401201"/>
    </style:style>
    <style:style style:name="T992" style:family="text">
      <style:text-properties fo:font-variant="normal" fo:text-transform="none" fo:letter-spacing="normal" fo:font-style="normal" officeooo:rsid="009d35f9"/>
    </style:style>
    <style:style style:name="T993" style:family="text">
      <style:text-properties fo:font-variant="normal" fo:text-transform="none" fo:letter-spacing="normal" fo:font-style="normal" officeooo:rsid="00a52b8b"/>
    </style:style>
    <style:style style:name="T994" style:family="text">
      <style:text-properties fo:font-variant="normal" fo:text-transform="none" fo:letter-spacing="normal" fo:font-style="normal" officeooo:rsid="03428997"/>
    </style:style>
    <style:style style:name="T995"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96" style:family="text">
      <style:text-properties fo:font-variant="normal" fo:text-transform="none" fo:color="#0f00f5"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997"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98"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99"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000"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1001"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1002"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003"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100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0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0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0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0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09"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10"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11"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12"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13"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14"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015"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1016"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17"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18"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19"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020"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21"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1022"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23"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24"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25"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1026"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27"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28"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1029"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1030"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031"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032"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1033"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034"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035"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36"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037"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38"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39"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40"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41"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42"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43"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044"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045"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04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047"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048"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4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05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051"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52"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053"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054"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055"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5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58"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5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6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06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6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6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6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6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6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6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69"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7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7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07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07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7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07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07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7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7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07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08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1081"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82"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83"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369d736" fo:background-color="#111111" loext:char-shading-value="0" style:font-size-asian="12pt" style:font-weight-asian="normal" style:font-size-complex="12pt" style:font-weight-complex="normal"/>
    </style:style>
    <style:style style:name="T1084"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85"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8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87"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88"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89"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90"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91"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2"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93"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94"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95"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96"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9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9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9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10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0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0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0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04"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05"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06"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0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08"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09"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110"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11"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12"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13"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14"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115"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16"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117"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18"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119"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120"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121"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2"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123"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124"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5"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2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12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13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13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3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3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3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3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13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13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3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3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114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41"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42"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143"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44"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45"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146"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147"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148"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49"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150"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151"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15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5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5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5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15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15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5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15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6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16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62"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63"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64"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65" style:family="text">
      <style:text-properties fo:font-variant="normal" fo:text-transform="none" style:font-name="Monospace" fo:letter-spacing="normal" fo:font-style="normal" officeooo:rsid="00401201"/>
    </style:style>
    <style:style style:name="T1166" style:family="text">
      <style:text-properties fo:font-variant="normal" fo:text-transform="none" style:font-name="Monospace" fo:letter-spacing="normal" fo:font-style="normal" fo:font-weight="bold" officeooo:rsid="00401201" style:font-weight-asian="bold" style:font-weight-complex="bold"/>
    </style:style>
    <style:style style:name="T1167"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16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7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7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72"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73"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74"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75"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176"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177"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78"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1179"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80"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81"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82"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83"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84"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85"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86"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87"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8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8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9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9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9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9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9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9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9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97"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9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99"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200"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201"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202"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203"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204"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205"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206"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207"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208"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09"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10"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211"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212"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13"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14"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215"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16"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21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1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20"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221"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222"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223"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224"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22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27"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2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229"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3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23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232"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23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34"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3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3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3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38"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3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40"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4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24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43"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44"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45"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46"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47"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4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49"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250"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25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25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25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5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25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5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25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25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25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26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61"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262"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63"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26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26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266"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67"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68"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269"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270"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271"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72"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73"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74"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75"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76"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27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78"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79"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80"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8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8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83"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8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8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86"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87"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88"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89"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90"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291"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292"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293"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294" style:family="text">
      <style:text-properties fo:font-variant="normal" fo:text-transform="none" style:font-name="Microsoft Sans Serif1" fo:letter-spacing="normal" fo:font-style="normal" officeooo:rsid="004f4071" style:font-weight-asian="normal" style:font-weight-complex="normal"/>
    </style:style>
    <style:style style:name="T1295" style:family="text">
      <style:text-properties fo:font-variant="normal" fo:text-transform="none" style:font-name="Microsoft Sans Serif1" fo:letter-spacing="normal" fo:font-style="normal" officeooo:rsid="02603153" style:font-weight-asian="normal" style:font-weight-complex="normal"/>
    </style:style>
    <style:style style:name="T1296" style:family="text">
      <style:text-properties fo:font-variant="normal" fo:text-transform="none" style:font-name="Microsoft Sans Serif1" fo:font-size="14pt" fo:letter-spacing="normal" fo:language="pt" fo:country="BR" fo:font-style="normal" fo:font-weight="normal" style:font-size-asian="14pt" style:font-weight-asian="normal" style:font-size-complex="14pt" style:font-weight-complex="normal"/>
    </style:style>
    <style:style style:name="T1297" style:family="text">
      <style:text-properties fo:font-variant="normal" fo:text-transform="none"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1298" style:family="text">
      <style:text-properties fo:font-variant="normal" fo:text-transform="none"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1299"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300"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301"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302"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303"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304"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305"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306"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307"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308" style:family="text">
      <style:text-properties fo:font-variant="normal" fo:text-transform="none" fo:color="#ff860d" loext:opacity="100%" style:text-line-through-style="none" style:text-line-through-type="none" style:font-name="Mono" fo:font-size="12pt" fo:letter-spacing="normal" fo:language="pt" fo:country="BR"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309" style:family="text">
      <style:text-properties fo:font-variant="normal" fo:text-transform="none" fo:color="#00008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310" style:family="text">
      <style:text-properties fo:font-variant="normal" fo:text-transform="none" fo:color="#00008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1311" style:family="text">
      <style:text-properties fo:font-variant="normal" fo:text-transform="none" fo:color="#00008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1312" style:family="text">
      <style:text-properties fo:font-weight="bold" style:font-weight-asian="bold" style:font-weight-complex="bold"/>
    </style:style>
    <style:style style:name="T1313" style:family="text">
      <style:text-properties fo:font-weight="bold" officeooo:rsid="00067250" style:font-weight-asian="bold" style:font-weight-complex="bold"/>
    </style:style>
    <style:style style:name="T1314" style:family="text">
      <style:text-properties fo:font-weight="bold" officeooo:rsid="00344f32" style:font-weight-asian="bold" style:font-weight-complex="bold"/>
    </style:style>
    <style:style style:name="T1315" style:family="text">
      <style:text-properties fo:font-weight="bold" officeooo:rsid="009fa7c7" style:font-weight-asian="bold" style:font-weight-complex="bold"/>
    </style:style>
    <style:style style:name="T1316" style:family="text">
      <style:text-properties fo:font-weight="bold" officeooo:rsid="00b57eee" style:font-weight-asian="bold" style:font-weight-complex="bold"/>
    </style:style>
    <style:style style:name="T1317" style:family="text">
      <style:text-properties fo:font-weight="bold" officeooo:rsid="00d1ac93" style:font-weight-asian="bold" style:font-weight-complex="bold"/>
    </style:style>
    <style:style style:name="T1318" style:family="text">
      <style:text-properties fo:font-weight="bold" officeooo:rsid="01a8da29" style:font-weight-asian="bold" style:font-weight-complex="bold"/>
    </style:style>
    <style:style style:name="T1319" style:family="text">
      <style:text-properties fo:font-weight="bold" officeooo:rsid="02179b1c" style:font-weight-asian="bold" style:font-weight-complex="bold"/>
    </style:style>
    <style:style style:name="T1320" style:family="text">
      <style:text-properties fo:font-weight="bold" officeooo:rsid="00cc5c65" style:font-weight-asian="bold" style:font-weight-complex="bold"/>
    </style:style>
    <style:style style:name="T1321" style:family="text">
      <style:text-properties fo:font-weight="bold" officeooo:rsid="0231e71c" style:font-weight-asian="bold" style:font-weight-complex="bold"/>
    </style:style>
    <style:style style:name="T1322" style:family="text">
      <style:text-properties fo:font-weight="bold" officeooo:rsid="02c38fbb" style:font-weight-asian="bold" style:font-weight-complex="bold"/>
    </style:style>
    <style:style style:name="T1323" style:family="text">
      <style:text-properties fo:font-weight="bold" style:font-style-asian="normal" style:font-weight-asian="bold" style:font-style-complex="normal" style:font-weight-complex="bold"/>
    </style:style>
    <style:style style:name="T1324" style:family="text">
      <style:text-properties fo:font-weight="bold" fo:background-color="transparent" loext:char-shading-value="0" style:font-weight-asian="bold" style:font-weight-complex="bold"/>
    </style:style>
    <style:style style:name="T1325" style:family="text">
      <style:text-properties style:font-name="Microsoft Sans Serif1" fo:font-size="14pt" fo:language="pt" fo:country="BR" style:font-size-asian="14pt" style:font-size-complex="14pt"/>
    </style:style>
    <style:style style:name="T1326" style:family="text">
      <style:text-properties style:font-name="Microsoft Sans Serif1" fo:font-size="14pt" fo:language="pt" fo:country="BR" officeooo:rsid="00067250" style:font-size-asian="14pt" style:font-size-complex="14pt"/>
    </style:style>
    <style:style style:name="T1327" style:family="text">
      <style:text-properties style:font-name="Microsoft Sans Serif1" fo:font-size="14pt" fo:language="pt" fo:country="BR" officeooo:rsid="00084753" style:font-size-asian="14pt" style:font-size-complex="14pt"/>
    </style:style>
    <style:style style:name="T1328"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329" style:family="text">
      <style:text-properties style:font-name="Microsoft Sans Serif1" fo:font-size="14pt" officeooo:rsid="00067250" style:font-size-asian="14pt" style:font-size-complex="14pt"/>
    </style:style>
    <style:style style:name="T1330" style:family="text">
      <style:text-properties style:font-name="Microsoft Sans Serif1" fo:font-size="14pt" officeooo:rsid="01f9feb0" style:font-size-asian="14pt" style:font-size-complex="14pt"/>
    </style:style>
    <style:style style:name="T1331" style:family="text">
      <style:text-properties style:font-name="Microsoft Sans Serif1" fo:font-size="14pt" officeooo:rsid="009d35f9" style:font-size-asian="14pt" style:font-size-complex="14pt"/>
    </style:style>
    <style:style style:name="T1332" style:family="text">
      <style:text-properties style:font-name="Microsoft Sans Serif1" fo:font-size="14pt" officeooo:rsid="00b57eee" style:font-size-asian="14pt" style:font-size-complex="14pt"/>
    </style:style>
    <style:style style:name="T1333" style:family="text">
      <style:text-properties style:font-name="Microsoft Sans Serif1" fo:font-size="14pt" officeooo:rsid="000460f8" style:font-size-asian="14pt" style:font-size-complex="14pt"/>
    </style:style>
    <style:style style:name="T1334" style:family="text">
      <style:text-properties style:font-name="Microsoft Sans Serif1" fo:font-size="14pt" fo:font-weight="bold" officeooo:rsid="00067250" style:font-size-asian="14pt" style:font-weight-asian="bold" style:font-size-complex="14pt" style:font-weight-complex="bold"/>
    </style:style>
    <style:style style:name="T1335" style:family="text">
      <style:text-properties style:font-name="Microsoft Sans Serif1" fo:font-size="14pt" fo:font-weight="bold" officeooo:rsid="01f9feb0" style:font-size-asian="14pt" style:font-weight-asian="bold" style:font-size-complex="14pt" style:font-weight-complex="bold"/>
    </style:style>
    <style:style style:name="T1336" style:family="text">
      <style:text-properties style:font-name="Microsoft Sans Serif1" fo:font-size="14pt" fo:font-weight="bold" officeooo:rsid="000460f8" style:font-size-asian="14pt" style:font-weight-asian="bold" style:font-size-complex="14pt" style:font-weight-complex="bold"/>
    </style:style>
    <style:style style:name="T1337" style:family="text">
      <style:text-properties style:font-name="Microsoft Sans Serif1" fo:font-size="14pt" fo:font-weight="bold" officeooo:rsid="009d35f9" style:font-size-asian="14pt" style:font-weight-asian="bold" style:font-size-complex="14pt" style:font-weight-complex="bold"/>
    </style:style>
    <style:style style:name="T1338" style:family="text">
      <style:text-properties style:font-name="Microsoft Sans Serif1" fo:font-size="14pt" fo:font-weight="normal" officeooo:rsid="00067250" style:font-size-asian="14pt" style:font-weight-asian="normal" style:font-size-complex="14pt" style:font-weight-complex="normal"/>
    </style:style>
    <style:style style:name="T1339" style:family="text">
      <style:text-properties style:font-name="Microsoft Sans Serif1" fo:font-size="14pt" fo:font-weight="normal" officeooo:rsid="02277f72" style:font-size-asian="14pt" style:font-weight-asian="normal" style:font-size-complex="14pt" style:font-weight-complex="normal"/>
    </style:style>
    <style:style style:name="T1340" style:family="text">
      <style:text-properties style:font-name="Microsoft Sans Serif1" fo:font-size="14pt" fo:font-weight="normal" officeooo:rsid="01f9feb0" style:font-size-asian="14pt" style:font-weight-asian="normal" style:font-size-complex="14pt" style:font-weight-complex="normal"/>
    </style:style>
    <style:style style:name="T1341"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342" style:family="text">
      <style:text-properties style:font-name="Microsoft Sans Serif1" officeooo:rsid="009fa7c7" fo:background-color="transparent" loext:char-shading-value="0"/>
    </style:style>
    <style:style style:name="T1343" style:family="text">
      <style:text-properties style:font-name="Microsoft Sans Serif1" officeooo:rsid="00a6ece1" fo:background-color="transparent" loext:char-shading-value="0"/>
    </style:style>
    <style:style style:name="T1344" style:family="text">
      <style:text-properties style:font-name="Microsoft Sans Serif1" officeooo:rsid="02277f72"/>
    </style:style>
    <style:style style:name="T1345" style:family="text">
      <style:text-properties style:font-name="Microsoft Sans Serif1" fo:language="pt" fo:country="BR" fo:font-weight="normal" style:font-weight-asian="normal" style:font-weight-complex="normal"/>
    </style:style>
    <style:style style:name="T1346" style:family="text">
      <style:text-properties style:font-name="Microsoft Sans Serif1" fo:language="pt" fo:country="BR" fo:font-weight="normal" officeooo:rsid="032a72e7" style:font-weight-asian="normal" style:font-weight-complex="normal"/>
    </style:style>
    <style:style style:name="T1347" style:family="text">
      <style:text-properties style:font-name="Microsoft Sans Serif1" fo:language="pt" fo:country="BR" fo:font-weight="normal" officeooo:rsid="032d8216" style:font-weight-asian="normal" style:font-weight-complex="normal"/>
    </style:style>
    <style:style style:name="T1348"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349"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350"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351"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352"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353"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354"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355" style:family="text">
      <style:text-properties fo:color="#000000" loext:opacity="100%" style:font-name="Microsoft Sans Serif1" fo:font-size="14pt" fo:font-weight="normal" style:font-size-asian="14pt" style:font-weight-asian="normal" style:font-size-complex="14pt" style:font-weight-complex="normal"/>
    </style:style>
    <style:style style:name="T1356"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357"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358"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359"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360"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361"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362"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363"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364"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365"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366"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367"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368"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369"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370"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371"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372"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373"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374"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375"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376"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1377" style:family="text">
      <style:text-properties fo:color="#000000" loext:opacity="100%" style:font-name="Microsoft Sans Serif1" fo:font-size="14pt" officeooo:rsid="002233c6" style:font-size-asian="14pt" style:font-size-complex="14pt"/>
    </style:style>
    <style:style style:name="T1378" style:family="text">
      <style:text-properties fo:color="#000000" loext:opacity="100%" style:font-name="Microsoft Sans Serif1" fo:font-size="14pt" officeooo:rsid="00c5cce9" style:font-size-asian="14pt" style:font-size-complex="14pt"/>
    </style:style>
    <style:style style:name="T1379" style:family="text">
      <style:text-properties fo:color="#000000" loext:opacity="100%" style:font-name="Microsoft Sans Serif1" fo:font-size="14pt" officeooo:rsid="009d35f9" style:font-size-asian="14pt" style:font-size-complex="14pt"/>
    </style:style>
    <style:style style:name="T1380" style:family="text">
      <style:text-properties fo:color="#000000" loext:opacity="100%" style:font-name="Microsoft Sans Serif1" fo:font-size="14pt" officeooo:rsid="0023ce6e" style:font-size-asian="14pt" style:font-size-complex="14pt"/>
    </style:style>
    <style:style style:name="T1381"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382"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383"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384"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385"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386"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387"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388"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389"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390"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91"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92"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93" style:family="text">
      <style:text-properties fo:color="#000000" loext:opacity="100%" fo:font-weight="normal" style:font-weight-asian="normal" style:font-weight-complex="normal"/>
    </style:style>
    <style:style style:name="T1394" style:family="text">
      <style:text-properties fo:color="#000000" loext:opacity="100%" style:font-name="Arial" fo:font-weight="normal" officeooo:rsid="011671c3" style:font-weight-asian="normal" style:font-weight-complex="normal"/>
    </style:style>
    <style:style style:name="T1395" style:family="text">
      <style:text-properties fo:color="#000000" loext:opacity="100%" style:font-name="Verdana Sans Serif" fo:font-weight="normal" officeooo:rsid="011671c3" style:font-weight-asian="normal" style:font-weight-complex="normal"/>
    </style:style>
    <style:style style:name="T1396" style:family="text">
      <style:text-properties fo:color="#000000" loext:opacity="100%" style:font-name="tahoma Sans Serif" fo:font-weight="normal" officeooo:rsid="011671c3" style:font-weight-asian="normal" style:font-weight-complex="normal"/>
    </style:style>
    <style:style style:name="T1397" style:family="text">
      <style:text-properties fo:color="#000000" loext:opacity="100%" style:font-name="Trebuchet MS" fo:font-weight="normal" style:font-weight-asian="normal" style:font-weight-complex="normal"/>
    </style:style>
    <style:style style:name="T1398" style:family="text">
      <style:text-properties fo:color="#000000" loext:opacity="100%" style:font-name="Times new roman Serif" fo:font-weight="normal" style:font-weight-asian="normal" style:font-weight-complex="normal"/>
    </style:style>
    <style:style style:name="T1399" style:family="text">
      <style:text-properties fo:color="#000000" loext:opacity="100%" style:font-name="Times new roman Serif" fo:font-weight="normal" officeooo:rsid="01214ef5" style:font-weight-asian="normal" style:font-weight-complex="normal"/>
    </style:style>
    <style:style style:name="T1400" style:family="text">
      <style:text-properties fo:color="#000000" loext:opacity="100%" style:font-name="Garamond1" fo:font-weight="normal" style:font-weight-asian="normal" style:font-weight-complex="normal"/>
    </style:style>
    <style:style style:name="T1401" style:family="text">
      <style:text-properties fo:color="#000000" loext:opacity="100%" style:font-name="Courier New" fo:font-weight="normal" style:font-weight-asian="normal" style:font-weight-complex="normal"/>
    </style:style>
    <style:style style:name="T1402" style:family="text">
      <style:text-properties fo:color="#000000" loext:opacity="100%" style:font-name="Brush Script MT" fo:font-size="16pt" fo:font-weight="normal" style:font-size-asian="16pt" style:font-weight-asian="normal" style:font-size-complex="16pt" style:font-weight-complex="normal"/>
    </style:style>
    <style:style style:name="T1403" style:family="text">
      <style:text-properties fo:color="#000000" loext:opacity="100%" style:font-name="Inter" fo:font-size="12pt" fo:font-style="italic" style:text-underline-style="none" fo:font-weight="normal" fo:background-color="#81d41a" loext:char-shading-value="0"/>
    </style:style>
    <style:style style:name="T1404" style:family="text">
      <style:text-properties fo:color="#000000" loext:opacity="100%" style:font-name="Inter" fo:font-size="12pt" fo:font-style="italic" style:text-underline-style="none" fo:font-weight="normal" fo:background-color="#81d41a" loext:char-shading-value="0" loext:padding="0cm" loext:border="none"/>
    </style:style>
    <style:style style:name="T1405" style:family="text">
      <style:text-properties fo:color="#000000" loext:opacity="100%" style:font-name="Inter" fo:font-size="12pt" fo:font-style="italic" style:text-underline-style="none" fo:font-weight="normal" officeooo:rsid="01d42410" fo:background-color="#81d41a" loext:char-shading-value="0"/>
    </style:style>
    <style:style style:name="T1406" style:family="text">
      <style:text-properties fo:color="#000000" loext:opacity="100%" style:font-name="Inter" fo:font-size="12pt" fo:font-style="italic" style:text-underline-style="none" fo:font-weight="normal" fo:background-color="#ff8000" loext:char-shading-value="0"/>
    </style:style>
    <style:style style:name="T1407"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408" style:family="text">
      <style:text-properties fo:color="#000000" loext:opacity="100%" style:font-name="Inter" fo:font-size="12pt" fo:font-style="italic" style:text-underline-style="none" fo:font-weight="normal" fo:background-color="#729fcf" loext:char-shading-value="0"/>
    </style:style>
    <style:style style:name="T1409" style:family="text">
      <style:text-properties fo:color="#000000" loext:opacity="100%" style:font-name="Inter" fo:font-size="12pt" fo:font-style="italic" style:text-underline-style="none" fo:font-weight="normal" fo:background-color="#729fcf" loext:char-shading-value="0" loext:padding="0cm" loext:border="none"/>
    </style:style>
    <style:style style:name="T1410" style:family="text">
      <style:text-properties fo:color="#000000" loext:opacity="100%" style:font-name="Inter" fo:font-size="12pt" fo:font-style="italic" style:text-underline-style="none" fo:font-weight="normal" fo:background-color="#ff3838" loext:char-shading-value="0"/>
    </style:style>
    <style:style style:name="T1411" style:family="text">
      <style:text-properties fo:color="#000000" loext:opacity="100%" style:font-name="Inter" fo:font-size="12pt" fo:font-style="italic" style:text-underline-style="none" fo:font-weight="normal" fo:background-color="#ff3838" loext:char-shading-value="0" loext:padding="0cm" loext:border="none"/>
    </style:style>
    <style:style style:name="T1412" style:family="text">
      <style:text-properties fo:color="#000000" loext:opacity="100%" style:font-name="Inter" fo:font-size="12pt" fo:font-style="italic" style:text-underline-style="none" fo:font-weight="normal" fo:background-color="#8e86ae" loext:char-shading-value="0"/>
    </style:style>
    <style:style style:name="T1413" style:family="text">
      <style:text-properties fo:color="#000000" loext:opacity="100%" style:font-name="Inter" fo:font-size="12pt" fo:font-style="italic" style:text-underline-style="none" fo:font-weight="normal" fo:background-color="#8e86ae" loext:char-shading-value="0" loext:padding="0cm" loext:border="none"/>
    </style:style>
    <style:style style:name="T1414" style:family="text">
      <style:text-properties fo:color="#000000" loext:opacity="100%" style:font-name="Inter" fo:font-size="12pt" fo:font-style="italic" style:text-underline-style="none" fo:font-weight="normal" fo:background-color="#e8a202" loext:char-shading-value="0"/>
    </style:style>
    <style:style style:name="T1415" style:family="text">
      <style:text-properties fo:color="#000000" loext:opacity="100%" style:font-name="Inter" fo:font-size="12pt" fo:font-style="italic" style:text-underline-style="none" fo:font-weight="normal" fo:background-color="#e8a202" loext:char-shading-value="0" loext:padding="0cm" loext:border="none"/>
    </style:style>
    <style:style style:name="T1416" style:family="text">
      <style:text-properties fo:color="#000000" loext:opacity="100%" style:font-name="Microsoft Sans Serif" fo:font-weight="normal" officeooo:rsid="00882a9b" style:font-weight-asian="normal" style:font-weight-complex="normal"/>
    </style:style>
    <style:style style:name="T1417" style:family="text">
      <style:text-properties fo:color="#000000" loext:opacity="100%" style:font-name="Microsoft Sans Serif" fo:font-weight="normal" officeooo:rsid="010b0f5a" style:font-weight-asian="normal" style:font-weight-complex="normal"/>
    </style:style>
    <style:style style:name="T1418" style:family="text">
      <style:text-properties fo:color="#000000" loext:opacity="100%" style:font-name="Microsoft Sans Serif" fo:font-weight="normal" officeooo:rsid="02580d12" style:font-weight-asian="normal" style:font-weight-complex="normal"/>
    </style:style>
    <style:style style:name="T1419" style:family="text">
      <style:text-properties fo:color="#000000" loext:opacity="100%" style:font-name="Microsoft Sans Serif" style:text-underline-style="none" officeooo:rsid="00882a9b"/>
    </style:style>
    <style:style style:name="T1420" style:family="text">
      <style:text-properties fo:color="#000000" loext:opacity="100%" style:font-name="Mono" fo:font-size="14pt" fo:font-weight="normal" officeooo:rsid="0249ae61" style:font-size-asian="14pt" style:font-weight-asian="normal" style:font-size-complex="14pt" style:font-weight-complex="normal"/>
    </style:style>
    <style:style style:name="T1421" style:family="text">
      <style:text-properties fo:color="#ce181e" loext:opacity="100%" fo:font-weight="bold" officeooo:rsid="00008cc1" style:font-weight-asian="bold" style:font-weight-complex="bold"/>
    </style:style>
    <style:style style:name="T1422" style:family="text">
      <style:text-properties fo:color="#ce181e" loext:opacity="100%" style:font-name="Mono" fo:font-size="14pt" fo:font-weight="bold" officeooo:rsid="01af71f3" style:font-size-asian="14pt" style:font-weight-asian="bold" style:font-size-complex="14pt" style:font-weight-complex="bold"/>
    </style:style>
    <style:style style:name="T1423" style:family="text">
      <style:text-properties fo:color="#ce181e" loext:opacity="100%" style:font-name="MonOSPACE" fo:font-weight="bold" officeooo:rsid="00d40522" style:font-weight-asian="bold" style:font-weight-complex="bold"/>
    </style:style>
    <style:style style:name="T1424" style:family="text">
      <style:text-properties fo:color="#ce181e" loext:opacity="100%" fo:background-color="transparent" loext:char-shading-value="0"/>
    </style:style>
    <style:style style:name="T1425"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426"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427"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428"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429" style:family="text">
      <style:text-properties fo:color="#800080" loext:opacity="100%" fo:font-weight="bold" style:font-weight-asian="bold" style:font-weight-complex="bold"/>
    </style:style>
    <style:style style:name="T1430"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431"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432"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433"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434" style:family="text">
      <style:text-properties fo:color="#800080" loext:opacity="100%" style:font-name="Mono" fo:font-weight="bold" style:font-weight-asian="bold" style:font-weight-complex="bold"/>
    </style:style>
    <style:style style:name="T1435" style:family="text">
      <style:text-properties fo:color="#800080" loext:opacity="100%" style:font-name="Mono" fo:font-weight="bold" officeooo:rsid="006d71e2" style:font-weight-asian="bold" style:font-weight-complex="bold"/>
    </style:style>
    <style:style style:name="T1436" style:family="text">
      <style:text-properties fo:color="#800080" loext:opacity="100%" style:font-name="Mono" fo:font-weight="bold" officeooo:rsid="0073708d" style:font-weight-asian="bold" style:font-weight-complex="bold"/>
    </style:style>
    <style:style style:name="T1437" style:family="text">
      <style:text-properties fo:color="#800080" loext:opacity="100%" style:font-name="Mono" fo:font-weight="bold" officeooo:rsid="007b45ff" style:font-weight-asian="bold" style:font-weight-complex="bold"/>
    </style:style>
    <style:style style:name="T1438" style:family="text">
      <style:text-properties fo:color="#800080" loext:opacity="100%" style:font-name="Mono" fo:font-weight="bold" officeooo:rsid="0037ee9c" style:font-weight-asian="bold" style:font-weight-complex="bold"/>
    </style:style>
    <style:style style:name="T1439" style:family="text">
      <style:text-properties fo:color="#800080" loext:opacity="100%" style:font-name="Mono" fo:font-weight="bold" style:font-style-asian="italic" style:font-weight-asian="bold" style:font-style-complex="italic" style:font-weight-complex="bold"/>
    </style:style>
    <style:style style:name="T1440" style:family="text">
      <style:text-properties fo:color="#800080" loext:opacity="100%" style:font-name="Mono" fo:font-weight="bold" officeooo:rsid="01b3b703" style:font-style-asian="normal" style:font-weight-asian="bold" style:font-style-complex="normal" style:font-weight-complex="bold"/>
    </style:style>
    <style:style style:name="T1441" style:family="text">
      <style:text-properties fo:color="#800080" loext:opacity="100%" style:font-name="Mono" fo:font-size="14pt" fo:font-weight="bold" officeooo:rsid="00260a6a" style:font-size-asian="14pt" style:font-weight-asian="bold" style:font-size-complex="14pt" style:font-weight-complex="bold"/>
    </style:style>
    <style:style style:name="T1442" style:family="text">
      <style:text-properties fo:color="#800080" loext:opacity="100%" style:font-name="Mono" fo:font-size="14pt" fo:font-weight="bold" officeooo:rsid="0241530b" style:font-size-asian="14pt" style:font-weight-asian="bold" style:font-size-complex="14pt" style:font-weight-complex="bold"/>
    </style:style>
    <style:style style:name="T1443" style:family="text">
      <style:text-properties fo:color="#800080" loext:opacity="100%" style:font-name="Mono" fo:font-size="14pt" fo:font-weight="bold" officeooo:rsid="002228cb" style:font-size-asian="14pt" style:font-weight-asian="bold" style:font-size-complex="14pt" style:font-weight-complex="bold"/>
    </style:style>
    <style:style style:name="T1444" style:family="text">
      <style:text-properties fo:color="#800080" loext:opacity="100%" style:font-name="Mono" fo:font-size="14pt" fo:font-weight="bold" officeooo:rsid="01cb5f51" style:font-size-asian="14pt" style:font-weight-asian="bold" style:font-size-complex="14pt" style:font-weight-complex="bold"/>
    </style:style>
    <style:style style:name="T1445" style:family="text">
      <style:text-properties fo:color="#800080" loext:opacity="100%" style:font-name="Mono" fo:font-size="14pt" fo:font-weight="bold" officeooo:rsid="024198f0" style:font-size-asian="14pt" style:font-weight-asian="bold" style:font-size-complex="14pt" style:font-weight-complex="bold"/>
    </style:style>
    <style:style style:name="T1446" style:family="text">
      <style:text-properties fo:color="#800080" loext:opacity="100%" style:font-name="Mono" fo:font-size="14pt" fo:font-weight="bold" officeooo:rsid="00298b67" style:font-size-asian="14pt" style:font-weight-asian="bold" style:font-size-complex="14pt" style:font-weight-complex="bold"/>
    </style:style>
    <style:style style:name="T1447" style:family="text">
      <style:text-properties fo:color="#800080" loext:opacity="100%" officeooo:rsid="0087d59c"/>
    </style:style>
    <style:style style:name="T1448" style:family="text">
      <style:text-properties officeooo:rsid="00334811"/>
    </style:style>
    <style:style style:name="T1449" style:family="text">
      <style:text-properties style:text-underline-style="solid" style:text-underline-width="auto" style:text-underline-color="font-color"/>
    </style:style>
    <style:style style:name="T1450" style:family="text">
      <style:text-properties style:text-underline-style="solid" style:text-underline-width="auto" style:text-underline-color="font-color" style:font-style-asian="normal" style:font-style-complex="normal"/>
    </style:style>
    <style:style style:name="T1451" style:family="text">
      <style:text-properties style:text-underline-style="solid" style:text-underline-width="auto" style:text-underline-color="font-color" officeooo:rsid="0178a33f" style:font-style-asian="normal" style:font-style-complex="normal"/>
    </style:style>
    <style:style style:name="T1452" style:family="text">
      <style:text-properties style:text-underline-style="solid" style:text-underline-width="auto" style:text-underline-color="font-color" officeooo:rsid="01b3b703" style:font-style-asian="normal" style:font-style-complex="normal"/>
    </style:style>
    <style:style style:name="T1453" style:family="text">
      <style:text-properties style:text-underline-style="solid" style:text-underline-width="auto" style:text-underline-color="font-color" fo:font-weight="bold" style:font-weight-asian="bold" style:font-weight-complex="bold"/>
    </style:style>
    <style:style style:name="T1454" style:family="text">
      <style:text-properties style:text-underline-style="solid" style:text-underline-width="auto" style:text-underline-color="font-color" fo:font-weight="bold" officeooo:rsid="0050823d" style:font-weight-asian="bold" style:font-weight-complex="bold"/>
    </style:style>
    <style:style style:name="T1455" style:family="text">
      <style:text-properties style:text-underline-style="solid" style:text-underline-width="auto" style:text-underline-color="font-color" fo:font-weight="bold" officeooo:rsid="02c38fbb" style:font-weight-asian="bold" style:font-weight-complex="bold"/>
    </style:style>
    <style:style style:name="T1456" style:family="text">
      <style:text-properties style:text-underline-style="solid" style:text-underline-width="auto" style:text-underline-color="font-color" officeooo:rsid="009d35f9"/>
    </style:style>
    <style:style style:name="T1457" style:family="text">
      <style:text-properties style:text-underline-style="solid" style:text-underline-width="auto" style:text-underline-color="font-color" officeooo:rsid="0073708d"/>
    </style:style>
    <style:style style:name="T1458" style:family="text">
      <style:text-properties style:text-underline-style="solid" style:text-underline-width="auto" style:text-underline-color="font-color" officeooo:rsid="00cf7b4f"/>
    </style:style>
    <style:style style:name="T1459" style:family="text">
      <style:text-properties style:text-underline-style="solid" style:text-underline-width="auto" style:text-underline-color="font-color" officeooo:rsid="00f0086b"/>
    </style:style>
    <style:style style:name="T1460" style:family="text">
      <style:text-properties style:text-underline-style="solid" style:text-underline-width="auto" style:text-underline-color="font-color" officeooo:rsid="00ed1d82"/>
    </style:style>
    <style:style style:name="T1461" style:family="text">
      <style:text-properties style:text-underline-style="solid" style:text-underline-width="auto" style:text-underline-color="font-color" officeooo:rsid="00008cc1"/>
    </style:style>
    <style:style style:name="T1462" style:family="text">
      <style:text-properties style:text-underline-style="solid" style:text-underline-width="auto" style:text-underline-color="font-color" officeooo:rsid="01eccea5"/>
    </style:style>
    <style:style style:name="T1463" style:family="text">
      <style:text-properties style:text-underline-style="solid" style:text-underline-width="auto" style:text-underline-color="font-color" officeooo:rsid="02a9fba7"/>
    </style:style>
    <style:style style:name="T1464" style:family="text">
      <style:text-properties officeooo:rsid="0038fc69"/>
    </style:style>
    <style:style style:name="T1465" style:family="text">
      <style:text-properties officeooo:rsid="0042d5c2"/>
    </style:style>
    <style:style style:name="T1466" style:family="text">
      <style:text-properties style:text-line-through-style="solid" style:text-line-through-type="single" officeooo:rsid="01ead9fb"/>
    </style:style>
    <style:style style:name="T1467" style:family="text">
      <style:text-properties fo:font-style="italic" style:font-style-asian="italic" style:font-style-complex="italic"/>
    </style:style>
    <style:style style:name="T1468" style:family="text">
      <style:text-properties fo:font-style="italic" officeooo:rsid="009fa7c7" style:font-style-asian="italic" style:font-style-complex="italic"/>
    </style:style>
    <style:style style:name="T1469" style:family="text">
      <style:text-properties fo:font-style="italic" style:text-underline-style="solid" style:text-underline-width="auto" style:text-underline-color="font-color" style:font-style-asian="italic" style:font-style-complex="italic"/>
    </style:style>
    <style:style style:name="T1470" style:family="text">
      <style:text-properties fo:font-style="italic" style:text-underline-style="none" style:font-style-asian="italic" style:font-style-complex="italic"/>
    </style:style>
    <style:style style:name="T1471" style:family="text">
      <style:text-properties fo:background-color="#fff200" loext:char-shading-value="0"/>
    </style:style>
    <style:style style:name="T1472" style:family="text">
      <style:text-properties style:font-name="Microsoft Sans Serif"/>
    </style:style>
    <style:style style:name="T1473" style:family="text">
      <style:text-properties style:font-name="Microsoft Sans Serif" fo:font-weight="bold" style:font-weight-asian="bold" style:font-weight-complex="bold"/>
    </style:style>
    <style:style style:name="T1474" style:family="text">
      <style:text-properties style:font-style-asian="italic" style:font-style-complex="italic"/>
    </style:style>
    <style:style style:name="T1475" style:family="text">
      <style:text-properties officeooo:rsid="00505dcb" style:font-style-asian="italic" style:font-style-complex="italic"/>
    </style:style>
    <style:style style:name="T1476" style:family="text">
      <style:text-properties style:font-style-asian="normal" style:font-style-complex="normal"/>
    </style:style>
    <style:style style:name="T1477" style:family="text">
      <style:text-properties officeooo:rsid="0149c32c" style:font-style-asian="normal" style:font-style-complex="normal"/>
    </style:style>
    <style:style style:name="T1478" style:family="text">
      <style:text-properties officeooo:rsid="01b3b703" style:font-style-asian="normal" style:font-style-complex="normal"/>
    </style:style>
    <style:style style:name="T1479" style:family="text">
      <style:text-properties officeooo:rsid="009d35f9" style:font-style-asian="normal" style:font-style-complex="normal"/>
    </style:style>
    <style:style style:name="T1480" style:family="text">
      <style:text-properties officeooo:rsid="00e70f90" style:font-style-asian="normal" style:font-style-complex="normal"/>
    </style:style>
    <style:style style:name="T1481" style:family="text">
      <style:text-properties officeooo:rsid="0052c896"/>
    </style:style>
    <style:style style:name="T1482"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483"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484"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485" style:family="text">
      <style:text-properties style:text-line-through-style="none" style:text-line-through-type="none" fo:background-color="transparent" loext:char-shading-value="0"/>
    </style:style>
    <style:style style:name="T1486" style:family="text">
      <style:text-properties style:text-line-through-style="none" style:text-line-through-type="none" officeooo:rsid="009d35f9" fo:background-color="transparent" loext:char-shading-value="0"/>
    </style:style>
    <style:style style:name="T1487" style:family="text">
      <style:text-properties style:text-line-through-style="none" style:text-line-through-type="none" fo:background-color="transparent" loext:char-shading-value="0" style:font-style-asian="normal" style:font-style-complex="normal"/>
    </style:style>
    <style:style style:name="T1488" style:family="text">
      <style:text-properties style:text-line-through-style="none" style:text-line-through-type="none" style:font-name="Mono" fo:background-color="transparent" loext:char-shading-value="0"/>
    </style:style>
    <style:style style:name="T1489" style:family="text">
      <style:text-properties style:text-line-through-style="none" style:text-line-through-type="none" style:text-underline-style="solid" style:text-underline-width="auto" style:text-underline-color="font-color" fo:background-color="transparent" loext:char-shading-value="0" style:font-style-asian="normal" style:font-style-complex="normal"/>
    </style:style>
    <style:style style:name="T1490" style:family="text">
      <style:text-properties officeooo:rsid="005d3931"/>
    </style:style>
    <style:style style:name="T1491"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92" style:family="text">
      <style:text-properties fo:color="#ff4000" loext:opacity="100%" style:font-name="Mono" fo:font-weight="bold" style:font-weight-asian="bold" style:font-weight-complex="bold"/>
    </style:style>
    <style:style style:name="T1493" style:family="text">
      <style:text-properties fo:color="#ff4000" loext:opacity="100%" style:font-name="Mono" fo:font-weight="bold" officeooo:rsid="006d71e2" style:font-weight-asian="bold" style:font-weight-complex="bold"/>
    </style:style>
    <style:style style:name="T1494" style:family="text">
      <style:text-properties fo:color="#ff4000" loext:opacity="100%" style:font-name="Mono" fo:font-weight="bold" officeooo:rsid="00edb1e8" style:font-weight-asian="bold" style:font-weight-complex="bold"/>
    </style:style>
    <style:style style:name="T1495" style:family="text">
      <style:text-properties fo:color="#ff4000" loext:opacity="100%" officeooo:rsid="00b71a56" style:font-style-asian="normal" style:font-style-complex="normal"/>
    </style:style>
    <style:style style:name="T1496" style:family="text">
      <style:text-properties fo:color="#808080" loext:opacity="100%"/>
    </style:style>
    <style:style style:name="T1497" style:family="text">
      <style:text-properties fo:color="#808080" loext:opacity="100%" fo:background-color="#1e1e1e" loext:char-shading-value="0"/>
    </style:style>
    <style:style style:name="T1498" style:family="text">
      <style:text-properties fo:color="#808080" loext:opacity="100%" style:font-name="Consolas" fo:font-size="12pt"/>
    </style:style>
    <style:style style:name="T1499" style:family="text">
      <style:text-properties fo:color="#808080" loext:opacity="100%" style:font-name="Consolas" fo:font-size="12pt" fo:font-weight="normal"/>
    </style:style>
    <style:style style:name="T1500" style:family="text">
      <style:text-properties fo:color="#808080" loext:opacity="100%" style:font-name="Consolas" fo:font-size="12pt" fo:font-weight="normal" fo:background-color="#1e1e1e" loext:char-shading-value="0"/>
    </style:style>
    <style:style style:name="T1501" style:family="text">
      <style:text-properties fo:color="#808080" loext:opacity="100%" style:font-name="Consolas" fo:font-size="12pt" fo:font-weight="normal" fo:background-color="#111111" loext:char-shading-value="0" style:font-size-asian="12pt" style:font-size-complex="12pt"/>
    </style:style>
    <style:style style:name="T1502" style:family="text">
      <style:text-properties fo:color="#808080" loext:opacity="100%" style:font-name="Consolas" fo:font-size="12pt" fo:font-weight="normal" fo:background-color="#000000" loext:char-shading-value="0" style:font-size-asian="12pt" style:font-size-complex="12pt"/>
    </style:style>
    <style:style style:name="T1503" style:family="text">
      <style:text-properties fo:color="#808080" loext:opacity="100%" style:font-name="Consolas" fo:font-size="12pt" fo:background-color="#1e1e1e" loext:char-shading-value="0"/>
    </style:style>
    <style:style style:name="T1504" style:family="text">
      <style:text-properties fo:color="#808080" loext:opacity="100%" style:font-name="Consolas" fo:font-size="12pt" officeooo:rsid="00999657" fo:background-color="#000000" loext:char-shading-value="0"/>
    </style:style>
    <style:style style:name="T1505" style:family="text">
      <style:text-properties fo:color="#808080" loext:opacity="100%" style:font-name="Consolas" fo:font-size="12pt" style:text-underline-style="none" fo:font-weight="normal"/>
    </style:style>
    <style:style style:name="T1506" style:family="text">
      <style:text-properties fo:color="#808080" loext:opacity="100%" style:font-name="Consolas" fo:font-weight="normal"/>
    </style:style>
    <style:style style:name="T1507" style:family="text">
      <style:text-properties fo:color="#808080" loext:opacity="100%" style:font-name="Consolas" fo:font-weight="normal" fo:background-color="#1f1f1f" loext:char-shading-value="0"/>
    </style:style>
    <style:style style:name="T1508" style:family="text">
      <style:text-properties fo:color="#808080" loext:opacity="100%" style:font-name="Consolas" fo:font-size="10.5pt" fo:font-weight="normal"/>
    </style:style>
    <style:style style:name="T1509" style:family="text">
      <style:text-properties fo:color="#808080" loext:opacity="100%" style:text-line-through-style="none" style:text-line-through-type="none" style:font-name="Consolas" fo:font-size="12pt" fo:background-color="#1e1e1e" loext:char-shading-value="0"/>
    </style:style>
    <style:style style:name="T1510" style:family="text">
      <style:text-properties fo:color="#808080" loext:opacity="100%" fo:background-color="#1f1f1f" loext:char-shading-value="0"/>
    </style:style>
    <style:style style:name="T1511" style:family="text">
      <style:text-properties fo:color="#569cd6" loext:opacity="100%"/>
    </style:style>
    <style:style style:name="T1512" style:family="text">
      <style:text-properties fo:color="#569cd6" loext:opacity="100%" fo:background-color="#1e1e1e" loext:char-shading-value="0"/>
    </style:style>
    <style:style style:name="T1513" style:family="text">
      <style:text-properties fo:color="#569cd6" loext:opacity="100%" style:font-name="Consolas" fo:font-size="12pt"/>
    </style:style>
    <style:style style:name="T1514" style:family="text">
      <style:text-properties fo:color="#569cd6" loext:opacity="100%" style:font-name="Consolas" fo:font-size="12pt" fo:font-weight="normal"/>
    </style:style>
    <style:style style:name="T1515" style:family="text">
      <style:text-properties fo:color="#569cd6" loext:opacity="100%" style:font-name="Consolas" fo:font-size="12pt" fo:font-weight="normal" fo:background-color="#1e1e1e" loext:char-shading-value="0"/>
    </style:style>
    <style:style style:name="T1516" style:family="text">
      <style:text-properties fo:color="#569cd6" loext:opacity="100%" style:font-name="Consolas" fo:font-size="12pt" fo:font-weight="normal" fo:background-color="#111111" loext:char-shading-value="0" style:font-size-asian="12pt" style:font-size-complex="12pt"/>
    </style:style>
    <style:style style:name="T1517" style:family="text">
      <style:text-properties fo:color="#569cd6" loext:opacity="100%" style:font-name="Consolas" fo:font-size="12pt" fo:font-weight="normal" fo:background-color="#000000" loext:char-shading-value="0" style:font-size-asian="12pt" style:font-size-complex="12pt"/>
    </style:style>
    <style:style style:name="T1518" style:family="text">
      <style:text-properties fo:color="#569cd6" loext:opacity="100%" style:font-name="Consolas" fo:font-size="12pt" fo:background-color="#1e1e1e" loext:char-shading-value="0"/>
    </style:style>
    <style:style style:name="T1519" style:family="text">
      <style:text-properties fo:color="#569cd6" loext:opacity="100%" style:font-name="Consolas" fo:font-size="12pt" officeooo:rsid="00999657" fo:background-color="#000000" loext:char-shading-value="0"/>
    </style:style>
    <style:style style:name="T1520" style:family="text">
      <style:text-properties fo:color="#569cd6" loext:opacity="100%" style:font-name="Consolas" fo:font-size="12pt" style:text-underline-style="none" fo:font-weight="normal"/>
    </style:style>
    <style:style style:name="T1521" style:family="text">
      <style:text-properties fo:color="#569cd6" loext:opacity="100%" style:font-name="Consolas" fo:font-weight="normal"/>
    </style:style>
    <style:style style:name="T1522" style:family="text">
      <style:text-properties fo:color="#569cd6" loext:opacity="100%" style:font-name="Consolas" fo:font-weight="normal" fo:background-color="#1f1f1f" loext:char-shading-value="0"/>
    </style:style>
    <style:style style:name="T1523" style:family="text">
      <style:text-properties fo:color="#569cd6" loext:opacity="100%" style:font-name="Consolas" fo:font-size="10.5pt" fo:font-weight="normal"/>
    </style:style>
    <style:style style:name="T1524" style:family="text">
      <style:text-properties fo:color="#569cd6" loext:opacity="100%" style:text-line-through-style="none" style:text-line-through-type="none" style:font-name="Consolas" fo:font-size="12pt" fo:background-color="#1e1e1e" loext:char-shading-value="0"/>
    </style:style>
    <style:style style:name="T1525" style:family="text">
      <style:text-properties fo:color="#569cd6" loext:opacity="100%" fo:background-color="#1f1f1f" loext:char-shading-value="0"/>
    </style:style>
    <style:style style:name="T1526" style:family="text">
      <style:text-properties fo:color="#9cdcfe" loext:opacity="100%"/>
    </style:style>
    <style:style style:name="T1527" style:family="text">
      <style:text-properties fo:color="#9cdcfe" loext:opacity="100%" fo:background-color="#1e1e1e" loext:char-shading-value="0"/>
    </style:style>
    <style:style style:name="T1528" style:family="text">
      <style:text-properties fo:color="#9cdcfe" loext:opacity="100%" style:font-name="Consolas" fo:font-size="12pt" fo:font-weight="normal"/>
    </style:style>
    <style:style style:name="T1529" style:family="text">
      <style:text-properties fo:color="#9cdcfe" loext:opacity="100%" style:font-name="Consolas" fo:font-size="12pt" fo:font-weight="normal" officeooo:rsid="007b45ff"/>
    </style:style>
    <style:style style:name="T1530" style:family="text">
      <style:text-properties fo:color="#9cdcfe" loext:opacity="100%" style:font-name="Consolas" fo:font-size="12pt" fo:font-weight="normal" officeooo:rsid="00864a14"/>
    </style:style>
    <style:style style:name="T1531" style:family="text">
      <style:text-properties fo:color="#9cdcfe" loext:opacity="100%" style:font-name="Consolas" fo:font-size="12pt" fo:font-weight="normal" officeooo:rsid="0147cbe7"/>
    </style:style>
    <style:style style:name="T1532" style:family="text">
      <style:text-properties fo:color="#9cdcfe" loext:opacity="100%" style:font-name="Consolas" fo:font-size="12pt" fo:font-weight="normal" officeooo:rsid="0151f3e1"/>
    </style:style>
    <style:style style:name="T1533" style:family="text">
      <style:text-properties fo:color="#9cdcfe" loext:opacity="100%" style:font-name="Consolas" fo:font-size="12pt" fo:font-weight="normal" fo:background-color="#111111" loext:char-shading-value="0" style:font-size-asian="12pt" style:font-size-complex="12pt"/>
    </style:style>
    <style:style style:name="T1534" style:family="text">
      <style:text-properties fo:color="#9cdcfe" loext:opacity="100%" style:font-name="Consolas" fo:font-size="12pt" fo:font-weight="normal" fo:background-color="#1e1e1e" loext:char-shading-value="0"/>
    </style:style>
    <style:style style:name="T1535" style:family="text">
      <style:text-properties fo:color="#9cdcfe" loext:opacity="100%" style:font-name="Consolas" fo:font-size="12pt" fo:background-color="#1e1e1e" loext:char-shading-value="0"/>
    </style:style>
    <style:style style:name="T1536" style:family="text">
      <style:text-properties fo:color="#9cdcfe" loext:opacity="100%" style:font-name="Consolas" fo:font-size="12pt" fo:background-color="#1e1e1e" loext:char-shading-value="0" style:font-size-asian="12pt" style:font-size-complex="12pt"/>
    </style:style>
    <style:style style:name="T1537" style:family="text">
      <style:text-properties fo:color="#9cdcfe" loext:opacity="100%" style:font-name="Consolas" fo:font-size="12pt" officeooo:rsid="00999657" fo:background-color="#000000" loext:char-shading-value="0"/>
    </style:style>
    <style:style style:name="T1538" style:family="text">
      <style:text-properties fo:color="#9cdcfe" loext:opacity="100%" style:font-name="Consolas" fo:font-size="12pt" style:text-underline-style="none" fo:font-weight="normal"/>
    </style:style>
    <style:style style:name="T1539" style:family="text">
      <style:text-properties fo:color="#9cdcfe" loext:opacity="100%" style:font-name="Consolas" fo:font-weight="normal"/>
    </style:style>
    <style:style style:name="T1540" style:family="text">
      <style:text-properties fo:color="#9cdcfe" loext:opacity="100%" style:font-name="Consolas" fo:font-weight="normal" fo:background-color="#1f1f1f" loext:char-shading-value="0"/>
    </style:style>
    <style:style style:name="T1541" style:family="text">
      <style:text-properties fo:color="#9cdcfe" loext:opacity="100%" style:font-name="Consolas" fo:font-weight="normal" fo:background-color="#000000" loext:char-shading-value="0"/>
    </style:style>
    <style:style style:name="T1542"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43"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44" style:family="text">
      <style:text-properties fo:color="#9cdcfe" loext:opacity="100%" style:font-name="Consolas" fo:font-size="14pt" fo:font-weight="normal" fo:background-color="#1e1e1e" loext:char-shading-value="0" style:font-size-asian="14pt" style:font-size-complex="14pt"/>
    </style:style>
    <style:style style:name="T1545" style:family="text">
      <style:text-properties fo:color="#9cdcfe" loext:opacity="100%" style:font-name="Consolas" fo:font-size="10.5pt" fo:font-weight="normal"/>
    </style:style>
    <style:style style:name="T1546" style:family="text">
      <style:text-properties fo:color="#9cdcfe" loext:opacity="100%" style:font-name="Consolas" fo:background-color="#1e1e1e" loext:char-shading-value="0"/>
    </style:style>
    <style:style style:name="T1547" style:family="text">
      <style:text-properties fo:color="#9cdcfe" loext:opacity="100%" style:text-line-through-style="none" style:text-line-through-type="none" style:font-name="Consolas" fo:font-size="12pt" fo:background-color="#1e1e1e" loext:char-shading-value="0"/>
    </style:style>
    <style:style style:name="T1548" style:family="text">
      <style:text-properties fo:color="#9cdcfe" loext:opacity="100%" fo:background-color="#666666" loext:char-shading-value="0"/>
    </style:style>
    <style:style style:name="T1549" style:family="text">
      <style:text-properties fo:color="#9cdcfe" loext:opacity="100%" fo:background-color="#1f1f1f" loext:char-shading-value="0"/>
    </style:style>
    <style:style style:name="T1550" style:family="text">
      <style:text-properties fo:color="#ce9178" loext:opacity="100%"/>
    </style:style>
    <style:style style:name="T1551" style:family="text">
      <style:text-properties fo:color="#ce9178" loext:opacity="100%" fo:background-color="#1e1e1e" loext:char-shading-value="0"/>
    </style:style>
    <style:style style:name="T1552" style:family="text">
      <style:text-properties fo:color="#ce9178" loext:opacity="100%" style:font-name="Consolas" fo:font-size="12pt" fo:font-weight="normal"/>
    </style:style>
    <style:style style:name="T1553" style:family="text">
      <style:text-properties fo:color="#ce9178" loext:opacity="100%" style:font-name="Consolas" fo:font-size="12pt" fo:font-weight="normal" fo:background-color="#111111" loext:char-shading-value="0" style:font-size-asian="12pt" style:font-size-complex="12pt"/>
    </style:style>
    <style:style style:name="T1554" style:family="text">
      <style:text-properties fo:color="#ce9178" loext:opacity="100%" style:font-name="Consolas" fo:font-size="12pt" fo:font-weight="normal" officeooo:rsid="0194aafb" fo:background-color="#111111" loext:char-shading-value="0" style:font-size-asian="12pt" style:font-size-complex="12pt"/>
    </style:style>
    <style:style style:name="T1555" style:family="text">
      <style:text-properties fo:color="#ce9178" loext:opacity="100%" style:font-name="Consolas" fo:font-size="12pt" fo:font-weight="normal" fo:background-color="#1e1e1e" loext:char-shading-value="0"/>
    </style:style>
    <style:style style:name="T1556" style:family="text">
      <style:text-properties fo:color="#ce9178" loext:opacity="100%" style:font-name="Consolas" fo:font-size="12pt" fo:font-weight="normal" officeooo:rsid="01342be9" fo:background-color="#1e1e1e" loext:char-shading-value="0"/>
    </style:style>
    <style:style style:name="T1557" style:family="text">
      <style:text-properties fo:color="#ce9178" loext:opacity="100%" style:font-name="Consolas" fo:font-size="12pt" fo:background-color="#1e1e1e" loext:char-shading-value="0"/>
    </style:style>
    <style:style style:name="T1558" style:family="text">
      <style:text-properties fo:color="#ce9178" loext:opacity="100%" style:font-name="Consolas" fo:font-size="12pt" fo:background-color="#1e1e1e" loext:char-shading-value="0" style:font-size-asian="12pt" style:font-size-complex="12pt"/>
    </style:style>
    <style:style style:name="T1559" style:family="text">
      <style:text-properties fo:color="#ce9178" loext:opacity="100%" style:font-name="Consolas" fo:font-size="12pt" officeooo:rsid="00999657" fo:background-color="#000000" loext:char-shading-value="0"/>
    </style:style>
    <style:style style:name="T1560" style:family="text">
      <style:text-properties fo:color="#ce9178" loext:opacity="100%" style:font-name="Consolas" fo:font-size="12pt" style:text-underline-style="none" fo:font-weight="normal"/>
    </style:style>
    <style:style style:name="T1561" style:family="text">
      <style:text-properties fo:color="#ce9178" loext:opacity="100%" style:font-name="Consolas" fo:font-weight="normal"/>
    </style:style>
    <style:style style:name="T1562" style:family="text">
      <style:text-properties fo:color="#ce9178" loext:opacity="100%" style:font-name="Consolas" fo:font-weight="normal" fo:background-color="#1f1f1f" loext:char-shading-value="0"/>
    </style:style>
    <style:style style:name="T1563" style:family="text">
      <style:text-properties fo:color="#ce9178" loext:opacity="100%" style:font-name="Consolas" fo:font-weight="normal" fo:background-color="#000000" loext:char-shading-value="0"/>
    </style:style>
    <style:style style:name="T1564"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65" style:family="text">
      <style:text-properties fo:color="#ce9178" loext:opacity="100%" style:font-name="Consolas" fo:font-size="14pt" fo:font-weight="normal" fo:background-color="#1e1e1e" loext:char-shading-value="0" style:font-size-asian="14pt" style:font-size-complex="14pt"/>
    </style:style>
    <style:style style:name="T1566" style:family="text">
      <style:text-properties fo:color="#ce9178" loext:opacity="100%" style:font-name="Consolas" fo:font-size="10.5pt" fo:font-weight="normal"/>
    </style:style>
    <style:style style:name="T1567" style:family="text">
      <style:text-properties fo:color="#ce9178" loext:opacity="100%" style:font-name="Consolas" fo:background-color="#1e1e1e" loext:char-shading-value="0"/>
    </style:style>
    <style:style style:name="T1568" style:family="text">
      <style:text-properties fo:color="#ce9178" loext:opacity="100%" style:text-line-through-style="none" style:text-line-through-type="none" style:font-name="Consolas" fo:font-size="12pt" fo:background-color="#1e1e1e" loext:char-shading-value="0"/>
    </style:style>
    <style:style style:name="T1569" style:family="text">
      <style:text-properties fo:color="#ce9178" loext:opacity="100%" fo:background-color="#1f1f1f" loext:char-shading-value="0"/>
    </style:style>
    <style:style style:name="T1570" style:family="text">
      <style:text-properties fo:color="#ff0000" loext:opacity="100%" fo:font-weight="bold" style:font-style-asian="normal" style:font-weight-asian="bold" style:font-style-complex="normal" style:font-weight-complex="bold"/>
    </style:style>
    <style:style style:name="T1571"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72" style:family="text">
      <style:text-properties fo:color="#ff0000" loext:opacity="100%" style:font-style-asian="normal" style:font-style-complex="normal"/>
    </style:style>
    <style:style style:name="T1573" style:family="text">
      <style:text-properties officeooo:rsid="006117db"/>
    </style:style>
    <style:style style:name="T1574" style:family="text">
      <style:text-properties fo:background-color="#1e1e1e" loext:char-shading-value="0"/>
    </style:style>
    <style:style style:name="T1575" style:family="text">
      <style:text-properties officeooo:rsid="0067528a"/>
    </style:style>
    <style:style style:name="T1576" style:family="text">
      <style:text-properties officeooo:rsid="006d71e2"/>
    </style:style>
    <style:style style:name="T1577" style:family="text">
      <style:text-properties officeooo:rsid="006e0ca4"/>
    </style:style>
    <style:style style:name="T1578" style:family="text">
      <style:text-properties officeooo:rsid="0073708d"/>
    </style:style>
    <style:style style:name="T1579" style:family="text">
      <style:text-properties fo:color="#2a6099" loext:opacity="100%" fo:font-weight="bold" style:font-weight-asian="bold" style:font-weight-complex="bold"/>
    </style:style>
    <style:style style:name="T1580" style:family="text">
      <style:text-properties fo:color="#2a6099" loext:opacity="100%" fo:font-weight="bold" officeooo:rsid="024eacc6" style:font-weight-asian="bold" style:font-weight-complex="bold"/>
    </style:style>
    <style:style style:name="T1581" style:family="text">
      <style:text-properties fo:color="#2a6099" loext:opacity="100%" fo:font-weight="bold" style:font-style-asian="normal" style:font-weight-asian="bold" style:font-style-complex="normal" style:font-weight-complex="bold"/>
    </style:style>
    <style:style style:name="T1582"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583"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584" style:family="text">
      <style:text-properties fo:color="#2a6099" loext:opacity="100%" style:font-style-asian="normal" style:font-style-complex="normal"/>
    </style:style>
    <style:style style:name="T1585" style:family="text">
      <style:text-properties fo:color="#2a6099" loext:opacity="100%" officeooo:rsid="00b71a56" style:font-style-asian="normal" style:font-style-complex="normal"/>
    </style:style>
    <style:style style:name="T1586" style:family="text">
      <style:text-properties fo:color="#2a6099" loext:opacity="100%" style:font-name="Monospace" fo:font-weight="bold" style:font-weight-asian="bold" style:font-weight-complex="bold"/>
    </style:style>
    <style:style style:name="T1587" style:family="text">
      <style:text-properties fo:color="#2a6099" loext:opacity="100%" style:font-name="Monospace" fo:font-weight="bold" officeooo:rsid="004e6dfe" style:font-weight-asian="bold" style:font-weight-complex="bold"/>
    </style:style>
    <style:style style:name="T1588" style:family="text">
      <style:text-properties fo:color="#2a6099" loext:opacity="100%" style:font-name="Monospace" fo:font-size="14pt" fo:font-weight="bold" officeooo:rsid="003c342f" style:font-size-asian="14pt" style:font-weight-asian="bold" style:font-size-complex="14pt" style:font-weight-complex="bold"/>
    </style:style>
    <style:style style:name="T1589"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90" style:family="text">
      <style:text-properties fo:color="#2a6099" loext:opacity="100%" style:font-name="Mono" fo:font-weight="bold" style:font-weight-asian="bold" style:font-weight-complex="bold"/>
    </style:style>
    <style:style style:name="T1591" style:family="text">
      <style:text-properties fo:color="#2a6099" loext:opacity="100%" style:font-name="Mono" fo:font-weight="bold" officeooo:rsid="0197b4ea" style:font-weight-asian="bold" style:font-weight-complex="bold"/>
    </style:style>
    <style:style style:name="T1592" style:family="text">
      <style:text-properties fo:color="#2a6099" loext:opacity="100%" style:font-name="Mono" fo:font-size="14pt" fo:font-weight="normal" officeooo:rsid="01ef50ab" style:font-size-asian="14pt" style:font-weight-asian="normal" style:font-size-complex="14pt" style:font-weight-complex="normal"/>
    </style:style>
    <style:style style:name="T1593" style:family="text">
      <style:text-properties fo:color="#2a6099" loext:opacity="100%" style:font-name="Mono" fo:font-size="14pt" fo:language="pt" fo:country="BR" fo:font-weight="bold" style:font-size-asian="14pt" style:font-weight-asian="bold" style:font-size-complex="14pt" style:font-weight-complex="bold"/>
    </style:style>
    <style:style style:name="T1594" style:family="text">
      <style:text-properties fo:color="#2a6099" loext:opacity="100%" style:font-name="Mono" fo:font-size="14pt" fo:language="pt" fo:country="BR" fo:font-weight="bold" officeooo:rsid="02e104dd" style:font-size-asian="14pt" style:font-weight-asian="bold" style:font-size-complex="14pt" style:font-weight-complex="bold"/>
    </style:style>
    <style:style style:name="T1595" style:family="text">
      <style:text-properties fo:color="#2a6099" loext:opacity="100%" style:text-underline-style="none" fo:font-weight="bold" officeooo:rsid="014f0d29" style:font-weight-asian="bold" style:font-weight-complex="bold"/>
    </style:style>
    <style:style style:name="T1596" style:family="text">
      <style:text-properties fo:color="#2a6099" loext:opacity="100%" fo:language="pt" fo:country="BR" fo:font-weight="bold" style:font-weight-asian="bold" style:font-weight-complex="bold"/>
    </style:style>
    <style:style style:name="T1597"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98" style:family="text">
      <style:text-properties fo:color="#2a6099" loext:opacity="100%" officeooo:rsid="02a58153"/>
    </style:style>
    <style:style style:name="T1599" style:family="text">
      <style:text-properties fo:color="#2a6099" loext:opacity="100%" officeooo:rsid="02ab13d2"/>
    </style:style>
    <style:style style:name="T1600" style:family="text">
      <style:text-properties officeooo:rsid="00760901"/>
    </style:style>
    <style:style style:name="T1601" style:family="text">
      <style:text-properties officeooo:rsid="007b45ff"/>
    </style:style>
    <style:style style:name="T1602" style:family="text">
      <style:text-properties style:font-name="Consolas" fo:font-size="12pt" fo:font-weight="normal"/>
    </style:style>
    <style:style style:name="T1603" style:family="text">
      <style:text-properties style:font-name="Consolas" fo:font-size="12pt" fo:font-weight="normal" officeooo:rsid="007d35a0"/>
    </style:style>
    <style:style style:name="T1604" style:family="text">
      <style:text-properties style:font-name="Consolas" fo:font-size="12pt" fo:font-weight="normal" officeooo:rsid="00864a14"/>
    </style:style>
    <style:style style:name="T1605" style:family="text">
      <style:text-properties style:font-name="Consolas" fo:font-size="12pt" style:text-underline-style="none" fo:font-weight="normal"/>
    </style:style>
    <style:style style:name="T1606" style:family="text">
      <style:text-properties style:font-name="Consolas" fo:font-weight="normal"/>
    </style:style>
    <style:style style:name="T1607" style:family="text">
      <style:text-properties style:font-name="Consolas" fo:font-weight="normal" officeooo:rsid="0260e473"/>
    </style:style>
    <style:style style:name="T1608" style:family="text">
      <style:text-properties style:font-name="Consolas" fo:font-weight="normal" officeooo:rsid="033df483"/>
    </style:style>
    <style:style style:name="T1609" style:family="text">
      <style:text-properties style:font-name="Consolas" fo:font-size="10.5pt" fo:font-weight="normal"/>
    </style:style>
    <style:style style:name="T1610" style:family="text">
      <style:text-properties style:font-name="Consolas" fo:font-size="10.5pt" fo:font-weight="normal" officeooo:rsid="01c6b46d"/>
    </style:style>
    <style:style style:name="T1611" style:family="text">
      <style:text-properties fo:color="#6a9955" loext:opacity="100%"/>
    </style:style>
    <style:style style:name="T1612" style:family="text">
      <style:text-properties fo:color="#6a9955" loext:opacity="100%" style:font-name="Consolas" fo:font-size="12pt" fo:font-weight="normal"/>
    </style:style>
    <style:style style:name="T1613" style:family="text">
      <style:text-properties fo:color="#6a9955" loext:opacity="100%" style:font-name="Consolas" fo:font-size="12pt" fo:font-weight="normal" officeooo:rsid="015b64bb"/>
    </style:style>
    <style:style style:name="T1614" style:family="text">
      <style:text-properties fo:color="#6a9955" loext:opacity="100%" style:font-name="Consolas" fo:font-size="12pt" fo:font-weight="normal" officeooo:rsid="016f2d01"/>
    </style:style>
    <style:style style:name="T1615" style:family="text">
      <style:text-properties fo:color="#6a9955" loext:opacity="100%" style:font-name="Consolas" fo:font-size="12pt" fo:background-color="#1e1e1e" loext:char-shading-value="0"/>
    </style:style>
    <style:style style:name="T1616" style:family="text">
      <style:text-properties fo:color="#6a9955" loext:opacity="100%" style:font-name="Consolas" fo:font-size="12pt" officeooo:rsid="01b4a341" fo:background-color="#1e1e1e" loext:char-shading-value="0"/>
    </style:style>
    <style:style style:name="T1617"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618"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619" style:family="text">
      <style:text-properties fo:color="#6a9955" loext:opacity="100%" style:font-name="Consolas" fo:font-weight="normal"/>
    </style:style>
    <style:style style:name="T1620" style:family="text">
      <style:text-properties fo:color="#6a9955" loext:opacity="100%" style:font-name="Consolas" fo:font-weight="normal" officeooo:rsid="017cda52"/>
    </style:style>
    <style:style style:name="T1621" style:family="text">
      <style:text-properties fo:color="#6a9955" loext:opacity="100%" style:font-name="Consolas" fo:font-weight="normal" fo:background-color="#000000" loext:char-shading-value="0"/>
    </style:style>
    <style:style style:name="T1622" style:family="text">
      <style:text-properties fo:color="#6a9955" loext:opacity="100%" officeooo:rsid="015b13bb"/>
    </style:style>
    <style:style style:name="T1623" style:family="text">
      <style:text-properties officeooo:rsid="0085da85"/>
    </style:style>
    <style:style style:name="T1624" style:family="text">
      <style:text-properties fo:color="#d4d4d4" loext:opacity="100%"/>
    </style:style>
    <style:style style:name="T1625" style:family="text">
      <style:text-properties fo:color="#d4d4d4" loext:opacity="100%" style:font-name="Consolas" fo:font-size="12pt" fo:font-weight="normal" fo:background-color="#1e1e1e" loext:char-shading-value="0"/>
    </style:style>
    <style:style style:name="T1626" style:family="text">
      <style:text-properties fo:color="#d4d4d4" loext:opacity="100%" style:font-name="Consolas" fo:font-size="12pt" fo:font-weight="normal" fo:background-color="#111111" loext:char-shading-value="0" style:font-size-asian="12pt" style:font-size-complex="12pt"/>
    </style:style>
    <style:style style:name="T1627" style:family="text">
      <style:text-properties fo:color="#d4d4d4" loext:opacity="100%" style:font-name="Consolas" fo:font-size="12pt" fo:background-color="#1e1e1e" loext:char-shading-value="0"/>
    </style:style>
    <style:style style:name="T1628" style:family="text">
      <style:text-properties fo:color="#d4d4d4" loext:opacity="100%" style:font-name="Consolas" fo:font-size="12pt" officeooo:rsid="007d35a0" fo:background-color="#1e1e1e" loext:char-shading-value="0"/>
    </style:style>
    <style:style style:name="T1629" style:family="text">
      <style:text-properties fo:color="#d4d4d4" loext:opacity="100%" style:font-name="Consolas" fo:font-size="12pt" fo:background-color="#1e1e1e" loext:char-shading-value="0" style:font-size-asian="12pt" style:font-size-complex="12pt"/>
    </style:style>
    <style:style style:name="T1630" style:family="text">
      <style:text-properties fo:color="#d4d4d4" loext:opacity="100%" style:font-name="Consolas" fo:font-size="12pt" officeooo:rsid="00999657" fo:background-color="#000000" loext:char-shading-value="0"/>
    </style:style>
    <style:style style:name="T1631" style:family="text">
      <style:text-properties fo:color="#d4d4d4" loext:opacity="100%" style:font-name="Consolas" fo:font-weight="normal"/>
    </style:style>
    <style:style style:name="T1632" style:family="text">
      <style:text-properties fo:color="#d4d4d4" loext:opacity="100%" style:font-name="Consolas" fo:font-weight="normal" fo:background-color="#1e1e1e" loext:char-shading-value="0"/>
    </style:style>
    <style:style style:name="T1633" style:family="text">
      <style:text-properties fo:color="#d4d4d4" loext:opacity="100%" style:font-name="Consolas" fo:font-weight="normal" fo:background-color="#000000" loext:char-shading-value="0"/>
    </style:style>
    <style:style style:name="T1634" style:family="text">
      <style:text-properties fo:color="#d4d4d4" loext:opacity="100%" style:font-name="Consolas" fo:font-weight="normal" officeooo:rsid="0260e473" fo:background-color="#000000" loext:char-shading-value="0"/>
    </style:style>
    <style:style style:name="T1635"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636"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637" style:family="text">
      <style:text-properties fo:color="#d4d4d4" loext:opacity="100%" style:font-name="Consolas" fo:font-size="14pt" fo:font-weight="normal" fo:background-color="#1e1e1e" loext:char-shading-value="0" style:font-size-asian="14pt" style:font-size-complex="14pt"/>
    </style:style>
    <style:style style:name="T1638" style:family="text">
      <style:text-properties fo:color="#d4d4d4" loext:opacity="100%" style:font-name="Consolas" fo:background-color="#1e1e1e" loext:char-shading-value="0"/>
    </style:style>
    <style:style style:name="T1639" style:family="text">
      <style:text-properties fo:color="#d4d4d4" loext:opacity="100%" style:text-line-through-style="none" style:text-line-through-type="none" style:font-name="Consolas" fo:font-size="12pt" fo:background-color="#1e1e1e" loext:char-shading-value="0"/>
    </style:style>
    <style:style style:name="T1640" style:family="text">
      <style:text-properties fo:color="#d7ba7d" loext:opacity="100%"/>
    </style:style>
    <style:style style:name="T1641" style:family="text">
      <style:text-properties fo:color="#d7ba7d" loext:opacity="100%" style:font-name="Consolas" fo:font-size="12pt" fo:font-weight="normal"/>
    </style:style>
    <style:style style:name="T1642" style:family="text">
      <style:text-properties fo:color="#d7ba7d" loext:opacity="100%" style:font-name="Consolas" fo:font-size="12pt" fo:font-weight="normal" fo:background-color="#1e1e1e" loext:char-shading-value="0"/>
    </style:style>
    <style:style style:name="T1643" style:family="text">
      <style:text-properties fo:color="#d7ba7d" loext:opacity="100%" style:font-name="Consolas" fo:font-size="12pt" fo:background-color="#1e1e1e" loext:char-shading-value="0"/>
    </style:style>
    <style:style style:name="T1644" style:family="text">
      <style:text-properties fo:color="#d7ba7d" loext:opacity="100%" style:font-name="Consolas" fo:font-weight="normal"/>
    </style:style>
    <style:style style:name="T1645" style:family="text">
      <style:text-properties fo:color="#d7ba7d" loext:opacity="100%" style:font-name="Consolas" fo:font-weight="normal" fo:background-color="#1e1e1e" loext:char-shading-value="0"/>
    </style:style>
    <style:style style:name="T1646" style:family="text">
      <style:text-properties fo:color="#d7ba7d" loext:opacity="100%" style:font-name="Consolas" fo:font-size="10.5pt" fo:font-weight="normal"/>
    </style:style>
    <style:style style:name="T1647" style:family="text">
      <style:text-properties fo:color="#b5cea8" loext:opacity="100%"/>
    </style:style>
    <style:style style:name="T1648" style:family="text">
      <style:text-properties fo:color="#b5cea8" loext:opacity="100%" style:font-name="Consolas" fo:font-size="12pt" fo:font-weight="normal"/>
    </style:style>
    <style:style style:name="T1649" style:family="text">
      <style:text-properties fo:color="#b5cea8" loext:opacity="100%" style:font-name="Consolas" fo:font-size="12pt" fo:background-color="#1e1e1e" loext:char-shading-value="0"/>
    </style:style>
    <style:style style:name="T1650" style:family="text">
      <style:text-properties fo:color="#b5cea8" loext:opacity="100%" style:font-name="Consolas" fo:font-weight="normal"/>
    </style:style>
    <style:style style:name="T1651"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652" style:family="text">
      <style:text-properties fo:color="#b5cea8" loext:opacity="100%" style:font-name="Consolas" fo:font-size="10.5pt" fo:font-weight="normal"/>
    </style:style>
    <style:style style:name="T1653" style:family="text">
      <style:text-properties fo:color="#b5cea8" loext:opacity="100%" style:font-name="Consolas" fo:background-color="#1e1e1e" loext:char-shading-value="0"/>
    </style:style>
    <style:style style:name="T1654" style:family="text">
      <style:text-properties officeooo:rsid="009d35f9"/>
    </style:style>
    <style:style style:name="T1655" style:family="text">
      <style:text-properties style:text-underline-style="none"/>
    </style:style>
    <style:style style:name="T1656" style:family="text">
      <style:text-properties style:text-underline-style="none" fo:font-weight="bold" style:font-weight-asian="bold" style:font-weight-complex="bold"/>
    </style:style>
    <style:style style:name="T1657" style:family="text">
      <style:text-properties style:text-underline-style="none" fo:font-weight="bold" officeooo:rsid="006117db" style:font-weight-asian="bold" style:font-weight-complex="bold"/>
    </style:style>
    <style:style style:name="T1658" style:family="text">
      <style:text-properties style:text-underline-style="none" style:font-style-asian="normal" style:font-style-complex="normal"/>
    </style:style>
    <style:style style:name="T1659" style:family="text">
      <style:text-properties style:text-underline-style="none" officeooo:rsid="0147cbe7" style:font-style-asian="normal" style:font-style-complex="normal"/>
    </style:style>
    <style:style style:name="T1660" style:family="text">
      <style:text-properties style:text-underline-style="none" officeooo:rsid="014bafae" style:font-style-asian="normal" style:font-style-complex="normal"/>
    </style:style>
    <style:style style:name="T1661" style:family="text">
      <style:text-properties style:text-underline-style="none" officeooo:rsid="015933ba" style:font-style-asian="normal" style:font-style-complex="normal"/>
    </style:style>
    <style:style style:name="T1662" style:family="text">
      <style:text-properties style:text-underline-style="none" officeooo:rsid="0178a33f" style:font-style-asian="normal" style:font-style-complex="normal"/>
    </style:style>
    <style:style style:name="T1663" style:family="text">
      <style:text-properties style:text-underline-style="none" officeooo:rsid="0073708d"/>
    </style:style>
    <style:style style:name="T1664" style:family="text">
      <style:text-properties style:text-underline-style="none" officeooo:rsid="00defd8d"/>
    </style:style>
    <style:style style:name="T1665" style:family="text">
      <style:text-properties style:text-underline-style="none" officeooo:rsid="0123f5fe"/>
    </style:style>
    <style:style style:name="T1666" style:family="text">
      <style:text-properties style:text-underline-style="none" officeooo:rsid="014f0d29"/>
    </style:style>
    <style:style style:name="T1667" style:family="text">
      <style:text-properties style:text-underline-style="none" officeooo:rsid="009d35f9"/>
    </style:style>
    <style:style style:name="T1668" style:family="text">
      <style:text-properties style:text-underline-style="none" officeooo:rsid="0067528a"/>
    </style:style>
    <style:style style:name="T1669" style:family="text">
      <style:text-properties fo:color="#ffff38" loext:opacity="100%"/>
    </style:style>
    <style:style style:name="T1670" style:family="text">
      <style:text-properties fo:color="#ffff38" loext:opacity="100%" style:font-name="Consolas" fo:font-size="12pt" fo:font-weight="normal"/>
    </style:style>
    <style:style style:name="T1671" style:family="text">
      <style:text-properties fo:color="#ffff38" loext:opacity="100%" style:font-name="Consolas" fo:font-size="12pt" fo:background-color="#1e1e1e" loext:char-shading-value="0"/>
    </style:style>
    <style:style style:name="T1672" style:family="text">
      <style:text-properties officeooo:rsid="009fa7c7"/>
    </style:style>
    <style:style style:name="T1673" style:family="text">
      <style:text-properties fo:color="#fff200" loext:opacity="100%" style:font-name="Consolas" fo:font-size="12pt" officeooo:rsid="009fa7c7" fo:background-color="#000000" loext:char-shading-value="0"/>
    </style:style>
    <style:style style:name="T1674" style:family="text">
      <style:text-properties fo:color="#780373" loext:opacity="100%" style:font-name="Mono" fo:font-weight="bold" style:font-style-asian="normal" style:font-weight-asian="bold" style:font-style-complex="normal" style:font-weight-complex="bold"/>
    </style:style>
    <style:style style:name="T1675" style:family="text">
      <style:text-properties fo:color="#780373" loext:opacity="100%" style:font-name="Mono" fo:font-weight="bold" officeooo:rsid="009fa7c7" style:font-style-asian="normal" style:font-weight-asian="bold" style:font-style-complex="normal" style:font-weight-complex="bold"/>
    </style:style>
    <style:style style:name="T1676" style:family="text">
      <style:text-properties fo:color="#780373" loext:opacity="100%" style:font-name="Mono" fo:font-weight="bold" officeooo:rsid="015d890b" style:font-style-asian="normal" style:font-weight-asian="bold" style:font-style-complex="normal" style:font-weight-complex="bold"/>
    </style:style>
    <style:style style:name="T1677" style:family="text">
      <style:text-properties fo:color="#780373" loext:opacity="100%" style:font-name="Mono" fo:font-weight="bold" officeooo:rsid="009fa7c7" style:font-weight-asian="bold" style:font-weight-complex="bold"/>
    </style:style>
    <style:style style:name="T1678"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679" style:family="text">
      <style:text-properties fo:color="#780373" loext:opacity="100%" style:font-name="Mono" style:text-underline-style="none" fo:font-weight="bold" style:font-style-asian="normal" style:font-weight-asian="bold" style:font-style-complex="normal" style:font-weight-complex="bold"/>
    </style:style>
    <style:style style:name="T1680"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681"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682"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683" style:family="text">
      <style:text-properties fo:color="#780373" loext:opacity="100%" style:font-name="Mono" style:text-underline-style="none" fo:font-weight="bold" officeooo:rsid="009fa7c7" style:font-weight-asian="bold" style:font-weight-complex="bold"/>
    </style:style>
    <style:style style:name="T1684" style:family="text">
      <style:text-properties fo:color="#780373" loext:opacity="100%" style:font-name="Mono" style:text-underline-style="none" officeooo:rsid="012f82c1"/>
    </style:style>
    <style:style style:name="T1685"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686" style:family="text">
      <style:text-properties officeooo:rsid="00a6ece1"/>
    </style:style>
    <style:style style:name="T1687" style:family="text">
      <style:text-properties officeooo:rsid="00a7092f"/>
    </style:style>
    <style:style style:name="T1688" style:family="text">
      <style:text-properties fo:font-weight="normal" style:font-weight-asian="normal" style:font-weight-complex="normal"/>
    </style:style>
    <style:style style:name="T1689" style:family="text">
      <style:text-properties fo:font-weight="normal" officeooo:rsid="009d35f9" style:font-weight-asian="normal" style:font-weight-complex="normal"/>
    </style:style>
    <style:style style:name="T1690" style:family="text">
      <style:text-properties fo:font-weight="normal" officeooo:rsid="0271a5d1" style:font-weight-asian="normal" style:font-weight-complex="normal"/>
    </style:style>
    <style:style style:name="T1691" style:family="text">
      <style:text-properties fo:font-weight="normal" officeooo:rsid="027d28f7" style:font-weight-asian="normal" style:font-weight-complex="normal"/>
    </style:style>
    <style:style style:name="T1692" style:family="text">
      <style:text-properties fo:font-weight="normal" officeooo:rsid="02a890af" style:font-weight-asian="normal" style:font-weight-complex="normal"/>
    </style:style>
    <style:style style:name="T1693" style:family="text">
      <style:text-properties officeooo:rsid="00b57eee"/>
    </style:style>
    <style:style style:name="T1694" style:family="text">
      <style:text-properties officeooo:rsid="00be9001"/>
    </style:style>
    <style:style style:name="T1695" style:family="text">
      <style:text-properties officeooo:rsid="00c5cce9"/>
    </style:style>
    <style:style style:name="T1696" style:family="text">
      <style:text-properties officeooo:rsid="00cb2193"/>
    </style:style>
    <style:style style:name="T1697" style:family="text">
      <style:text-properties officeooo:rsid="0043f181"/>
    </style:style>
    <style:style style:name="T1698" style:family="text">
      <style:text-properties fo:font-size="14pt" fo:language="pt" fo:country="BR" style:font-size-asian="12.25pt" style:font-size-complex="14pt"/>
    </style:style>
    <style:style style:name="T1699" style:family="text">
      <style:text-properties fo:font-size="14pt" fo:language="pt" fo:country="BR" style:font-size-asian="14pt" style:font-size-complex="14pt"/>
    </style:style>
    <style:style style:name="T1700" style:family="text">
      <style:text-properties fo:font-size="14pt" style:font-size-asian="14pt" style:font-size-complex="14pt"/>
    </style:style>
    <style:style style:name="T1701" style:family="text">
      <style:text-properties fo:font-size="14pt" fo:font-weight="bold" style:font-size-asian="14pt" style:font-weight-asian="bold" style:font-size-complex="14pt" style:font-weight-complex="bold"/>
    </style:style>
    <style:style style:name="T1702" style:family="text">
      <style:text-properties officeooo:rsid="00cc5c65"/>
    </style:style>
    <style:style style:name="T1703" style:family="text">
      <style:text-properties officeooo:rsid="00ce3802"/>
    </style:style>
    <style:style style:name="T1704" style:family="text">
      <style:text-properties officeooo:rsid="00cf7b4f"/>
    </style:style>
    <style:style style:name="T1705" style:family="text">
      <style:text-properties officeooo:rsid="00d302e5"/>
    </style:style>
    <style:style style:name="T1706" style:family="text">
      <style:text-properties style:font-name="Mono"/>
    </style:style>
    <style:style style:name="T1707" style:family="text">
      <style:text-properties style:font-name="Mono" fo:font-weight="bold" style:font-weight-asian="bold" style:font-weight-complex="bold"/>
    </style:style>
    <style:style style:name="T1708" style:family="text">
      <style:text-properties style:font-name="Mono" officeooo:rsid="00760901"/>
    </style:style>
    <style:style style:name="T1709" style:family="text">
      <style:text-properties style:font-name="Mono" officeooo:rsid="009fa7c7"/>
    </style:style>
    <style:style style:name="T1710" style:family="text">
      <style:text-properties style:font-name="Mono" fo:font-style="italic" style:font-style-asian="italic" style:font-style-complex="italic"/>
    </style:style>
    <style:style style:name="T1711" style:family="text">
      <style:text-properties style:font-name="Mono" fo:font-style="italic" officeooo:rsid="00ed39e7" style:font-style-asian="italic" style:font-style-complex="italic"/>
    </style:style>
    <style:style style:name="T1712" style:family="text">
      <style:text-properties style:font-name="Mono" fo:font-style="italic" officeooo:rsid="00edb1e8" style:font-style-asian="italic" style:font-style-complex="italic"/>
    </style:style>
    <style:style style:name="T1713" style:family="text">
      <style:text-properties style:font-name="Mono" officeooo:rsid="012cc197"/>
    </style:style>
    <style:style style:name="T1714" style:family="text">
      <style:text-properties style:font-name="Mono" officeooo:rsid="0197b4ea"/>
    </style:style>
    <style:style style:name="T1715" style:family="text">
      <style:text-properties style:font-name="Mono" officeooo:rsid="01ef50ab"/>
    </style:style>
    <style:style style:name="T1716" style:family="text">
      <style:text-properties style:font-name="Mono" fo:language="pt" fo:country="BR"/>
    </style:style>
    <style:style style:name="T1717" style:family="text">
      <style:text-properties style:font-name="Mono" officeooo:rsid="0343b15f"/>
    </style:style>
    <style:style style:name="T1718" style:family="text">
      <style:text-properties style:font-name="Mono" officeooo:rsid="00ed39e7"/>
    </style:style>
    <style:style style:name="T1719" style:family="text">
      <style:text-properties fo:color="#ffff00" loext:opacity="100%" fo:font-weight="bold" fo:background-color="#1e1e1e" loext:char-shading-value="0" style:font-weight-asian="bold" style:font-weight-complex="bold"/>
    </style:style>
    <style:style style:name="T1720" style:family="text">
      <style:text-properties fo:color="#ffff00" loext:opacity="100%" style:font-name="Consolas" fo:font-size="12pt" fo:font-weight="bold" fo:background-color="#1e1e1e" loext:char-shading-value="0" style:font-weight-asian="bold" style:font-weight-complex="bold"/>
    </style:style>
    <style:style style:name="T1721" style:family="text">
      <style:text-properties fo:color="#ffff00" loext:opacity="100%" style:font-name="Consolas" fo:font-size="14pt" fo:font-weight="normal" fo:background-color="#1e1e1e" loext:char-shading-value="0" style:font-size-asian="14pt" style:font-size-complex="14pt"/>
    </style:style>
    <style:style style:name="T1722" style:family="text">
      <style:text-properties fo:color="#0003ff" loext:opacity="100%" fo:font-weight="bold" style:font-style-asian="normal" style:font-weight-asian="bold" style:font-style-complex="normal" style:font-weight-complex="bold"/>
    </style:style>
    <style:style style:name="T1723" style:family="text">
      <style:text-properties fo:color="#00ff0c" loext:opacity="100%" fo:font-weight="bold" style:font-style-asian="normal" style:font-weight-asian="bold" style:font-style-complex="normal" style:font-weight-complex="bold"/>
    </style:style>
    <style:style style:name="T1724" style:family="text">
      <style:text-properties officeooo:rsid="00ed1d82"/>
    </style:style>
    <style:style style:name="T1725" style:family="text">
      <style:text-properties officeooo:rsid="00ed39e7"/>
    </style:style>
    <style:style style:name="T1726" style:family="text">
      <style:text-properties officeooo:rsid="00edb1e8"/>
    </style:style>
    <style:style style:name="T1727" style:family="text">
      <style:text-properties officeooo:rsid="00be2b6c"/>
    </style:style>
    <style:style style:name="T1728" style:family="text">
      <style:text-properties officeooo:rsid="00ef14ab"/>
    </style:style>
    <style:style style:name="T1729" style:family="text">
      <style:text-properties officeooo:rsid="00f0086b"/>
    </style:style>
    <style:style style:name="T1730" style:family="text">
      <style:text-properties officeooo:rsid="00fa40f0"/>
    </style:style>
    <style:style style:name="T1731" style:family="text">
      <style:text-properties fo:color="#4ec9b0" loext:opacity="100%"/>
    </style:style>
    <style:style style:name="T1732" style:family="text">
      <style:text-properties fo:color="#4ec9b0" loext:opacity="100%" style:font-name="Consolas" fo:font-size="12pt" fo:font-weight="normal"/>
    </style:style>
    <style:style style:name="T1733" style:family="text">
      <style:text-properties style:font-name="Arial"/>
    </style:style>
    <style:style style:name="T1734" style:family="text">
      <style:text-properties style:font-name="Verdana"/>
    </style:style>
    <style:style style:name="T1735" style:family="text">
      <style:text-properties style:font-name="Tahoma"/>
    </style:style>
    <style:style style:name="T1736" style:family="text">
      <style:text-properties style:font-name="Trebuchet"/>
    </style:style>
    <style:style style:name="T1737" style:family="text">
      <style:text-properties style:font-name="Times New Roman"/>
    </style:style>
    <style:style style:name="T1738" style:family="text">
      <style:text-properties style:font-name="Garamond"/>
    </style:style>
    <style:style style:name="T1739" style:family="text">
      <style:text-properties style:font-name="Courier New monospace"/>
    </style:style>
    <style:style style:name="T1740" style:family="text">
      <style:text-properties style:font-name="Brush Script MT (cursive)"/>
    </style:style>
    <style:style style:name="T1741" style:family="text">
      <style:text-properties officeooo:rsid="011fe7ff"/>
    </style:style>
    <style:style style:name="T1742" style:family="text">
      <style:text-properties officeooo:rsid="012cc197"/>
    </style:style>
    <style:style style:name="T1743" style:family="text">
      <style:text-properties officeooo:rsid="01342be9"/>
    </style:style>
    <style:style style:name="T1744" style:family="text">
      <style:text-properties officeooo:rsid="0138736b"/>
    </style:style>
    <style:style style:name="T1745" style:family="text">
      <style:text-properties officeooo:rsid="0143b24e"/>
    </style:style>
    <style:style style:name="T1746" style:family="text">
      <style:text-properties officeooo:rsid="0146205e"/>
    </style:style>
    <style:style style:name="T1747" style:family="text">
      <style:text-properties fo:background-color="transparent" loext:char-shading-value="0"/>
    </style:style>
    <style:style style:name="T1748" style:family="text">
      <style:text-properties officeooo:rsid="007d35a0" fo:background-color="transparent" loext:char-shading-value="0"/>
    </style:style>
    <style:style style:name="T1749" style:family="text">
      <style:text-properties officeooo:rsid="03468982" fo:background-color="transparent" loext:char-shading-value="0"/>
    </style:style>
    <style:style style:name="T1750" style:family="text">
      <style:text-properties fo:color="#dcdcaa" loext:opacity="100%"/>
    </style:style>
    <style:style style:name="T1751" style:family="text">
      <style:text-properties fo:color="#dcdcaa" loext:opacity="100%" style:font-name="Consolas" fo:font-size="12pt" fo:font-weight="normal"/>
    </style:style>
    <style:style style:name="T1752" style:family="text">
      <style:text-properties fo:color="#dcdcaa" loext:opacity="100%" style:font-name="Consolas" fo:font-size="12pt" fo:background-color="#1e1e1e" loext:char-shading-value="0" style:font-size-asian="12pt" style:font-size-complex="12pt"/>
    </style:style>
    <style:style style:name="T1753" style:family="text">
      <style:text-properties fo:color="#dcdcaa" loext:opacity="100%" style:font-name="Consolas" fo:font-weight="normal"/>
    </style:style>
    <style:style style:name="T1754" style:family="text">
      <style:text-properties fo:color="#dcdcaa" loext:opacity="100%" style:font-name="Consolas" fo:font-size="10.5pt" fo:font-weight="normal"/>
    </style:style>
    <style:style style:name="T1755" style:family="text">
      <style:text-properties officeooo:rsid="01973a79"/>
    </style:style>
    <style:style style:name="T1756" style:family="text">
      <style:text-properties officeooo:rsid="0197b4ea"/>
    </style:style>
    <style:style style:name="T1757" style:family="text">
      <style:text-properties officeooo:rsid="019863b6"/>
    </style:style>
    <style:style style:name="T1758" style:family="text">
      <style:text-properties officeooo:rsid="019c44c7"/>
    </style:style>
    <style:style style:name="T1759" style:family="text">
      <style:text-properties fo:color="#c586c0" loext:opacity="100%"/>
    </style:style>
    <style:style style:name="T1760" style:family="text">
      <style:text-properties fo:color="#c586c0" loext:opacity="100%" style:font-name="Consolas" fo:font-weight="normal"/>
    </style:style>
    <style:style style:name="T1761" style:family="text">
      <style:text-properties fo:color="#c586c0" loext:opacity="100%" style:font-name="Consolas" fo:font-size="10.5pt" fo:font-weight="normal"/>
    </style:style>
    <style:style style:name="T1762" style:family="text">
      <style:text-properties officeooo:rsid="00344f32"/>
    </style:style>
    <style:style style:name="T1763" style:family="text">
      <style:text-properties officeooo:rsid="01aa26c1"/>
    </style:style>
    <style:style style:name="T1764" style:family="text">
      <style:text-properties fo:color="#c9211e" loext:opacity="100%" fo:font-weight="bold" style:font-weight-asian="bold" style:font-weight-complex="bold"/>
    </style:style>
    <style:style style:name="T1765"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766" style:family="text">
      <style:text-properties fo:color="#c9211e" loext:opacity="100%" officeooo:rsid="02a58153"/>
    </style:style>
    <style:style style:name="T1767"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1768" style:family="text">
      <style:text-properties fo:color="#c9211e" loext:opacity="100%" fo:language="pt" fo:country="BR"/>
    </style:style>
    <style:style style:name="T1769" style:family="text">
      <style:text-properties fo:color="#c9211e" loext:opacity="100%" fo:language="pt" fo:country="BR" style:language-asian="zxx" style:country-asian="none" style:language-complex="zxx" style:country-complex="none"/>
    </style:style>
    <style:style style:name="T1770" style:family="text">
      <style:text-properties fo:color="#c9211e" loext:opacity="100%" style:font-name="Monotype Corsiva" officeooo:rsid="02a58153"/>
    </style:style>
    <style:style style:name="T1771" style:family="text">
      <style:text-properties fo:color="#c9211e" loext:opacity="100%" style:font-name="Mono" officeooo:rsid="02a58153"/>
    </style:style>
    <style:style style:name="T1772" style:family="text">
      <style:text-properties officeooo:rsid="01b1a396"/>
    </style:style>
    <style:style style:name="T1773" style:family="text">
      <style:text-properties officeooo:rsid="01b3b703"/>
    </style:style>
    <style:style style:name="T1774" style:family="text">
      <style:text-properties officeooo:rsid="01b40ede"/>
    </style:style>
    <style:style style:name="T1775" style:family="text">
      <style:text-properties fo:color="#cccccc" loext:opacity="100%" style:font-name="Consolas" fo:font-size="12pt" fo:font-weight="normal" fo:background-color="#000000" loext:char-shading-value="0" style:font-size-asian="12pt" style:font-size-complex="12pt"/>
    </style:style>
    <style:style style:name="T1776" style:family="text">
      <style:text-properties fo:color="#cccccc" loext:opacity="100%" style:font-name="Consolas" fo:font-weight="normal" fo:background-color="#1f1f1f" loext:char-shading-value="0"/>
    </style:style>
    <style:style style:name="T1777" style:family="text">
      <style:text-properties fo:background-color="#1f1f1f" loext:char-shading-value="0"/>
    </style:style>
    <style:style style:name="T1778" style:family="text">
      <style:text-properties officeooo:rsid="01b5c490"/>
    </style:style>
    <style:style style:name="T1779" style:family="text">
      <style:text-properties officeooo:rsid="00008cc1"/>
    </style:style>
    <style:style style:name="T1780" style:family="text">
      <style:text-properties officeooo:rsid="000289fa"/>
    </style:style>
    <style:style style:name="T1781" style:family="text">
      <style:text-properties officeooo:rsid="01be6d0a"/>
    </style:style>
    <style:style style:name="T1782" style:family="text">
      <style:text-properties style:font-name="Georgia" fo:font-size="13pt" fo:language="pt" fo:country="BR" style:font-size-asian="13pt" style:font-size-complex="13pt"/>
    </style:style>
    <style:style style:name="T1783" style:family="text">
      <style:text-properties officeooo:rsid="01d71c5c"/>
    </style:style>
    <style:style style:name="T1784" style:family="text">
      <style:text-properties fo:font-style="normal" style:font-style-asian="normal" style:font-style-complex="normal"/>
    </style:style>
    <style:style style:name="T1785" style:family="text">
      <style:text-properties fo:font-style="normal" officeooo:rsid="00084753" style:font-style-asian="normal" style:font-style-complex="normal"/>
    </style:style>
    <style:style style:name="T1786" style:family="text">
      <style:text-properties officeooo:rsid="01e98ac2"/>
    </style:style>
    <style:style style:name="T1787" style:family="text">
      <style:text-properties officeooo:rsid="01ead9fb"/>
    </style:style>
    <style:style style:name="T1788" style:family="text">
      <style:text-properties officeooo:rsid="01eccea5"/>
    </style:style>
    <style:style style:name="T1789" style:family="text">
      <style:text-properties officeooo:rsid="01ef50ab"/>
    </style:style>
    <style:style style:name="T1790" style:family="text">
      <style:text-properties officeooo:rsid="01f40d93"/>
    </style:style>
    <style:style style:name="T1791" style:family="text">
      <style:text-properties officeooo:rsid="0201ac47"/>
    </style:style>
    <style:style style:name="T1792" style:family="text">
      <style:text-properties officeooo:rsid="02179b1c"/>
    </style:style>
    <style:style style:name="T1793" style:family="text">
      <style:text-properties style:font-name="Verdana1" fo:font-size="11.25pt"/>
    </style:style>
    <style:style style:name="T1794" style:family="text">
      <style:text-properties style:font-name="Verdana1" fo:font-size="11.25pt" fo:font-weight="bold" style:font-weight-asian="bold" style:font-weight-complex="bold"/>
    </style:style>
    <style:style style:name="T1795" style:family="text">
      <style:text-properties fo:color="#55215b" loext:opacity="100%" style:font-name="Verdana1" fo:font-size="11.25pt"/>
    </style:style>
    <style:style style:name="T1796" style:family="text">
      <style:text-properties officeooo:rsid="0231e71c"/>
    </style:style>
    <style:style style:name="T1797" style:family="text">
      <style:text-properties fo:color="#ff8000" loext:opacity="100%"/>
    </style:style>
    <style:style style:name="T1798" style:family="text">
      <style:text-properties fo:color="#ff8000" loext:opacity="100%" style:font-name="Mono" officeooo:rsid="027d28f7"/>
    </style:style>
    <style:style style:name="T1799" style:family="text">
      <style:text-properties fo:color="#00a933" loext:opacity="100%" style:font-style-asian="normal" style:font-style-complex="normal"/>
    </style:style>
    <style:style style:name="T1800" style:family="text">
      <style:text-properties officeooo:rsid="02a58153"/>
    </style:style>
    <style:style style:name="T1801" style:family="text">
      <style:text-properties fo:color="#f10d0c" loext:opacity="100%" fo:font-weight="bold" style:font-weight-asian="bold" style:font-weight-complex="bold"/>
    </style:style>
    <style:style style:name="T1802" style:family="text">
      <style:text-properties officeooo:rsid="02a9fba7"/>
    </style:style>
    <style:style style:name="T1803" style:family="text">
      <style:text-properties officeooo:rsid="02ab13d2"/>
    </style:style>
    <style:style style:name="T1804" style:family="text">
      <style:text-properties officeooo:rsid="02c38fbb"/>
    </style:style>
    <style:style style:name="T1805" style:family="text">
      <style:text-properties officeooo:rsid="02c89ccd"/>
    </style:style>
    <style:style style:name="T1806" style:family="text">
      <style:text-properties officeooo:rsid="02d4a24c"/>
    </style:style>
    <style:style style:name="T1807" style:family="text">
      <style:text-properties officeooo:rsid="03117e5d"/>
    </style:style>
    <style:style style:name="T1808" style:family="text">
      <style:text-properties officeooo:rsid="0340a1fc"/>
    </style:style>
    <style:style style:name="T1809" style:family="text">
      <style:text-properties officeooo:rsid="0343b15f"/>
    </style:style>
    <style:style style:name="T1810" style:family="text">
      <style:text-properties officeooo:rsid="0344d235"/>
    </style:style>
    <style:style style:name="T1811" style:family="text">
      <style:text-properties officeooo:rsid="03468982"/>
    </style:style>
    <style:style style:name="T1812" style:family="text">
      <style:text-properties fo:color="#313337" loext:opacity="100%" style:font-name="IBM Plex Mono" fo:font-size="12pt" fo:font-weight="bold" loext:padding="0cm" loext:border="none"/>
    </style:style>
    <style:style style:name="T1813" style:family="text">
      <style:text-properties officeooo:rsid="034cfa19"/>
    </style:style>
    <style:style style:name="T1814" style:family="text">
      <style:text-properties officeooo:rsid="0360fc71"/>
    </style:style>
    <style:style style:name="T1815" style:family="text">
      <style:text-properties fo:color="#ff860d" loext:opacity="100%" style:font-name="Mono" fo:font-size="12pt" fo:font-weight="bold" officeooo:rsid="015d890b" style:font-size-asian="12pt" style:font-style-asian="normal" style:font-weight-asian="bold" style:font-size-complex="12pt" style:font-style-complex="normal" style:font-weight-complex="bold"/>
    </style:style>
    <style:style style:name="T1816" style:family="text">
      <style:text-properties fo:color="#ff860d" loext:opacity="100%" style:font-name="Mono" fo:font-size="12pt" fo:font-weight="bold" officeooo:rsid="0369d736" style:font-size-asian="12pt" style:font-style-asian="normal" style:font-weight-asian="bold" style:font-size-complex="12pt" style:font-style-complex="normal" style:font-weight-complex="bold"/>
    </style:style>
    <style:style style:name="T1817" style:family="text">
      <style:text-properties fo:language="zxx" fo:country="none" style:language-asian="zxx" style:country-asian="none" style:language-complex="zxx" style:country-complex="none"/>
    </style:style>
    <style:style style:name="T1818" style:family="text">
      <style:text-properties officeooo:rsid="0372e122"/>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066*" fo:start-indent="0cm" fo:end-indent="0.252cm"/>
          <style:column style:rel-width="7906*"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1">Instalação para desenvolver HTML/CSS</text:p>
      <text:list xml:id="list817824204" text:style-name="L1">
        <text:list-item>
          <text:p text:style-name="P579"><text:span text:style-name="T1348">Instale </text:span><text:span text:style-name="T1349">o editor de código da Microsoft:</text:span><text:span text:style-name="T1348"> </text:span><text:a xlink:type="simple" xlink:href="https://code.visualstudio.com/" text:style-name="Internet_20_link" text:visited-style-name="Visited_20_Internet_20_Link"><text:span text:style-name="T1698">Visual Studio Code</text:span></text:a></text:p>
        </text:list-item>
        <text:list-item>
          <text:p text:style-name="P582"><text:span text:style-name="T1377">Após a instalação, </text:span><text:span text:style-name="T1378">baixe</text:span><text:span text:style-name="T1379"> o plugin de idioma</text:span><text:span text:style-name="T1377">, </text:span><text:span text:style-name="T1379">configure o </text:span><text:span text:style-name="T1377">tamanho da </text:span><text:span text:style-name="T1379">fonte</text:span><text:span text:style-name="T1377">, ative o word wrap (quebra automátic</text:span><text:span text:style-name="T1380">a</text:span><text:span text:style-name="T1377"> de linhas) </text:span><text:span text:style-name="T1379">e </text:span><text:span text:style-name="T1377">habilite o salvamento automático.</text:span></text:p>
        </text:list-item>
      </text:list>
      <text:p text:style-name="P397"/>
      <text:p text:style-name="P344">História e funcionamento da Internet</text:p>
      <text:p text:style-name="P413"/>
      <text:p text:style-name="P412">A <text:span text:style-name="T1312">internet</text:span> <text:span text:style-name="T1312">nasceu</text:span> <text:span text:style-name="T1693">em 1970, </text:span>dentro da <text:span text:style-name="T1312">DARPA</text:span>, num <text:span text:style-name="T1312">projeto</text:span> chamado <text:span text:style-name="T1312">ARPANET</text:span>, <text:span text:style-name="T2">interligando 4 computadores.</text:span></text:p>
      <text:p text:style-name="P412"><text:span text:style-name="T1693">Esse projeto criou o protocolo NCP que, por sua vez, continha 2 protocolos que são usados até hoje: o </text:span><text:span text:style-name="T1316">FTP</text:span><text:span text:style-name="T1693">, para transmissão de arquivos e o </text:span><text:span text:style-name="T1316">DNS</text:span><text:span text:style-name="T1693">, para identificação de máquinas na rede. </text:span></text:p>
      <text:p text:style-name="P412">Em 1983, <text:span text:style-name="T1">o </text:span><text:span text:style-name="T1313">TCP/IP</text:span><text:span text:style-name="T1"> se tornou o </text:span><text:span text:style-name="T1313">protocolo</text:span><text:span text:style-name="T1"> </text:span><text:span text:style-name="T1313">único</text:span><text:span text:style-name="T1"> da internet, substituindo o limitado protocolo NCP.</text:span></text:p>
      <text:p text:style-name="P415"><text:span text:style-name="T1654">Em 1989, </text:span>começou <text:span text:style-name="T1654">a</text:span> internet <text:span text:style-name="T1654">no Brasil </text:span>com o projeto RNP <text:span text:style-name="T1654">(Backbone que interliga algumas universidades).</text:span></text:p>
      <text:p text:style-name="P416"><text:span text:style-name="T1695">Hoje, </text:span>95% das informações intercontinentais são transmitidas via cabos submarinos.</text:p>
      <text:p text:style-name="P412"/>
      <text:p text:style-name="P10"><text:span text:style-name="T1329">Em 199</text:span><text:span text:style-name="T1330">1</text:span><text:span text:style-name="T1329">, Tim Bernes Lee </text:span><text:span text:style-name="T1330">e sua equipe no CERN projetaram</text:span><text:span text:style-name="T1329"> </text:span><text:span text:style-name="T1331">a linguagem</text:span><text:span text:style-name="T1329"> </text:span><text:span text:style-name="T1334">HTML</text:span><text:span text:style-name="T1338"> – </text:span><text:span text:style-name="T1339">Hyper Text Markup Language</text:span><text:span text:style-name="T1338"> </text:span><text:span text:style-name="T1340">e </text:span><text:span text:style-name="T1329">o</text:span><text:span text:style-name="T1332"> prot</text:span><text:span text:style-name="T1329">ocolo </text:span><text:span text:style-name="T1334">HTTP</text:span><text:span text:style-name="T1338"> – </text:span><text:span text:style-name="T1339">Hyper text tranfer Protocol</text:span><text:span text:style-name="T1338">.</text:span><text:span text:style-name="T1329"> No ano seguinte, ele cunhou o termo </text:span><text:span text:style-name="T1335">WWW</text:span><text:span text:style-name="T1330"> - </text:span><text:span text:style-name="T1329">World Wide Web com o nascimento da rede de alcance mundial, tornando o HTML uma ferramenta utilizada para tudo e por todos.</text:span></text:p>
      <text:p text:style-name="P463"><text:span text:style-name="T1326"><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326">.</text:span></text:p>
      <text:p text:style-name="P150"><text:span text:style-name="Emphasis"><text:span text:style-name="T4"/></text:span></text:p>
      <text:p text:style-name="P150"><text:span text:style-name="T1327">O site </text:span><text:a xlink:type="simple" xlink:href="http://iplocation.net/" text:style-name="Internet_20_link" text:visited-style-name="Visited_20_Internet_20_Link"><text:span text:style-name="T4">iplocation.net</text:span></text:a><text:span text:style-name="T1327"> informa o seu atual endereço de IP, bem como o de outros sites.</text:span></text:p>
      <text:p text:style-name="P418"/>
      <text:p text:style-name="P420">Atenção!</text:p>
      <text:p text:style-name="P419"><text:span text:style-name="T1779">MB é </text:span><text:span text:style-name="T9">≠</text:span><text:span text:style-name="T1779"> de Mb!<text:tab/></text:span><text:span text:style-name="T1689">Megabyte é diferente de Megabit:</text:span></text:p>
      <text:p text:style-name="P414"><text:span text:style-name="T1779">M</text:span><text:span text:style-name="T1421">B</text:span><text:span text:style-name="T1779"> = </text:span><text:span text:style-name="T1780">Megabytes</text:span><text:span text:style-name="T1779">, </text:span><text:span text:style-name="T3">significa </text:span><text:span text:style-name="T1461">armazenamento</text:span><text:span text:style-name="T1779"><text:tab/>M</text:span><text:span text:style-name="T1421">b</text:span><text:span text:style-name="T1779"> = Megabits, </text:span><text:span text:style-name="T1461">transferência</text:span></text:p>
      <text:p text:style-name="P11"/>
      <text:p text:style-name="P11"><text:span text:style-name="T1333">O aparelho responsável pela </text:span><text:span text:style-name="T1336">M</text:span><text:span text:style-name="T1337">o</text:span><text:span text:style-name="T1333">dulação e </text:span><text:span text:style-name="T1336">D</text:span><text:span text:style-name="T1337">em</text:span><text:span text:style-name="T1333">odulação dos diferentes formatos de sinais </text:span><text:span text:style-name="T1331">de internet</text:span><text:span text:style-name="T1333"> é o </text:span><text:span text:style-name="T1341">Modem</text:span><text:span text:style-name="T1333">.</text:span></text:p>
      <text:p text:style-name="P399"/>
      <text:p text:style-name="P417"><text:soft-page-break/>O <text:span text:style-name="T1312">Gateway</text:span> do cliente <text:span text:style-name="T1688">se conecta</text:span> ao <text:span text:style-name="T1695">r</text:span><text:span text:style-name="T1688">oteador do provedor</text:span> de acesso e <text:span text:style-name="T3">e</text:span>s<text:span text:style-name="T3">s</text:span>e, por sua vez, <text:span text:style-name="T1688">acessa</text:span> os servidores <text:span text:style-name="T1688">DNS</text:span> para conseguir <text:span text:style-name="T1654">o endereço e </text:span>se conectar aos diferentes<text:span text:style-name="T1784"> servidores </text:span><text:span text:style-name="T1785">pelo mundo, cada qual com seu IP.</text:span></text:p>
      <text:p text:style-name="P417"/>
      <text:p text:style-name="Standard"><text:span text:style-name="Emphasis"><text:span text:style-name="T1328">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50"><text:span text:style-name="Emphasis"><text:span text:style-name="T4"/></text:span></text:p>
      <text:p text:style-name="P184"><draw:frame draw:style-name="fr6" draw:name="Figura1" text:anchor-type="as-char" svg:width="12.278cm" svg:height="6.615cm" draw:z-index="7"><draw:image xlink:href="Pictures/10000001000001D0000000FA0889BCF84E58EE6B.png" xlink:type="simple" xlink:show="embed" xlink:actuate="onLoad" draw:mime-type="image/png"/></draw:frame></text:p>
      <text:p text:style-name="P526"><text:span text:style-name="Emphasis"><text:span text:style-name="T4"/></text:span></text:p>
      <text:p text:style-name="P150"><text:span text:style-name="Emphasis"><text:span text:style-name="T55">DNS – </text:span></text:span><text:span text:style-name="Emphasis"><text:span text:style-name="T59">Domain Name System, </text:span></text:span><text:span text:style-name="Emphasis"><text:span text:style-name="T58">ou Sistema de Nomes de Domínio</text:span></text:span><text:span text:style-name="Emphasis"><text:span text:style-name="T59"> – </text:span></text:span><text:span text:style-name="Emphasis"><text:span text:style-name="T60">é uma</text:span></text:span><text:span text:style-name="Emphasis"><text:span text:style-name="T61"> rede global de servidores </text:span></text:span><text:span text:style-name="Emphasis"><text:span text:style-name="T60">que</text:span></text:span><text:span text:style-name="Emphasis"><text:span text:style-name="T61"> </text:span></text:span><text:span text:style-name="Emphasis"><text:span text:style-name="T58">trabalham em conjunto para rapidamente traduzir</text:span></text:span><text:span text:style-name="Emphasis"><text:span text:style-name="T61"> os nomes de domínio legíveis por humanos </text:span></text:span><text:span text:style-name="Emphasis"><text:span text:style-name="T58">(URLs)</text:span></text:span><text:span text:style-name="Emphasis"><text:span text:style-name="T61"> em endereços numéricos </text:span></text:span><text:span text:style-name="Emphasis"><text:span text:style-name="T58">(</text:span></text:span><text:span text:style-name="Emphasis"><text:span text:style-name="T61">IP - Internet Protocol), </text:span></text:span><text:span text:style-name="Emphasis"><text:span text:style-name="T58">difíceis de decorar</text:span></text:span><text:span text:style-name="Emphasis"><text:span text:style-name="T61">. </text:span></text:span><text:span text:style-name="Emphasis"><text:span text:style-name="T58">Atuam como uma espécie de</text:span></text:span><text:span text:style-name="Emphasis"><text:span text:style-name="T61"> "catálogo telefônico" da internet.</text:span></text:span></text:p>
      <text:p text:style-name="P150"><text:span text:style-name="Emphasis"><text:span text:style-name="T4"/></text:span></text:p>
      <text:p text:style-name="P121"><text:span text:style-name="T86"><draw:frame draw:style-name="fr4" draw:name="Figura14" text:anchor-type="as-char" svg:width="12.467cm" svg:height="4.272cm" draw:z-index="8"><draw:image xlink:href="Pictures/10000001000002BC000000F023262DEF34917BA5.png" xlink:type="simple" xlink:show="embed" xlink:actuate="onLoad" draw:mime-type="image/png"/></draw:frame></text:span><draw:frame draw:style-name="fr6" draw:name="Figura2" text:anchor-type="as-char" svg:width="12.358cm" svg:height="4.106cm" draw:z-index="9"><draw:image xlink:href="Pictures/1000000100000266000000CC285B8DC54C12A977.png" xlink:type="simple" xlink:show="embed" xlink:actuate="onLoad" draw:mime-type="image/png"/></draw:frame></text:p>
      <text:p text:style-name="P314"><text:soft-page-break/><text:span text:style-name="T1403">[</text:span><text:span text:style-name="T1405">protocolo ou </text:span><text:span text:style-name="Strong_20_Emphasis"><text:span text:style-name="T1404">esquema</text:span></text:span><text:span text:style-name="T1403">]://</text:span><text:span text:style-name="T1406">[</text:span><text:span text:style-name="Strong_20_Emphasis"><text:span text:style-name="T1407">dominio</text:span></text:span><text:span text:style-name="T1406">]</text:span><text:span text:style-name="T1408">:[</text:span><text:span text:style-name="Strong_20_Emphasis"><text:span text:style-name="T1409">porta</text:span></text:span><text:span text:style-name="T1408">]</text:span><text:span text:style-name="T1410">/[</text:span><text:span text:style-name="Strong_20_Emphasis"><text:span text:style-name="T1411">caminho</text:span></text:span><text:span text:style-name="T1410">]</text:span><text:span text:style-name="T1412">?[</text:span><text:span text:style-name="Strong_20_Emphasis"><text:span text:style-name="T1413">querystring</text:span></text:span><text:span text:style-name="T1412">]</text:span><text:span text:style-name="T1414">#[</text:span><text:span text:style-name="Strong_20_Emphasis"><text:span text:style-name="T1415">fragmento</text:span></text:span><text:span text:style-name="T1414">]</text:span></text:p>
      <text:p text:style-name="P315"/>
      <text:p text:style-name="P12"><text:span text:style-name="T833">Exemplo: </text:span><text:span text:style-name="T823">http://</text:span><text:span text:style-name="T824">pomadasparabigode.com</text:span><text:span text:style-name="T825">:</text:span><text:span text:style-name="T826">80</text:span><text:span text:style-name="T828">/produto/pomada-especial/</text:span><text:span text:style-name="T827">busca</text:span><text:span text:style-name="T829">?nome=pomadalegal&amp;tipo=2&amp;categoria=bigodesruivos</text:span><text:span text:style-name="T830">#</text:span><text:span text:style-name="T831">id</text:span><text:span text:style-name="T830">descricao</text:span><text:span text:style-name="T832"> </text:span></text:p>
      <text:p text:style-name="P12"/>
      <text:p text:style-name="P150"><text:span text:style-name="Emphasis"><text:span text:style-name="T56">URI</text:span></text:span><text:span text:style-name="Emphasis"><text:span text:style-name="T58"> - Uniform Resource Identifier é um identificador único para </text:span></text:span><text:span text:style-name="Emphasis"><text:span text:style-name="T64">encontrar um</text:span></text:span><text:span text:style-name="Emphasis"><text:span text:style-name="T58"> recurso, sendo dividid</text:span></text:span><text:span text:style-name="Emphasis"><text:span text:style-name="T64">o</text:span></text:span><text:span text:style-name="Emphasis"><text:span text:style-name="T58"> em 2 subconjuntos:</text:span></text:span></text:p>
      <text:list xml:id="list2836142028" text:style-name="L2">
        <text:list-item>
          <text:p text:style-name="P583"><text:span text:style-name="T169">URL</text:span><text:span text:style-name="T172"> – </text:span><text:span text:style-name="T87">Uniform Resource Locat</text:span><text:span text:style-name="T88">o</text:span><text:span text:style-name="T87">r </text:span><text:span text:style-name="T89">ou L</text:span><text:span text:style-name="T90">ocalizador de </text:span><text:span text:style-name="T123">endereço único</text:span><text:span text:style-name="T90">, </text:span><text:span text:style-name="T91">é o </text:span><text:span text:style-name="T89">identificador</text:span><text:span text:style-name="T91"> que </text:span><text:span text:style-name="T89">aponta par</text:span><text:span text:style-name="T91">a</text:span><text:span text:style-name="T92"> </text:span><text:span text:style-name="T93">a localização de</text:span><text:span text:style-name="T92"> </text:span><text:span text:style-name="T145">página </text:span><text:span text:style-name="T146">ou recurso</text:span><text:span text:style-name="T145"> </text:span><text:span text:style-name="T143">na internet</text:span><text:span text:style-name="T147">, para </text:span><text:span text:style-name="T143">então</text:span><text:span text:style-name="T147"> poder </text:span><text:span text:style-name="T124">copiar</text:span><text:span text:style-name="T147"> e enviar </text:span><text:span text:style-name="T143">seu conteúdo até o cliente. </text:span><text:span text:style-name="T148">Ela </text:span><text:span text:style-name="T143">é composta por diferentes partes, algumas são estritamente necessárias e outras são opcionais:</text:span></text:p>
        </text:list-item>
      </text:list>
      <text:list xml:id="list734661969" text:style-name="L3">
        <text:list-item>
          <text:list>
            <text:list-item>
              <text:p text:style-name="P585"><text:span text:style-name="T158">método de acesso</text:span><text:span text:style-name="T143">: </text:span><text:span text:style-name="T148">pode ser composto por protocolo ou esquema:</text:span></text:p>
              <text:list>
                <text:list-item>
                  <text:p text:style-name="P586"><text:span text:style-name="T170">protocolo</text:span><text:span text:style-name="T148">: define um conjunto de regras para comunicação entre cliente e servidor. Os principais são:</text:span></text:p>
                  <text:list>
                    <text:list-item>
                      <text:p text:style-name="P587"><text:span text:style-name="T125">HTTP</text:span><text:span text:style-name="T1275">S</text:span><text:span text:style-name="T148"> - Hyper</text:span><text:span text:style-name="T149">T</text:span><text:span text:style-name="T148">ext Transfer Protocol </text:span><text:span text:style-name="T149">Secure</text:span><text:span text:style-name="T148">: </text:span><text:span text:style-name="T150">transfere</text:span><text:span text:style-name="T148"> dados pela W</text:span><text:span text:style-name="T150">WW - </text:span><text:span text:style-name="T148">World Wide Web, </text:span><text:span text:style-name="T150">com </text:span><text:span text:style-name="T149">uma camada a mais de segurança pois adiciona</text:span><text:span text:style-name="T148"> criptografia SSL/TLS.</text:span></text:p>
                    </text:list-item>
                    <text:list-item>
                      <text:p text:style-name="P649"><text:span text:style-name="T1449">FTP</text:span> – <text:span text:style-name="T1783">File Transfer Protocol: transfere arquivos entre sistemas em rede.</text:span></text:p>
                    </text:list-item>
                    <text:list-item>
                      <text:p text:style-name="P649"><text:span text:style-name="T1449">SMTP</text:span> - Simple Mail Transfer Protocol: envia e-mails. </text:p>
                    </text:list-item>
                    <text:list-item>
                      <text:p text:style-name="P586"><text:span text:style-name="T125">Telnet</text:span><text:span text:style-name="T148"> </text:span><text:span text:style-name="T150">ou </text:span><text:span text:style-name="T148">SSH – </text:span><text:span text:style-name="T150">Secure Shell</text:span><text:span text:style-name="T148">: </text:span><text:span text:style-name="T150">acessa remotamente outros sistemas. </text:span></text:p>
                    </text:list-item>
                  </text:list>
                </text:list-item>
                <text:list-item>
                  <text:p text:style-name="P600"><text:span text:style-name="T165">esquema</text:span><text:span text:style-name="T139">: </text:span><text:span text:style-name="T146">é uma</text:span><text:span text:style-name="T139"> convenção de nomenclatura para indicar como um determinado tipo de recurso deve ser tratado / </text:span><text:span text:style-name="T144">interpretado</text:span><text:span text:style-name="T139">. </text:span><text:span text:style-name="T146">Os mais comuns são:</text:span></text:p>
                  <text:list>
                    <text:list-item>
                      <text:p text:style-name="P673"><text:span text:style-name="T51">m</text:span><text:span text:style-name="T53">ailto</text:span><text:span text:style-name="T62">: </text:span><text:span text:style-name="T57">indica</text:span><text:span text:style-name="T62"> que o recurso é um endereço de e-mail e o navegador ou aplicativo deve abrir o </text:span><text:span text:style-name="T53">cliente de e-mail</text:span><text:span text:style-name="T62"> do usuário.<text:line-break/>É possível incluir várias informações em um link </text:span><text:span text:style-name="Source_20_Text"><text:span text:style-name="T818">mailto</text:span></text:span><text:span text:style-name="T62">, como o destinatário, o assunto e o corpo do e-mail. Exemplo:<text:line-break/></text:span><text:span text:style-name="T1185">&lt;</text:span><text:span text:style-name="T1024">a</text:span><text:span text:style-name="T1274"> </text:span><text:span text:style-name="T1215">href</text:span><text:span text:style-name="T1274">=</text:span><text:span text:style-name="T1091">"mailto:suporte@exemplo.com?subject=Dúvida%20sobre%20Produto&amp;body=Olá,%20gostaria%20de%20mais%20informações%20sobre%20o%20produto%20tal.</text:span><text:span text:style-name="T1093">"</text:span><text:span text:style-name="T1187">&gt;&lt;/</text:span><text:span text:style-name="T1026">a</text:span><text:span text:style-name="T1187">&gt;</text:span></text:p>
                    </text:list-item>
                    <text:list-item>
                      <text:p text:style-name="P674"><text:a xlink:type="simple" xlink:href="data://" text:style-name="Internet_20_link" text:visited-style-name="Visited_20_Internet_20_Link"><text:span text:style-name="T51">data</text:span></text:a><text:a xlink:type="simple" xlink:href="data://" text:style-name="Internet_20_link" text:visited-style-name="Visited_20_Internet_20_Link"><text:span text:style-name="T57">://</text:span></text:a></text:p>
                    </text:list-item>
                    <text:list-item>
                      <text:p text:style-name="P674"><text:a xlink:type="simple" xlink:href="../../../../../" text:style-name="Internet_20_link" text:visited-style-name="Visited_20_Internet_20_Link"><text:span text:style-name="T51">file</text:span></text:a><text:a xlink:type="simple" xlink:href="../../../../../" text:style-name="Internet_20_link" text:visited-style-name="Visited_20_Internet_20_Link"><text:span text:style-name="T57">://</text:span></text:a></text:p>
                    </text:list-item>
                    <text:list-item>
                      <text:p text:style-name="P650"><text:span text:style-name="T1449">urn</text:span>://</text:p>
                    </text:list-item>
                    <text:list-item>
                      <text:p text:style-name="P650"><text:span text:style-name="T1449">view-source</text:span>://</text:p>
                    </text:list-item>
                    <text:list-item>
                      <text:p text:style-name="P650"><text:span text:style-name="T1449">ws/wss</text:span>: conecções de WebSocket (encriptadas)</text:p>
                    </text:list-item>
                  </text:list>
                </text:list-item>
              </text:list>
            </text:list-item>
          </text:list>
        </text:list-item>
      </text:list>
      <text:p text:style-name="P185"/>
      <text:list xml:id="list163558595286992" text:continue-numbering="true" text:style-name="L3">
        <text:list-item>
          <text:list>
            <text:list-item>
              <text:p text:style-name="P588"><text:span text:style-name="T159">domínio (host)</text:span><text:span text:style-name="T143">: O nome de domínio é usado para mapear o endereço IP do servidor onde o site está hospedado. </text:span><text:span text:style-name="T151">Ele é composto por:</text:span></text:p>
              <text:list>
                <text:list-item>
                  <text:p text:style-name="P589"><text:soft-page-break/><text:span text:style-name="T126">subdomínio</text:span><text:span text:style-name="T127">s</text:span><text:span text:style-name="T151">:</text:span><text:span text:style-name="T152"> p</text:span><text:span text:style-name="T151">ermite</text:span><text:span text:style-name="T144">m</text:span><text:span text:style-name="T151"> </text:span><text:span text:style-name="T128">organizar a arquitetura</text:span><text:span text:style-name="T152"> do site </text:span><text:span text:style-name="T151">em </text:span><text:span text:style-name="T152">diferentes </text:span><text:span text:style-name="T151">seções, departamentos, </text:span><text:span text:style-name="T152">equipes ou serviços. </text:span><text:span text:style-name="T144">P</text:span><text:span text:style-name="T152">odem apontar para </text:span><text:span text:style-name="T128">servidores dedicados</text:span><text:span text:style-name="T152"> a funcionalidades especializadas, como e-mail, fóruns, blogs, suporte, lojas, entre outros. Por exemplo:</text:span></text:p>
                  <text:list>
                    <text:list-item>
                      <text:p text:style-name="P580"><text:a xlink:type="simple" xlink:href="https://drive.google.com/" text:style-name="Internet_20_link" text:visited-style-name="Visited_20_Internet_20_Link"><text:span text:style-name="T63">https://drive.google.com/</text:span></text:a></text:p>
                    </text:list-item>
                    <text:list-item>
                      <text:p text:style-name="P580"><text:a xlink:type="simple" xlink:href="https://drive.google.com/" text:style-name="Internet_20_link" text:visited-style-name="Visited_20_Internet_20_Link"><text:span text:style-name="T63">https://mail.google.com/</text:span></text:a></text:p>
                    </text:list-item>
                    <text:list-item>
                      <text:p text:style-name="P580"><text:a xlink:type="simple" xlink:href="https://drive.google.com/" text:style-name="Internet_20_link" text:visited-style-name="Visited_20_Internet_20_Link"><text:span text:style-name="T63">https://photos.google.com/</text:span></text:a></text:p>
                    </text:list-item>
                    <text:list-item>
                      <text:p text:style-name="P580"><text:a xlink:type="simple" xlink:href="https://play.google.com/" text:style-name="Internet_20_link" text:visited-style-name="Visited_20_Internet_20_Link"><text:span text:style-name="T63">https://play.google.com/</text:span></text:a></text:p>
                    </text:list-item>
                  </text:list>
                  <text:p text:style-name="P589"><text:span text:style-name="T152">O subdomínio WWW é padrão principal de um site sendo, portanto, </text:span><text:span text:style-name="T171">opcional</text:span><text:span text:style-name="T152"> </text:span><text:span text:style-name="T144">informar esse prefixo.</text:span></text:p>
                </text:list-item>
                <text:list-item>
                  <text:p text:style-name="P590"><text:span text:style-name="T126">domínio principal</text:span><text:span text:style-name="T151">: é a autori</text:span><text:span text:style-name="T143">dade que governa o namespace </text:span><text:span text:style-name="T153">e t</text:span><text:span text:style-name="T154">e</text:span><text:span text:style-name="T142">m taxa de pagamento anual.</text:span></text:p>
                </text:list-item>
                <text:list-item>
                  <text:p text:style-name="P591"><text:span text:style-name="T126">TLD – </text:span><text:span text:style-name="T129">Top-Level Domain</text:span><text:span text:style-name="T153">: indica a categoria geral ou a localização geográfica do site. Divididos em 2 tipos:</text:span></text:p>
                  <text:list>
                    <text:list-item>
                      <text:p text:style-name="P601"><text:span text:style-name="T155">gTLD (gen</text:span><text:span text:style-name="T139">eric</text:span><text:span text:style-name="T155">). Como exemplo: .com <text:s text:c="2"/>.edu <text:s text:c="3"/>.gov <text:s text:c="3"/>.store <text:s text:c="3"/>.</text:span><text:span text:style-name="T139">blog</text:span></text:p>
                    </text:list-item>
                    <text:list-item>
                      <text:p text:style-name="P602"><text:span text:style-name="T139">c</text:span><text:span text:style-name="T154">c</text:span><text:span text:style-name="T155">TLD (country code). Como exemplo:<text:tab/>.br<text:tab/>.pt<text:tab/>.us<text:tab/>.uk<text:line-break/></text:span></text:p>
                    </text:list-item>
                  </text:list>
                </text:list-item>
              </text:list>
            </text:list-item>
            <text:list-item>
              <text:p text:style-name="P588"><text:span text:style-name="T160">p</text:span><text:span text:style-name="T161">orta</text:span><text:span text:style-name="T153">: indic</text:span><text:span text:style-name="T143">a qual é o “portão” técnico usado para acessar os recursos no servidor web. Usualmente ela é omitida se o servidor web utiliza a porta padrão do protocolo HTTP (80 para HTTP e 443 para HTTPS), </text:span><text:span text:style-name="T156">d</text:span><text:span text:style-name="T143">o contrário, ela se torna </text:span><text:span text:style-name="T130">obrigatória</text:span><text:span text:style-name="T143">.<text:line-break/></text:span></text:p>
            </text:list-item>
            <text:list-item>
              <text:p text:style-name="P588"><text:span text:style-name="T162">caminho (path)</text:span><text:span text:style-name="T143">: </text:span><text:span text:style-name="T156">e</text:span><text:span text:style-name="T143">specifica o caminho para o recurso no servidor, </text:span><text:span text:style-name="T156">p</text:span><text:span text:style-name="T143">ode</text:span><text:span text:style-name="T156">ndo</text:span><text:span text:style-name="T143"> incluir diretórios </text:span><text:span text:style-name="T156">(pastas)</text:span><text:span text:style-name="T143"> e nomes de arquivo.</text:span></text:p>
            </text:list-item>
            <text:list-item>
              <text:p text:style-name="P592"><text:span text:style-name="T163">parâmetros de consulta</text:span><text:span text:style-name="T143">: </text:span><text:span text:style-name="T156">c</text:span><text:span text:style-name="T143">ontém informações adicionais que são enviadas para o servidor, </text:span><text:span text:style-name="T156">composto por uma lista de</text:span><text:span text:style-name="T143"> chave-valor </text:span><text:span text:style-name="T156">separados com o símbolo &amp;</text:span><text:span text:style-name="T143">.<text:line-break/></text:span></text:p>
            </text:list-item>
            <text:list-item>
              <text:p text:style-name="P593"><text:span text:style-name="T164">fragmento</text:span><text:span text:style-name="T143">: é uma </text:span><text:span text:style-name="T156">indicação</text:span><text:span text:style-name="T143"> para outra parte do próprio recurso, dando ao navegador as instruções para mostrar o conteúdo localizado naquele ponto marcado. </text:span><text:span text:style-name="T144">P</text:span><text:span text:style-name="T143">or exemplo, </text:span><text:span text:style-name="T144">e</text:span><text:span text:style-name="T143">m um documento HTML, o navegador </text:span><text:span text:style-name="T156">rolará a tela até</text:span><text:span text:style-name="T143"> um ponto definido, geralmente uma </text:span><text:span text:style-name="T816">&lt;section </text:span><text:span text:style-name="T817">id=’somewhereInTheDocument’</text:span><text:span text:style-name="T816">&gt;</text:span><text:span text:style-name="T143">; em um vídeo ou </text:span><text:span text:style-name="T156">á</text:span><text:span text:style-name="T143">udio, o naveg</text:span><text:span text:style-name="T156">ad</text:span><text:span text:style-name="T143">or </text:span><text:span text:style-name="T156">levará</text:span><text:span text:style-name="T143"> para o tempo </text:span><text:span text:style-name="T156">de reprodução </text:span><text:span text:style-name="T144">indicado.<text:line-break/></text:span></text:p>
            </text:list-item>
          </text:list>
        </text:list-item>
      </text:list>
      <text:list xml:id="list163557850015230" text:continue-list="list2836142028" text:style-name="L2">
        <text:list-item>
          <text:p text:style-name="P584"><text:span text:style-name="T168">URN</text:span><text:span text:style-name="T143"> - <text:s/></text:span><text:span text:style-name="T833">Uniform </text:span><text:span text:style-name="T834">R</text:span><text:span text:style-name="T833">esource </text:span><text:span text:style-name="T834">N</text:span><text:span text:style-name="T833">ame </text:span><text:span text:style-name="T835">ou </text:span><text:span text:style-name="T833">Nome Uniforme de Recurso, identifica um recurso de forma persistente e independente de sua localização, através de um nome estático mesmo se os seus dados forem movidos para outro local.<text:line-break/></text:span><text:span text:style-name="T836">Ela</text:span><text:span text:style-name="T833"> não informa qual protocolo deve ser utilizado.</text:span></text:p>
        </text:list-item>
      </text:list>
      <text:p text:style-name="P316"/>
      <text:p text:style-name="P321"><text:soft-page-break/><text:span text:style-name="T1312">Request</text:span> e <text:span text:style-name="T1312">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320"><draw:frame draw:style-name="fr10" draw:name="Figura22" text:anchor-type="as-char" svg:width="7.938cm" svg:height="2.037cm" draw:z-index="10"><draw:image xlink:href="Pictures/100000010000012C0000004D86FC263AA4C7F7C5.png" xlink:type="simple" xlink:show="embed" xlink:actuate="onLoad" draw:mime-type="image/png"/><svg:title>request</svg:title></draw:frame><text:s/><draw:frame draw:style-name="fr9" draw:name="Figura23" text:anchor-type="as-char" svg:y="-2.011cm" svg:width="7.938cm" svg:height="1.984cm" draw:z-index="11"><draw:image xlink:href="Pictures/100000010000012C0000004BF4F725F09D9300D6.png" xlink:type="simple" xlink:show="embed" xlink:actuate="onLoad" draw:mime-type="image/png"/><svg:title>response</svg:title></draw:frame></text:p>
      <text:p text:style-name="P317"/>
      <text:p text:style-name="P318">Hospedagem é a casa onde seu site vive, ou seja, o computador onde seus os arquivos estão guardados.</text:p>
      <text:p text:style-name="P319">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319"/>
      <text:p text:style-name="P261">O <text:span text:style-name="T1312">index.</text:span><text:span text:style-name="T1320">html</text:span> é a página <text:span text:style-name="T1449">padrão</text:span> dentro dos diretórios nos servidores de websites que é carregada sempre que uma pasta seja solicitada e não seja especificado o nome de um arquivo específico, neste caso o servidor <text:span text:style-name="T1344">está configurado para</text:span> procurar pelo arquivo index.html <text:span text:style-name="T1344">ou index.php </text:span>e entreg<text:span text:style-name="T1702">á-lo</text:span> para o visitante.</text:p>
      <text:p text:style-name="P261"/>
      <text:p text:style-name="P264"><draw:frame draw:style-name="fr6" draw:name="Figura3" text:anchor-type="as-char" svg:width="10.345cm" svg:height="3.916cm" draw:z-index="12"><draw:image xlink:href="Pictures/10000000000001870000009418C0053B19E35135.jpg" xlink:type="simple" xlink:show="embed" xlink:actuate="onLoad" draw:mime-type="image/jpeg"/></draw:frame></text:p>
      <text:p text:style-name="P264"/>
      <text:p text:style-name="P261"/>
      <text:p text:style-name="P345">HTML</text:p>
      <text:p text:style-name="P389"/>
      <text:p text:style-name="P393">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93"/>
      <text:p text:style-name="P392">Ao criar arquivos HTML, nomeie-os apenas com letras <text:span text:style-name="T1449">minúsculas</text:span>, sem acentos e sem colocar espaços.</text:p>
      <text:p text:style-name="P13"/>
      <text:p text:style-name="P156"><text:span text:style-name="T1352">Um documento </text:span><text:span text:style-name="T1353">em</text:span><text:span text:style-name="T1351"> </text:span><text:span text:style-name="T1354">HTML</text:span><text:span text:style-name="T1350"> </text:span><text:span text:style-name="T1352">é fundamentado apenas </text:span><text:span text:style-name="T1353">com</text:span><text:span text:style-name="T1350"> marcas ou etiquetas (do Inglês </text:span><text:span text:style-name="T1430">tag</text:span><text:span text:style-name="T1350">), </text:span><text:span text:style-name="T1352">que</text:span><text:span text:style-name="T1350"> são </text:span><text:span text:style-name="T1765">elementos</text:span><text:span text:style-name="T1350"> utilizados para estruturar o conteúdo de uma página web. Elas são compostas por um nome entre colchetes angulares </text:span><text:span text:style-name="T1589">&lt;&gt;</text:span><text:span text:style-name="T1350">, como </text:span><text:span text:style-name="Source_20_Text"><text:span text:style-name="T1597">&lt;</text:span></text:span><text:span text:style-name="Source_20_Text"><text:span text:style-name="T1350">tag</text:span></text:span><text:span text:style-name="Source_20_Text"><text:span text:style-name="T1597">&gt;</text:span></text:span><text:span text:style-name="T1350">, e geralmente são utilizadas em pares de abertura e fechamento, como </text:span><text:span text:style-name="Source_20_Text"><text:span text:style-name="T1597">&lt;</text:span></text:span><text:span text:style-name="Source_20_Text"><text:span text:style-name="T1350">tag</text:span></text:span><text:span text:style-name="Source_20_Text"><text:span text:style-name="T1597">&gt;</text:span></text:span><text:span text:style-name="Source_20_Text"><text:span text:style-name="T1350">conteúdo</text:span></text:span><text:span text:style-name="Source_20_Text"><text:span text:style-name="T1597">&lt;</text:span></text:span><text:span text:style-name="Source_20_Text"><text:span text:style-name="T1571">/</text:span></text:span><text:span text:style-name="Source_20_Text"><text:span text:style-name="T1350">tag</text:span></text:span><text:span text:style-name="Source_20_Text"><text:span text:style-name="T1597">&gt;</text:span></text:span><text:span text:style-name="T1350">.</text:span></text:p>
      <text:p text:style-name="P7"/>
      <text:p text:style-name="P389"><draw:frame draw:style-name="fr4" draw:name="Figura4" text:anchor-type="as-char" svg:width="18.457cm" svg:height="3.076cm" draw:z-index="0"><draw:image xlink:href="Pictures/100000000000027C0000006A2208F79640DDDD2D.jpg" xlink:type="simple" xlink:show="embed" xlink:actuate="onLoad" draw:mime-type="image/jpeg"/></draw:frame></text:p>
      <text:p text:style-name="P7"/>
      <text:p text:style-name="P14"><text:span text:style-name="T1361">T</text:span><text:span text:style-name="T1358">ags </text:span><text:span text:style-name="T1361">que</text:span><text:span text:style-name="T1358"> não possuem a necessidade de </text:span><text:span text:style-name="T1384">conteúdo interno</text:span><text:span text:style-name="T1358"> não </text:span><text:span text:style-name="T1361">precisam de</text:span><text:span text:style-name="T1358"> fechamento. São exemplos as tags &lt;br&gt;, &lt;meta&gt; e &lt;img&gt;.</text:span></text:p>
      <text:p text:style-name="P14"/>
      <text:p text:style-name="P15"><text:span text:style-name="T94">Para fazer </text:span><text:span text:style-name="T1119">comentários</text:span><text:span text:style-name="T94"> </text:span><text:span text:style-name="T95">no HTML </text:span><text:span text:style-name="T94">escreva:</text:span><text:span text:style-name="T892">&lt;!-- </text:span><text:span text:style-name="T1120">este é um comentário</text:span><text:span text:style-name="T895"> </text:span><text:span text:style-name="T892">→</text:span></text:p>
      <text:p text:style-name="P15"/>
      <text:p text:style-name="P14"><text:span text:style-name="T96">A</text:span><text:span text:style-name="T97">s tags ficam obsoletas com o passar do tempo. No VSCode, tags </text:span><text:span text:style-name="T72">obsoletas </text:span><text:span text:style-name="T97">ficam em vermelho como forma de aviso.</text:span></text:p>
      <text:p text:style-name="P7"/>
      <text:p text:style-name="P386"/>
      <text:p text:style-name="P387">Atributos</text:p>
      <text:p text:style-name="P385"/>
      <text:p text:style-name="P391"><text:span text:style-name="T1579">Atributos</text:span> HTML são palavras especiais usadas dentro da tag de <text:span text:style-name="T1449">abertura</text:span> para controlar o comportamento do elemento. <text:span text:style-name="T1789">Sua estrutura é </text:span><text:span text:style-name="T1715">chave=’valor’</text:span><text:span text:style-name="T1789">.</text:span></text:p>
      <text:p text:style-name="P400">Existem 2 tipos de atributos:</text:p>
      <text:list xml:id="list2661478068" text:style-name="L4">
        <text:list-item>
          <text:p text:style-name="P594"><text:span text:style-name="T1388">globais</text:span><text:span text:style-name="T1361">: aceitos por todas as tags, dentre os principais estão: </text:span><text:span text:style-name="T1592">id</text:span><text:span text:style-name="T1361">, </text:span><text:span text:style-name="T1592">class</text:span><text:span text:style-name="T1361">, </text:span><text:span text:style-name="T1592">style</text:span><text:span text:style-name="T1361">, </text:span><text:span text:style-name="T1592">autocapitalize</text:span><text:span text:style-name="T1361">, </text:span><text:span text:style-name="T1592">autocomplete</text:span><text:span text:style-name="T1361">, </text:span><text:span text:style-name="T1592">data-*</text:span><text:span text:style-name="T1361">, </text:span><text:span text:style-name="T1592">draggable</text:span><text:span text:style-name="T1361">, </text:span><text:span text:style-name="T1592">hidden</text:span><text:span text:style-name="T1361">, </text:span><text:span text:style-name="T1592">spellcheck</text:span><text:span text:style-name="T1361">, </text:span><text:span text:style-name="T1592">title</text:span><text:span text:style-name="T1361">, etc.</text:span></text:p>
        </text:list-item>
        <text:list-item>
          <text:p text:style-name="P594"><text:span text:style-name="T1388">específicos</text:span><text:span text:style-name="T1361">: somente algumas tags possuem, como: </text:span><text:span text:style-name="T1592">src</text:span><text:span text:style-name="T1361">, </text:span><text:span text:style-name="T1592">disabled</text:span><text:span text:style-name="T1361">, </text:span><text:span text:style-name="T1592">href</text:span><text:span text:style-name="T1361">, </text:span><text:span text:style-name="T1592">label</text:span><text:span text:style-name="T1361">, etc.</text:span></text:p>
        </text:list-item>
      </text:list>
      <text:p text:style-name="P16"/>
      <text:p text:style-name="P17"><text:span text:style-name="T1362">E</text:span><text:span text:style-name="T1363">strutura básica de um documento </text:span><text:span text:style-name="T1362">HTML:</text:span></text:p>
      <text:p text:style-name="P395"/>
      <text:p text:style-name="P396"><draw:frame draw:style-name="fr6" draw:name="Figura6" text:anchor-type="as-char" svg:width="17.406cm" svg:height="7.184cm" draw:z-index="14"><draw:image xlink:href="Pictures/100000000000026A0000012DB95EA14237F15651.jpg" xlink:type="simple" xlink:show="embed" xlink:actuate="onLoad" draw:mime-type="image/jpeg"/></draw:frame></text:p>
      <text:p text:style-name="P396"><draw:frame draw:style-name="fr6" draw:name="Figura7" text:anchor-type="as-char" svg:width="17.59cm" svg:height="7.329cm" draw:z-index="15"><draw:image xlink:href="Pictures/10000000000002A0000001187EF984F18351FF20.jpg" xlink:type="simple" xlink:show="embed" xlink:actuate="onLoad" draw:mime-type="image/jpeg"/></draw:frame></text:p>
      <text:p text:style-name="P9"/>
      <text:p text:style-name="P388"/>
      <text:p text:style-name="P120"><text:span text:style-name="T1426">Tag</text:span><text:span text:style-name="T1425"> </text:span><text:span text:style-name="T1426">raiz</text:span></text:p>
      <text:p text:style-name="P405"/>
      <text:p text:style-name="P32"><text:span text:style-name="T1441">&lt;!</text:span><text:span text:style-name="T1444">DOCTYPE html</text:span><text:span text:style-name="T1441">&gt;</text:span><text:span text:style-name="T1367"> </text:span><text:span text:style-name="T1364">essa instrução deve ser posicionada </text:span><text:span text:style-name="T1386">sempre na primeira linha</text:span><text:span text:style-name="T1364"> do documento pois especifica ao navegador que o código deve ser interpretado</text:span><text:span text:style-name="T1367"> </text:span><text:span text:style-name="T1364">de acordo com os padrões atuais</text:span><text:span text:style-name="T1367">, garantindo uma renderização mais previsível e consistente das páginas. </text:span><text:span text:style-name="T1364">Caso contrário, </text:span><text:span text:style-name="T1367">o navegador pode entrar no modo de </text:span><text:span text:style-name="T1389">Quirks</text:span><text:span text:style-name="T1367"> </text:span><text:span text:style-name="T1364">(</text:span><text:span text:style-name="T1367">Modo de Compatibilidade</text:span><text:span text:style-name="T1364">)</text:span><text:span text:style-name="T1367"> </text:span><text:span text:style-name="T1364">e</text:span><text:span text:style-name="T1367"> tentar interpretar a página de uma maneira mais antiga, seguindo regras de versões anteriores </text:span><text:span text:style-name="T1364">ao</text:span><text:span text:style-name="T1367"> HTML </text:span><text:span text:style-name="T1364">5</text:span><text:span text:style-name="T1367">.</text:span></text:p>
      <text:p text:style-name="P9"><text:span text:style-name="T1441">&lt;</text:span><text:span text:style-name="T1442">html&gt;</text:span><text:span text:style-name="T1364"> </text:span><text:span text:style-name="T1359">representa a raíz (root), é o nível mais acima do documento, onde todos os elementos descendem dele.</text:span></text:p>
      <text:p text:style-name="P9"/>
      <text:p text:style-name="P122"><text:span text:style-name="T1426">Tags</text:span><text:span text:style-name="T1425"> </text:span><text:span text:style-name="T1426">de metadados</text:span></text:p>
      <text:p text:style-name="P9"/>
      <text:p text:style-name="P14"><text:span text:style-name="T1443">&lt;head&gt;</text:span><text:span text:style-name="T1360"> </text:span><text:span text:style-name="T1365">tag que marca</text:span><text:span text:style-name="T1360"> a área de configurações, </text:span><text:span text:style-name="T1366">usando </text:span><text:span text:style-name="T1385">metadados</text:span></text:p>
      <text:p text:style-name="P115"><text:span text:style-name="T1441">&lt;</text:span><text:span text:style-name="T1445">link</text:span><text:span text:style-name="T1441">&gt;</text:span><text:span text:style-name="T1368"> </text:span><text:span text:style-name="T1369">e</text:span><text:span text:style-name="T1366">specifica relacionamentos entre o documento atual e um recurso externo.</text:span></text:p>
      <text:p text:style-name="P14"><text:span text:style-name="T1441">&lt;</text:span><text:span text:style-name="T1445">style</text:span><text:span text:style-name="T1441">&gt;</text:span><text:span text:style-name="T1368"> </text:span><text:span text:style-name="T1369">contém informações de estilo CSS</text:span></text:p>
      <text:p text:style-name="P14"><text:span text:style-name="T1441">&lt;title&gt;</text:span><text:span text:style-name="T1368"> fica dentro </text:span><text:span text:style-name="T1367">da</text:span><text:span text:style-name="T1368"> tag &lt;head&gt;: nomeia o título da aba do navegador</text:span></text:p>
      <text:p text:style-name="P14"/>
      <text:p text:style-name="P119"><text:span text:style-name="T1426">Tag</text:span><text:span text:style-name="T1425"> </text:span><text:span text:style-name="T1426">de conteúdo</text:span></text:p>
      <text:p text:style-name="P119"/>
      <text:p text:style-name="P133"><text:span text:style-name="T1443">&lt;body&gt;</text:span><text:span text:style-name="T1360"> </text:span><text:span text:style-name="T1369">delimita</text:span><text:span text:style-name="T1360"> a área de conteúdo </text:span><text:span text:style-name="T1369">do documento.</text:span></text:p>
      <text:p text:style-name="P133"/>
      <text:p text:style-name="P116"><text:span text:style-name="T999">Tags semânticas </text:span><text:span text:style-name="T1002">estruturais</text:span></text:p>
      <text:p text:style-name="P323"/>
      <text:p text:style-name="P18"><text:span text:style-name="T85">O HTML 5 tornou-se mais </text:span><text:span text:style-name="T157">semântico</text:span><text:span text:style-name="T85"> para melhorar </text:span><text:span text:style-name="T98">a</text:span><text:span text:style-name="T85"> SEO - Search Engine Optimization, </text:span><text:span text:style-name="T98">a </text:span><text:span text:style-name="T85">acessibilidade da página </text:span><text:span text:style-name="T99">e </text:span><text:span text:style-name="T664">a </text:span><text:span text:style-name="T665">estruturação</text:span><text:span text:style-name="T664"> do documento.</text:span></text:p>
      <text:p text:style-name="P202"/>
      <text:p text:style-name="P128"><text:span text:style-name="T727">T</text:span><text:span text:style-name="T725">ags semânticas de agrupamento </text:span><text:span text:style-name="T590">p</text:span><text:span text:style-name="T85">ermitem organizar o conteúdo do documento em partes lógicas e organizadas.</text:span></text:p>
      <text:p text:style-name="P76"/>
      <text:p text:style-name="P140"><text:span text:style-name="T1141">&lt;/nav</text:span><text:span text:style-name="T968"> </text:span><text:span text:style-name="T956">id</text:span><text:span text:style-name="T968">= "</text:span><text:span text:style-name="T844">menu</text:span><text:span text:style-name="T968">"</text:span><text:span text:style-name="T1141">&gt;</text:span><text:span text:style-name="T546"> utilizada para definir </text:span><text:span text:style-name="T615">menu de navegação principal</text:span><text:span text:style-name="T546">, </text:span><text:span text:style-name="T547">composta por um</text:span><text:span text:style-name="T501"> conjunto </text:span><text:span text:style-name="T547">de</text:span><text:span text:style-name="T501"> listas e </text:span><text:span text:style-name="T532">links</text:span><text:span text:style-name="T501">. </text:span><text:span text:style-name="T565">Exemplo:</text:span><text:span text:style-name="T548"> o parâmetro </text:span><text:span text:style-name="T935">id</text:span><text:span text:style-name="T548"> </text:span><text:span text:style-name="T565">(e</text:span><text:span text:style-name="T548">m azul</text:span><text:span text:style-name="T565">) </text:span><text:span text:style-name="T548">atribui o </text:span><text:span text:style-name="T503">identificador</text:span><text:span text:style-name="T548"> </text:span><text:span text:style-name="T839">menu</text:span><text:span text:style-name="T548"> à tag </text:span><text:span text:style-name="T739">&lt;n</text:span><text:span text:style-name="T740">av</text:span><text:span text:style-name="T739">&gt;</text:span><text:span text:style-name="T548"> a fim de identificá-la nas CSS.</text:span></text:p>
      <text:p text:style-name="P511"><text:span text:style-name="Source_20_Text"><text:span text:style-name="T1137">&lt;menu&gt;</text:span></text:span><text:span text:style-name="T293"> </text:span><text:span text:style-name="T295">tag semântica para</text:span><text:span text:style-name="T293"> </text:span><text:span text:style-name="T295">encapsular</text:span><text:span text:style-name="T293"> elementos de </text:span><text:span text:style-name="T351">menu </text:span><text:span text:style-name="T350">específicos</text:span><text:span text:style-name="T295"> para </text:span><text:span text:style-name="T350">ações contextuais</text:span><text:span text:style-name="T295"> como, por exemplo</text:span><text:span text:style-name="T293">, </text:span><text:span text:style-name="T295">incluir tags</text:span><text:span text:style-name="T293"> </text:span><text:span text:style-name="Source_20_Text"><text:span text:style-name="T747">&lt;li&gt;</text:span></text:span><text:span text:style-name="T293"> (item de lista) e links de navegação </text:span><text:span text:style-name="Source_20_Text"><text:span text:style-name="T747">&lt;a&gt;</text:span></text:span><text:span text:style-name="T293"> (âncora) </text:span><text:span text:style-name="T295">para botões de ação </text:span><text:span text:style-name="T813">EDITAR</text:span><text:span text:style-name="T295"> e </text:span><text:span text:style-name="T813">EXCLUIR</text:span><text:span text:style-name="T295">.</text:span><text:span text:style-name="T336"><text:line-break/></text:span><text:span text:style-name="T862">&lt;/header&gt;</text:span><text:span text:style-name="T860"> </text:span><text:span text:style-name="T283">utilizad</text:span><text:span text:style-name="T294">a</text:span><text:span text:style-name="T283"> para representar </text:span><text:span text:style-name="T349">cabeçalhos</text:span><text:span text:style-name="T283">, sejam eles de um site, artigo ou seção.</text:span></text:p>
      <text:p text:style-name="P511"><text:soft-page-break/><text:span text:style-name="Strong_20_Emphasis"><text:span text:style-name="T861">&lt;/main&gt;</text:span></text:span><text:span text:style-name="Strong_20_Emphasis"><text:span text:style-name="T283"> </text:span></text:span><text:span text:style-name="T283"><text:s/>representa o conteúdo principal, relacionado diretamente com o tópico central da página</text:span></text:p>
      <text:p text:style-name="P72"><text:span text:style-name="T1141">&lt;/footer&gt;</text:span><text:span text:style-name="T501"> rodapé </text:span><text:span text:style-name="T531">para colocar as informações institucionais, endereços, contatos e redes sociais.</text:span></text:p>
      <text:p text:style-name="P72"><text:span text:style-name="T1141">&lt;/section&gt;</text:span><text:span text:style-name="T501"> </text:span><text:span text:style-name="T502">identifica uma seção de conteúdo</text:span></text:p>
      <text:p text:style-name="P70"><text:span text:style-name="T1141">&lt;/article&gt;</text:span><text:span text:style-name="T1124"> </text:span><text:span text:style-name="T502">define um artigo, utilizada para </text:span><text:span text:style-name="T503">identificar</text:span><text:span text:style-name="T502"> o </text:span><text:span text:style-name="T532">principal </text:span><text:span text:style-name="T502">conteúdo da página.</text:span><text:span text:style-name="T501"><text:line-break/></text:span><text:span text:style-name="T1141">&lt;/aside&gt;</text:span><text:span text:style-name="T501"> </text:span><text:span text:style-name="T504">tag semântica para um </text:span><text:span text:style-name="T501">conteúdo lateral, próximo ao conteúdo principal. </text:span><text:span text:style-name="T505">Pode conter</text:span><text:span text:style-name="T504"> explicações, glossário, avisos, links relacionados, perfil do autor, etc.</text:span></text:p>
      <text:p text:style-name="P114"><text:span text:style-name="T876">&lt;h1</text:span><text:span text:style-name="T539"> … </text:span><text:span text:style-name="T876">h6&gt;</text:span><text:span text:style-name="T788"> </text:span><text:span text:style-name="T541">head</text:span><text:span text:style-name="T542">ing</text:span><text:span text:style-name="T541">: tag</text:span><text:span text:style-name="T539"> para identificar a hierarquia d</text:span><text:span text:style-name="T564">o</text:span><text:span text:style-name="T539"> conteúdo</text:span><text:span text:style-name="T542">. </text:span><text:span text:style-name="T534">Os títulos </text:span><text:span text:style-name="T535">(</text:span><text:span text:style-name="T534">headings</text:span><text:span text:style-name="T535">)</text:span><text:span text:style-name="T534"> </text:span><text:span text:style-name="T540">organizam-se</text:span><text:span text:style-name="T534"> </text:span><text:span text:style-name="T540">em</text:span><text:span text:style-name="T536"> até 6 </text:span><text:span text:style-name="T537">níveis de assunto. Essa tag é um dos primeiros parâmetros analisados pelos </text:span><text:span text:style-name="T613">motores de busca</text:span><text:span text:style-name="T537">, portanto um bom título é vital para que sua página seja </text:span><text:span text:style-name="T538">bem-vista</text:span><text:span text:style-name="T537"> pelos buscadores.</text:span></text:p>
      <text:p text:style-name="P40"><text:span text:style-name="T873">&lt;/hgroup&gt;</text:span><text:span text:style-name="T578"> </text:span><text:span text:style-name="T579">essa tag </text:span><text:span text:style-name="T578">agrupa títulos semelhantes, </text:span><text:span text:style-name="T579">com a</text:span><text:span text:style-name="T578"> mesma semântica. <text:line-break/></text:span><text:span text:style-name="T580">P</text:span><text:span text:style-name="T578">or exemplo:</text:span></text:p>
      <text:p text:style-name="P48"><text:span text:style-name="T1181">&lt;</text:span><text:span text:style-name="T1019">hgroup</text:span><text:span text:style-name="T1181">&gt;<text:tab/><text:tab/><text:tab/><text:tab/><text:tab/><text:tab/><text:tab/><text:tab/></text:span></text:p>
      <text:p text:style-name="P48"><text:span text:style-name="T1502"><text:tab/>&lt;</text:span><text:span text:style-name="T1517">h1</text:span><text:span text:style-name="T1502">&gt;</text:span><text:span text:style-name="T1775">Game of thrones</text:span><text:span text:style-name="T1502">&lt;/</text:span><text:span text:style-name="T1517">h1</text:span><text:span text:style-name="T1502">&gt;<text:tab/><text:tab/><text:tab/><text:tab/></text:span></text:p>
      <text:p text:style-name="P48"><text:span text:style-name="T1502"><text:tab/>&lt;</text:span><text:span text:style-name="T1517">h2</text:span><text:span text:style-name="T1502">&gt;</text:span><text:span text:style-name="T1775">Chronicles of fire and bood</text:span><text:span text:style-name="T1502">&lt;/</text:span><text:span text:style-name="T1517">h2</text:span><text:span text:style-name="T1502">&gt;<text:tab/><text:tab/></text:span></text:p>
      <text:p text:style-name="P48"><text:span text:style-name="T1502"><text:tab/>&lt;</text:span><text:span text:style-name="T1517">h3</text:span><text:span text:style-name="T1502">&gt;</text:span><text:span text:style-name="T1775">autor George R. R. Martin</text:span><text:span text:style-name="T1502">&lt;/</text:span><text:span text:style-name="T1517">h3</text:span><text:span text:style-name="T1502">&gt;<text:tab/><text:tab/></text:span></text:p>
      <text:p text:style-name="P48"><text:span text:style-name="T1502">&lt;/</text:span><text:span text:style-name="T1517">hgroup</text:span><text:span text:style-name="T1502">&gt;<text:tab/><text:tab/><text:tab/><text:tab/><text:tab/><text:tab/><text:tab/><text:tab/></text:span></text:p>
      <text:p text:style-name="P14"><text:span text:style-name="T1441">&lt;p&gt;</text:span><text:span text:style-name="T1368"> paragraph: tag para </text:span><text:span text:style-name="T1355">criar um parágrafo</text:span></text:p>
      <text:p text:style-name="P404"/>
      <text:p text:style-name="P378"><draw:frame draw:style-name="fr8" draw:name="Figura24" text:anchor-type="as-char" svg:width="14.981cm" svg:height="10.335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1145">&lt;/figure&gt; </text:span><text:span text:style-name="T549">tag semântica para abrigar um conjunto de imagens, com seus títulos ou legendas</text:span><text:span text:style-name="T501"><text:line-break/></text:span><text:span text:style-name="T1141">&lt;/figcaption&gt;</text:span><text:span text:style-name="T501"> adiciona uma </text:span><text:span text:style-name="T602">legenda</text:span><text:span text:style-name="T501"> à imagem. </text:span><text:span text:style-name="T548">E</text:span><text:span text:style-name="T501">ssa tag costuma ficar dentro da tag que abriga imagens </text:span><text:span text:style-name="T744">&lt;img&gt;</text:span><text:span text:style-name="T501"> </text:span><text:span text:style-name="T548">ou</text:span><text:span text:style-name="T501"> </text:span><text:span text:style-name="T744">&lt;figure&gt;</text:span></text:p>
      <text:p text:style-name="P263"><text:span text:style-name="T1434">&lt;adress&gt;</text:span> esse elemento serve para inserir informações de contato, desde um simples e-mail até um endereço completo de um local físico.</text:p>
      <text:p text:style-name="P84"><text:span text:style-name="T1146">&lt;</text:span><text:span text:style-name="T1147">search</text:span><text:span text:style-name="T1146">&gt;</text:span><text:span text:style-name="T256"> tag semântica para </text:span><text:span text:style-name="T257">encapsular</text:span><text:span text:style-name="T256"> os recursos de </text:span><text:span text:style-name="T210">pesquisa</text:span><text:span text:style-name="T256"> e </text:span><text:span text:style-name="T210">filtragem</text:span><text:span text:style-name="T256"> </text:span><text:span text:style-name="T257">como, por exemplo, aqueles mini </text:span><text:span text:style-name="T780">&lt;form&gt;</text:span><text:span text:style-name="T257"> para campos quickSearch</text:span></text:p>
      <text:p text:style-name="P455"><text:span text:style-name="T1126">&lt;fieldset&gt;</text:span><text:span text:style-name="T185"> agrupa elementos de um formulário. Geralmente, é combinada com a tag </text:span><text:span text:style-name="Source_20_Text"><text:span text:style-name="T753">&lt;legend&gt;</text:span></text:span><text:span text:style-name="T185"> para fornecer um rótulo ou título descritivo</text:span></text:p>
      <text:p text:style-name="P302"/>
      <text:p text:style-name="P119"><text:span text:style-name="T999">&lt;</text:span><text:span text:style-name="T1000">div&gt;</text:span><text:span text:style-name="T100"> x </text:span><text:span text:style-name="T1000">&lt;span&gt;</text:span></text:p>
      <text:p text:style-name="P118"/>
      <text:p text:style-name="P227">A linguagem HTML padrão tinha apenas duas tags de agrupamento genérico: a <text:span text:style-name="T1679">&lt;div&gt; </text:span>e a <text:span text:style-name="T1675">&lt;span&gt;</text:span>. A diferença básica entre elas é que a primeira é um <text:span text:style-name="T1449">elemento agrupador do tipo block-level</text:span> e o segundo é <text:span text:style-name="T1449">inline-level</text:span>. No mais, eles agem exatamente da mesma maneira, servindo para juntar vários outros elementos HTML. <text:span text:style-name="T1477">Em resumo</text:span><text:span text:style-name="T1659">:</text:span></text:p>
      <text:p text:style-name="P67"><text:span text:style-name="T1141">&lt;span&gt;</text:span><text:span text:style-name="T500"> </text:span><text:span text:style-name="T533">é</text:span><text:span text:style-name="T500"> um </text:span><text:span text:style-name="T600">container </text:span><text:span text:style-name="T601">genérico</text:span><text:span text:style-name="T600"> </text:span><text:span text:style-name="T910">inline</text:span><text:span text:style-name="T500">, </text:span><text:span text:style-name="T533">pode ser usada para agrupar elementos que tenham o mesmo estilo (usando os atributos </text:span><text:span text:style-name="T787">class</text:span><text:span text:style-name="T533"> ou </text:span><text:span text:style-name="T787">id</text:span><text:span text:style-name="T533">), ou que compartilham atributos semelhantes em</text:span><text:span text:style-name="T500"> um </text:span><text:span text:style-name="T630">trecho específico</text:span><text:span text:style-name="T500">.</text:span></text:p>
      <text:p text:style-name="P15"><text:span text:style-name="T1153">&lt;div&gt;</text:span><text:span text:style-name="T1001"> </text:span><text:span text:style-name="T630">não possui um valor semântico mas é muito utilizada para organizar melhor o conteúdo, definindo </text:span><text:span text:style-name="T600">divisões lógicas</text:span><text:span text:style-name="T630">, organizando as informações ao delimitá-las dentro de um layout, permitindo aplicação particular de CSS, </text:span><text:span text:style-name="T600">centralizando blocos</text:span><text:span text:style-name="T630"> de conteúdo, criando efeitos de coluna, diferentes áreas de cor e muito mais.</text:span></text:p>
      <text:p text:style-name="P118"/>
      <text:p text:style-name="P327"/>
      <text:p text:style-name="P117"><text:span text:style-name="T999">Tags semânticas </text:span><text:span text:style-name="T1002">formatadoras</text:span><text:span text:style-name="T1000"> de texto</text:span></text:p>
      <text:p text:style-name="P174"/>
      <text:p text:style-name="P174"><text:span text:style-name="T1434">&lt;strong&gt;</text:span> <text:span text:style-name="T1323">negrito</text:span></text:p>
      <text:p text:style-name="P174"><text:span text:style-name="T1434">&lt;em&gt;</text:span> <text:span text:style-name="T1470">emphasis </text:span><text:span text:style-name="T1773">(</text:span><text:span text:style-name="T1476">itálico</text:span><text:span text:style-name="T1478">)</text:span></text:p>
      <text:p text:style-name="P231"><text:span text:style-name="T1440">&lt;ins&gt;</text:span><text:span text:style-name="T1478"> insert: </text:span><text:span text:style-name="T1452">sublinha</text:span><text:span text:style-name="T1478"> o texto; o texto inserido é o op</text:span><text:span text:style-name="T1479">o</text:span><text:span text:style-name="T1478">sto do texto deletado</text:span><text:span text:style-name="T1480">(tachado)</text:span></text:p>
      <text:p text:style-name="P20"><text:span text:style-name="T869">&lt;del&gt;</text:span><text:span text:style-name="T597"> delete: deixa o texto </text:span><text:span text:style-name="T822">tachado</text:span><text:span text:style-name="T598"> representa aquilo que não é muito relevante ou preciso</text:span></text:p>
      <text:p text:style-name="P174"><text:span text:style-name="T1434">&lt;mark&gt;</text:span> <text:span text:style-name="T1471">delimita</text:span> um texto (assim como uma caneta marca-texto)</text:p>
      <text:p text:style-name="P231"><text:span text:style-name="T1434">&lt;sup&gt;</text:span> sobrescrito (x<text:span text:style-name="T1473">²</text:span><text:span text:style-name="T1472">)</text:span></text:p>
      <text:p text:style-name="P21"><text:span text:style-name="T867">&lt;sub&gt;</text:span><text:span text:style-name="T229"> subscrito (H</text:span><text:span text:style-name="T10">2</text:span><text:span text:style-name="T229">O)</text:span></text:p>
      <text:p text:style-name="P21"><text:span text:style-name="T870">&lt;cite&gt;</text:span><text:span text:style-name="T244"> tag semântica para representar o título de uma </text:span><text:span text:style-name="T207">obra criativa</text:span><text:span text:style-name="T244">, como o título de um livro, filme, música, artigo, entre outros.</text:span></text:p>
      <text:p text:style-name="P22"><text:span text:style-name="T1150">&lt;small&gt;</text:span><text:span text:style-name="T245"> representa comentários laterais e letras pequenas, como </text:span><text:span text:style-name="T208">direitos autorais</text:span><text:span text:style-name="T245"> e </text:span><text:span text:style-name="T208">texto jurídico</text:span><text:span text:style-name="T245">, independente de seu CSS. Por padrão, ele renderiza o texto no menor tamanho (</text:span><text:span text:style-name="T777">small ou x-small</text:span><text:span text:style-name="T245">).</text:span></text:p>
      <text:p text:style-name="P85"><text:span text:style-name="T1148">&lt;wbr&gt;</text:span><text:span text:style-name="T578"> word breaker: permite </text:span><text:span text:style-name="T579">dividir uma</text:span><text:span text:style-name="T578"> palavra, assim </text:span><text:span text:style-name="T579">ela</text:span><text:span text:style-name="T578"> pode ser quebrada para a próxima linha (muito </text:span><text:span text:style-name="T579">útil</text:span><text:span text:style-name="T578"> para grandes endereços de sites)</text:span></text:p>
      <text:list xml:id="list3583394366" text:style-name="L5">
        <text:list-item>
          <text:p text:style-name="P603"><text:span text:style-name="T956">&amp;shy;</text:span><text:span text:style-name="T578"> soft hyphen: semelhante à tag </text:span><text:span text:style-name="T738">&lt;wbr&gt;</text:span><text:span text:style-name="T578"> porém adiciona um hífen </text:span><text:span text:style-name="T579">(</text:span><text:span text:style-name="T578">ideal para divisão silábica de palavras grandes</text:span><text:span text:style-name="T579">)</text:span></text:p>
        </text:list-item>
        <text:list-item>
          <text:p text:style-name="P603"><text:span text:style-name="T958">&amp;nbsp;</text:span><text:span text:style-name="T578"> non-break spaces: adiciona um </text:span><text:span text:style-name="T622">espaço em branco</text:span><text:span text:style-name="T578"> lateral (</text:span><text:span text:style-name="T579">já que simples espaços ou enters são desconsiderados</text:span><text:span text:style-name="T578">)</text:span></text:p>
        </text:list-item>
      </text:list>
      <text:p text:style-name="P84"/>
      <text:p text:style-name="P464"><text:span text:style-name="Source_20_Text"><text:span text:style-name="T863">&lt;var&gt;</text:span></text:span><text:span text:style-name="Source_20_Text"><text:span text:style-name="T192"> utilizada para representar </text:span></text:span><text:span text:style-name="Source_20_Text"><text:span text:style-name="T193">e destacar visualmente (em itálico) variáveis </text:span></text:span><text:span text:style-name="Source_20_Text"><text:span text:style-name="T192">em um contexto matemático ou de programação.</text:span></text:span></text:p>
      <text:p text:style-name="P467"><text:span text:style-name="Source_20_Text"><text:span text:style-name="T1179">&lt;</text:span></text:span><text:span text:style-name="Source_20_Text"><text:span text:style-name="T1016">p</text:span></text:span><text:span text:style-name="Source_20_Text"><text:span text:style-name="T1179">&gt;</text:span></text:span><text:span text:style-name="Source_20_Text"><text:span text:style-name="T1270">A fórmula para calcular a área de um círculo é<text:tab/><text:tab/><text:tab/><text:line-break/></text:span></text:span><text:span text:style-name="Source_20_Text"><text:span text:style-name="T1179">&lt;</text:span></text:span><text:span text:style-name="Source_20_Text"><text:span text:style-name="T1016">var</text:span></text:span><text:span text:style-name="Source_20_Text"><text:span text:style-name="T1179">&gt;</text:span></text:span><text:span text:style-name="Source_20_Text"><text:span text:style-name="T1270">π</text:span></text:span><text:span text:style-name="Source_20_Text"><text:span text:style-name="T1179">&lt;/</text:span></text:span><text:span text:style-name="Source_20_Text"><text:span text:style-name="T1016">var</text:span></text:span><text:span text:style-name="Source_20_Text"><text:span text:style-name="T1179">&gt;</text:span></text:span><text:span text:style-name="Source_20_Text"><text:span text:style-name="T1270"> * </text:span></text:span><text:span text:style-name="Source_20_Text"><text:span text:style-name="T1179">&lt;</text:span></text:span><text:span text:style-name="Source_20_Text"><text:span text:style-name="T1016">var</text:span></text:span><text:span text:style-name="Source_20_Text"><text:span text:style-name="T1179">&gt;</text:span></text:span><text:span text:style-name="Source_20_Text"><text:span text:style-name="T1270">r</text:span></text:span><text:span text:style-name="Source_20_Text"><text:span text:style-name="T1179">&lt;/</text:span></text:span><text:span text:style-name="Source_20_Text"><text:span text:style-name="T1016">var</text:span></text:span><text:span text:style-name="Source_20_Text"><text:span text:style-name="T1179">&gt;&lt;</text:span></text:span><text:span text:style-name="Source_20_Text"><text:span text:style-name="T1016">sup</text:span></text:span><text:span text:style-name="Source_20_Text"><text:span text:style-name="T1179">&gt;</text:span></text:span><text:span text:style-name="Source_20_Text"><text:span text:style-name="T1270">2</text:span></text:span><text:span text:style-name="Source_20_Text"><text:span text:style-name="T1179">&lt;/</text:span></text:span><text:span text:style-name="Source_20_Text"><text:span text:style-name="T1016">sup</text:span></text:span><text:span text:style-name="Source_20_Text"><text:span text:style-name="T1179">&gt;</text:span></text:span><text:span text:style-name="Source_20_Text"><text:span text:style-name="T1270">,<text:tab/><text:tab/><text:tab/><text:tab/><text:line-break/>onde </text:span></text:span><text:span text:style-name="Source_20_Text"><text:span text:style-name="T1179">&lt;</text:span></text:span><text:span text:style-name="Source_20_Text"><text:span text:style-name="T1016">var</text:span></text:span><text:span text:style-name="Source_20_Text"><text:span text:style-name="T1179">&gt;</text:span></text:span><text:span text:style-name="Source_20_Text"><text:span text:style-name="T1270">π</text:span></text:span><text:span text:style-name="Source_20_Text"><text:span text:style-name="T1179">&lt;/</text:span></text:span><text:span text:style-name="Source_20_Text"><text:span text:style-name="T1016">var</text:span></text:span><text:span text:style-name="Source_20_Text"><text:span text:style-name="T1179">&gt;</text:span></text:span><text:span text:style-name="Source_20_Text"><text:span text:style-name="T1270"> é o número pi e </text:span></text:span><text:span text:style-name="Source_20_Text"><text:span text:style-name="T1179">&lt;</text:span></text:span><text:span text:style-name="Source_20_Text"><text:span text:style-name="T1016">var</text:span></text:span><text:span text:style-name="Source_20_Text"><text:span text:style-name="T1179">&gt;</text:span></text:span><text:span text:style-name="Source_20_Text"><text:span text:style-name="T1270">r</text:span></text:span><text:span text:style-name="Source_20_Text"><text:span text:style-name="T1179">&lt;/</text:span></text:span><text:span text:style-name="Source_20_Text"><text:span text:style-name="T1016">var</text:span></text:span><text:span text:style-name="Source_20_Text"><text:span text:style-name="T1179">&gt;</text:span></text:span><text:span text:style-name="Source_20_Text"><text:span text:style-name="T1270"> é o raio.</text:span></text:span><text:span text:style-name="Source_20_Text"><text:span text:style-name="T1179">&lt;/</text:span></text:span><text:span text:style-name="Source_20_Text"><text:span text:style-name="T1016">p</text:span></text:span><text:span text:style-name="Source_20_Text"><text:span text:style-name="T1179">&gt;<text:tab/></text:span></text:span></text:p>
      <text:p text:style-name="P454"><text:span text:style-name="Source_20_Text"><text:span text:style-name="T863">&lt;samp&gt;</text:span></text:span><text:span text:style-name="T192"> útil </text:span><text:span text:style-name="T193">para</text:span><text:span text:style-name="T192"> destacar visualmente uma saída de programa ou script. Seu conteúdo normalmente é renderizado usando a </text:span><text:span text:style-name="T194">fonte</text:span><text:span text:style-name="T191"> </text:span><text:span text:style-name="T743">monospace</text:span><text:span text:style-name="T192"> padrão do navegador.</text:span></text:p>
      <text:p text:style-name="P19"><text:span text:style-name="T867">&lt;code&gt;</text:span><text:span text:style-name="T229"> </text:span><text:span text:style-name="T230">usada para apresentar um fragmento de código-fonte de um programa, também usa</text:span><text:span text:style-name="T229"> </text:span><text:span text:style-name="T231">a fonte</text:span><text:span text:style-name="T229"> </text:span><text:span text:style-name="T741">monospace</text:span><text:span text:style-name="T248"> </text:span><text:span text:style-name="T247">para facilitar</text:span><text:span text:style-name="T246"> a leitura. Essa tag não </text:span><text:span text:style-name="T249">o</text:span><text:span text:style-name="T246">rganiza o código com identação, para solucionar isso utilize a tag </text:span><text:span text:style-name="T742">&lt;pre&gt;</text:span></text:p>
      <text:p text:style-name="P20"><text:span text:style-name="T870">&lt;pre&gt;</text:span><text:span text:style-name="T248"> mantém o texto pré-formatado, então passa a obedecer quebras de linha, espaços e tabulações.</text:span></text:p>
      <text:p text:style-name="P22"><text:span text:style-name="T870">&lt;kbd&gt;</text:span><text:span text:style-name="T248"> usada para destacar as teclas do teclado. Por convenção, o UserAgent renderiza seu conteúdo usando sua fonte </text:span><text:span text:style-name="T741">monospace</text:span><text:span text:style-name="T248"> padrão.</text:span></text:p>
      <text:p text:style-name="P300"/>
      <text:p text:style-name="P262"><text:span text:style-name="T1439">&lt;q&gt;</text:span><text:span text:style-name="T1474"> quote: usada para fazer </text:span><text:span text:style-name="T1475">uma</text:span><text:span text:style-name="T1474"> citação </text:span><text:span text:style-name="T1475">simples </text:span><text:span text:style-name="T1474">em meio a uma frase, colocando as aspas automaticamente, mas sem deslocamento</text:span></text:p>
      <text:p text:style-name="P18"><text:soft-page-break/><text:span text:style-name="T870">&lt;blockquote </text:span><text:span text:style-name="T955">cite</text:span><text:span text:style-name="T871">=”</text:span><text:span text:style-name="T845">link.com</text:span><text:span text:style-name="T871">“</text:span><text:span text:style-name="T870">&gt; </text:span><text:span text:style-name="T871">&lt;/blockquote&gt;</text:span><text:span text:style-name="T778"> </text:span><text:span text:style-name="T248">usada para fazer citações </text:span><text:span text:style-name="T246">completas</text:span><text:span text:style-name="T248"> (em bloco), tendo um parágrafo só para si, então o texto ganha um recuo automaticamente. O parâmetro </text:span><text:span text:style-name="T930">cite</text:span><text:span text:style-name="T248"> serve para adicionar um link para o texto original.</text:span></text:p>
      <text:p text:style-name="P19"/>
      <text:p text:style-name="P23"><text:span text:style-name="T867">&lt;dfn</text:span><text:span text:style-name="T868">&gt;</text:span><text:span text:style-name="T229"> </text:span><text:span text:style-name="T232">definition: usada para </text:span><text:span text:style-name="T206">explicar e fornecer definições sobre termos técnicos</text:span><text:span text:style-name="T232">, siglas ou abreviações. Formata as palavras encapsuladas para </text:span><text:span text:style-name="T282">itálico</text:span><text:span text:style-name="T232"> e, caso possua o atributo </text:span><text:span text:style-name="T930">title</text:span><text:span text:style-name="T232">, apresenta a definição ao passar o mouse sobre o elemento.<text:line-break/>Exemplo: </text:span><text:span text:style-name="T1182">&lt;</text:span><text:span text:style-name="T1020">dfn</text:span><text:span text:style-name="T1272"> </text:span><text:span text:style-name="T1212">title</text:span><text:span text:style-name="T1272">=</text:span><text:span text:style-name="T1056">"explicação"</text:span><text:span text:style-name="T1182">&gt;</text:span><text:span text:style-name="T1272">termo específico</text:span><text:span text:style-name="T1182">&lt;/</text:span><text:span text:style-name="T1021">dfn</text:span><text:span text:style-name="T1182">&gt;</text:span></text:p>
      <text:p text:style-name="P24"><text:span text:style-name="T867">&lt;abbr</text:span><text:span text:style-name="T868">&gt;</text:span><text:span text:style-name="T857"> </text:span><text:span text:style-name="T229">abbreviation: </text:span><text:span text:style-name="T232">usada somente </text:span><text:span text:style-name="T206">para abreviações</text:span><text:span text:style-name="T232"> ou siglas. Formata as palavras encapsuladas para </text:span><text:span text:style-name="T199">sublinhado</text:span><text:span text:style-name="T232"> e pode ser combinada com a tag </text:span><text:span text:style-name="T773">&lt;dfn&gt;</text:span><text:span text:style-name="T232"> para oferecer ainda mais semântica.</text:span></text:p>
      <text:p text:style-name="P483"><text:span text:style-name="T1184">&lt;</text:span><text:span text:style-name="T1023">abbr</text:span><text:span text:style-name="T1027"> </text:span><text:span text:style-name="T1214">title</text:span><text:span text:style-name="T1027">=</text:span><text:span text:style-name="T1058">"Hyper Text Markup Language"</text:span><text:span text:style-name="T1184">&gt;</text:span><text:span text:style-name="T1027">HTML</text:span><text:span text:style-name="T1184">&lt;/</text:span><text:span text:style-name="T1023">abbr</text:span><text:span text:style-name="T1184">&gt;</text:span></text:p>
      <text:p text:style-name="P20"><text:span text:style-name="T1147">&lt;time&gt;</text:span><text:span text:style-name="T233"> </text:span><text:span text:style-name="T234">r</text:span><text:span text:style-name="T233">epresenta um período específico no tempo. Pode incluir o atributo </text:span><text:span text:style-name="T953">datetime</text:span><text:span text:style-name="T233"> para traduzir datas em formato legível por máquina</text:span><text:span text:style-name="T234">s</text:span><text:span text:style-name="T233">, </text:span><text:span text:style-name="T234">melhorando o SEO</text:span><text:span text:style-name="T233"> ou recursos personalizados, como lembretes.</text:span></text:p>
      <text:p text:style-name="P20"/>
      <text:h text:style-name="P560" text:outline-level="1"/>
      <text:h text:style-name="P561" text:outline-level="1">Tags para elementos interativos</text:h>
      <text:p text:style-name="P293"/>
      <text:p text:style-name="P20"><text:span text:style-name="T1147">&lt;details&gt;</text:span><text:span text:style-name="T235"> é um conteiner de elementos dos quais o usuário pode escolher exibir ou ocultar. Qualquer tipo de conteúdo pode ser colocado dentro desta tag </text:span><text:span text:style-name="T242">porém, p</text:span><text:span text:style-name="T235">or padrão, o conteúdo dos detalhes </text:span><text:span text:style-name="T242">inicializa sem ser</text:span><text:span text:style-name="T235"> exibido (</text:span><text:span text:style-name="T774">display: </text:span><text:span text:style-name="T776">none</text:span><text:span text:style-name="T235">). Deve conter a tag </text:span><text:span text:style-name="T774">&lt;summary&gt;</text:span><text:span text:style-name="T235"> dentro dela. Possui um único atributo específico: </text:span><text:span text:style-name="T954">open</text:span><text:span text:style-name="T235"> que define se os detalhes devem ficar visíveis ao usuário. </text:span><text:span text:style-name="T236">Possui peso semântico e melhora o SEO e a acessibilidade pois os leitores de tela entenderão que o título possui um conteúdo detalhado que pode ser expandido ao usuário.</text:span></text:p>
      <text:p text:style-name="P20"><text:span text:style-name="T1147">&lt;summary&gt; </text:span><text:span text:style-name="T236">usada somente para definir o título da tag </text:span><text:span text:style-name="T775">&lt;details&gt;</text:span></text:p>
      <text:p text:style-name="P309"/>
      <text:p text:style-name="P46"><text:span text:style-name="T1147">&lt;dialog&gt;</text:span><text:span text:style-name="T236"> define uma caixa de diálogo, facilitando a criação de um modal </text:span><text:span text:style-name="T243">ou popover</text:span><text:span text:style-name="T236">. </text:span><text:span text:style-name="T235">Possui um único atributo específico: </text:span><text:span text:style-name="T954">open</text:span><text:span text:style-name="T235"> que </text:span><text:span text:style-name="T237">vem fechado por padrão. </text:span></text:p>
      <text:p text:style-name="P295"/>
      <text:p text:style-name="P296"><text:span text:style-name="T1312">Modal</text:span>: janela que aparece sobre o conteúdo principal da página, <text:span text:style-name="T1449">bloqueando</text:span> a interação com o restante da interface até que seja fechada. </text:p>
      <text:p text:style-name="P296"><text:span text:style-name="T1312">Popover</text:span>: pequena janela que aparece sobre o conteúdo principal da página, para exibir informações adicionais ou ações contextuais relacionadas a um elemento específico, como dicas de ferramentas, menus de contexto, ou descrições detalhadas. <text:span text:style-name="T1449">Não bloqueia</text:span> a interação com o conteúdo de fundo. </text:p>
      <text:p text:style-name="P295"/>
      <text:p text:style-name="P46"><text:span text:style-name="T238">Exemplo combinando com </text:span><text:span text:style-name="T241">os atributos</text:span><text:span text:style-name="T238"> </text:span><text:span text:style-name="T898">popoverAPI</text:span><text:span text:style-name="T238">:</text:span></text:p>
      <text:p text:style-name="P513"><text:span text:style-name="T1178">&lt;</text:span><text:span text:style-name="T1015">details</text:span><text:span text:style-name="T1178">&gt;<text:tab/><text:tab/><text:tab/><text:tab/><text:tab/><text:tab/><text:tab/><text:tab/><text:tab/><text:tab/><text:tab/><text:tab/><text:tab/></text:span></text:p>
      <text:p text:style-name="P513"><text:span text:style-name="T1776"><text:tab/></text:span><text:span text:style-name="T1507">&lt;</text:span><text:span text:style-name="T1522">button</text:span><text:span text:style-name="T1776"> </text:span><text:span text:style-name="T1540">popovertarget</text:span><text:span text:style-name="T1776">=</text:span><text:span text:style-name="T1562">"modal"</text:span><text:span text:style-name="T1776"> </text:span><text:span text:style-name="T1540">popovertargetaction</text:span><text:span text:style-name="T1776">=</text:span><text:span text:style-name="T1562">"toogle"</text:span><text:span text:style-name="T1507">&gt;<text:tab/><text:tab/><text:tab/></text:span></text:p>
      <text:p text:style-name="P513"><text:span text:style-name="T1507"><text:tab/><text:tab/></text:span><text:span text:style-name="T1776">botão que abre o modal<text:tab/><text:tab/><text:tab/><text:tab/><text:tab/><text:tab/><text:tab/><text:tab/></text:span></text:p>
      <text:p text:style-name="P513"><text:span text:style-name="T1776"><text:tab/></text:span><text:span text:style-name="T1507">&lt;/</text:span><text:span text:style-name="T1522">button</text:span><text:span text:style-name="T1507">&gt;<text:tab/><text:tab/><text:tab/><text:tab/><text:tab/><text:tab/><text:tab/><text:tab/><text:tab/><text:tab/><text:tab/><text:tab/></text:span></text:p>
      <text:p text:style-name="P513"><text:span text:style-name="T1507"><text:tab/>&lt;</text:span><text:span text:style-name="T1522">summary</text:span><text:span text:style-name="T1507">&gt;</text:span><text:span text:style-name="T1776">label da summary</text:span><text:span text:style-name="T1507">&lt;/</text:span><text:span text:style-name="T1522">summary</text:span><text:span text:style-name="T1507">&gt;<text:tab/><text:tab/><text:tab/><text:tab/><text:tab/><text:tab/><text:tab/></text:span></text:p>
      <text:p text:style-name="P489"><text:span text:style-name="T1496">&lt;/</text:span><text:span text:style-name="T1511">details</text:span><text:span text:style-name="T1496">&gt;<text:tab/><text:tab/><text:tab/><text:tab/><text:tab/><text:tab/><text:tab/><text:tab/><text:tab/><text:tab/><text:tab/><text:tab/><text:tab/></text:span></text:p>
      <text:p text:style-name="P495">    <text:tab/><text:tab/><text:tab/><text:tab/><text:tab/><text:tab/><text:tab/><text:tab/><text:tab/><text:tab/><text:tab/><text:tab/><text:tab/><text:tab/></text:p>
      <text:p text:style-name="P496"><text:span text:style-name="T1506">&lt;</text:span><text:span text:style-name="T1521">dialog</text:span><text:span text:style-name="T1606"> </text:span><text:span text:style-name="T1539">id</text:span><text:span text:style-name="T1606">=</text:span><text:span text:style-name="T1561">"modal"</text:span><text:span text:style-name="T1606"> </text:span><text:span text:style-name="T1539">popover</text:span><text:span text:style-name="T1606">=</text:span><text:span text:style-name="T1561">"manual"</text:span><text:span text:style-name="T1521">&gt;</text:span><text:span text:style-name="T1561"><text:tab/><text:tab/><text:tab/><text:tab/><text:tab/><text:tab/><text:tab/><text:tab/></text:span></text:p>
      <text:p text:style-name="P497"><text:span text:style-name="T1561"><text:tab/></text:span><text:span text:style-name="T1506">&lt;</text:span><text:span text:style-name="T1521">button</text:span><text:span text:style-name="T1606"> </text:span><text:span text:style-name="T1539">popovertarget</text:span><text:span text:style-name="T1606">=</text:span><text:span text:style-name="T1561">"modal"</text:span><text:span text:style-name="T1606"> </text:span><text:span text:style-name="T1539">popovertargetaction</text:span><text:span text:style-name="T1606">=</text:span><text:span text:style-name="T1561">"hide"</text:span><text:span text:style-name="T1506">&gt;<text:tab/><text:tab/><text:tab/></text:span></text:p>
      <text:p text:style-name="P497"><text:span text:style-name="T1506"><text:tab/><text:tab/></text:span><text:span text:style-name="T1606">botão que fecha modal<text:tab/><text:tab/><text:tab/><text:tab/><text:tab/><text:tab/><text:tab/><text:tab/><text:tab/></text:span></text:p>
      <text:p text:style-name="P497"><text:span text:style-name="T1506"><text:tab/>&lt;/</text:span><text:span text:style-name="T1521">button&gt;<text:tab/><text:tab/><text:tab/><text:tab/><text:tab/><text:tab/><text:tab/><text:tab/><text:tab/><text:tab/><text:tab/><text:tab/></text:span></text:p>
      <text:p text:style-name="P497"><text:span text:style-name="T1521"><text:tab/></text:span><text:span text:style-name="T1506">&lt;</text:span><text:span text:style-name="T1521">p&gt;</text:span><text:span text:style-name="T1608">Lorem i</text:span><text:span text:style-name="T1606">psum dolor, sit amet consectetur adipisicing elit!</text:span><text:span text:style-name="T1506">&lt;/</text:span><text:span text:style-name="T1521">p</text:span><text:span text:style-name="T1506">&gt;<text:tab/><text:tab/></text:span></text:p>
      <text:p text:style-name="P496"><text:span text:style-name="T1506">&lt;/</text:span><text:span text:style-name="T1521">dialog</text:span><text:span text:style-name="T1506">&gt;<text:tab/><text:tab/><text:tab/><text:tab/><text:tab/><text:tab/><text:tab/><text:tab/><text:tab/><text:tab/><text:tab/><text:tab/><text:tab/></text:span></text:p>
      <text:p text:style-name="P373"/>
      <text:p text:style-name="P298">Nesse exemplo, o atributo <text:span text:style-name="T1579">popover</text:span> designa o elemento &lt;dialog&gt; como um elemento_popover.</text:p>
      <text:p text:style-name="P299">Essa API suporta 3 métodos:</text:p>
      <text:list xml:id="list1739371339" text:style-name="L6">
        <text:list-item>
          <text:p text:style-name="P657"><text:span text:style-name="T1812">hidePopover()</text:span> </text:p>
        </text:list-item>
        <text:list-item>
          <text:p text:style-name="P657"><text:span text:style-name="T1812">showPopover()</text:span> </text:p>
        </text:list-item>
        <text:list-item>
          <text:p text:style-name="P657"><text:span text:style-name="T1812">togglePopover()</text:span> </text:p>
        </text:list-item>
      </text:list>
      <text:p text:style-name="P297">Exemplo usando dialog para apresentar SVG <text:span text:style-name="T1580">loading</text:span>:</text:p>
      <text:p text:style-name="P352"><text:span text:style-name="T1510">&lt;</text:span><text:span text:style-name="T1525">dialog</text:span><text:span text:style-name="T1777"> </text:span><text:span text:style-name="T1549">id</text:span><text:span text:style-name="T1777">=</text:span><text:span text:style-name="T1569">"loading"</text:span><text:span text:style-name="T1510">&gt;<text:tab/><text:tab/><text:tab/><text:tab/><text:tab/><text:tab/></text:span></text:p>
      <text:p text:style-name="P484"><text:span text:style-name="T1496"><text:tab/>&lt;</text:span><text:span text:style-name="T1511">svg</text:span><text:span text:style-name="T1496">&gt;<text:tab/><text:tab/><text:tab/><text:tab/><text:tab/><text:tab/><text:tab/><text:tab/></text:span></text:p>
      <text:p text:style-name="P484"><text:span text:style-name="T1496"><text:tab/>&lt;/</text:span><text:span text:style-name="T1511">svg</text:span><text:span text:style-name="T1496">&gt;<text:tab/><text:tab/><text:tab/><text:tab/><text:tab/><text:tab/><text:tab/><text:tab/></text:span></text:p>
      <text:p text:style-name="P486"><text:span text:style-name="T1510">&lt;/</text:span><text:span text:style-name="T1525">dialog</text:span><text:span text:style-name="T1510">&gt;<text:tab/><text:tab/><text:tab/><text:tab/><text:tab/><text:tab/><text:tab/><text:tab/></text:span></text:p>
      <text:p text:style-name="P507"><text:tab/><text:tab/><text:tab/><text:tab/><text:tab/><text:tab/><text:tab/><text:tab/><text:tab/></text:p>
      <text:p text:style-name="P351"><text:span text:style-name="T1496">&lt;</text:span><text:span text:style-name="T1511">style</text:span><text:span text:style-name="T1496">&gt;<text:tab/><text:tab/><text:tab/><text:tab/><text:tab/><text:tab/><text:tab/><text:tab/></text:span></text:p>
      <text:p text:style-name="P485"><text:span text:style-name="T1640"><text:tab/>dialog#loading</text:span><text:span text:style-name="T1624"> {<text:tab/><text:tab/><text:tab/><text:tab/><text:tab/><text:tab/></text:span></text:p>
      <text:p text:style-name="P485"><text:span text:style-name="T1526"><text:tab/><text:tab/>width</text:span><text:span text:style-name="T1624">: </text:span><text:span text:style-name="T1647">30vh</text:span><text:span text:style-name="T1624">;<text:tab/><text:tab/><text:tab/><text:tab/><text:tab/><text:tab/></text:span></text:p>
      <text:p text:style-name="P485"><text:span text:style-name="T1526"><text:tab/><text:tab/>height</text:span><text:span text:style-name="T1624">: </text:span><text:span text:style-name="T1647">30vh</text:span><text:span text:style-name="T1624">;<text:tab/><text:tab/><text:tab/><text:tab/><text:tab/></text:span></text:p>
      <text:p text:style-name="P485"><text:span text:style-name="T1526"><text:tab/><text:tab/>border</text:span><text:span text:style-name="T1624">: </text:span><text:span text:style-name="T1550">none</text:span><text:span text:style-name="T1624">;<text:tab/><text:tab/><text:tab/><text:tab/><text:tab/></text:span></text:p>
      <text:p text:style-name="P485"><text:span text:style-name="T1526"><text:tab/><text:tab/>background</text:span><text:span text:style-name="T1624">: </text:span><text:span text:style-name="T1550">transparent</text:span><text:span text:style-name="T1624">;<text:tab/><text:tab/><text:tab/><text:tab/></text:span></text:p>
      <text:p text:style-name="P485"><text:span text:style-name="T1526"><text:tab/><text:tab/>overflow</text:span><text:span text:style-name="T1624">: </text:span><text:span text:style-name="T1550">hidden</text:span><text:span text:style-name="T1624">;<text:tab/><text:tab/><text:tab/><text:tab/><text:tab/></text:span></text:p>
      <text:p text:style-name="P485"><text:span text:style-name="T1526"><text:tab/><text:tab/>outline</text:span><text:span text:style-name="T1624">: </text:span><text:span text:style-name="T1550">none</text:span><text:span text:style-name="T1624">;<text:tab/><text:tab/><text:tab/><text:tab/><text:tab/></text:span></text:p>
      <text:p text:style-name="P442"><text:tab/>}<text:tab/><text:tab/><text:tab/><text:tab/><text:tab/><text:tab/><text:tab/><text:tab/></text:p>
      <text:p text:style-name="P442"><text:span text:style-name="T1640"><text:tab/>dialog#loading::backdrop</text:span> {<text:tab/><text:tab/><text:tab/><text:tab/></text:p>
      <text:p text:style-name="P485"><text:span text:style-name="T1526"><text:tab/><text:tab/>background</text:span><text:span text:style-name="T1624">: </text:span><text:span text:style-name="T1550">#020202</text:span><text:span text:style-name="T1624">;<text:tab/><text:tab/><text:tab/><text:tab/></text:span></text:p>
      <text:p text:style-name="P485"><text:span text:style-name="T1526"><text:tab/><text:tab/>opacity</text:span><text:span text:style-name="T1624">: </text:span><text:span text:style-name="T1647">0.4</text:span><text:span text:style-name="T1624">;<text:tab/><text:tab/><text:tab/><text:tab/><text:tab/></text:span></text:p>
      <text:p text:style-name="P442"><text:tab/>}<text:tab/><text:tab/><text:tab/><text:tab/><text:tab/><text:tab/><text:tab/><text:tab/></text:p>
      <text:p text:style-name="P442"><text:span text:style-name="T1640"><text:tab/>svg</text:span> {<text:tab/><text:tab/><text:tab/><text:tab/><text:tab/><text:tab/><text:tab/><text:tab/></text:p>
      <text:p text:style-name="P485"><text:span text:style-name="T1526"><text:tab/><text:tab/>width</text:span><text:span text:style-name="T1624">: </text:span><text:span text:style-name="T1647">100px</text:span><text:span text:style-name="T1624">;<text:tab/><text:tab/><text:tab/><text:tab/><text:tab/></text:span></text:p>
      <text:p text:style-name="P485"><text:span text:style-name="T1526"><text:tab/><text:tab/>height</text:span><text:span text:style-name="T1624">: </text:span><text:span text:style-name="T1647">100px</text:span><text:span text:style-name="T1624">;<text:tab/><text:tab/><text:tab/><text:tab/><text:tab/></text:span></text:p>
      <text:p text:style-name="P485"><text:span text:style-name="T1526"><text:tab/><text:tab/>margin</text:span><text:span text:style-name="T1624">: </text:span><text:span text:style-name="T1647">20px</text:span><text:span text:style-name="T1624">;<text:tab/><text:tab/><text:tab/><text:tab/><text:tab/></text:span></text:p>
      <text:p text:style-name="P485"><text:span text:style-name="T1526"><text:tab/><text:tab/>display</text:span><text:span text:style-name="T1624">:</text:span><text:span text:style-name="T1550">inline-block</text:span><text:span text:style-name="T1624">;<text:tab/><text:tab/><text:tab/><text:tab/></text:span></text:p>
      <text:p text:style-name="P443"><text:tab/>}<text:tab/><text:tab/><text:tab/><text:tab/><text:tab/><text:tab/><text:tab/><text:tab/></text:p>
      <text:p text:style-name="P486"><text:span text:style-name="T1510">&lt;/</text:span><text:span text:style-name="T1525">style</text:span><text:span text:style-name="T1510">&gt;<text:tab/><text:tab/><text:tab/><text:tab/><text:tab/><text:tab/><text:tab/><text:tab/></text:span></text:p>
      <text:p text:style-name="P507"><text:tab/><text:tab/><text:tab/><text:tab/><text:tab/><text:tab/><text:tab/><text:tab/><text:tab/></text:p>
      <text:p text:style-name="P351"><text:span text:style-name="T1496">&lt;</text:span><text:span text:style-name="T1511">script</text:span><text:span text:style-name="T1496">&gt;<text:tab/><text:tab/><text:tab/><text:tab/><text:tab/><text:tab/><text:tab/><text:tab/></text:span></text:p>
      <text:p text:style-name="P485"><text:span text:style-name="T1526"><text:tab/>document</text:span><text:span text:style-name="T1624">.</text:span><text:span text:style-name="T1750">querySelector</text:span><text:span text:style-name="T1624">(</text:span><text:span text:style-name="T1550">'#loading'</text:span><text:span text:style-name="T1624">).</text:span><text:span text:style-name="T1750">showModal</text:span><text:span text:style-name="T1624">();<text:tab/></text:span></text:p>
      <text:p text:style-name="P485"><text:span text:style-name="T1526"><text:tab/>document</text:span><text:span text:style-name="T1624">.</text:span><text:span text:style-name="T1750">querySelector</text:span><text:span text:style-name="T1624">(</text:span><text:span text:style-name="T1550">'#loading'</text:span><text:span text:style-name="T1624">).</text:span><text:span text:style-name="T1750">close</text:span><text:span text:style-name="T1624">();<text:tab/></text:span></text:p>
      <text:p text:style-name="P485"><text:span text:style-name="T1496">&lt;/</text:span><text:span text:style-name="T1511">script</text:span><text:span text:style-name="T1496">&gt;<text:tab/><text:tab/><text:tab/><text:tab/><text:tab/><text:tab/><text:tab/><text:tab/></text:span></text:p>
      <text:p text:style-name="P294"/>
      <text:p text:style-name="P293"/>
      <text:p text:style-name="P326">Imagens</text:p>
      <text:p text:style-name="P324"/>
      <text:p text:style-name="P163">Não é porque o conteúdo está na internet que o seu uso é livre!</text:p>
      <text:p text:style-name="P163"><text:span text:style-name="T1654">Um</text:span> conteúdo publicado na web é <text:span text:style-name="T1449">diferente</text:span> de domínio público.</text:p>
      <text:p text:style-name="P164">Não podemos usar nenhuma mídia sem a prévia autorização do seu criador, <text:span text:style-name="T1654">então tenha cuidado </text:span>a<text:span text:style-name="T1448">o</text:span> criar profissionalmente sites para empresas usando imagens e conteúdos que você não <text:span text:style-name="T1465">tem autorização.</text:span></text:p>
      <text:p text:style-name="P160">Dica: no buscador do Google, configure a pesquisa para <text:span text:style-name="T1312">Creative Commons</text:span> <text:span text:style-name="T1772">para ter acesso a imagens grátis</text:span><text:span text:style-name="T1312">.</text:span></text:p>
      <text:p text:style-name="P183"/>
      <text:p text:style-name="P165">Banco de <text:span text:style-name="T1312">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312">Pexels</text:span></text:a></text:p>
      <text:p text:style-name="P166">Site para download de <text:span text:style-name="T1312">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312">materials </text:span></text:a><text:a xlink:type="simple" xlink:href="https://developers.google.com/fonts/docs/material_icons?hl=pt-br" text:style-name="Internet_20_link" text:visited-style-name="Visited_20_Internet_20_Link"><text:span text:style-name="T1318">icons</text:span></text:a> (by google), <text:a xlink:type="simple" xlink:href="https://fontawesome.com/" text:style-name="Internet_20_link" text:visited-style-name="Visited_20_Internet_20_Link"><text:span text:style-name="T1763">fontawesome</text:span></text:a><text:span text:style-name="T1762">. </text:span><text:span text:style-name="T1763">As tags </text:span><text:span text:style-name="T1438">&lt;i&gt;</text:span><text:span text:style-name="T1763"> e </text:span><text:span text:style-name="T1438">&lt;span&gt;</text:span><text:span text:style-name="T1763"> são amplamente usadas para adicionar ícones.</text:span></text:p>
      <text:p text:style-name="P166"/>
      <text:p text:style-name="P164"><text:span text:style-name="T1312">JPEG</text:span> <text:span text:style-name="T1696">é um </text:span>algoritmo de compactação usado para gerar imagens fotográficas com um <text:span text:style-name="T1449">tamanho</text:span> extremamente <text:span text:style-name="T1449">reduzido</text:span>.</text:p>
      <text:p text:style-name="P163">A principal característica do <text:span text:style-name="T1312">PNG</text:span><text:span text:style-name="T1314"> <text:s/></text:span><text:span text:style-name="T1696">(</text:span>e que o diferencia do JPEG<text:span text:style-name="T1696">) </text:span>é a capacidade de configurar a <text:span text:style-name="T1449">opacidade</text:span> de cada pixel, deix<text:span text:style-name="T1696">ando-</text:span><text:span text:style-name="T1772">o</text:span> <text:span text:style-name="T1449">transparente</text:span>.</text:p>
      <text:p text:style-name="P163">De forma resumida, na hora de escolher o formato de imagem para <text:span text:style-name="T1697">um </text:span>site, opte sempre pelo formato JPEG com uma <text:span text:style-name="T1449">compactação</text:span> entre 30% e 50%. O formato PNG só deverá ser usado quando precisarmos de <text:span text:style-name="T1469">transparência</text:span> na foto. </text:p>
      <text:p text:style-name="P163"/>
      <text:p text:style-name="P160">Tamanho é dinheiro: quanto maior o <text:span text:style-name="T1464">tráfego</text:span> de dados, maior<text:span text:style-name="T1464">es serão as despesas.</text:span></text:p>
      <text:p text:style-name="P160"/>
      <text:p text:style-name="P160">Formatos como WebP e AVIF são recomendados porque apresentam desempenho muito melhor que PNG, JPEG, GIF para imagens estáticas e animadas.</text:p>
      <text:p text:style-name="P160"/>
      <text:p text:style-name="P3"><text:span text:style-name="T77">Nada de ficar salvando arquivos gigantes e diminuindo o tamanho da imagem com códigos, </text:span><text:span text:style-name="T78">u</text:span><text:span text:style-name="T77">ma imagem 1920x1080 de 3MB não vai ficar mais leve se você mudar a largura dela </text:span><text:span text:style-name="T119">com</text:span><text:span text:style-name="T77"> CSS. </text:span></text:p>
      <text:p text:style-name="P160"/>
      <text:p text:style-name="P3"><text:span text:style-name="T77">Os mecanismos de busca, como o Google, </text:span><text:span text:style-name="T122">penalizam</text:span><text:span text:style-name="T77"> </text:span><text:span text:style-name="T140">sites lentos e pesados</text:span><text:span text:style-name="T77">, retirando-os da primeira página de buscas. </text:span></text:p>
      <text:p text:style-name="P160"/>
      <text:p text:style-name="P129"><text:span text:style-name="T167">S</text:span><text:span text:style-name="T166">EO - </text:span><text:span text:style-name="T77">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30"/>
      <text:p text:style-name="P131"><text:soft-page-break/><text:span text:style-name="T889">&lt;</text:span><text:span text:style-name="T888">img </text:span><text:span text:style-name="T979">src</text:span><text:span text:style-name="T890">=</text:span><text:span text:style-name="T888">”</text:span><text:span text:style-name="T849">ipsumlorem.</text:span><text:span text:style-name="T850">png</text:span><text:span text:style-name="T888">” </text:span><text:span text:style-name="T979">alt</text:span><text:span text:style-name="T890">=</text:span><text:span text:style-name="T888">”</text:span><text:span text:style-name="T850">explicação da imagem</text:span><text:span text:style-name="T888">” </text:span><text:span text:style-name="T981">width</text:span><text:span text:style-name="T891">”</text:span><text:span text:style-name="T850">300</text:span><text:span text:style-name="T891">” </text:span><text:span text:style-name="T981">height</text:span><text:span text:style-name="T891">=”</text:span><text:span text:style-name="T850">200</text:span><text:span text:style-name="T891">” </text:span><text:span text:style-name="T981">title</text:span><text:span text:style-name="T891">=”</text:span><text:span text:style-name="T850">t</text:span><text:span text:style-name="T851">í</text:span><text:span text:style-name="T850">tulo da imagem</text:span><text:span text:style-name="T891">” </text:span><text:span text:style-name="T981">loading</text:span><text:span text:style-name="T891">=”</text:span><text:span text:style-name="T849">lazy</text:span><text:span text:style-name="T891">” </text:span><text:span text:style-name="T981">decoding</text:span><text:span text:style-name="T891">=”</text:span><text:span text:style-name="T849">async</text:span><text:span text:style-name="T891">”</text:span><text:span text:style-name="T888">&gt;</text:span><text:span text:style-name="T814"> </text:span><text:span text:style-name="T79">tag</text:span><text:span text:style-name="T139"> </text:span><text:span text:style-name="T80">para </text:span><text:span text:style-name="T71">inser</text:span><text:span text:style-name="T80">ir</text:span><text:span text:style-name="T71"> </text:span><text:span text:style-name="T81">uma </text:span><text:span text:style-name="T71">imagem</text:span></text:p>
      <text:p text:style-name="P171"/>
      <text:p text:style-name="P153"><text:span text:style-name="T16">Sempre inclua o atributo </text:span><text:span text:style-name="Source_20_Text"><text:span text:style-name="T987">alt</text:span></text:span><text:span text:style-name="T16">. Ele </text:span><text:span text:style-name="T36">é </text:span><text:span text:style-name="T16">o </text:span><text:span text:style-name="T52">texto alternativo</text:span><text:span text:style-name="T16"> </text:span><text:span text:style-name="T36">que </text:span><text:span text:style-name="T24">explica </text:span><text:span text:style-name="T21">o</text:span><text:span text:style-name="T24"> </text:span><text:span text:style-name="T25">conteúdo da imagem</text:span><text:span text:style-name="T24">, </text:span><text:span text:style-name="T25">esse atributo</text:span><text:span text:style-name="T24"> </text:span><text:span text:style-name="T16">é </text:span><text:span text:style-name="T21">muito</text:span><text:span text:style-name="T16"> importante </text:span><text:span text:style-name="T25">pois seu texto é exibido caso a imagem não carregue. Ele </text:span><text:span text:style-name="T15">ajuda </text:span><text:span text:style-name="T26">n</text:span><text:span text:style-name="T25">a</text:span><text:span text:style-name="T26"> SEO, ou seja, </text:span><text:span text:style-name="T15">na </text:span><text:span text:style-name="T51">indexação</text:span><text:span text:style-name="T15"> do seu site em mecanismos de busca </text:span><text:span text:style-name="T27">(auxilia o Google a saber o que tem dentro da sua foto </text:span><text:span text:style-name="T28">para</text:span><text:span text:style-name="T27"> exibi-la nos resultados do </text:span><text:span text:style-name="T12">Google Imagens</text:span><text:span text:style-name="T27">). </text:span><text:span text:style-name="T25">Também </text:span><text:span text:style-name="T29">proporciona</text:span><text:span text:style-name="T16"> </text:span><text:span text:style-name="T65">acessibilidade </text:span><text:span text:style-name="T66">e </text:span><text:span text:style-name="T65">inclusão</text:span><text:span text:style-name="T16"> social </text:span><text:span text:style-name="T25">pois, caso o usuário esteja usando um leitor de tela, o texto alternativo será lido para ele.</text:span></text:p>
      <text:p text:style-name="P169"/>
      <text:p text:style-name="Standard"><text:span text:style-name="T35">Especifique as dimensões da imagem usando os atributos </text:span><text:span text:style-name="Source_20_Text"><text:span text:style-name="T1596">width</text:span></text:span><text:span text:style-name="T35"> e </text:span><text:span text:style-name="Source_20_Text"><text:span text:style-name="T1596">height</text:span></text:span><text:span text:style-name="T35"> quando possível. Isso ajuda o navegador a reservar espaço para a imagem antes que ela seja totalmente carregada, melhorando o layout da página.</text:span></text:p>
      <text:p text:style-name="P172"/>
      <text:p text:style-name="P152"><text:span text:style-name="T35">O atributo </text:span><text:span text:style-name="Source_20_Text"><text:span text:style-name="T1596">loading</text:span></text:span><text:span text:style-name="T35"> especifica quando a imagem deve ser carregada. Os valores possíveis são "</text:span><text:span text:style-name="T852">eager</text:span><text:span text:style-name="T35">" (padrão) para carregar imediatamente, "</text:span><text:span text:style-name="T852">lazy</text:span><text:span text:style-name="T35">" para carregar quando a imagem estiver prestes a entrar no campo de visão, e "</text:span><text:span text:style-name="T852">auto</text:span><text:span text:style-name="T35">" para deixar o navegador decidir.</text:span></text:p>
      <text:p text:style-name="P170"/>
      <text:p text:style-name="P152"><text:span text:style-name="T35">O atributo </text:span><text:span text:style-name="Source_20_Text"><text:span text:style-name="T1596">decoding</text:span></text:span><text:span text:style-name="T35"> especifica como o navegador deve lidar com a decodificação da imagem. Os valores possíveis são </text:span><text:span text:style-name="Source_20_Text"><text:span text:style-name="T852">async</text:span></text:span><text:span text:style-name="T35"> (padrão, decodificação assíncrona), </text:span><text:span text:style-name="Source_20_Text"><text:span text:style-name="T852">sync</text:span></text:span><text:span text:style-name="T35"> (decodificação síncrona) e </text:span><text:span text:style-name="Source_20_Text"><text:span text:style-name="T852">auto</text:span></text:span><text:span text:style-name="T35"> (navegador decide).</text:span></text:p>
      <text:p text:style-name="P180"/>
      <text:p text:style-name="P31"><text:span text:style-name="T79">Também </text:span><text:span text:style-name="T82">podemos copiar</text:span><text:span text:style-name="T79"> a URL para referenciar uma imagem dentro de outro servidor. Para</text:span><text:span text:style-name="T71"> obter a URL completa de qualquer imagem </text:span><text:span text:style-name="T110">visualizada em um navegador,</text:span><text:span text:style-name="T71"> clique </text:span><text:span text:style-name="T110">nela </text:span><text:span text:style-name="T71">com o botão direito do mouse e escolha a opção “</text:span><text:span text:style-name="T83">c</text:span><text:span text:style-name="T71">opiar endereço da imagem”.</text:span></text:p>
      <text:p text:style-name="P181"/>
      <text:p text:style-name="P30"><text:span text:style-name="T101">Um </text:span><text:span text:style-name="T173">atalho</text:span><text:span text:style-name="T101"> </text:span><text:span text:style-name="T102">no VSCode </text:span><text:span text:style-name="T101">para inserir arquivo</text:span><text:span text:style-name="T103">s</text:span><text:span text:style-name="T101">: tecla </text:span><text:span text:style-name="T815">CONTROL + ESPAÇO</text:span></text:p>
      <text:p text:style-name="P170"><text:span text:style-name="T111">Dê nomes significativos aos arquivos de imagem. Isso não apenas ajuda na organização, mas também pode contribuir para a otimização d</text:span><text:span text:style-name="T1808">a</text:span><text:span text:style-name="T111"> SEO.</text:span></text:p>
      <text:p text:style-name="P25"/>
      <text:p text:style-name="P175">Dentre as principais ferramentas para análise de performance do site, estão:</text:p>
      <text:list xml:id="list2594528010" text:style-name="L7">
        <text:list-item>
          <text:p text:style-name="P651"><text:a xlink:type="simple" xlink:href="https://pagespeed.web.dev/" text:style-name="Internet_20_link" text:visited-style-name="Visited_20_Internet_20_Link">PageSpeed</text:a></text:p>
        </text:list-item>
        <text:list-item>
          <text:p text:style-name="P651">Devtools → LightHouse e Performance Insights</text:p>
        </text:list-item>
      </text:list>
      <text:p text:style-name="P161"/>
      <text:p text:style-name="P34"><text:span text:style-name="T1381">Favicon</text:span><text:span text:style-name="T1355"> é o </text:span><text:span text:style-name="T1383">logotipo</text:span><text:span text:style-name="T1355"> que fica ao lado esquerdo do título de uma aba no navegador, ele é um elemento de </text:span><text:span text:style-name="T1387">branding</text:span><text:span text:style-name="T1355"> e design para um site. </text:span><text:span text:style-name="T1376">Dicas:</text:span></text:p>
      <text:list xml:id="list2384967991" text:style-name="L8">
        <text:list-item>
          <text:p text:style-name="P595"><text:soft-page-break/><text:span text:style-name="T1356">É aconselhável que seu formato seja do tipo </text:span><text:span text:style-name="T1588">ICO</text:span><text:span text:style-name="T1356"> pois, embora o formato </text:span><text:span text:style-name="T1588">SVG</text:span><text:span text:style-name="T1356"> seja </text:span><text:span text:style-name="T1355">a melhor das opções, </text:span><text:span text:style-name="T1356">infelizmente nem todo navegador é compatível com esse formato e acaba causando algumas inconsistências na exibição em outras plataformas. </text:span></text:p>
        </text:list-item>
      </text:list>
      <text:list xml:id="list3151788485" text:style-name="L9">
        <text:list-item>
          <text:p text:style-name="P581"><text:span text:style-name="T16">Se quiser </text:span><text:span text:style-name="T52">baixar alguns ícones prontos</text:span><text:span text:style-name="T16">, recomendo o site </text:span><text:a xlink:type="simple" xlink:href="https://iconarchive.com/" text:style-name="Internet_20_link" text:visited-style-name="Visited_20_Internet_20_Link"><text:span text:style-name="T4">IconArchive</text:span></text:a><text:span text:style-name="T16">. </text:span></text:p>
        </text:list-item>
        <text:list-item>
          <text:p text:style-name="P581"><text:span text:style-name="T16">Se você tiver o dom e muita paciência, pode </text:span><text:span text:style-name="T52">desenhar seu favicon</text:span><text:span text:style-name="T16"> no site </text:span><text:a xlink:type="simple" xlink:href="https://www.favicon.cc/" text:style-name="Internet_20_link" text:visited-style-name="Visited_20_Internet_20_Link"><text:span text:style-name="T1699">favicon.cc</text:span></text:a></text:p>
        </text:list-item>
        <text:list-item>
          <text:p text:style-name="P581"><text:span text:style-name="T17">Agora, s</text:span><text:span text:style-name="T16">e seu objetivo é criar um </text:span><text:span text:style-name="T52">ícone personalizado</text:span><text:span text:style-name="T16"> para seu site baseado em imagens que você já tem, </text:span><text:span text:style-name="T19">utilize</text:span><text:span text:style-name="T16"> o site </text:span><text:a xlink:type="simple" xlink:href="https://favicon.io/" text:style-name="Internet_20_link" text:visited-style-name="Visited_20_Internet_20_Link"><text:span text:style-name="T4">favicon.io</text:span></text:a><text:span text:style-name="T11"> </text:span></text:p>
        </text:list-item>
      </text:list>
      <text:p text:style-name="P162"/>
      <text:p text:style-name="P398"><text:span text:style-name="T886">&lt;link rel=</text:span><text:span text:style-name="T887">"</text:span><text:span text:style-name="T1167">shortcut icon</text:span><text:span text:style-name="T887">" href="</text:span><text:span text:style-name="T848">favicon.ico</text:span><text:span text:style-name="T887">" type="</text:span><text:span text:style-name="T1167">image/x-icon</text:span><text:span text:style-name="T887">"&gt;</text:span><text:span text:style-name="T855"> </text:span><text:span text:style-name="T993">tag para importar um favicon.<text:line-break/>Para isso, </text:span><text:span text:style-name="T988">digit</text:span><text:span text:style-name="T993">e</text:span><text:span text:style-name="T988"> </text:span><text:span text:style-name="T989">link</text:span><text:span text:style-name="T988"> dentro da &lt;head&gt; e escolha a opção “</text:span><text:span text:style-name="T990">link:favicon</text:span><text:span text:style-name="T991">”, </text:span><text:span text:style-name="T993">assim </text:span><text:span text:style-name="T991">o editor VSCode criará automaticamente a tag. No parâmetro “</text:span><text:span text:style-name="T990">href</text:span><text:span text:style-name="T991">”: digite </text:span><text:span text:style-name="T1166">CONTROL</text:span><text:span text:style-name="T1165"> </text:span><text:span text:style-name="T991">+</text:span><text:span text:style-name="T1165"> </text:span><text:span text:style-name="T1166">ESPAÇO</text:span><text:span text:style-name="T991"> e escolha o favicon (que deve estar dentro d</text:span><text:span text:style-name="T994">a</text:span><text:span text:style-name="T991"> root </text:span><text:span text:style-name="T994">(</text:span><text:span text:style-name="T991">pasta principal </text:span><text:span text:style-name="T992">do projeto</text:span><text:span text:style-name="T991">).</text:span></text:p>
      <text:p text:style-name="P382"/>
      <text:p text:style-name="P370">Mapas de imagens</text:p>
      <text:p text:style-name="P371"/>
      <text:p text:style-name="P199"><text:span text:style-name="T1677">&lt;map&gt;</text:span> é usada com a tag <text:span text:style-name="T1677">&lt;area&gt;</text:span> para definir um mapa de imagem (a área clicável do link). Existem 3 tipos de área: retângulo (<text:span text:style-name="T1586">rect</text:span>), círculo(<text:span text:style-name="T1586">circle</text:span>) e polígono(<text:span text:style-name="T1586">poly</text:span>).<text:line-break/>Dentro de um mapa, existem áreas. Dentro de cada área é preciso informar os <text:span text:style-name="T1705">4</text:span> seguintes atributos:</text:p>
      <text:list xml:id="list3011446956" text:style-name="L10">
        <text:list-item>
          <text:p text:style-name="P659"><text:span text:style-name="T1492">shape</text:span> <text:span text:style-name="T1726">(rect, circle ou poly</text:span>)</text:p>
        </text:list-item>
        <text:list-item>
          <text:p text:style-name="P659"><text:span text:style-name="T1492">coords</text:span> desse shape <text:span text:style-name="T1729">em x,y</text:span> <text:span text:style-name="T1726">(</text:span>a ordem respectiva das coordenadas <text:span text:style-name="T1729">caso o shape seja um </text:span><text:span text:style-name="T1459">retângulo</text:span><text:span text:style-name="T1729"> são</text:span>: <text:span text:style-name="T1724">canto superior esquerdo → canto inferior direito; caso o shape seja um </text:span><text:span text:style-name="T1460">círculo</text:span><text:span text:style-name="T1724"> são: o centro da circunferência e o tamanho do raio (em pixels). </text:span><text:span text:style-name="T1809">Dica: e</text:span><text:span text:style-name="T1724">ssas coordenadas podem ser encontradas através de um editor de imagens, como o Paint</text:span></text:p>
        </text:list-item>
        <text:list-item>
          <text:p text:style-name="P659"><text:span text:style-name="T1494">href</text:span> <text:span text:style-name="T1725">é o endereço do arquivo que será aberto. </text:span><text:span text:style-name="T1809">Dica:</text:span><text:span text:style-name="T1725"> se precisar abrir em uma posição específica desse arquivo, separe-o em </text:span><text:span text:style-name="T1711">articles</text:span><text:span text:style-name="T1725"> identificados por </text:span><text:span text:style-name="T1718">#id</text:span><text:span text:style-name="T1725"> e depois use uma</text:span> <text:span text:style-name="T1717"># + id</text:span><text:span text:style-name="T1809"> </text:span><text:span text:style-name="T1726">após o endereço do </text:span><text:span text:style-name="T1712">href</text:span><text:span text:style-name="T1726"> </text:span>para abri-<text:span text:style-name="T1727">lo</text:span> diretamente posicionado no artigo<text:span text:style-name="T1724"> escolhido, identificado</text:span> através do <text:span text:style-name="T1707">id</text:span></text:p>
        </text:list-item>
        <text:list-item>
          <text:p text:style-name="P659"><text:span text:style-name="T1492">target</text:span><text:span text:style-name="T1312"> </text:span><text:span text:style-name="T1728">i</text:span>ndica onde <text:span text:style-name="T1728">exibir o arquivo</text:span>, geralmente em um <text:span text:style-name="T1710">iframe</text:span>.</text:p>
        </text:list-item>
      </text:list>
      <text:p text:style-name="P198"/>
      <text:p text:style-name="P66"><text:span text:style-name="T516">P</text:span><text:span text:style-name="T515">a</text:span><text:span text:style-name="T516">sso a passo para criar um mapa</text:span><text:span text:style-name="T515"> de imagens:</text:span></text:p>
      <text:list xml:id="list182526587" text:style-name="L11">
        <text:list-item>
          <text:p text:style-name="P604"><text:span text:style-name="T516">L</text:span><text:span text:style-name="T515">ink a imagem ao mapa através do parâmetro </text:span><text:span text:style-name="T941">usemap</text:span><text:span text:style-name="T515">.</text:span></text:p>
        </text:list-item>
        <text:list-item>
          <text:p text:style-name="P604"><text:span text:style-name="T516">U</text:span><text:span text:style-name="T515">se a tag &lt;map&gt;.</text:span></text:p>
        </text:list-item>
        <text:list-item>
          <text:p text:style-name="P629"><text:span text:style-name="T516">U</text:span><text:span text:style-name="T515">se a tag &lt;area&gt; </text:span><text:span text:style-name="T517">com os parâmetros:</text:span><text:span text:style-name="T515"> </text:span><text:span text:style-name="T945">shape</text:span><text:span text:style-name="T515">, </text:span><text:span text:style-name="T946">coords</text:span><text:span text:style-name="T517">,</text:span><text:span text:style-name="T515"> </text:span><text:span text:style-name="T945">href</text:span><text:span text:style-name="T515"> e também o </text:span><text:span text:style-name="T946">target</text:span></text:p>
        </text:list-item>
        <text:list-item>
          <text:p text:style-name="P660">Indique o iframe.</text:p>
        </text:list-item>
      </text:list>
      <text:p text:style-name="P200">Exemplo:</text:p>
      <text:p text:style-name="P492"><text:span text:style-name="T1508">&lt;</text:span><text:span text:style-name="T1523">img</text:span><text:span text:style-name="T1609"> </text:span><text:span text:style-name="T1545">src</text:span><text:span text:style-name="T1609">=</text:span><text:span text:style-name="T1566">"imagens/glass.jpg"</text:span><text:span text:style-name="T1609"> </text:span><text:span text:style-name="T1545">usemap</text:span><text:span text:style-name="T1609">=</text:span><text:span text:style-name="T1566">"#meumapa"</text:span><text:span text:style-name="T1508">/&gt;<text:tab/><text:tab/><text:tab/><text:tab/><text:tab/><text:tab/></text:span></text:p>
      <text:p text:style-name="P493"><text:span text:style-name="T1508">&lt;</text:span><text:span text:style-name="T1523">map</text:span><text:span text:style-name="T1609"> </text:span><text:span text:style-name="T1545">name</text:span><text:span text:style-name="T1609">=</text:span><text:span text:style-name="T1566">"meumapa"</text:span><text:span text:style-name="T1508">&gt;<text:tab/><text:tab/><text:tab/><text:tab/><text:tab/><text:tab/><text:tab/><text:tab/><text:tab/><text:tab/></text:span></text:p>
      <text:p text:style-name="P493"><text:span text:style-name="T1508"><text:tab/>&lt;</text:span><text:span text:style-name="T1523">area</text:span><text:span text:style-name="T1609"> </text:span><text:span text:style-name="T1545">shape</text:span><text:span text:style-name="T1609">=</text:span><text:span text:style-name="T1566">"rect"</text:span><text:span text:style-name="T1609"> </text:span><text:span text:style-name="T1545">coords</text:span><text:span text:style-name="T1609">=</text:span><text:span text:style-name="T1566">"179,202,170,160"</text:span><text:span text:style-name="T1609"> </text:span><text:span text:style-name="T1545">href</text:span><text:span text:style-name="T1609">=</text:span><text:span text:style-name="T1566">"glass.html#tela"</text:span><text:span text:style-name="T1609"> <text:tab/><text:tab/><text:tab/></text:span><text:span text:style-name="T1545">target</text:span><text:span text:style-name="T1609">=</text:span><text:span text:style-name="T1566">"janela"</text:span><text:span text:style-name="T1508">/&gt;<text:tab/><text:tab/><text:tab/><text:tab/><text:tab/><text:tab/><text:tab/><text:tab/><text:tab/><text:tab/></text:span></text:p>
      <text:p text:style-name="P493"><text:span text:style-name="T1508">&lt;/</text:span><text:span text:style-name="T1523">map</text:span><text:span text:style-name="T1508">&gt;<text:tab/><text:tab/><text:tab/><text:tab/><text:tab/><text:tab/><text:tab/><text:tab/><text:tab/><text:tab/><text:tab/><text:tab/><text:tab/></text:span></text:p>
      <text:p text:style-name="P492"><text:span text:style-name="T1508">&lt;</text:span><text:span text:style-name="T1523">iframe</text:span><text:span text:style-name="T1609"> </text:span><text:span text:style-name="T1545">src</text:span><text:span text:style-name="T1609">=</text:span><text:span text:style-name="T1566">"glass.html"</text:span><text:span text:style-name="T1609"> </text:span><text:span text:style-name="T1545">name</text:span><text:span text:style-name="T1609">=</text:span><text:span text:style-name="T1566">"janela"</text:span><text:span text:style-name="T1609"> </text:span><text:span text:style-name="T1545">id</text:span><text:span text:style-name="T1609">=</text:span><text:span text:style-name="T1566">"specs"</text:span><text:span text:style-name="T1508">&gt;</text:span><text:span text:style-name="T1609"> </text:span><text:span text:style-name="T1508">&lt;/</text:span><text:span text:style-name="T1523">iframe</text:span><text:span text:style-name="T1508">&gt;<text:tab/><text:tab/><text:tab/><text:tab/></text:span></text:p>
      <text:p text:style-name="P201"/>
      <text:p text:style-name="P334">Inserindo mídias</text:p>
      <text:p text:style-name="P331"/>
      <text:p text:style-name="P380">Imagens</text:p>
      <text:p text:style-name="P349"/>
      <text:p text:style-name="P288"><text:span text:style-name="T1578">Para tornar um site mais </text:span><text:span text:style-name="T1457">responsivo</text:span><text:span text:style-name="T1663"> </text:span><text:span text:style-name="T1664">e</text:span><text:span text:style-name="T1578"> que se adapta a vários tamanhos de janela é preciso disponibilizar</text:span> múltiplas imagens para tamanhos de telas diferentes. <text:span text:style-name="T1578">Para isso, </text:span><text:span text:style-name="T1810">use</text:span><text:span text:style-name="T1578"> a tag </text:span><text:span text:style-name="T1436">&lt;picture&gt;</text:span><text:span text:style-name="T1578"> (que permite criar vários </text:span><text:span text:style-name="T1436">&lt;source&gt;</text:span><text:span text:style-name="T1578">) e dentro dela coloque tamanhos diferentes de imagens:</text:span></text:p>
      <text:p text:style-name="P54"><text:span text:style-name="T1500">&lt;</text:span><text:span text:style-name="T1515">style</text:span><text:span text:style-name="T1500">&gt;<text:tab/><text:tab/><text:tab/><text:tab/><text:tab/><text:tab/><text:tab/><text:tab/><text:tab/><text:tab/><text:tab/><text:tab/><text:tab/></text:span></text:p>
      <text:p text:style-name="P434"><text:span text:style-name="T1640">main</text:span> {<text:tab/><text:tab/><text:tab/><text:tab/><text:tab/><text:tab/><text:tab/><text:tab/><text:tab/><text:tab/><text:tab/><text:tab/><text:tab/></text:p>
      <text:p text:style-name="P428"><text:span text:style-name="T1528"><text:tab/>background-color</text:span><text:span text:style-name="T1602">: </text:span><text:span text:style-name="T1552">white</text:span><text:span text:style-name="T1602">;<text:tab/><text:tab/><text:tab/><text:tab/><text:tab/><text:tab/><text:tab/><text:tab/><text:tab/></text:span></text:p>
      <text:p text:style-name="P428"><text:span text:style-name="T1528"><text:tab/>padding</text:span><text:span text:style-name="T1602">: </text:span><text:span text:style-name="T1648">20px</text:span><text:span text:style-name="T1602">;<text:tab/><text:tab/><text:tab/><text:tab/><text:tab/><text:tab/><text:tab/><text:tab/><text:tab/><text:tab/><text:tab/></text:span></text:p>
      <text:p text:style-name="P428"><text:span text:style-name="T1528"><text:tab/>border-radius</text:span><text:span text:style-name="T1602">: </text:span><text:span text:style-name="T1648">15px</text:span><text:span text:style-name="T1602">;<text:tab/><text:tab/><text:tab/><text:tab/><text:tab/><text:tab/><text:tab/><text:tab/><text:tab/><text:tab/></text:span></text:p>
      <text:p text:style-name="P428"><text:span text:style-name="T1528"><text:tab/>min-width</text:span><text:span text:style-name="T1602">: </text:span><text:span text:style-name="T1648">280px</text:span><text:span text:style-name="T1602">; </text:span><text:span text:style-name="T1612">/*considera a menor largura de tela de celular*/<text:tab/></text:span></text:p>
      <text:p text:style-name="P428"><text:span text:style-name="T1528"><text:tab/>max-width</text:span><text:span text:style-name="T1602">: </text:span><text:span text:style-name="T1648">800px</text:span><text:span text:style-name="T1602">; </text:span><text:span text:style-name="T1612">/*não permite expandir demais o conteúdo*/<text:tab/><text:tab/></text:span></text:p>
      <text:p text:style-name="P428"><text:span text:style-name="T1528"><text:tab/>margin</text:span><text:span text:style-name="T1602">: </text:span><text:span text:style-name="T1552">auto</text:span><text:span text:style-name="T1602">; </text:span><text:span text:style-name="T1612">/*melhora a responsividade, sempre centralizando o<text:tab/><text:tab/> conteúdo </text:span><text:span text:style-name="T1614">horizontal</text:span><text:span text:style-name="T1612">*/<text:tab/><text:tab/><text:tab/><text:tab/><text:tab/><text:tab/><text:tab/><text:tab/><text:tab/><text:tab/><text:tab/><text:tab/><text:tab/><text:tab/><text:tab/><text:tab/><text:tab/><text:tab/><text:tab/><text:tab/><text:tab/><text:tab/><text:tab/><text:tab/><text:tab/></text:span></text:p>
      <text:p text:style-name="P434">}<text:tab/><text:tab/><text:tab/><text:tab/><text:tab/><text:tab/><text:tab/><text:tab/><text:tab/><text:tab/><text:tab/><text:tab/><text:tab/><text:tab/></text:p>
      <text:p text:style-name="P434"><text:span text:style-name="T1640">img</text:span> {<text:tab/><text:tab/><text:tab/><text:tab/><text:tab/><text:tab/><text:tab/><text:tab/><text:tab/><text:tab/><text:tab/><text:tab/><text:tab/><text:tab/></text:p>
      <text:p text:style-name="P428"><text:span text:style-name="T1528"><text:tab/>width</text:span><text:span text:style-name="T1602">: </text:span><text:span text:style-name="T1648">100%</text:span><text:span text:style-name="T1602">; </text:span><text:span text:style-name="T1612">/*melhora a responsividade, eliminando a barra de rolagem<text:tab/> lateral*/<text:tab/><text:tab/><text:tab/><text:tab/><text:tab/><text:tab/><text:tab/><text:tab/><text:tab/><text:tab/><text:tab/><text:tab/></text:span></text:p>
      <text:p text:style-name="P434">}<text:tab/><text:tab/><text:tab/><text:tab/><text:tab/><text:tab/><text:tab/><text:tab/><text:tab/><text:tab/><text:tab/><text:tab/><text:tab/><text:tab/></text:p>
      <text:p text:style-name="P342"><text:span text:style-name="T1498">&lt;/</text:span><text:span text:style-name="T1513">style</text:span><text:span text:style-name="T1498">&gt;<text:tab/><text:tab/><text:tab/><text:tab/><text:tab/><text:tab/><text:tab/><text:tab/><text:tab/><text:tab/><text:tab/><text:tab/><text:tab/></text:span></text:p>
      <text:p text:style-name="P372"><text:tab/><text:tab/><text:tab/><text:tab/><text:tab/><text:tab/><text:tab/><text:tab/><text:tab/><text:tab/><text:tab/><text:tab/><text:tab/><text:tab/></text:p>
      <text:p text:style-name="P338"><text:span text:style-name="T1496">&lt;</text:span><text:span text:style-name="T1511">picture</text:span><text:span text:style-name="T1496">&gt;<text:tab/><text:tab/><text:tab/><text:tab/><text:tab/><text:tab/><text:tab/><text:tab/><text:tab/><text:tab/><text:tab/><text:tab/><text:tab/></text:span></text:p>
      <text:p text:style-name="P428"><text:span text:style-name="T1499"><text:tab/>&lt;</text:span><text:span text:style-name="T1514">source</text:span><text:span text:style-name="T1602"> </text:span><text:span text:style-name="T1528">media</text:span><text:span text:style-name="T1602">=</text:span><text:span text:style-name="T1552">"(max-width: 750px)"</text:span><text:span text:style-name="T1602"> </text:span><text:span text:style-name="T1528">srcset</text:span><text:span text:style-name="T1602">=</text:span><text:span text:style-name="T1552">"imagens/foto-p.png"</text:span><text:span text:style-name="T1602"> <text:tab/><text:tab/><text:line-break/><text:tab/></text:span><text:span text:style-name="T1528">typ</text:span><text:span text:style-name="T1532">e</text:span><text:span text:style-name="T1602">=</text:span><text:span text:style-name="T1552">"image/png"</text:span><text:span text:style-name="T1499">&gt;<text:tab/><text:tab/><text:tab/><text:tab/><text:tab/><text:tab/><text:tab/><text:tab/><text:tab/><text:tab/></text:span></text:p>
      <text:p text:style-name="P428"><text:span text:style-name="T1499"><text:tab/>&lt;</text:span><text:span text:style-name="T1514">source</text:span><text:span text:style-name="T1602"> </text:span><text:span text:style-name="T1528">media</text:span><text:span text:style-name="T1602">=</text:span><text:span text:style-name="T1552">"(max-width: 1050px)"</text:span><text:span text:style-name="T1602"> </text:span><text:span text:style-name="T1528">srcset</text:span><text:span text:style-name="T1602">=</text:span><text:span text:style-name="T1552">"imagens/foto-m.png"</text:span><text:span text:style-name="T1602"> <text:tab/><text:tab/><text:line-break/><text:tab/></text:span><text:span text:style-name="T1528">typ</text:span><text:span text:style-name="T1531">e</text:span><text:span text:style-name="T1602">=</text:span><text:span text:style-name="T1552">"image/png"</text:span><text:span text:style-name="T1499">&gt;<text:tab/><text:tab/><text:tab/><text:tab/><text:tab/><text:tab/><text:tab/><text:tab/><text:tab/><text:tab/></text:span></text:p>
      <text:p text:style-name="P428"><text:span text:style-name="T1499"><text:tab/>&lt;</text:span><text:span text:style-name="T1514">img</text:span><text:span text:style-name="T1602"> </text:span><text:span text:style-name="T1528">src</text:span><text:span text:style-name="T1602">=</text:span><text:span text:style-name="T1552">"imagens/foto-g.png"</text:span><text:span text:style-name="T1602"> </text:span><text:span text:style-name="T1528">alt</text:span><text:span text:style-name="T1602">=</text:span><text:span text:style-name="T1552">"apresentando uma imagem flexível"</text:span><text:span text:style-name="T1499">&gt;<text:tab/></text:span></text:p>
      <text:p text:style-name="P54"><text:span text:style-name="T1500">&lt;/</text:span><text:span text:style-name="T1515">picture</text:span><text:span text:style-name="T1500">&gt;<text:tab/><text:tab/><text:tab/><text:tab/><text:tab/><text:tab/><text:tab/><text:tab/><text:tab/><text:tab/><text:tab/><text:tab/><text:tab/></text:span></text:p>
      <text:p text:style-name="P289"/>
      <text:p text:style-name="P289">Note que a tag possui três atributos:</text:p>
      <text:p text:style-name="P289">‣ <text:span text:style-name="T1586">media</text:span> indica o <text:span text:style-name="T1449">tamanho</text:span> máximo <text:span text:style-name="T1654">ou mínimo</text:span> para carregar a imagem</text:p>
      <text:p text:style-name="P289">‣ <text:span text:style-name="T1586">srcset</text:span> configura o <text:span text:style-name="T1458">caminho</text:span><text:span text:style-name="T1449"> d</text:span><text:span text:style-name="T1456">o arquivo</text:span> que será carregad<text:span text:style-name="T1654">o</text:span> quando o tamanho <text:span text:style-name="T1704">máximo </text:span>indicado for atingido</text:p>
      <text:p text:style-name="P289">‣ <text:span text:style-name="T1586">type</text:span> indica o <text:span text:style-name="T1449">media type</text:span> da imagem <text:span text:style-name="T1810">utilizada</text:span></text:p>
      <text:p text:style-name="P289"><text:line-break/>É <text:span text:style-name="T1450">importante</text:span> que exist<text:span text:style-name="T1600">a</text:span> uma ordem entre os <text:span text:style-name="T1708">&lt;source&gt;</text:span> e <text:span text:style-name="T1600">que </text:span>os itens mais acima sejam <text:span text:style-name="T1811">os com </text:span>menores tamanhos para <text:span text:style-name="T1706">max-width</text:span> e os seguintes sejam maiores, de <text:span text:style-name="T1449">forma crescente</text:span>. O <text:span text:style-name="T1449">último item</text:span> deve ser a <text:span text:style-name="T1449">imagem padrão</text:span>.</text:p>
      <text:p text:style-name="P289"/>
      <text:p text:style-name="P290">Adapt<text:span text:style-name="T1811">ar</text:span> o tamanho das imagens ao tamanho da tela d<text:span text:style-name="T1811">o</text:span> usuário <text:span text:style-name="T1811">é um p</text:span>rincípio UX!</text:p>
      <text:p text:style-name="P379">Audios</text:p>
      <text:p text:style-name="P349"/>
      <text:p text:style-name="P291"><text:span text:style-name="T1748">O</text:span><text:span text:style-name="T1747">s navegadores aceitam 3 tipos de formatos de </text:span><text:span text:style-name="T1424">áudio</text:span><text:span text:style-name="T1747">: </text:span><text:span text:style-name="T1324">MP3</text:span><text:span text:style-name="T1747">, </text:span><text:span text:style-name="T1324">WAV</text:span><text:span text:style-name="T1747"> e </text:span><text:span text:style-name="T1324">OGG</text:span><text:span text:style-name="T1747">. </text:span><text:span text:style-name="T1748">Sendo o WAV o mais pesado e o OGG o mais leve </text:span><text:span text:style-name="T1749">e</text:span><text:span text:style-name="T1748"> com licença Open Source.</text:span></text:p>
      <text:p text:style-name="P304"/>
      <text:p text:style-name="P290">Dentro da tag <text:span text:style-name="T1437">&lt;audio&gt;</text:span>, adicion<text:span text:style-name="T1654">e</text:span> vários <text:span text:style-name="T1437">&lt;source&gt;</text:span><text:span text:style-name="T1601"> </text:span>com formatos diferentes do mesmo áudio. Coloque na parte de cima o seu formato favorito. Os demais só serão carregados caso o de cima falhe. <text:span text:style-name="T1654">E se</text:span> todos falh<text:span text:style-name="T1654">arem</text:span>, cri<text:span text:style-name="T1654">e</text:span> um parágrafo que permit<text:span text:style-name="T1654">a</text:span> o download do arquivo MP3 para ouvir no player padrão do dispositivo:</text:p>
      <text:p text:style-name="P290"/>
      <text:p text:style-name="P292"><text:span text:style-name="T1503">&lt;</text:span><text:span text:style-name="T1518">h3</text:span><text:span text:style-name="T1503">&gt;</text:span><text:span text:style-name="T1671">1ª maneira</text:span><text:span text:style-name="T1627">, </text:span><text:span text:style-name="T1628">mais simples</text:span><text:span text:style-name="T1627">:<text:tab/><text:tab/><text:tab/><text:tab/><text:tab/><text:tab/><text:tab/><text:tab/><text:tab/></text:span></text:p>
      <text:p text:style-name="P428"><text:span text:style-name="T1499">&lt;</text:span><text:span text:style-name="T1514">audio</text:span><text:span text:style-name="T1602"> </text:span><text:span text:style-name="T1528">src</text:span><text:span text:style-name="T1602">=</text:span><text:span text:style-name="T1552">"midias/happy-mistake.mp3" </text:span><text:span text:style-name="T1528">autoplay</text:span><text:span text:style-name="T1602"> </text:span><text:span text:style-name="T1528">loop</text:span><text:span text:style-name="T1602"> </text:span><text:span text:style-name="T1528">controls</text:span><text:span text:style-name="T1499">&gt;&lt;/</text:span><text:span text:style-name="T1514">audio</text:span><text:span text:style-name="T1499">&gt;<text:tab/><text:tab/></text:span></text:p>
      <text:p text:style-name="P428"><text:span text:style-name="T1499">&lt;</text:span><text:span text:style-name="T1514">h3</text:span><text:span text:style-name="T1499">&gt;</text:span><text:span text:style-name="T1670">2ª maneira</text:span><text:span text:style-name="T1602">, </text:span><text:span text:style-name="T1603">com redundância de várias tags &lt;source&gt; caso o navegador<text:tab/> não consiga reproduzir algum formato:<text:tab/><text:tab/><text:tab/><text:tab/><text:tab/><text:tab/><text:tab/><text:tab/></text:span></text:p>
      <text:p text:style-name="P428"><text:span text:style-name="T1499">&lt;</text:span><text:span text:style-name="T1514">audio</text:span><text:span text:style-name="T1602"> </text:span><text:span text:style-name="T1528">controls</text:span><text:span text:style-name="T1499">&gt;<text:tab/><text:tab/><text:tab/><text:tab/><text:tab/><text:tab/><text:tab/><text:tab/><text:tab/><text:tab/><text:tab/><text:tab/></text:span></text:p>
      <text:p text:style-name="P428"><text:span text:style-name="T1499">&lt;</text:span><text:span text:style-name="T1514">source</text:span><text:span text:style-name="T1602"> </text:span><text:span text:style-name="T1528">src</text:span><text:span text:style-name="T1602">=</text:span><text:span text:style-name="T1552">"midias/Trimmed &amp; Taught - Dan Lebowitz.mp3"</text:span><text:span text:style-name="T1602"> </text:span><text:span text:style-name="T1528">type</text:span><text:span text:style-name="T1602">=</text:span><text:span text:style-name="T1552">"audio/mpeg"</text:span><text:span text:style-name="T1499">&gt;</text:span></text:p>
      <text:p text:style-name="P428"><text:span text:style-name="T1499">&lt;</text:span><text:span text:style-name="T1514">source</text:span><text:span text:style-name="T1602"> </text:span><text:span text:style-name="T1528">src</text:span><text:span text:style-name="T1602">=</text:span><text:span text:style-name="T1552">"midias/Trimmed &amp; Taught - Dan Lebowitz.wav"</text:span><text:span text:style-name="T1602"> </text:span><text:span text:style-name="T1528">type</text:span><text:span text:style-name="T1602">=</text:span><text:span text:style-name="T1552">"audio/wav"</text:span><text:span text:style-name="T1499">&gt;<text:tab/></text:span></text:p>
      <text:p text:style-name="P428"><text:span text:style-name="T1499">&lt;</text:span><text:span text:style-name="T1514">source</text:span><text:span text:style-name="T1602"> </text:span><text:span text:style-name="T1528">src</text:span><text:span text:style-name="T1602">=</text:span><text:span text:style-name="T1552">"midias/Trimmed &amp; Taught - Dan Lebowitz.ogg"</text:span><text:span text:style-name="T1602"> </text:span><text:span text:style-name="T1528">type</text:span><text:span text:style-name="T1602">=</text:span><text:span text:style-name="T1552">"audio/ogg"</text:span><text:span text:style-name="T1499">&gt;<text:tab/></text:span></text:p>
      <text:p text:style-name="P428"><text:span text:style-name="T1499">&lt;</text:span><text:span text:style-name="T1514">p</text:span><text:span text:style-name="T1499">&gt;</text:span><text:span text:style-name="T1602">Infelizmente o seu navegador não consegue reproduzir formatos de áudio.<text:tab/></text:span></text:p>
      <text:p text:style-name="P428"><text:span text:style-name="T1499">&lt;</text:span><text:span text:style-name="T1514">a</text:span><text:span text:style-name="T1602"> </text:span><text:span text:style-name="T1528">href</text:span><text:span text:style-name="T1602">=</text:span><text:span text:style-name="T1552">"midias/Trimmed &amp; Taught - Dan Lebowitz.mp3"</text:span><text:span text:style-name="T1602"> <text:tab/><text:tab/><text:tab/><text:tab/><text:tab/></text:span></text:p>
      <text:p text:style-name="P428"><text:span text:style-name="T1528">downloa</text:span><text:span text:style-name="T1529">d</text:span><text:span text:style-name="T1602">=</text:span><text:span text:style-name="T1552">"Trimmed &amp; Taught - Dan Lebowitz.mp3"</text:span><text:span text:style-name="T1602"> <text:tab/><text:tab/><text:tab/><text:tab/><text:tab/><text:tab/></text:span></text:p>
      <text:p text:style-name="P428"><text:span text:style-name="T1528">target</text:span><text:span text:style-name="T1602">=</text:span><text:span text:style-name="T1552">"_blank"</text:span><text:span text:style-name="T1602"> </text:span><text:span text:style-name="T1528">type</text:span><text:span text:style-name="T1602">=</text:span><text:span text:style-name="T1552">"audio/mpeg"</text:span><text:span text:style-name="T1499">&gt;</text:span><text:span text:style-name="T1602">Clique aqui</text:span><text:span text:style-name="T1499">&lt;/</text:span><text:span text:style-name="T1514">a</text:span><text:span text:style-name="T1499">&gt;</text:span><text:span text:style-name="T1602"> para fazer o download do MP3</text:span><text:span text:style-name="T1499">&lt;/</text:span><text:span text:style-name="T1514">p</text:span><text:span text:style-name="T1499">&gt;<text:tab/><text:tab/><text:tab/><text:tab/><text:tab/><text:tab/><text:tab/><text:tab/><text:tab/><text:tab/><text:tab/><text:tab/><text:tab/></text:span></text:p>
      <text:p text:style-name="P428"><text:span text:style-name="T1499">&lt;/</text:span><text:span text:style-name="T1514">audio</text:span><text:span text:style-name="T1499">&gt; &lt;/</text:span><text:span text:style-name="T1514">h3</text:span><text:span text:style-name="T1499">&gt;<text:tab/><text:tab/><text:tab/><text:tab/><text:tab/><text:tab/><text:tab/><text:tab/><text:tab/><text:tab/><text:tab/><text:tab/></text:span></text:p>
      <text:p text:style-name="P290"><text:s/></text:p>
      <text:p text:style-name="P136"><text:span text:style-name="T273">O</text:span><text:span text:style-name="T250">s principais </text:span><text:span text:style-name="T274">parâmetros</text:span><text:span text:style-name="T250"> da tag </text:span><text:span text:style-name="T875">&lt;audio&gt;</text:span><text:span text:style-name="T273"> são</text:span><text:span text:style-name="T250">:</text:span></text:p>
      <text:list xml:id="list491207824" text:style-name="L12">
        <text:list-item>
          <text:p text:style-name="P605"><text:span text:style-name="T931">controls</text:span><text:span text:style-name="T251">: vai apresentar o player na tela. Caso não seja colocado na tag, o controle será transparente e o usuário não poderá interagir com ele.</text:span></text:p>
        </text:list-item>
        <text:list-item>
          <text:p text:style-name="P605"><text:span text:style-name="T932">a</text:span><text:span text:style-name="T931">utoplay</text:span><text:span text:style-name="T251">: vai iniciar a reprodução do áudio assim que a página for carregada. </text:span></text:p>
        </text:list-item>
        <text:list-item>
          <text:p text:style-name="P605"><text:span text:style-name="T932">l</text:span><text:span text:style-name="T931">oop</text:span><text:span text:style-name="T251">: vai fazer com que o áudio seja repetido assim que terminar a sua reprodução.</text:span></text:p>
        </text:list-item>
        <text:list-item>
          <text:p text:style-name="P605"><text:span text:style-name="T931">preload</text:span><text:span text:style-name="T251">: indica se o áudio será pré-carregado ou não e aceita três valores:</text:span></text:p>
        </text:list-item>
      </text:list>
      <text:list xml:id="list522604524" text:style-name="L13">
        <text:list-item>
          <text:list>
            <text:list-item>
              <text:p text:style-name="P606"><text:span text:style-name="T847">metadata</text:span><text:span text:style-name="T997">:</text:span><text:span text:style-name="T251"> vai carregar apenas as informações sobre o arquivo (tamanho, tempo, informações de direitos, etc)</text:span></text:p>
            </text:list-item>
            <text:list-item>
              <text:p text:style-name="P606"><text:span text:style-name="T847">none</text:span><text:span text:style-name="T997">:</text:span><text:span text:style-name="T251"> não vai carregar absolutamente nada até que o usuário clique no botão play ou um script inicie a reprodução</text:span></text:p>
            </text:list-item>
            <text:list-item>
              <text:p text:style-name="P606"><text:span text:style-name="T847">auto</text:span><text:span text:style-name="T997">:</text:span><text:span text:style-name="T251"> (padrão) vai carregar o arquivo de áudio inteiro assim que a página for carregada, mesmo que o usuário nunca aperte o play</text:span></text:p>
            </text:list-item>
          </text:list>
        </text:list-item>
      </text:list>
      <text:p text:style-name="P305"/>
      <text:p text:style-name="P137"><text:span text:style-name="T251">D</text:span><text:span text:style-name="T250">icas:</text:span></text:p>
      <text:list xml:id="list1287050452" text:style-name="L14">
        <text:list-item>
          <text:p text:style-name="P675"><text:span text:style-name="T182">U</text:span><text:span text:style-name="T183">m bom </text:span><text:span text:style-name="T184">lugar</text:span><text:span text:style-name="T183"> para baixar </text:span><text:span text:style-name="T196">áudio</text:span><text:span text:style-name="T197">s sem direitos autorais</text:span><text:span text:style-name="T183"> é </text:span><text:span text:style-name="T184">n</text:span><text:span text:style-name="T183">a </text:span><text:span text:style-name="T195">biblioteca de áudio</text:span><text:span text:style-name="T183"> do </text:span><text:a xlink:type="simple" xlink:href="https://studio.youtube.com/channel/UCGws3f7eBAgkZmpy8Dzi_LA/music" text:style-name="Internet_20_link" text:visited-style-name="Visited_20_Internet_20_Link"><text:span text:style-name="T1698">Youtube Studio</text:span></text:a><text:span text:style-name="T183">.</text:span></text:p>
        </text:list-item>
        <text:list-item>
          <text:p text:style-name="P684"><text:span text:style-name="T182">U</text:span><text:span text:style-name="T181">m bom site para baixar vídeo</text:span><text:span text:style-name="T184">s </text:span><text:span text:style-name="T197">sem direitos autorais</text:span><text:span text:style-name="T181"> é o </text:span><text:a xlink:type="simple" xlink:href="https://www.pexels.com/pt-br/videos/" text:style-name="Internet_20_link" text:visited-style-name="Visited_20_Internet_20_Link"><text:span text:style-name="T1698">Pexels</text:span></text:a><text:span text:style-name="T181">.</text:span></text:p>
        </text:list-item>
        <text:list-item>
          <text:p text:style-name="P630"><text:span text:style-name="T250">Um bom programa, Open Source, para </text:span><text:span text:style-name="T209">edição de imagens</text:span><text:span text:style-name="T250"> é o </text:span><text:span text:style-name="T279">GIMP</text:span><text:span text:style-name="T250">. </text:span></text:p>
        </text:list-item>
        <text:list-item>
          <text:p text:style-name="P630"><text:span text:style-name="T250">Um bom programa, Open Source, para </text:span><text:span text:style-name="T209">converter</text:span><text:span text:style-name="T250"> e diminuir o tamanho de vídeos é o </text:span><text:span text:style-name="T279">HandBrake</text:span><text:span text:style-name="T250">.</text:span></text:p>
        </text:list-item>
        <text:list-item>
          <text:p text:style-name="P631"><text:span text:style-name="T250">O padrão de vídeos para a web mais popular </text:span><text:span text:style-name="T252">e, portanto, mais recomendado</text:span><text:span text:style-name="T250"> é o padrão </text:span><text:span text:style-name="T279">MPEG</text:span><text:span text:style-name="T250">: mp4 ou </text:span><text:span text:style-name="T209">m4v</text:span></text:p>
        </text:list-item>
        <text:list-item>
          <text:p text:style-name="P631"><text:span text:style-name="T250">O formato </text:span><text:span text:style-name="T279">W</text:span><text:span text:style-name="T280">E</text:span><text:span text:style-name="T279">BM</text:span><text:span text:style-name="T250"> é bem leve e também possui compatibilidade com a maioria dos navegadores porém sua qualidade é sofrível.</text:span></text:p>
        </text:list-item>
        <text:list-item>
          <text:p text:style-name="P632"><text:span text:style-name="T250"><text:tab/>O formato </text:span><text:span text:style-name="T279">OGV</text:span><text:span text:style-name="T250"> é o mais leve </text:span><text:span text:style-name="T253">mas</text:span><text:span text:style-name="T250"> é compatível </text:span><text:span text:style-name="T253">somente</text:span><text:span text:style-name="T250"> com o </text:span><text:span text:style-name="T275">navegador</text:span><text:span text:style-name="T250"> Chrome, </text:span><text:span text:style-name="T254">não compatível com o Safari(Iphone)</text:span></text:p>
        </text:list-item>
      </text:list>
      <text:p text:style-name="P380"/>
      <text:p text:style-name="P380">Videos</text:p>
      <text:p text:style-name="P349"/>
      <text:p text:style-name="P126"><text:span text:style-name="T254"><text:tab/>A</text:span><text:span text:style-name="T250">ssim como na inserção de áudio, a inserção de vídeo é semelhante, através da tag </text:span><text:span text:style-name="T872">&lt;video&gt;</text:span><text:span text:style-name="T250">, contendo a tag </text:span><text:span text:style-name="T779">&lt;source&gt;</text:span></text:p>
      <text:p text:style-name="P301"/>
      <text:p text:style-name="P504"><text:span text:style-name="T1003">&lt;p&gt;</text:span><text:span text:style-name="T1118">Forma simples:</text:span><text:span text:style-name="T1003">&lt;/p&gt;<text:tab/><text:tab/><text:tab/><text:tab/><text:tab/><text:tab/><text:tab/><text:tab/><text:tab/><text:tab/><text:tab/></text:span></text:p>
      <text:p text:style-name="P428"><text:span text:style-name="T1499"><text:tab/>&lt;</text:span><text:span text:style-name="T1514">video</text:span><text:span text:style-name="T1602"> </text:span><text:span text:style-name="T1528">src</text:span><text:span text:style-name="T1602">=</text:span><text:span text:style-name="T1552">"midias/Beach Waves And Sunset.mp4"</text:span><text:span text:style-name="T1602"> </text:span><text:span text:style-name="T1528">width</text:span><text:span text:style-name="T1602">=</text:span><text:span text:style-name="T1552">"500"</text:span><text:span text:style-name="T1602"> </text:span><text:span text:style-name="T1528">controls</text:span><text:span text:style-name="T1602"> <text:tab/></text:span></text:p>
      <text:p text:style-name="P428"><text:span text:style-name="T1528">autoplay</text:span><text:span text:style-name="T1602"> </text:span><text:span text:style-name="T1530">loop</text:span><text:span text:style-name="T1604"> </text:span><text:span text:style-name="T1528">poster</text:span><text:span text:style-name="T1602">=</text:span><text:span text:style-name="T1552">"imagens/tumblr por do sol.jpg"</text:span><text:span text:style-name="T1499">&gt;&lt;/</text:span><text:span text:style-name="T1514">video</text:span><text:span text:style-name="T1499">&gt;<text:tab/><text:tab/><text:tab/></text:span></text:p>
      <text:p text:style-name="P505"><text:tab/><text:tab/><text:tab/><text:tab/><text:tab/><text:tab/><text:tab/><text:tab/><text:tab/><text:tab/><text:tab/><text:tab/><text:tab/><text:tab/></text:p>
      <text:p text:style-name="P434"><text:span text:style-name="T1496">&lt;</text:span><text:span text:style-name="T1511">p</text:span><text:span text:style-name="T1496">&gt;</text:span><text:span text:style-name="T1669">Forma com a redundância de várias tags</text:span> <text:span text:style-name="T1511">&amp;lt;</text:span>source<text:span text:style-name="T1511">&amp;gt;</text:span>:<text:span text:style-name="T1496">&lt;/</text:span><text:span text:style-name="T1511">p</text:span><text:span text:style-name="T1496">&gt;<text:tab/><text:tab/><text:tab/></text:span></text:p>
      <text:p text:style-name="P428"><text:span text:style-name="T1499"><text:tab/></text:span><text:span text:style-name="T1505">&lt;</text:span><text:span text:style-name="T1520">video</text:span><text:span text:style-name="T1605"> </text:span><text:span text:style-name="T1538">controls</text:span><text:span text:style-name="T1605"> </text:span><text:span text:style-name="T1538">width</text:span><text:span text:style-name="T1605">=</text:span><text:span text:style-name="T1560">"600"</text:span><text:span text:style-name="T1505">&gt;<text:tab/><text:tab/><text:tab/><text:tab/><text:tab/><text:tab/><text:tab/><text:tab/></text:span></text:p>
      <text:p text:style-name="P501"><text:tab/>&lt;!--ordene por tamanho do arquivo!-→<text:tab/><text:tab/><text:tab/><text:tab/><text:tab/><text:tab/><text:tab/></text:p>
      <text:p text:style-name="P428"><text:span text:style-name="T1499"><text:tab/>&lt;</text:span><text:span text:style-name="T1514">source</text:span><text:span text:style-name="T1602"> </text:span><text:span text:style-name="T1528">src</text:span><text:span text:style-name="T1602">=</text:span><text:span text:style-name="T1552">"midias/Beach Waves And Sunset.mp4"</text:span><text:span text:style-name="T1602"> </text:span><text:span text:style-name="T1528">type</text:span><text:span text:style-name="T1602">=</text:span><text:span text:style-name="T1552">"video/mp4"</text:span><text:span text:style-name="T1499">&gt;<text:tab/></text:span></text:p>
      <text:p text:style-name="P428"><text:span text:style-name="T1499"><text:tab/>&lt;</text:span><text:span text:style-name="T1514">source</text:span><text:span text:style-name="T1602"> </text:span><text:span text:style-name="T1528">src</text:span><text:span text:style-name="T1602">=</text:span><text:span text:style-name="T1552">"midias/Beach Waves And Sunset.ogv"</text:span><text:span text:style-name="T1602"> </text:span><text:span text:style-name="T1528">type</text:span><text:span text:style-name="T1602">=</text:span><text:span text:style-name="T1552">"video/ogg"</text:span><text:span text:style-name="T1499">&gt;<text:tab/></text:span></text:p>
      <text:p text:style-name="P428"><text:span text:style-name="T1499"><text:tab/>&lt;</text:span><text:span text:style-name="T1514">source</text:span><text:span text:style-name="T1602"> </text:span><text:span text:style-name="T1528">src</text:span><text:span text:style-name="T1602">=</text:span><text:span text:style-name="T1552">"midias/Beach Waves And Sunset.webm"</text:span><text:span text:style-name="T1602"> </text:span><text:span text:style-name="T1528">type</text:span><text:span text:style-name="T1602">=</text:span><text:span text:style-name="T1552">"video/webm"</text:span><text:span text:style-name="T1499">&gt;<text:tab/></text:span></text:p>
      <text:p text:style-name="P428"><text:span text:style-name="T1499"><text:tab/>&lt;</text:span><text:span text:style-name="T1514">p</text:span><text:span text:style-name="T1499">&gt;</text:span><text:span text:style-name="T1602">Seu navegador não tem compatibilidade com reprodução de videos</text:span><text:span text:style-name="T1499">&lt;/</text:span><text:span text:style-name="T1514">p</text:span><text:span text:style-name="T1499">&gt;</text:span><text:span text:style-name="T1602"> </text:span><text:span text:style-name="T1612">&lt;!--só aparece esse parágrafo se o navegador não conseguir executar nenhum dos formatos acima-→<text:tab/><text:tab/><text:tab/><text:tab/><text:tab/><text:tab/><text:tab/><text:tab/><text:tab/><text:tab/><text:tab/></text:span></text:p>
      <text:p text:style-name="P428"><text:span text:style-name="T1499"><text:tab/>&lt;/</text:span><text:span text:style-name="T1514">video</text:span><text:span text:style-name="T1499">&gt;<text:tab/><text:tab/><text:tab/><text:tab/><text:tab/><text:tab/><text:tab/><text:tab/><text:tab/><text:tab/><text:tab/><text:tab/></text:span></text:p>
      <text:p text:style-name="P506"/>
      <text:p text:style-name="P301"><text:span text:style-name="T1623"><text:tab/>A</text:span>lguns atributos importantes:</text:p>
      <text:list xml:id="list2888132089" text:style-name="L15">
        <text:list-item>
          <text:p text:style-name="P607"><text:span text:style-name="T933">width</text:span><text:span text:style-name="T896">:</text:span><text:span text:style-name="T254"> vai indicar a largura que o vídeo vai ter na tela. </text:span><text:span text:style-name="T255">E</text:span><text:span text:style-name="T254">xemplo: 600</text:span><text:span text:style-name="T281">px</text:span><text:span text:style-name="T254">.</text:span></text:p>
        </text:list-item>
        <text:list-item>
          <text:p text:style-name="P607"><text:span text:style-name="T934">p</text:span><text:span text:style-name="T933">oster</text:span><text:span text:style-name="T254">: </text:span><text:span text:style-name="T255">é a tumblr, </text:span><text:span text:style-name="T254">configura </text:span><text:span text:style-name="T253">a</text:span><text:span text:style-name="T254"> imagem que vai aparecer como capa enquanto o visitante não reproduzir o vídeo</text:span></text:p>
        </text:list-item>
        <text:list-item>
          <text:p text:style-name="P607"><text:span text:style-name="T933">controls</text:span><text:span text:style-name="T254">: </text:span><text:span text:style-name="T253">mostra</text:span><text:span text:style-name="T255"> </text:span><text:span text:style-name="T254">os controles do vídeo</text:span></text:p>
        </text:list-item>
        <text:list-item>
          <text:p text:style-name="P607"><text:span text:style-name="T933">autoplay</text:span><text:span text:style-name="T254">: </text:span><text:span text:style-name="T255">reproduz </text:span><text:span text:style-name="T254">automaticamente, assim que a página for carregada.</text:span></text:p>
        </text:list-item>
      </text:list>
      <text:p text:style-name="P301"/>
      <text:p text:style-name="P307">Dica: incorpore vídeos de outros servidores (como Youtube, Vimeo) para reduzir o consumo de banda de internet.</text:p>
      <text:p text:style-name="P333">Iframes</text:p>
      <text:p text:style-name="P332"/>
      <text:p text:style-name="P310"><text:span text:style-name="T1431"><text:tab/></text:span><text:span text:style-name="T1432">&lt;</text:span><text:span text:style-name="T1433">Iframe</text:span><text:span text:style-name="T1432"> </text:span><text:span text:style-name="T1582">src</text:span><text:span text:style-name="T1583">="</text:span><text:span text:style-name="T1491">https://www.com.br</text:span><text:span text:style-name="T1583">"</text:span><text:span text:style-name="T1432">&gt;</text:span><text:span text:style-name="T1482"> é uma tag que permite incluir um elemento HTML </text:span><text:span text:style-name="T1484">aninhado</text:span><text:span text:style-name="T1482"> dentro de outro objeto HTML principal. Com esse recurso é possível carregar somente um documento específico de outro site ou até mesmo o site inteiro. </text:span><text:span text:style-name="T1483">Essa tag é muito utilizada na incorporação de vídeos.</text:span></text:p>
      <text:p text:style-name="P69"><text:span text:style-name="T691"><text:tab/>Um </text:span><text:span text:style-name="T1141">&lt;iframe&gt;</text:span><text:span text:style-name="T692"> (inline frame) é um </text:span><text:span text:style-name="T691">quadro embutido </text:span><text:span text:style-name="T693">que incorpora</text:span><text:span text:style-name="T691"> </text:span><text:span text:style-name="T692">um</text:span><text:span text:style-name="T691"> documento </text:span><text:span text:style-name="T692">HTML no </text:span><text:span text:style-name="T691">documento HTML atual. </text:span><text:span text:style-name="T693">Podemos também incorporar vídeos do youtube / vimeo, google maps, waze maps, apresentação google docs, etc…</text:span></text:p>
      <text:p text:style-name="P69"/>
      <text:p text:style-name="P69"><text:span text:style-name="T691"><text:tab/>O atributo </text:span><text:span text:style-name="T961">src</text:span><text:span text:style-name="T691"> define a URL da página a ser incorporada. </text:span><text:span text:style-name="T694">Já </text:span><text:span text:style-name="T695">o parâmetro </text:span><text:span text:style-name="T961">srcdoc</text:span><text:span text:style-name="T695"> </text:span><text:span text:style-name="T694">permite</text:span><text:span text:style-name="T695"> </text:span><text:span text:style-name="T694">implementar</text:span><text:span text:style-name="T695"> um conteúdo </text:span><text:span text:style-name="T694">HTML </text:span><text:span text:style-name="T695">simples dentro do iframe.</text:span></text:p>
      <text:p text:style-name="P69"><text:span text:style-name="T691"><text:line-break/><text:tab/></text:span><text:span text:style-name="T695">O atributo </text:span><text:span text:style-name="T961">frameborder</text:span><text:span text:style-name="T695">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691"><text:tab/>Quando o atributo </text:span><text:span text:style-name="T961">target</text:span><text:span text:style-name="T691"> de um </text:span><text:span text:style-name="T798">&lt;link&gt;</text:span><text:span text:style-name="T691"> corresponder ao </text:span><text:span text:style-name="T961">name</text:span><text:span text:style-name="T691"> de um </text:span><text:span text:style-name="T960">&lt;iframe&gt;</text:span><text:span text:style-name="T691">, o link será aberto no iframe. </text:span><text:span text:style-name="T695">Exemplo:</text:span></text:p>
      <text:p text:style-name="P69"/>
      <text:p text:style-name="P127"><text:span text:style-name="T1170">&lt;</text:span><text:span text:style-name="T1006">iframe</text:span><text:span text:style-name="T1102"> </text:span><text:span text:style-name="T1190">src</text:span><text:span text:style-name="T1191">doc</text:span><text:span text:style-name="T1102">=</text:span><text:span text:style-name="T1062">"&lt;</text:span><text:span text:style-name="T1063">h1&gt;Demonstração&lt;/h1&gt;&lt;p&gt;lorem ipsum&lt;/p&gt;</text:span><text:span text:style-name="T1062">"</text:span><text:span text:style-name="T1102"> </text:span><text:span text:style-name="T1190">name</text:span><text:span text:style-name="T1102">=</text:span><text:span text:style-name="T1062">"iframe_a"</text:span><text:span text:style-name="T1102"> </text:span><text:span text:style-name="T1190">height</text:span><text:span text:style-name="T1102">=</text:span><text:span text:style-name="T1062">"300px"</text:span><text:span text:style-name="T1102"> </text:span><text:span text:style-name="T1190">width</text:span><text:span text:style-name="T1102">=</text:span><text:span text:style-name="T1062">"100%"</text:span><text:span text:style-name="T1102"> <text:s/> </text:span><text:span text:style-name="T1205">scrolling</text:span><text:span text:style-name="T1111">=</text:span><text:span text:style-name="T1085">"no"</text:span><text:span text:style-name="T1102"> </text:span><text:span text:style-name="T1190">frameborder</text:span><text:span text:style-name="T1102">=</text:span><text:span text:style-name="T1062">"1"</text:span><text:span text:style-name="T1102"> </text:span><text:span text:style-name="T1190">title</text:span><text:span text:style-name="T1102">=</text:span><text:span text:style-name="T1062">"Iframe<text:tab/>Example"</text:span><text:span text:style-name="T1170">&gt;&lt;/</text:span><text:span text:style-name="T1006">iframe</text:span><text:span text:style-name="T1170">&gt;<text:tab/><text:tab/><text:tab/><text:tab/><text:tab/><text:tab/><text:tab/><text:tab/><text:tab/><text:tab/></text:span></text:p>
      <text:p text:style-name="P438"><text:span text:style-name="T1496">&lt;</text:span><text:span text:style-name="T1511">p</text:span><text:span text:style-name="T1496">&gt;&lt;</text:span><text:span text:style-name="T1511">a</text:span> <text:span text:style-name="T1526">href</text:span>=<text:span text:style-name="T1550">"https://www.w3schools.com"</text:span> <text:tab/><text:tab/><text:tab/><text:tab/><text:tab/><text:tab/><text:tab/><text:span text:style-name="T1526">target</text:span>=<text:span text:style-name="T1550">"iframe_a"</text:span><text:span text:style-name="T1496">&gt;</text:span>W3Schools.com<text:span text:style-name="T1496">&lt;/</text:span><text:span text:style-name="T1511">a</text:span><text:span text:style-name="T1496">&gt;&lt;/</text:span><text:span text:style-name="T1511">p</text:span><text:span text:style-name="T1496">&gt;<text:tab/><text:tab/><text:tab/><text:tab/><text:tab/></text:span></text:p>
      <text:p text:style-name="P475"/>
      <text:p text:style-name="P39"><text:span text:style-name="T695"><text:tab/>Cuidado </text:span><text:span text:style-name="T696">ao escolher trabalhar com iframes porque essa ação pode comprometer a segurança de seu site, expondo-o a vulnerabilidades como ataque</text:span><text:span text:style-name="T697">s</text:span><text:span text:style-name="T696"> de cross-site scripting (XSS). É por isso que alguns </text:span><text:span text:style-name="T695">sites bloqueiam sua atualização via iframe</text:span><text:span text:style-name="T696">s</text:span><text:span text:style-name="T695">.</text:span></text:p>
      <text:p text:style-name="P39"/>
      <text:p text:style-name="P39"><text:span text:style-name="T698">Uma configuração que pode aumentar a segurança do iframe é o parâmetro </text:span><text:span text:style-name="T961">sandbox="san</text:span><text:span text:style-name="T962">d</text:span><text:span text:style-name="T961">box”</text:span><text:span text:style-name="T698">, </text:span><text:span text:style-name="T697">e</text:span><text:span text:style-name="T698">l</text:span><text:span text:style-name="T697">e</text:span><text:span text:style-name="T698"> pode impedir a captura de qualquer tipo de informação como, por exemplo, inputs de um formulário </text:span><text:span text:style-name="T699">ou execução de scripts</text:span><text:span text:style-name="T698">. <text:line-break/>E</text:span><text:span text:style-name="T699">xistem vários parâmetros, por e</text:span><text:span text:style-name="T698">xemplo:</text:span></text:p>
      <text:p text:style-name="P41"/>
      <text:p text:style-name="P127"><text:span text:style-name="T1171">&lt;</text:span><text:span text:style-name="T1007">iframe</text:span><text:span text:style-name="T1103"> </text:span><text:span text:style-name="T1192">srcdoc</text:span><text:span text:style-name="T1103">=</text:span><text:span text:style-name="T1064">"</text:span><text:span text:style-name="T1267">&lt;</text:span><text:span text:style-name="T1064">h1&gt;Página exemplo</text:span><text:span text:style-name="T1267">&lt;</text:span><text:span text:style-name="T1064">/h1&gt;"</text:span><text:span text:style-name="T1103"> </text:span><text:span text:style-name="T1192">frameborder</text:span><text:span text:style-name="T1103">=</text:span><text:span text:style-name="T1064">"1"</text:span><text:span text:style-name="T1103"> </text:span><text:span text:style-name="T1192">sandbox</text:span><text:span text:style-name="T1103">=</text:span><text:span text:style-name="T1064">"</text:span><text:span text:style-name="T1162">sanbox</text:span><text:span text:style-name="T1064"> </text:span><text:span text:style-name="T1086">allow-script</text:span><text:span text:style-name="T1064">"</text:span><text:span text:style-name="T1103"> </text:span><text:span text:style-name="T1192">referrerpolicy</text:span><text:span text:style-name="T1103">=</text:span><text:span text:style-name="T1064">"</text:span><text:span text:style-name="T1162">no-referrer</text:span><text:span text:style-name="T1064">-when-downgrade"</text:span><text:span text:style-name="T1171">&gt;&lt;/</text:span><text:span text:style-name="T1007">iframe</text:span><text:span text:style-name="T1171">&gt;<text:tab/><text:tab/><text:tab/><text:tab/><text:tab/><text:tab/><text:tab/><text:tab/><text:tab/></text:span></text:p>
      <text:p text:style-name="P125"/>
      <text:p text:style-name="P125"><text:soft-page-break/><text:span text:style-name="T708">Quando habilitamos a </text:span><text:span text:style-name="T709">política de </text:span><text:span text:style-name="T708">sandbox em nosso iframe, automaticamente o site que está dentro do quadro perde algumas funcionalidades, dentre elas:</text:span></text:p>
      <text:list xml:id="list2253998187" text:style-name="L16">
        <text:list-item>
          <text:p text:style-name="P669">Não pode mais enviar dados de formulários</text:p>
        </text:list-item>
        <text:list-item>
          <text:p text:style-name="P669">Não pode mais executar scripts</text:p>
        </text:list-item>
        <text:list-item>
          <text:p text:style-name="P669">Desabilita todo tipo de API, janelas modais e popups</text:p>
        </text:list-item>
        <text:list-item>
          <text:p text:style-name="P633"><text:span text:style-name="T698">Desabilita todo tipo de plugin com </text:span><text:span text:style-name="T799">&lt;</text:span><text:span text:style-name="T800">embed&gt;</text:span><text:span text:style-name="T697">, </text:span><text:span text:style-name="T800">&lt;object&gt;</text:span><text:span text:style-name="T697">, </text:span><text:span text:style-name="T800">&lt;applet&gt;</text:span></text:p>
        </text:list-item>
        <text:list-item>
          <text:p text:style-name="P669">Evita que o site dentro do iframe assuma a navegação top level do navegador</text:p>
        </text:list-item>
        <text:list-item>
          <text:p text:style-name="P669">Bloqueia recursos como autoplay e foco automático em elementos de formulário </text:p>
        </text:list-item>
      </text:list>
      <text:p text:style-name="P246"/>
      <text:p text:style-name="P246">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797">no-referrer, no-referrer-when-downgrade, same-origin, unsafe-url</text:span>, etc…</text:p>
      <text:p text:style-name="P325">Listas</text:p>
      <text:p text:style-name="P329"/>
      <text:p text:style-name="P259"><text:span text:style-name="T1454">L</text:span><text:span text:style-name="T1453">istas</text:span> são muito úteis, elas simplificam e sintetizam o conteúdo a ser passado e faz a demarcação de cada item para facilitar a visualização. </text:p>
      <text:p text:style-name="P265"/>
      <text:p text:style-name="P260"><text:span text:style-name="T1434">&lt;ol </text:span><text:span text:style-name="T1590">type</text:span><text:span text:style-name="T1435">=”</text:span><text:span text:style-name="T1493">a</text:span><text:span text:style-name="T1435">” </text:span><text:span text:style-name="T1590">start</text:span><text:span text:style-name="T1435">=”</text:span><text:span text:style-name="T1493">5</text:span><text:span text:style-name="T1435">”</text:span><text:span text:style-name="T1434">&gt; </text:span><text:span text:style-name="T1435">&lt;/ol&gt;</text:span> ordered list: delimita uma <text:span text:style-name="T1453">lista ordenada</text:span>. Possui um parâmetro <text:span text:style-name="T1586">type</text:span>, onde <text:span text:style-name="T1481">personalizamos</text:span> o tipo de marcador da lista atual. As opções de valores para esse parâmetro são:</text:p>
      <text:p text:style-name="P259">‣ <text:span text:style-name="T1579">1</text:span> - Valor padrão. Cria listas numeradas. Ex: 1, 2, 3 … </text:p>
      <text:p text:style-name="P259">‣ <text:span text:style-name="T1579">A</text:span> - Cria listas alfabéticas em maiúsculas. Ex: A, B, C… </text:p>
      <text:p text:style-name="P259">‣ <text:span text:style-name="T1579">a</text:span> - Cria listas alfabéticas em minúsculas. Ex: a, b, c … </text:p>
      <text:p text:style-name="P259">‣ <text:span text:style-name="T1579">I</text:span> - Cria listas com algarismos romanos em maiúsculas.</text:p>
      <text:p text:style-name="P259">‣ <text:span text:style-name="T1579">i</text:span> - Cria listas com algarismos romanos em minúsculas.</text:p>
      <text:p text:style-name="P260">Você também pode indicar o início da contagem usando o parâmetro <text:span text:style-name="T1586">start</text:span>, <text:span text:style-name="T1576">mas tenha atenção pois ele é um parâmetro </text:span><text:span text:style-name="T1774">somente </text:span><text:span text:style-name="T1576">numérico!</text:span></text:p>
      <text:p text:style-name="P259"/>
      <text:p text:style-name="P265"><text:span text:style-name="T1434">&lt;li&gt;</text:span> list item: identifica cada <text:span text:style-name="T1453">item da lista</text:span> (seu fechamento <text:span text:style-name="T1654">é </text:span>opcional)</text:p>
      <text:p text:style-name="P265"><draw:frame draw:style-name="fr7"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65"/>
      <text:p text:style-name="P265"/>
      <text:p text:style-name="P265"/>
      <text:p text:style-name="P265"/>
      <text:p text:style-name="P265"/>
      <text:p text:style-name="P265"/>
      <text:p text:style-name="P265"/>
      <text:p text:style-name="P266"><text:span text:style-name="T1429">&lt;ul&gt;</text:span> unordered list: <text:span text:style-name="T1453">listas com marcadores</text:span>, são aquelas onde a ordem dos itens não influenciará no significado da lista.</text:p>
      <text:p text:style-name="P266"><text:tab/>O marcador padrão é a bolinha preta totalmente preenchida (<text:span text:style-name="T1577">disc</text:span>), mas existe a opção de configurar a propriedade <text:span text:style-name="T1587">type</text:span> da tag com os valores: </text:p>
      <text:p text:style-name="P266">‣ <text:span text:style-name="T1587">disc</text:span> – <text:span text:style-name="T1774">(by default)</text:span>. Uma bola preta totalmente pintada </text:p>
      <text:p text:style-name="P266">‣ <text:span text:style-name="T1587">circle</text:span> - Uma bola com uma borda preta e sem preenchimento </text:p>
      <text:p text:style-name="P266">‣ <text:span text:style-name="T1587">square</text:span> - Um pequeno quadrado preto <text:span text:style-name="T1654">pintado</text:span> </text:p>
      <text:p text:style-name="P410"><text:span text:style-name="T1028"><text:tab/></text:span><text:span text:style-name="T1029">Também é possível</text:span><text:span text:style-name="T1028"> personalizar o símbolo de cada elemento </text:span><text:span text:style-name="T1032">via CSS</text:span><text:span text:style-name="T1028">, usando a propriedade: </text:span><text:span text:style-name="T1535">list-style-type</text:span><text:span text:style-name="T1627">: </text:span><text:span text:style-name="T1557">'</text:span><text:span text:style-name="T1643">\2714\00A0\00A0</text:span><text:span text:style-name="T1557">'</text:span><text:span text:style-name="T1627"> </text:span><text:span text:style-name="T1615">/*O '</text:span><text:span text:style-name="T1616">\</text:span><text:span text:style-name="T1615">00A0' coloca um espaçamento, código do markcheck encontrado no emotepedia*/</text:span><text:span text:style-name="T1627">;</text:span></text:p>
      <text:p text:style-name="P284"/>
      <text:p text:style-name="P284">É possível <text:span text:style-name="T1449">aninhar</text:span> listas ou até mesmo misturar, juntando </text:p>
      <text:p text:style-name="P285">listas &lt;ol&gt; com &lt;ul&gt;, <text:span text:style-name="T1654">uma prática muito utilizada na criação de menus.</text:span></text:p>
      <text:p text:style-name="P4"><text:span text:style-name="T198">Lista de Definição</text:span><text:span text:style-name="T219"> é como se fosse um </text:span><text:span text:style-name="T200">dicionário</text:span><text:span text:style-name="T219">, temos os termos e as suas descrições. É uma lista sem demarcadores.</text:span></text:p>
      <text:p text:style-name="P267"/>
      <text:p text:style-name="P35"><text:span text:style-name="T866">&lt;</text:span><text:span text:style-name="T865">dl&gt;</text:span><text:span text:style-name="T856"> </text:span><text:span text:style-name="T218">definition list: delimita a lista de definição</text:span></text:p>
      <text:p text:style-name="P35"><text:span text:style-name="T865">&lt;dt&gt;</text:span><text:span text:style-name="T856"> </text:span><text:span text:style-name="T218">definition term: termo</text:span></text:p>
      <text:p text:style-name="P35"><text:span text:style-name="T865">&lt;dd&gt;</text:span><text:span text:style-name="T772"> </text:span><text:span text:style-name="T218">definition description: definição do termo</text:span></text:p>
      <text:p text:style-name="P287"><draw:frame draw:style-name="fr6" draw:name="Figura10" text:anchor-type="as-char" svg:width="17.568cm" svg:height="5.794cm" draw:z-index="2"><draw:image xlink:href="Pictures/1000000000000298000000DBBB925628E9B5B461.jpg" xlink:type="simple" xlink:show="embed" xlink:actuate="onLoad" draw:mime-type="image/jpeg"/></draw:frame></text:p>
      <text:p text:style-name="P322"/>
      <text:p text:style-name="P322"/>
      <text:p text:style-name="P335">Links</text:p>
      <text:p text:style-name="P330"/>
      <text:p text:style-name="P151"><text:span text:style-name="T864">&lt;a href=”</text:span><text:span text:style-name="T846">https://google.com</text:span><text:span text:style-name="T864">”&gt;</text:span><text:span text:style-name="T187"> </text:span><text:span text:style-name="T188">ancor hypertext reference:</text:span><text:span text:style-name="T187"> cria link</text:span><text:span text:style-name="T189">s. </text:span><text:span text:style-name="T190">No contexto semântico, é importante usar </text:span><text:span text:style-name="Strong_20_Emphasis"><text:span text:style-name="T190">links descritivos </text:span></text:span><text:span text:style-name="T190">em vez de genéricos “clique_aqui” para deixar claro o destino desse link. </text:span></text:p>
      <text:p text:style-name="P268"/>
      <text:p text:style-name="P268">O <text:span text:style-name="T1490">atributo</text:span> <text:span text:style-name="T1587">hreflang</text:span> indica o idioma principal do site: </text:p>
      <text:p text:style-name="P353"><text:span text:style-name="T1510">&lt;</text:span><text:span text:style-name="T1525">a</text:span><text:span text:style-name="T1777"> </text:span><text:span text:style-name="T1549">href</text:span><text:span text:style-name="T1777">=</text:span><text:span text:style-name="T1569">”https://google.com”</text:span><text:span text:style-name="T1777"> </text:span><text:span text:style-name="T1549">hreflang</text:span><text:span text:style-name="T1777">=</text:span><text:span text:style-name="T1569">”en”</text:span><text:span text:style-name="T1510">&gt;&lt;/</text:span><text:span text:style-name="T1525">a</text:span><text:span text:style-name="T1510">&gt;</text:span></text:p>
      <text:p text:style-name="P286"/>
      <text:p text:style-name="P271"><text:span text:style-name="T1656">Link interno</text:span><text:span text:style-name="T1655"> faz </text:span><text:span text:style-name="T1667">ligação</text:span><text:span text:style-name="T1655"> com outra página do </text:span><text:span text:style-name="T1667">mesmo</text:span><text:span text:style-name="T1655"> site, que está dentro do mesmo servidor</text:span></text:p>
      <text:p text:style-name="P274"><draw:frame draw:style-name="fr6" draw:name="Figura12" text:anchor-type="as-char" svg:width="14.683cm" svg:height="2.305cm" draw:z-index="3"><draw:image xlink:href="Pictures/100000000000017E0000003C1B408D85C80945EC.jpg" xlink:type="simple" xlink:show="embed" xlink:actuate="onLoad" draw:mime-type="image/jpeg"/></draw:frame></text:p>
      <text:p text:style-name="P272">Note que não é necessário indicar a URL completa nesses casos. </text:p>
      <text:p text:style-name="P276"/>
      <text:p text:style-name="P6"><text:span text:style-name="T223">O</text:span><text:span text:style-name="T220"> </text:span><text:span text:style-name="T221">atributo</text:span><text:span text:style-name="T220"> </text:span><text:span text:style-name="T929">target</text:span><text:span text:style-name="T221"> </text:span><text:span text:style-name="T223">p</text:span><text:span text:style-name="T221">o</text:span><text:span text:style-name="T223">ssui os</text:span><text:span text:style-name="T221"> parâmetro</text:span><text:span text:style-name="T223">s:</text:span></text:p>
      <text:list xml:id="list1503720593" text:style-name="L17">
        <text:list-item>
          <text:p text:style-name="P596"><text:span text:style-name="T840">_self</text:span><text:span text:style-name="T951"> </text:span><text:span text:style-name="T203">s</text:span><text:span text:style-name="T201">obrepõe a </text:span><text:span text:style-name="T202">página</text:span><text:span text:style-name="T201"> atual</text:span><text:span text:style-name="T220"> quando clicado. </text:span><text:span text:style-name="T222">Esse parâmetro </text:span><text:span text:style-name="T220">já vem configurado como padrão ao criarmos um hiperlink.</text:span></text:p>
        </text:list-item>
        <text:list-item>
          <text:p text:style-name="P596"><text:span text:style-name="T840">_blank</text:span><text:span text:style-name="T951"> </text:span><text:span text:style-name="T201">abre o link em uma nova </text:span><text:span text:style-name="T202">aba</text:span><text:span text:style-name="T220">, assim não fecha a guia atual </text:span><text:span text:style-name="T221">(atenção para o underline)</text:span></text:p>
        </text:list-item>
        <text:list-item>
          <text:p text:style-name="P596"><text:span text:style-name="T840">_</text:span><text:span text:style-name="T841">parent</text:span><text:span text:style-name="T220"> Abre a página no iframe pai </text:span><text:span text:style-name="T223">(ou n</text:span><text:span text:style-name="T220">o mesmo iframe se não houver pai. </text:span></text:p>
        </text:list-item>
        <text:list-item>
          <text:p text:style-name="P596"><text:span text:style-name="T840">_</text:span><text:span text:style-name="T841">top</text:span><text:span text:style-name="T220"> Abre a página no </text:span><text:span text:style-name="T224">nív</text:span><text:span text:style-name="T228">e</text:span><text:span text:style-name="T224">l raiz</text:span><text:span text:style-name="T220">, que sempre é a </text:span><text:span text:style-name="T224">aba</text:span><text:span text:style-name="T220">/janela completa do navegador. </text:span></text:p>
        </text:list-item>
        <text:list-item>
          <text:p text:style-name="P597"><text:span text:style-name="T840">_</text:span><text:span text:style-name="T841">nomeDoIframe</text:span><text:span text:style-name="T220"> Abre a página em um iframe nomeado.</text:span></text:p>
        </text:list-item>
      </text:list>
      <text:p text:style-name="P5"/>
      <text:p text:style-name="P5"><text:span text:style-name="T221">O atributo </text:span><text:span text:style-name="T929">rel</text:span><text:span text:style-name="T221"> </text:span><text:span text:style-name="T223">p</text:span><text:span text:style-name="T221">o</text:span><text:span text:style-name="T223">ssui os</text:span><text:span text:style-name="T221"> parâmetro</text:span><text:span text:style-name="T223">s:</text:span></text:p>
      <text:list xml:id="list3410006675" text:style-name="L18">
        <text:list-item>
          <text:p text:style-name="P598"><text:span text:style-name="T842">next</text:span><text:span text:style-name="T221"> indica que o link </text:span><text:span text:style-name="T225">aponta</text:span><text:span text:style-name="T221"> para a </text:span><text:span text:style-name="T204">próxima</text:span><text:span text:style-name="T221"> parte do documento atual</text:span></text:p>
        </text:list-item>
        <text:list-item>
          <text:p text:style-name="P598"><text:span text:style-name="T842">prev</text:span><text:span text:style-name="T221"> indica que o link </text:span><text:span text:style-name="T225">aponta</text:span><text:span text:style-name="T221"> para a parte </text:span><text:span text:style-name="T204">anterior</text:span><text:span text:style-name="T221"> do documento atual</text:span></text:p>
        </text:list-item>
        <text:list-item>
          <text:p text:style-name="P598"><text:span text:style-name="T842">author</text:span><text:span text:style-name="T221"> indica que é </text:span><text:span text:style-name="T225">o</text:span><text:span text:style-name="T221"> link </text:span><text:span text:style-name="T225">aponta para</text:span><text:span text:style-name="T221"> o </text:span><text:span text:style-name="T204">site do autor</text:span><text:span text:style-name="T221"> do artigo atual</text:span></text:p>
        </text:list-item>
        <text:list-item>
          <text:p text:style-name="P598"><text:span text:style-name="T842">external</text:span><text:span text:style-name="T221"> indica que é um link </text:span><text:span text:style-name="T225">de</text:span><text:span text:style-name="T221"> </text:span><text:span text:style-name="T204">outro site</text:span><text:span text:style-name="T221">, não faz</text:span><text:span text:style-name="T225">endo</text:span><text:span text:style-name="T221"> parte do site </text:span><text:span text:style-name="T225">atual</text:span></text:p>
        </text:list-item>
        <text:list-item>
          <text:p text:style-name="P598"><text:span text:style-name="T842">nofollow</text:span><text:span text:style-name="T221"> indica que é um link para um site que </text:span><text:span text:style-name="T205">não tem o seu aval</text:span><text:span text:style-name="T221">, como exemplo, um link patrocinado, instruindo os mecanismos de pesquisa a </text:span><text:span text:style-name="T204">não</text:span><text:span text:style-name="T221"> contar esse hyperlink como ponto de relevância no PageRank do seu site ou blog.</text:span></text:p>
        </text:list-item>
      </text:list>
      <text:p text:style-name="P275"/>
      <text:p text:style-name="P277"/>
      <text:p text:style-name="P278">Note que o fechamento da tag <text:span text:style-name="T1503">&lt;/</text:span><text:span text:style-name="T1518">a</text:span><text:span text:style-name="T1503">&gt;</text:span> vem depois do <text:span text:style-name="T1720">texto-nome</text:span> do link, exemplo:</text:p>
      <text:p text:style-name="P337">acesse o meu <text:span text:style-name="T1496">&lt;</text:span><text:span text:style-name="T1511">a</text:span> <text:span text:style-name="T1526">href</text:span>=<text:span text:style-name="T1550">"https://www.youtube.com/watch?v=naFQrPhD09I"</text:span> </text:p>
      <text:p text:style-name="P340"><text:span text:style-name="T1527">target</text:span><text:span text:style-name="T1574">=</text:span><text:span text:style-name="T1551">"_self"</text:span><text:span text:style-name="T1574"> </text:span><text:span text:style-name="T1527">rel</text:span><text:span text:style-name="T1574">=</text:span><text:span text:style-name="T1551">"external"</text:span><text:span text:style-name="T1497">&gt;</text:span><text:span text:style-name="T1719">canal no youtube</text:span><text:span text:style-name="T1497">&lt;/</text:span><text:span text:style-name="T1512">a</text:span><text:span text:style-name="T1497">&gt;</text:span></text:p>
      <text:p text:style-name="P270"/>
      <text:p text:style-name="P270">Quando criar<text:span text:style-name="T1655"> </text:span><text:span text:style-name="T1657">L</text:span><text:span text:style-name="T1656">inks externos</text:span><text:span text:style-name="T1655">, </text:span>ou seja, que não pertençam ao seu site, é recomend<text:span text:style-name="T1703">ável</text:span> utilizar os atributos <text:span text:style-name="T1312">target=”_blank”</text:span> e <text:span text:style-name="T1312">rel=”external”</text:span></text:p>
      <text:p text:style-name="P273"><draw:frame draw:style-name="fr6" draw:name="Figura11" text:anchor-type="as-char" svg:width="15.346cm" svg:height="1.64cm" draw:z-index="17"><draw:image xlink:href="Pictures/10000000000002440000003EF28C3D723A218E03.jpg" xlink:type="simple" xlink:show="embed" xlink:actuate="onLoad" draw:mime-type="image/jpeg"/></draw:frame></text:p>
      <text:p text:style-name="P269">Nestes casos, devemos indicar a URL <text:span text:style-name="T1449">completa</text:span>, <text:span text:style-name="T1686">pois t</text:span><text:span text:style-name="T1342">odo link externo precisa </text:span><text:span text:style-name="T1343">começar</text:span><text:span text:style-name="T1342"> com </text:span>o protocolo <text:span text:style-name="T1312">http://</text:span> ou <text:span text:style-name="T1312">http</text:span><text:span text:style-name="T1764">s</text:span><text:span text:style-name="T1312">://</text:span> <text:span text:style-name="T1687">mais </text:span>o caminho que leve <text:span text:style-name="T1573">a</text:span> uma página específica, se for necessário. </text:p>
      <text:p text:style-name="P279"/>
      <text:p text:style-name="P282"><text:span text:style-name="T1656">Link para download</text:span><text:span text:style-name="T1655">: </text:span><text:span text:style-name="T1667">são</text:span><text:span text:style-name="T1655"> necessário</text:span><text:span text:style-name="T1667">s</text:span><text:span text:style-name="T1655"> </text:span><text:span text:style-name="T1668">2 atributos:</text:span><text:span text:style-name="T1575"> </text:span></text:p>
      <text:list xml:id="list642971212" text:style-name="L19">
        <text:list-item>
          <text:p text:style-name="P658">O atributo <text:span text:style-name="T1590">download</text:span> indica o nome do arquivo</text:p>
        </text:list-item>
        <text:list-item>
          <text:p text:style-name="P599"><text:span text:style-name="T225">O atributo</text:span><text:span text:style-name="T226"> </text:span><text:span text:style-name="T952">type</text:span><text:span text:style-name="T226"> </text:span><text:span text:style-name="T227">indica a extensão do arquivo</text:span></text:p>
        </text:list-item>
      </text:list>
      <text:p text:style-name="P283"><draw:frame draw:style-name="fr4"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778">sobre </text:span><text:span text:style-name="T1312">media types</text:span>.</text:p>
      <text:p text:style-name="P280"/>
      <text:p text:style-name="P280">O atributo <text:span text:style-name="T1579">title</text:span> especifica informações extras sobre um elemento. <text:span text:style-name="T1792">Essas</text:span> informações geralmente são mostradas como um texto de dica quando o mouse passa sobre o elemento. <text:span text:style-name="T1792">Exemplo:</text:span></text:p>
      <text:p text:style-name="P354"><text:span text:style-name="T1496">&lt;</text:span><text:span text:style-name="T1511">a</text:span> <text:span text:style-name="T1526">href</text:span>=<text:span text:style-name="T1550">"https://www.w3schools.com/html/"</text:span> <text:span text:style-name="T1526">title</text:span>=<text:span text:style-name="T1550">"Go to W3Schools HTML section"</text:span><text:span text:style-name="T1496">&gt;</text:span>Visit our HTML Tutorial<text:span text:style-name="T1496">&lt;/</text:span><text:span text:style-name="T1511">a</text:span><text:span text:style-name="T1496">&gt;</text:span></text:p>
      <text:p text:style-name="P280"/>
      <text:p text:style-name="P26"><text:span text:style-name="T239">Use </text:span><text:span text:style-name="T897">mailto:</text:span><text:span text:style-name="T239"> dentro do atributo </text:span><text:span text:style-name="T897">href</text:span><text:span text:style-name="T239"> para criar um link que abre o programa de e-mail do usuário (para permitir que ele envie um novo e-mail). </text:span><text:span text:style-name="T240">Exemplo:</text:span></text:p>
      <text:p text:style-name="P26"><text:span text:style-name="T1183">&lt;</text:span><text:span text:style-name="T1022">a</text:span><text:span text:style-name="T1273"> </text:span><text:span text:style-name="T1213">href</text:span><text:span text:style-name="T1273">=</text:span><text:span text:style-name="T1057">"mailto:someone@example.com"</text:span><text:span text:style-name="T1183">&gt;</text:span><text:span text:style-name="T1273">Send email</text:span><text:span text:style-name="T1183">&lt;/</text:span><text:span text:style-name="T1022">a</text:span><text:span text:style-name="T1183">&gt;</text:span></text:p>
      <text:p text:style-name="P281"><text:line-break/>Um <text:span text:style-name="T1319">file path</text:span> descreve a localização de um arquivo na estrutura de pastas de um site.</text:p>
      <text:p text:style-name="P281"><text:span text:style-name="T1793">&lt;img src="</text:span><text:span text:style-name="T1795">picture.jpg</text:span><text:span text:style-name="T1793">"&gt; o arquivo está localizado na </text:span><text:span text:style-name="T1794">mesma pasta</text:span><text:span text:style-name="T1793"> da página atual</text:span></text:p>
      <text:p text:style-name="P27"><text:span text:style-name="T808">&lt;img src="images</text:span><text:span text:style-name="T998">/</text:span><text:span text:style-name="T1293">picture.jpg</text:span><text:span text:style-name="T808">"&gt; localizado na </text:span><text:span text:style-name="T810">pasta</text:span><text:span text:style-name="T808"> de imagens </text:span><text:span text:style-name="T811">dentro</text:span><text:span text:style-name="T809"> </text:span><text:span text:style-name="T808">da </text:span><text:span text:style-name="T810">pasta</text:span><text:span text:style-name="T808"> </text:span><text:span text:style-name="T810">atual</text:span></text:p>
      <text:p text:style-name="P27"><text:span text:style-name="T808">&lt;img src="</text:span><text:span text:style-name="T998">/</text:span><text:span text:style-name="T808">images/</text:span><text:span text:style-name="T1293">picture.jpg</text:span><text:span text:style-name="T808">"&gt; está na pasta de imagens, na </text:span><text:span text:style-name="T811">root</text:span><text:span text:style-name="T808"> da web atual</text:span></text:p>
      <text:p text:style-name="P27"><text:span text:style-name="T808">&lt;img src="</text:span><text:span text:style-name="T998">../</text:span><text:span text:style-name="T1293">picture.jpg</text:span><text:span text:style-name="T808">"&gt; </text:span><text:span text:style-name="T809">está </text:span><text:span text:style-name="T808">localizado na </text:span><text:span text:style-name="T810">pasta um nível acima</text:span><text:span text:style-name="T808"> da pasta atual</text:span></text:p>
      <text:p text:style-name="P336">Tabelas</text:p>
      <text:p text:style-name="P218"><text:span text:style-name="T1476"><text:line-break/></text:span><text:span text:style-name="T1674">&lt;table&gt;</text:span><text:span text:style-name="T1476"> cria tabela<text:line-break/></text:span><text:span text:style-name="T1674">&lt;caption&gt;</text:span><text:span text:style-name="T1476"> designa o </text:span><text:span text:style-name="T1450">título da tabela</text:span><text:span text:style-name="T1658"><text:line-break/></text:span><text:span text:style-name="T1679">&lt;</text:span><text:span text:style-name="T1682">thead</text:span><text:span text:style-name="T1679">&gt;</text:span><text:span text:style-name="T1658"> </text:span><text:span text:style-name="T1662">agrupa os elementos do </text:span><text:span text:style-name="T1451">cabeçalho</text:span><text:span text:style-name="T1658"><text:line-break/></text:span><text:span text:style-name="T1679">&lt;</text:span><text:span text:style-name="T1682">tbody</text:span><text:span text:style-name="T1679">&gt;</text:span><text:span text:style-name="T1658"> </text:span><text:span text:style-name="T1662">agrupa os elementos do </text:span><text:span text:style-name="T1451">corpo</text:span><text:span text:style-name="T1658"><text:line-break/></text:span><text:span text:style-name="T1679">&lt;</text:span><text:span text:style-name="T1682">tfoot</text:span><text:span text:style-name="T1679">&gt;</text:span><text:span text:style-name="T1658"> <text:s/></text:span><text:span text:style-name="T1662">agrupa os elementos do </text:span><text:span text:style-name="T1451">rodapé</text:span></text:p>
      <text:p text:style-name="P411"><text:span text:style-name="T1151">&lt;tr&gt;</text:span><text:span text:style-name="T1043"> table </text:span><text:span text:style-name="T1046">rows</text:span><text:span text:style-name="T1043">, </text:span><text:span text:style-name="T1044">cria</text:span><text:span text:style-name="T1043"> as </text:span><text:span text:style-name="T1049">linhas</text:span><text:span text:style-name="T1043"><text:line-break/></text:span><text:span text:style-name="T1151">&lt;th&gt;</text:span><text:span text:style-name="T1045"> table head, </text:span><text:span text:style-name="T1043">designa </text:span><text:span text:style-name="T1050">título da coluna</text:span><text:span text:style-name="T1047">, </text:span><text:span text:style-name="T1046">dentro de cada linha</text:span></text:p>
      <text:p text:style-name="P59"><text:span text:style-name="T631"><text:tab/></text:span><text:span text:style-name="T1168">&lt;</text:span><text:span text:style-name="T1004">th</text:span><text:span text:style-name="T1097"> </text:span><text:span text:style-name="T1188">scope</text:span><text:span text:style-name="T1097">=</text:span><text:span text:style-name="T1059">"col</text:span><text:span text:style-name="T1060">group</text:span><text:span text:style-name="T1059">"</text:span><text:span text:style-name="T1168">&gt;&lt;/</text:span><text:span text:style-name="T1004">th</text:span><text:span text:style-name="T1168">&gt;</text:span><text:span text:style-name="T631"> </text:span><text:span text:style-name="T632">o atributo </text:span><text:span text:style-name="T956">scope</text:span><text:span text:style-name="T631"> </text:span><text:span text:style-name="T632">tem apenas </text:span><text:span text:style-name="T603">valor semântico</text:span><text:span text:style-name="T632"> e </text:span><text:span text:style-name="T633">define o escopo, ou seja,</text:span><text:span text:style-name="T631"> se a </text:span><text:span text:style-name="T792">&lt;t</text:span><text:span text:style-name="T793">h</text:span><text:span text:style-name="T792">&gt;</text:span><text:span text:style-name="T631"> é um cabeçalho para coluna </text:span><text:span text:style-name="T634">ou</text:span><text:span text:style-name="T631"> linha ou</text:span><text:span text:style-name="T633"> </text:span><text:span text:style-name="T631">grupo de colunas ou linhas.</text:span><text:span text:style-name="T501"><text:line-break/></text:span><text:span text:style-name="T1141">&lt;td&gt;</text:span><text:span text:style-name="T501"> table </text:span><text:span text:style-name="T631">data</text:span><text:span text:style-name="T501">, </text:span><text:span text:style-name="T506">cria</text:span><text:span text:style-name="T501"> as </text:span><text:span text:style-name="T602">células</text:span><text:span text:style-name="T501">, dentro de cada linha. </text:span><text:span text:style-name="T507">(fechamento opcional)</text:span><text:span text:style-name="T501"><text:line-break/><text:tab/></text:span><text:span text:style-name="T1180">&lt;</text:span><text:span text:style-name="T1018">td</text:span><text:span text:style-name="T1117"> </text:span><text:span text:style-name="T1210">rowspan</text:span><text:span text:style-name="T1117">=</text:span><text:span text:style-name="T1084">"2"</text:span><text:span text:style-name="T1180">&gt;&lt;/</text:span><text:span text:style-name="T1018">td</text:span><text:span text:style-name="T1180">&gt;</text:span><text:span text:style-name="T501"> </text:span><text:span text:style-name="T508">o atributo </text:span><text:span text:style-name="T956">rowspan</text:span><text:span text:style-name="T501"> faz a célula ocupar mais de uma </text:span><text:span text:style-name="T631">linha, </text:span><text:span text:style-name="T500">expan</text:span><text:span text:style-name="T508">dindo-a</text:span><text:span text:style-name="T501"> </text:span><text:span text:style-name="T509">(</text:span><text:span text:style-name="T604">mesclar </text:span><text:span text:style-name="T605">vertical</text:span><text:span text:style-name="T509">)</text:span><text:span text:style-name="T501"><text:line-break/><text:tab/></text:span><text:span text:style-name="T1180">&lt;</text:span><text:span text:style-name="T1018">td</text:span><text:span text:style-name="T1117"> </text:span><text:span text:style-name="T1211">cols</text:span><text:span text:style-name="T1210">pan</text:span><text:span text:style-name="T1117">=</text:span><text:span text:style-name="T1084">"2"</text:span><text:span text:style-name="T1180">&gt;&lt;/</text:span><text:span text:style-name="T1018">td</text:span><text:span text:style-name="T1180">&gt;</text:span><text:span text:style-name="T501"> </text:span><text:span text:style-name="T508">o atributo </text:span><text:span text:style-name="T957">col</text:span><text:span text:style-name="T956">span</text:span><text:span text:style-name="T1266"> </text:span><text:span text:style-name="T501">faz a célula ocupar mais de uma </text:span><text:span text:style-name="T630">coluna</text:span><text:span text:style-name="T631"> </text:span><text:span text:style-name="T632">(</text:span><text:span text:style-name="T605">mesclar horizontal</text:span><text:span text:style-name="T508">)</text:span></text:p>
      <text:p text:style-name="P217"/>
      <text:p text:style-name="P65"><text:span text:style-name="T510">Em CSS, a propriedade </text:span><text:span text:style-name="T1141">border-collapse </text:span><text:span text:style-name="T510">define se as bordas da tabela devem ser </text:span><text:span text:style-name="T606">unidas</text:span><text:span text:style-name="T510"> em uma única borda ou </text:span><text:span text:style-name="T607">separadas</text:span><text:span text:style-name="T635">, respectivamente. Exemplo</text:span><text:span text:style-name="T636">s</text:span><text:span text:style-name="T635">:</text:span></text:p>
      <text:p text:style-name="P90"><text:span text:style-name="T1543">border-collapse</text:span><text:span text:style-name="T1636">: </text:span><text:span text:style-name="T1564">collapse</text:span><text:span text:style-name="T1636">;</text:span></text:p>
      <text:p text:style-name="P90"><text:span text:style-name="T1543">border-collapse</text:span><text:span text:style-name="T1636">: </text:span><text:span text:style-name="T1564">separate</text:span><text:span text:style-name="T1636">;</text:span></text:p>
      <text:p text:style-name="P226"/>
      <text:p text:style-name="P60"><text:span text:style-name="T507">Para alinhar as </text:span><text:span text:style-name="T785">&lt;td&gt;</text:span><text:span text:style-name="T507"> horizontalmente, use a propriedade </text:span><text:span text:style-name="T1141">text-align</text:span><text:span text:style-name="T507">.</text:span></text:p>
      <text:p text:style-name="P65"><text:span text:style-name="T507">Já para alinhar verticalmente, use a propriedade </text:span><text:span text:style-name="T1141">vertical-align</text:span><text:span text:style-name="T507">.<text:line-break/>Exemplos: </text:span></text:p>
      <text:p text:style-name="P90"><text:span text:style-name="T1544">text-align</text:span><text:span text:style-name="T1637">: </text:span><text:span text:style-name="T1565">center</text:span><text:span text:style-name="T1637">; <text:tab/></text:span></text:p>
      <text:p text:style-name="P90"><text:span text:style-name="T1544">vertical-align</text:span><text:span text:style-name="T1637">: </text:span><text:span text:style-name="T1721">middle</text:span><text:span text:style-name="T1637">;</text:span></text:p>
      <text:p text:style-name="P195"/>
      <text:p text:style-name="P75"/>
      <text:p text:style-name="P74"><text:span text:style-name="T507">Para criar </text:span><text:span text:style-name="T1264">efeito zebrado nas linhas da tabela</text:span><text:span text:style-name="T507">, utilize a seguinte configuração CSS:</text:span></text:p>
      <text:p text:style-name="P510"><text:span text:style-name="T1262">tbody</text:span><text:span text:style-name="T1115"> &gt; </text:span><text:span text:style-name="T1262">tr:</text:span><text:span text:style-name="T1163">nth-child(</text:span><text:span text:style-name="T1115">even</text:span><text:span text:style-name="T1163">)</text:span><text:span text:style-name="T1115"> {<text:tab/><text:tab/><text:tab/><text:tab/><text:tab/><text:tab/><text:tab/><text:tab/></text:span></text:p>
      <text:p text:style-name="P509"><text:span text:style-name="T1287">/* </text:span><text:span text:style-name="T1288">exemplos de parâmetros: </text:span><text:span text:style-name="T1287">2n / </text:span><text:span text:style-name="T1288">2n-1 / </text:span><text:span text:style-name="T1164">even</text:span><text:span text:style-name="T1288">(par) / </text:span><text:span text:style-name="T1164">odd</text:span><text:span text:style-name="T1288">(ímpar)</text:span><text:span text:style-name="T1287"> */<text:tab/><text:line-break/><text:tab/></text:span><text:span text:style-name="T1541">background-color</text:span><text:span text:style-name="T1633">: </text:span><text:span text:style-name="T1563">lightgray</text:span><text:span text:style-name="T1633">;</text:span><text:span text:style-name="T1634">}</text:span><text:span text:style-name="T1633"><text:tab/><text:tab/><text:tab/><text:tab/><text:tab/><text:tab/><text:tab/></text:span></text:p>
      <text:p text:style-name="P196"/>
      <text:p text:style-name="P49"><text:span text:style-name="T511">Para </text:span><text:span text:style-name="T1264">fixar o cabeçalho no topo da tabela</text:span><text:span text:style-name="T511">, use a seguinte configuração:</text:span></text:p>
      <text:p text:style-name="P509"><text:span text:style-name="T1263">head</text:span><text:span text:style-name="T1116"> &gt; </text:span><text:span text:style-name="T1263">tr</text:span><text:span text:style-name="T1116"> &gt; </text:span><text:span text:style-name="T1263">th</text:span><text:span text:style-name="T1116"> {<text:tab/><text:tab/><text:tab/><text:tab/><text:tab/><text:tab/><text:tab/><text:tab/><text:tab/><text:tab/><text:tab/><text:tab/></text:span><text:span text:style-name="T1541">position</text:span><text:span text:style-name="T1633">: </text:span><text:span text:style-name="T1563">sticky</text:span><text:span text:style-name="T1633">; </text:span><text:span text:style-name="T1621">/*é preciso que a &lt;table&gt; esteja<text:tab/><text:tab/><text:tab/><text:tab/>configurada com position: absolute*/<text:tab/><text:tab/><text:tab/><text:tab/><text:tab/><text:tab/></text:span></text:p>
      <text:p text:style-name="P448"><text:span text:style-name="T1539"><text:tab/>top</text:span><text:span text:style-name="T1606">: </text:span><text:span text:style-name="T1650">-1px</text:span><text:span text:style-name="T1606">; </text:span><text:span text:style-name="T1619">/*é preciso </text:span><text:span text:style-name="T1620">declarar</text:span><text:span text:style-name="T1619"> </text:span><text:span text:style-name="T1620">o ponto de fixação</text:span><text:span text:style-name="T1619">*/<text:tab/><text:tab/><text:tab/></text:span></text:p>
      <text:p text:style-name="P449"><text:span text:style-name="T1539"><text:tab/>background-color</text:span><text:span text:style-name="T1606">: </text:span><text:span text:style-name="T1561">lightgray</text:span><text:span text:style-name="T1606">;</text:span><text:span text:style-name="T1607">}</text:span><text:span text:style-name="T1606"> </text:span><text:span text:style-name="T1619">/*é importante colorir a &lt;th&gt;*/<text:tab/></text:span></text:p>
      <text:p text:style-name="P197"/>
      <text:p text:style-name="P36"><text:span text:style-name="T512">Para </text:span><text:span text:style-name="T1264">aplicar estilo nas colunas d</text:span><text:span text:style-name="T1265">a</text:span><text:span text:style-name="T1264"> tabela</text:span><text:span text:style-name="T512"> use a tag </text:span><text:span text:style-name="T1141">&lt;colgroup&gt;</text:span><text:span text:style-name="T512"> </text:span><text:span text:style-name="T513">combinada com a tag</text:span><text:span text:style-name="T512"> </text:span><text:span text:style-name="T1142">&lt;col&gt;</text:span><text:span text:style-name="T513">. Usando o</text:span><text:span text:style-name="T1143"> </text:span><text:span text:style-name="T513">atributo </text:span><text:span text:style-name="T912">&lt;span&gt;</text:span><text:span text:style-name="T513">, o estilo é aplicado nas colunas seguintes </text:span><text:span text:style-name="T514">também</text:span><text:span text:style-name="T513">. </text:span><text:span text:style-name="T512">Exemplo:</text:span></text:p>
      <text:p text:style-name="P36"/>
      <text:p text:style-name="P444"><text:span text:style-name="T1177">&lt;/</text:span><text:span text:style-name="T1014">style</text:span><text:span text:style-name="T1177">&gt;<text:tab/><text:tab/><text:tab/><text:tab/><text:tab/><text:tab/><text:tab/><text:tab/><text:tab/><text:tab/></text:span></text:p>
      <text:p text:style-name="P445"><text:span text:style-name="T1644"><text:tab/>col.destaque</text:span><text:span text:style-name="T1606"> {<text:tab/><text:tab/><text:tab/><text:tab/><text:tab/><text:tab/><text:tab/><text:tab/></text:span></text:p>
      <text:p text:style-name="P445"><text:span text:style-name="T1539"><text:tab/><text:tab/>background-color</text:span><text:span text:style-name="T1606">: </text:span><text:span text:style-name="T1561">chartreuse</text:span><text:span text:style-name="T1606">;<text:tab/><text:tab/><text:tab/><text:tab/></text:span></text:p>
      <text:p text:style-name="P441"><text:tab/>}<text:tab/><text:tab/><text:tab/><text:tab/><text:tab/><text:tab/><text:tab/><text:tab/><text:tab/><text:tab/></text:p>
      <text:p text:style-name="P445"><text:span text:style-name="T1644"><text:tab/>col.c_sexo</text:span><text:span text:style-name="T1606">, </text:span><text:span text:style-name="T1644">col.c_idade</text:span><text:span text:style-name="T1606">, </text:span><text:span text:style-name="T1644">col.c_profissao</text:span><text:span text:style-name="T1606"> {<text:tab/><text:tab/></text:span></text:p>
      <text:p text:style-name="P445"><text:span text:style-name="T1539"><text:tab/><text:tab/>background-color</text:span><text:span text:style-name="T1606">: </text:span><text:span text:style-name="T1561">yellow</text:span><text:span text:style-name="T1606">;<text:tab/><text:tab/><text:tab/><text:tab/></text:span></text:p>
      <text:p text:style-name="P441"><text:tab/>}<text:tab/><text:tab/><text:tab/><text:tab/><text:tab/><text:tab/><text:tab/><text:tab/><text:tab/><text:tab/></text:p>
      <text:p text:style-name="P445"><text:span text:style-name="T1644"><text:tab/>col.c_grupo</text:span><text:span text:style-name="T1606"> {<text:tab/><text:tab/><text:tab/><text:tab/><text:tab/><text:tab/><text:tab/><text:tab/></text:span></text:p>
      <text:p text:style-name="P445"><text:span text:style-name="T1539"><text:tab/><text:tab/>background-color</text:span><text:span text:style-name="T1606">: </text:span><text:span text:style-name="T1561">lightcoral</text:span><text:span text:style-name="T1606">;<text:tab/><text:tab/><text:tab/><text:tab/></text:span></text:p>
      <text:p text:style-name="P441"><text:tab/>}<text:tab/><text:tab/><text:tab/><text:tab/><text:tab/><text:tab/><text:tab/><text:tab/><text:tab/><text:tab/></text:p>
      <text:p text:style-name="P446"><text:span text:style-name="T1506">&lt;/</text:span><text:span text:style-name="T1521">style</text:span><text:span text:style-name="T1506">&gt;<text:tab/><text:tab/><text:tab/><text:tab/><text:tab/><text:tab/><text:tab/><text:tab/><text:tab/><text:tab/></text:span></text:p>
      <text:p text:style-name="P508">&lt;table&gt;<text:tab/><text:tab/><text:tab/><text:tab/><text:tab/><text:tab/><text:tab/><text:tab/><text:tab/><text:tab/></text:p>
      <text:p text:style-name="P445"><text:span text:style-name="T1506"><text:tab/>&lt;</text:span><text:span text:style-name="T1521">colgroup</text:span><text:span text:style-name="T1506">&gt;<text:tab/><text:tab/><text:tab/><text:tab/><text:tab/><text:tab/><text:tab/><text:tab/></text:span></text:p>
      <text:p text:style-name="P445"><text:span text:style-name="T1506"><text:tab/><text:tab/>&lt;</text:span><text:span text:style-name="T1521">col</text:span><text:span text:style-name="T1606"> </text:span><text:span text:style-name="T1539">class</text:span><text:span text:style-name="T1606">=</text:span><text:span text:style-name="T1561">"c_nome destaque"</text:span><text:span text:style-name="T1506">&gt;<text:tab/><text:tab/><text:tab/><text:tab/></text:span></text:p>
      <text:p text:style-name="P445"><text:span text:style-name="T1506"><text:tab/><text:tab/>&lt;</text:span><text:span text:style-name="T1521">col</text:span><text:span text:style-name="T1606"> </text:span><text:span text:style-name="T1539">class</text:span><text:span text:style-name="T1606">=</text:span><text:span text:style-name="T1561">"c_sexo c_grupo"</text:span><text:span text:style-name="T1606"> </text:span><text:span text:style-name="T1539">span</text:span><text:span text:style-name="T1606">=</text:span><text:span text:style-name="T1561">"2"</text:span><text:span text:style-name="T1506">&gt;<text:tab/><text:tab/></text:span></text:p>
      <text:p text:style-name="P445"><text:span text:style-name="T1506"><text:tab/><text:tab/>&lt;</text:span><text:span text:style-name="T1521">col</text:span><text:span text:style-name="T1606"> </text:span><text:span text:style-name="T1539">class</text:span><text:span text:style-name="T1606">=</text:span><text:span text:style-name="T1561">"c_idade"</text:span><text:span text:style-name="T1506">&gt;<text:tab/><text:tab/><text:tab/><text:tab/><text:tab/></text:span></text:p>
      <text:p text:style-name="P445"><text:span text:style-name="T1506"><text:tab/><text:tab/>&lt;</text:span><text:span text:style-name="T1521">col</text:span><text:span text:style-name="T1606"> </text:span><text:span text:style-name="T1539">class</text:span><text:span text:style-name="T1606">=</text:span><text:span text:style-name="T1561">"c_profissao"</text:span><text:span text:style-name="T1506">&gt;<text:tab/><text:tab/><text:tab/><text:tab/></text:span></text:p>
      <text:p text:style-name="P445"><text:span text:style-name="T1506"><text:tab/>&lt;/</text:span><text:span text:style-name="T1521">colgroup</text:span><text:span text:style-name="T1506">&gt;<text:tab/><text:tab/><text:tab/><text:tab/><text:tab/><text:tab/><text:tab/><text:tab/></text:span></text:p>
      <text:p text:style-name="P445"><text:span text:style-name="T1506"><text:tab/>&lt;</text:span><text:span text:style-name="T1521">caption</text:span><text:span text:style-name="T1506">&gt;&lt;</text:span><text:span text:style-name="T1521">strong</text:span><text:span text:style-name="T1506">&gt;</text:span><text:span text:style-name="T1606">Cadastro</text:span><text:span text:style-name="T1506">&lt;/</text:span><text:span text:style-name="T1521">strong</text:span><text:span text:style-name="T1506">&gt;&lt;/</text:span><text:span text:style-name="T1521">caption</text:span><text:span text:style-name="T1506">&gt;<text:tab/><text:tab/></text:span></text:p>
      <text:p text:style-name="P445"><text:span text:style-name="T1506"><text:tab/>&lt;</text:span><text:span text:style-name="T1521">tr</text:span><text:span text:style-name="T1506">&gt;<text:tab/><text:tab/><text:tab/><text:tab/><text:tab/><text:tab/><text:tab/><text:tab/><text:tab/><text:tab/></text:span></text:p>
      <text:p text:style-name="P445"><text:span text:style-name="T1506"><text:tab/><text:tab/>&lt;</text:span><text:span text:style-name="T1521">th</text:span><text:span text:style-name="T1606"> </text:span><text:span text:style-name="T1539">scope</text:span><text:span text:style-name="T1606">=</text:span><text:span text:style-name="T1561">"col"</text:span><text:span text:style-name="T1506">&gt;</text:span><text:span text:style-name="T1606">Nome</text:span><text:span text:style-name="T1506">&lt;/</text:span><text:span text:style-name="T1521">th</text:span><text:span text:style-name="T1506">&gt;<text:tab/><text:tab/><text:tab/><text:tab/></text:span></text:p>
      <text:p text:style-name="P445"><text:span text:style-name="T1506"><text:tab/><text:tab/>&lt;</text:span><text:span text:style-name="T1521">th</text:span><text:span text:style-name="T1606"> </text:span><text:span text:style-name="T1539">scope</text:span><text:span text:style-name="T1606">=</text:span><text:span text:style-name="T1561">"col"</text:span><text:span text:style-name="T1506">&gt;</text:span><text:span text:style-name="T1606">Sexo</text:span><text:span text:style-name="T1506">&lt;/</text:span><text:span text:style-name="T1521">th</text:span><text:span text:style-name="T1506">&gt;<text:tab/><text:tab/><text:tab/><text:tab/></text:span></text:p>
      <text:p text:style-name="P445"><text:span text:style-name="T1506"><text:tab/><text:tab/>&lt;</text:span><text:span text:style-name="T1521">th</text:span><text:span text:style-name="T1606"> </text:span><text:span text:style-name="T1539">scope</text:span><text:span text:style-name="T1606">=</text:span><text:span text:style-name="T1561">"col"</text:span><text:span text:style-name="T1506">&gt;</text:span><text:span text:style-name="T1606">Idade</text:span><text:span text:style-name="T1506">&lt;/</text:span><text:span text:style-name="T1521">th</text:span><text:span text:style-name="T1506">&gt;<text:tab/><text:tab/><text:tab/><text:tab/></text:span></text:p>
      <text:p text:style-name="P445"><text:span text:style-name="T1506"><text:tab/><text:tab/>&lt;</text:span><text:span text:style-name="T1521">th</text:span><text:span text:style-name="T1606"> </text:span><text:span text:style-name="T1539">scope</text:span><text:span text:style-name="T1606">=</text:span><text:span text:style-name="T1561">"col"</text:span><text:span text:style-name="T1506">&gt;</text:span><text:span text:style-name="T1606">Profissão</text:span><text:span text:style-name="T1506">&lt;/</text:span><text:span text:style-name="T1521">th</text:span><text:span text:style-name="T1506">&gt;<text:tab/><text:tab/><text:tab/></text:span></text:p>
      <text:p text:style-name="P447"><text:span text:style-name="T1506"><text:tab/>&lt;/</text:span><text:span text:style-name="T1521">tr</text:span><text:span text:style-name="T1506">&gt;<text:tab/><text:tab/><text:tab/><text:tab/><text:tab/><text:tab/><text:tab/><text:tab/><text:tab/></text:span></text:p>
      <text:p text:style-name="P447"><text:span text:style-name="T1521">&lt;/table&gt;<text:tab/></text:span><text:span text:style-name="T1506"><text:tab/><text:tab/><text:tab/><text:tab/><text:tab/><text:tab/><text:tab/><text:tab/><text:tab/></text:span></text:p>
      <text:p text:style-name="P472"/>
      <text:p text:style-name="P204"><draw:frame draw:style-name="fr4" draw:name="Figura20" text:anchor-type="as-char" svg:width="11.361cm" svg:height="4.591cm" draw:z-index="18"><draw:image xlink:href="Pictures/1000000100000342000001517F27ABDCC5EF066A.png" xlink:type="simple" xlink:show="embed" xlink:actuate="onLoad" draw:mime-type="image/png"/></draw:frame></text:p>
      <text:p text:style-name="P471"/>
      <text:p text:style-name="P44"><text:span text:style-name="T550">Para tornar as tabelas mais </text:span><text:span text:style-name="T616">responsivas</text:span><text:span text:style-name="T550">, envelope-as dentro de uma </text:span><text:span text:style-name="T789">&lt;div&gt;</text:span><text:span text:style-name="T550"> e aplique o estilo </text:span><text:span text:style-name="T1206">overflow</text:span><text:span text:style-name="T1112">: </text:span><text:span text:style-name="T1087">auto</text:span><text:span text:style-name="T1112">;</text:span><text:span text:style-name="T550"> para habilitar a barra de rolagem horizontal </text:span><text:span text:style-name="T551">apenas na tabela</text:span><text:span text:style-name="T550">.</text:span></text:p>
      <text:p text:style-name="P203"/>
      <text:p text:style-name="P203">Exemplo de anatomia para tabelas grandes:</text:p>
      <text:p text:style-name="P203">TABLE</text:p>
      <text:p text:style-name="P203"><text:tab/>CAPTION</text:p>
      <text:p text:style-name="P203"><text:tab/>THEAD</text:p>
      <text:p text:style-name="P203"><text:tab/><text:tab/> TR, TH</text:p>
      <text:p text:style-name="P203"><text:tab/>TBODY</text:p>
      <text:p text:style-name="P203"><text:tab/><text:tab/>TR, TD, TH</text:p>
      <text:p text:style-name="P203"><text:tab/>TFOOT</text:p>
      <text:p text:style-name="P203"><text:tab/><text:tab/>TR, TH, TD</text:p>
      <text:p text:style-name="P203"/>
      <text:h text:style-name="P565" text:outline-level="1"><text:span text:style-name="T1054">F</text:span><text:span text:style-name="T1053">ormulários</text:span></text:h>
      <text:p text:style-name="P216"/>
      <text:p text:style-name="P452"><text:span text:style-name="Strong_20_Emphasis"><text:span text:style-name="T1126">&lt;form&gt;</text:span></text:span><text:span text:style-name="Strong_20_Emphasis"><text:span text:style-name="T382"> </text:span></text:span><text:span text:style-name="T382">inicia um formulário, delimit</text:span><text:span text:style-name="T383">ando</text:span><text:span text:style-name="T382"> </text:span><text:span text:style-name="T383">sua</text:span><text:span text:style-name="T382"> área. </text:span><text:span text:style-name="T394">Seus principais parâmetros são</text:span><text:span text:style-name="T382">:</text:span></text:p>
      <text:list xml:id="list1845057116" text:style-name="L20">
        <text:list-item>
          <text:p text:style-name="P608"><text:span text:style-name="T936">method:</text:span><text:span text:style-name="T666"> é o método HTTP para enviar o formulário</text:span></text:p>
        </text:list-item>
      </text:list>
      <text:list xml:id="list4233502963" text:style-name="L21">
        <text:list-item>
          <text:list>
            <text:list-item>
              <text:p text:style-name="P609"><text:span text:style-name="T1248">ge</text:span><text:span text:style-name="T1249">t</text:span><text:span text:style-name="T630">: </text:span><text:span text:style-name="T667">os dados são incrementados</text:span><text:span text:style-name="T630"> na URL </text:span><text:span text:style-name="T667">ao submeter</text:span><text:span text:style-name="T630"> </text:span><text:span text:style-name="T668">o</text:span><text:span text:style-name="T630"> formulário, </text:span><text:span text:style-name="T637">com limite máximo de 3000 bytes </text:span><text:span text:style-name="T669">(2048 caracteres)</text:span><text:span text:style-name="T630">.<text:line-break/> </text:span><text:span text:style-name="T669">Seu uso é recomendado quando existir interesse em compartilhar a URL e/ou quando a operação for </text:span><text:span text:style-name="T617">idempotente</text:span><text:span text:style-name="T669"> (quando a mesma requisição puder ser enviada mais de uma vez sem consequências negativas).</text:span></text:p>
            </text:list-item>
            <text:list-item>
              <text:p text:style-name="P609"><text:span text:style-name="T1248">post</text:span><text:span text:style-name="T630">: </text:span><text:span text:style-name="T667">os dados não se apresentam na URL mas podem ser encontrados no network→ </text:span><text:span text:style-name="T670">payload</text:span><text:span text:style-name="T667"> d</text:span><text:span text:style-name="T670">a ferramenta D</text:span><text:span text:style-name="T667">ev</text:span><text:span text:style-name="T670">T</text:span><text:span text:style-name="T667">ools</text:span><text:span text:style-name="T630">.<text:line-break/> </text:span><text:span text:style-name="T670">Seu uso é</text:span><text:span text:style-name="T637"> recomendado quando </text:span><text:span text:style-name="T670">não queremos que os dados apareçam explicitamente na URL (ao capturar dados sensíveis, como senhas ou documentos) e também quando for preciso enviar muitos dados como, por exemplo, imagens ou outros tipos de arquivos.</text:span></text:p>
            </text:list-item>
            <text:list-item>
              <text:p text:style-name="P676"><text:span text:style-name="T1247">dialog</text:span><text:span text:style-name="T394">: quando um formulário está dentro de um </text:span><text:span text:style-name="Source_20_Text"><text:span text:style-name="T761">&lt;dialog&gt;</text:span></text:span><text:span text:style-name="T394">, ao submetê-lo, o diálogo é fechado, um evento de envio é disparado, mas os dados do formulário não são enviados e o formulário não é limpo.</text:span></text:p>
            </text:list-item>
          </text:list>
        </text:list-item>
      </text:list>
      <text:list xml:id="list1133760061" text:style-name="L22">
        <text:list-item>
          <text:p text:style-name="P610"><text:span text:style-name="T936">action</text:span><text:span text:style-name="T638">: aponta para o arquivo que processará os dados</text:span></text:p>
        </text:list-item>
        <text:list-item>
          <text:p text:style-name="P692"><text:span text:style-name="Strong_20_Emphasis"><text:span text:style-name="T944">enctype</text:span></text:span><text:span text:style-name="T391">: especifica como os dados do formulário devem ser codificados antes de serem enviados para o servidor.</text:span></text:p>
        </text:list-item>
        <text:list-item>
          <text:p text:style-name="P693"><text:span text:style-name="T936">autocomplete</text:span><text:span text:style-name="T638">: </text:span><text:span text:style-name="T1248">on</text:span><text:span text:style-name="T638">/</text:span><text:span text:style-name="T1248">off</text:span></text:p>
        </text:list-item>
        <text:list-item>
          <text:p text:style-name="P694"><text:span text:style-name="T936">capitalize</text:span><text:span text:style-name="T1250">: on</text:span><text:span text:style-name="T638">, </text:span><text:span text:style-name="T1250">off</text:span><text:span text:style-name="T638">, </text:span><text:span text:style-name="T1250">words</text:span><text:span text:style-name="T638">, </text:span><text:span text:style-name="T1250">characters</text:span></text:p>
        </text:list-item>
        <text:list-item>
          <text:p text:style-name="P695"><text:span text:style-name="T936">novalidate</text:span><text:span text:style-name="T638">: não valida os campos do formulário </text:span><text:span text:style-name="T671">em seu</text:span><text:span text:style-name="T638"> envio</text:span></text:p>
        </text:list-item>
        <text:list-item>
          <text:p text:style-name="P696"><text:span text:style-name="T936">target</text:span><text:span text:style-name="T671">: indica onde exibir a resposta após envio: </text:span><text:span text:style-name="T1250">_self</text:span><text:span text:style-name="T671">, </text:span><text:span text:style-name="T1250">_blank</text:span><text:span text:style-name="T671">, </text:span><text:span text:style-name="T1250">_parent</text:span><text:span text:style-name="T671"> ou </text:span><text:span text:style-name="T1250">_top</text:span></text:p>
        </text:list-item>
      </text:list>
      <text:p text:style-name="P457"><text:span text:style-name="Strong_20_Emphasis"><text:span text:style-name="T4"/></text:span></text:p>
      <text:p text:style-name="P232"><text:span text:style-name="T1677">&lt;fieldset&gt;</text:span> tag semântica, indica um conjunto de campos, <text:span text:style-name="T1781">margeando-os</text:span>. Exemplo: identificação, endereço, pagamento.</text:p>
      <text:p text:style-name="P232"><text:span text:style-name="T1677">&lt;legend&gt;</text:span> representa o título do <text:span text:style-name="T1755">conjunto de campos</text:span>, <text:span text:style-name="T1755">rotulando</text:span> o conteúdo<text:line-break/><text:line-break/><text:span text:style-name="T1677">&lt;input&gt;</text:span> é usada para criar controles interativos (<text:span text:style-name="T1312">objetos</text:span>) para formulários. Essa tag não tem fechamento. <text:span text:style-name="T1730">Alguns parâmetros são:</text:span></text:p>
      <text:list xml:id="list3047019616" text:style-name="L23">
        <text:list-item>
          <text:p text:style-name="P611"><text:span text:style-name="T936">t</text:span><text:span text:style-name="T939">ype:</text:span><text:span text:style-name="T630"> indica o tipo do campo. </text:span><text:span text:style-name="T672">Entre os vários parâmetros, </text:span><text:span text:style-name="T638">tem</text:span><text:span text:style-name="T672">os </text:span><text:span text:style-name="T638">os</text:span><text:span text:style-name="T672"> principais </text:span><text:span text:style-name="T638">que </text:span><text:span text:style-name="T672">são</text:span><text:span text:style-name="T630"> </text:span><text:span text:style-name="T1255">tex</text:span><text:span text:style-name="T1256">t</text:span><text:span text:style-name="T630">, </text:span><text:span text:style-name="T1257">number</text:span><text:span text:style-name="T639">,</text:span><text:span text:style-name="T630"> </text:span><text:span text:style-name="T1258">mail</text:span><text:span text:style-name="T672">,</text:span><text:span text:style-name="T639"> </text:span><text:span text:style-name="T1255">password</text:span><text:span text:style-name="T630">,</text:span><text:span text:style-name="T672"> </text:span><text:span text:style-name="T1258">radio</text:span><text:span text:style-name="T672">, </text:span><text:span text:style-name="T1258">checkbox</text:span><text:span text:style-name="T672">, </text:span><text:span text:style-name="T1258">range</text:span><text:span text:style-name="T672">, </text:span><text:span text:style-name="T1259">month</text:span><text:span text:style-name="T640">, </text:span><text:span text:style-name="T1259">date</text:span><text:span text:style-name="T640">, </text:span><text:span text:style-name="T1259">time</text:span><text:span text:style-name="T640">, </text:span><text:span text:style-name="T1259">tel</text:span><text:span text:style-name="T640">, </text:span><text:span text:style-name="T1260">list</text:span><text:span text:style-name="T641">, </text:span><text:span text:style-name="T1258">button</text:span><text:span text:style-name="T672">, </text:span><text:span text:style-name="T1258">submit</text:span><text:span text:style-name="T672">, </text:span><text:span text:style-name="T1259">reset</text:span><text:span text:style-name="T640">, </text:span><text:span text:style-name="T1259">file</text:span><text:span text:style-name="T673">, </text:span><text:span text:style-name="T672">etc</text:span></text:p>
        </text:list-item>
        <text:list-item>
          <text:p text:style-name="P612"><text:soft-page-break/><text:span text:style-name="T936">name</text:span><text:span text:style-name="T638">:</text:span><text:span text:style-name="T640"> </text:span><text:span text:style-name="T642">utilizado no </text:span><text:span text:style-name="T608">backend</text:span><text:span text:style-name="T642"> pois </text:span><text:span text:style-name="T640">referencia o elemento </text:span><text:span text:style-name="T608">para processar</text:span><text:span text:style-name="T642"> seu valor. É ele que aparece na URL (ao usar o método GET) e no corpo do HTTP request (ao usar o método POST).</text:span></text:p>
        </text:list-item>
        <text:list-item>
          <text:p text:style-name="P613"><text:span text:style-name="T936">id</text:span><text:span text:style-name="T638">: </text:span><text:span text:style-name="T642">utilizado pelo </text:span><text:span text:style-name="T608">frontend</text:span><text:span text:style-name="T642"> para identificar o elemento e então</text:span><text:span text:style-name="T638"> </text:span><text:span text:style-name="T642">receber tratamentos via Javascript e/ou CSS. Esse atributo também é necessário para fazer a ligação com a tag </text:span><text:span text:style-name="T794">&lt;label&gt;</text:span></text:p>
        </text:list-item>
        <text:list-item>
          <text:p text:style-name="P612"><text:span text:style-name="T937">required</text:span><text:span text:style-name="T915">: </text:span><text:span text:style-name="T630">com essa cláusula, </text:span><text:span text:style-name="T638">o campo torna-se obrigatório</text:span></text:p>
        </text:list-item>
        <text:list-item>
          <text:p text:style-name="P637"><text:span text:style-name="T938">readonly:</text:span><text:span text:style-name="T630"> impede que seja inserido valor n</text:span><text:span text:style-name="T688">o campo</text:span></text:p>
        </text:list-item>
        <text:list-item>
          <text:p text:style-name="P637"><text:span text:style-name="T938">checked:</text:span><text:span text:style-name="T630"> já deixa a opção como marcada em uma checkbox </text:span><text:span text:style-name="T639">ou radio</text:span></text:p>
        </text:list-item>
        <text:list-item>
          <text:p text:style-name="P612"><text:span text:style-name="T938">placeholder</text:span><text:span text:style-name="T638">: dica dentro do campo para descrever o valor esperado</text:span><text:span text:style-name="T639">, </text:span><text:span text:style-name="T638">auxili</text:span><text:span text:style-name="T639">ando</text:span><text:span text:style-name="T638"> na </text:span><text:span text:style-name="T688">sua </text:span><text:span text:style-name="T638">validação</text:span></text:p>
        </text:list-item>
        <text:list-item>
          <text:p text:style-name="P614"><text:span text:style-name="T938">min</text:span><text:span text:style-name="T630"> e </text:span><text:span text:style-name="T938">max</text:span><text:span text:style-name="T916">: </text:span><text:span text:style-name="T630">limita </text:span><text:span text:style-name="T637">o</text:span><text:span text:style-name="T630"> </text:span><text:span text:style-name="T600">valor</text:span><text:span text:style-name="T630"> </text:span><text:span text:style-name="T639">mínimo e máximo do </text:span><text:span text:style-name="T637">campo numérico, slide, etc</text:span></text:p>
        </text:list-item>
        <text:list-item>
          <text:p text:style-name="P638"><text:span text:style-name="T938">value:</text:span><text:span text:style-name="T637"> </text:span><text:span text:style-name="T688">carrega o campo com um valor pré-</text:span><text:span text:style-name="T640">definido. Exemplo: data atual</text:span></text:p>
        </text:list-item>
        <text:list-item>
          <text:p text:style-name="P639"><text:span text:style-name="T938">size:</text:span><text:span text:style-name="T629"> </text:span><text:span text:style-name="T639">indica quantos caracteres serão exibidos na caixa</text:span></text:p>
        </text:list-item>
        <text:list-item>
          <text:p text:style-name="P639"><text:span text:style-name="T938">maxlength</text:span><text:span text:style-name="T638"> e </text:span><text:span text:style-name="T937">min</text:span><text:span text:style-name="T938">length:</text:span><text:span text:style-name="T630"> </text:span><text:span text:style-name="T638">limita </text:span><text:span text:style-name="T600">comprimento</text:span><text:span text:style-name="T630"> máximo </text:span><text:span text:style-name="T639">e mínimo do</text:span></text:p>
        </text:list-item>
        <text:list-item>
          <text:p text:style-name="P615"><text:span text:style-name="T938">step</text:span><text:span text:style-name="T640">: determina o passo. Exemplo, o campo do tipo number avança de 0.5 em 0.5 ponto</text:span></text:p>
        </text:list-item>
        <text:list-item>
          <text:p text:style-name="P615"><text:span text:style-name="T938">pattern</text:span><text:span text:style-name="T640">: armazena uma expressão regular (RegEx), validando o campo</text:span></text:p>
        </text:list-item>
        <text:list-item>
          <text:p text:style-name="P612"><text:span text:style-name="T938">autocomplete</text:span><text:span text:style-name="T638">: </text:span><text:span text:style-name="T688">habilita</text:span><text:span text:style-name="T638"> preenchimento automático </text:span><text:span text:style-name="T688">dos campos</text:span></text:p>
        </text:list-item>
        <text:list-item>
          <text:p text:style-name="P616"><text:span text:style-name="T936">list</text:span><text:span text:style-name="T630">: se liga a tag </text:span><text:span text:style-name="T795">&lt;datalist&gt;</text:span></text:p>
        </text:list-item>
        <text:list-item>
          <text:p text:style-name="P617"><text:span text:style-name="T938">f</text:span><text:span text:style-name="T940">ormnovalidate</text:span><text:span text:style-name="T638">: bypass da validação no envio do formulário</text:span></text:p>
        </text:list-item>
        <text:list-item>
          <text:p text:style-name="P613"><text:span text:style-name="T938">accept</text:span><text:span text:style-name="T644">: limita as extensões aceitas para realizar o upload do arquivo.<text:line-break/></text:span><text:span text:style-name="T642">No exemplo a seguir, o input aceita apenas imagens</text:span><text:span text:style-name="T644">:</text:span></text:p>
        </text:list-item>
      </text:list>
      <text:p text:style-name="P95"><text:span text:style-name="T1169">&lt;</text:span><text:span text:style-name="T1005">input</text:span><text:span text:style-name="T1268"> </text:span><text:span text:style-name="T1189">type</text:span><text:span text:style-name="T1268">=</text:span><text:span text:style-name="T1061">"file"</text:span><text:span text:style-name="T1268"> </text:span><text:span text:style-name="T1189">name</text:span><text:span text:style-name="T1268">=</text:span><text:span text:style-name="T1061">""</text:span><text:span text:style-name="T1268"> </text:span><text:span text:style-name="T1189">id</text:span><text:span text:style-name="T1268">=</text:span><text:span text:style-name="T1061">""</text:span><text:span text:style-name="T1268"> </text:span><text:span text:style-name="T1189">accept</text:span><text:span text:style-name="T1268">=</text:span><text:span text:style-name="T1061">"image/*"</text:span><text:span text:style-name="T1169">&gt;</text:span></text:p>
      <text:list xml:id="list3805613725" text:style-name="L24">
        <text:list-item>
          <text:p text:style-name="P618"><text:span text:style-name="T936">popovertarget</text:span><text:span text:style-name="T674">: associa o botão a um elemento modal</text:span><text:span text:style-name="T675"> através do</text:span><text:span text:style-name="T674"> #id</text:span></text:p>
        </text:list-item>
        <text:list-item>
          <text:p text:style-name="P618"><text:span text:style-name="T936">popovertargetaction</text:span><text:span text:style-name="T674">: especifica o tipo de ação aplicada ao modal: </text:span><text:span text:style-name="T1248">hide</text:span><text:span text:style-name="T674">, </text:span><text:span text:style-name="T1248">show</text:span><text:span text:style-name="T674"> ou </text:span><text:span text:style-name="T1248">toogle</text:span></text:p>
        </text:list-item>
      </text:list>
      <text:p text:style-name="P235"/>
      <text:p text:style-name="P61"><text:span text:style-name="T1153">&lt;</text:span><text:span text:style-name="T1156">button&gt;</text:span><text:span text:style-name="T645"> elemento interativo. Seus principais atributos são:</text:span></text:p>
      <text:list xml:id="list163558740710627" text:continue-numbering="true" text:style-name="L24">
        <text:list-item>
          <text:p text:style-name="P619"><text:span text:style-name="T936">type</text:span><text:span text:style-name="T674">:</text:span></text:p>
          <text:list>
            <text:list-item>
              <text:p text:style-name="P619"><text:span text:style-name="T1248">submit</text:span><text:span text:style-name="T674">: envia os dados</text:span></text:p>
            </text:list-item>
            <text:list-item>
              <text:p text:style-name="P619"><text:span text:style-name="T1248">reset</text:span><text:span text:style-name="T674">: limpa os campos</text:span></text:p>
            </text:list-item>
          </text:list>
        </text:list-item>
        <text:list-item>
          <text:p text:style-name="P619"><text:span text:style-name="T936">disabled</text:span><text:span text:style-name="T674">: impede de ser pressionado ou focado</text:span></text:p>
        </text:list-item>
        <text:list-item>
          <text:p text:style-name="P619"><text:span text:style-name="T936">form</text:span><text:span text:style-name="T674">: associa o botão a um formulário específico</text:span></text:p>
        </text:list-item>
        <text:list-item>
          <text:p text:style-name="P619"><text:span text:style-name="T936">formaction</text:span><text:span text:style-name="T674">: especifica a URL para onde enviar os dados</text:span></text:p>
        </text:list-item>
        <text:list-item>
          <text:p text:style-name="P619"><text:span text:style-name="T936">formmethod</text:span><text:span text:style-name="T674">: especifica se o método HTTP será </text:span><text:span text:style-name="T1248">GET</text:span><text:span text:style-name="T674"> ou </text:span><text:span text:style-name="T1248">POST</text:span></text:p>
        </text:list-item>
        <text:list-item>
          <text:p text:style-name="P619"><text:span text:style-name="T936">formnovalidate</text:span><text:span text:style-name="T674">: o formulário não é validado quando for enviado</text:span></text:p>
        </text:list-item>
        <text:list-item>
          <text:p text:style-name="P619"><text:span text:style-name="T936">formtarget</text:span><text:span text:style-name="T674">: especifica onde abrir a resposta do formulário após o envio. Pode ser </text:span><text:span text:style-name="T1248">_blank</text:span><text:span text:style-name="T674">, </text:span><text:span text:style-name="T1248">_self</text:span><text:span text:style-name="T674">, </text:span><text:span text:style-name="T1248">_parent</text:span><text:span text:style-name="T674"> ou </text:span><text:span text:style-name="T1248">_top</text:span><text:span text:style-name="T674">. </text:span></text:p>
        </text:list-item>
        <text:list-item>
          <text:p text:style-name="P619"><text:soft-page-break/><text:span text:style-name="T936">popovertarget</text:span><text:span text:style-name="T674">: associa o botão a um elemento modal</text:span><text:span text:style-name="T675"> através do</text:span><text:span text:style-name="T674"> #id</text:span></text:p>
        </text:list-item>
        <text:list-item>
          <text:p text:style-name="P619"><text:span text:style-name="T936">popovertargetaction</text:span><text:span text:style-name="T674">: especifica o tipo de ação aplicada ao modal: </text:span><text:span text:style-name="T1248">hide</text:span><text:span text:style-name="T674">, </text:span><text:span text:style-name="T1248">show</text:span><text:span text:style-name="T674"> ou </text:span><text:span text:style-name="T1248">toogle</text:span></text:p>
        </text:list-item>
      </text:list>
      <text:p text:style-name="P86"/>
      <text:p text:style-name="P61"><text:span text:style-name="T1153">&lt;label&gt;</text:span><text:span text:style-name="T630"> </text:span><text:span text:style-name="T645">além de </text:span><text:span text:style-name="T612">rotular</text:span><text:span text:style-name="T647"> cada campo do </text:span><text:span text:style-name="T645">f</text:span><text:span text:style-name="T647">ormulário, </text:span><text:span text:style-name="T630">é usad</text:span><text:span text:style-name="T645">a</text:span><text:span text:style-name="T630"> para </text:span><text:span text:style-name="T600">referenciar um objeto, ligando-se ao </text:span><text:span text:style-name="T609">seu </text:span><text:span text:style-name="T600">parâmetro </text:span><text:span text:style-name="T943">id</text:span><text:span text:style-name="T630"> </text:span><text:span text:style-name="T648">(</text:span><text:span text:style-name="T630">da tag </text:span><text:span text:style-name="T795">&lt;input&gt;</text:span><text:span text:style-name="T648">)</text:span><text:span text:style-name="T630">, </text:span><text:span text:style-name="T646">assim</text:span><text:span text:style-name="T630"> toda a palavra ou frase se torna</text:span><text:span text:style-name="T639">rá</text:span><text:span text:style-name="T630"> uma área de interação </text:span><text:span text:style-name="T734">clicável</text:span><text:span text:style-name="T630">. Além de seu valor prático, </text:span><text:span text:style-name="T643">possui</text:span><text:span text:style-name="T630"> também um valor semântico, melhorando o SEO. </text:span><text:span text:style-name="T639">Por e</text:span><text:span text:style-name="T648">xemplo: <text:line-break/></text:span><text:span text:style-name="T1172">&lt;</text:span><text:span text:style-name="T1009">label</text:span><text:span text:style-name="T1106"> </text:span><text:span text:style-name="T1200">for</text:span><text:span text:style-name="T1106">=</text:span><text:span text:style-name="T1076">"idnome"</text:span><text:span text:style-name="T1172">&gt;</text:span><text:span text:style-name="T1106">Nome:</text:span><text:span text:style-name="T1172">&lt;/</text:span><text:span text:style-name="T1009">label</text:span><text:span text:style-name="T1172">&gt;</text:span><text:span text:style-name="T1106"><text:tab/></text:span><text:span text:style-name="T1501">&lt;</text:span><text:span text:style-name="T1516">input</text:span><text:span text:style-name="T1626"> </text:span><text:span text:style-name="T1533">type</text:span><text:span text:style-name="T1626">=</text:span><text:span text:style-name="T1553">"text"</text:span><text:span text:style-name="T1626"> </text:span><text:span text:style-name="T1533">name</text:span><text:span text:style-name="T1626">=</text:span><text:span text:style-name="T1553">"nome"</text:span><text:span text:style-name="T1626"> </text:span><text:span text:style-name="T1533">id</text:span><text:span text:style-name="T1626">=</text:span><text:span text:style-name="T1553">"i</text:span><text:span text:style-name="T1554">d</text:span><text:span text:style-name="T1553">nome"</text:span><text:span text:style-name="T1501">&gt;</text:span></text:p>
      <text:p text:style-name="P62"><text:span text:style-name="T630"><text:line-break/></text:span><text:span text:style-name="T1153">&lt;select&gt;</text:span><text:span text:style-name="T630"> combina</text:span><text:span text:style-name="T649">da</text:span><text:span text:style-name="T630"> com a tag </text:span><text:span text:style-name="T795">&lt;option&gt;, </text:span><text:span text:style-name="T630">cria caixas combinadas (</text:span><text:span text:style-name="T649">lista</text:span><text:span text:style-name="T630"> de escolha)<text:line-break/><text:tab/></text:span><text:span text:style-name="T1153">&lt;option</text:span><text:span text:style-name="T795"> </text:span><text:span text:style-name="T959">value="</text:span><text:span text:style-name="T843">RJ</text:span><text:span text:style-name="T959">" selected</text:span><text:span text:style-name="T1153">&gt;</text:span><text:span text:style-name="T630"> mostra as </text:span><text:span text:style-name="T650">opções</text:span><text:span text:style-name="T630"> da tag &lt;select&gt;.<text:line-break/><text:tab/></text:span><text:span text:style-name="T649">Os parâmetros:</text:span></text:p>
      <text:list xml:id="list4184599389" text:style-name="L25">
        <text:list-item>
          <text:list>
            <text:list-item>
              <text:p text:style-name="P620"><text:span text:style-name="T936">selected</text:span><text:span text:style-name="T630">: já deixa a opção como </text:span><text:span text:style-name="T645">marcada/</text:span><text:span text:style-name="T630">selecionada</text:span></text:p>
            </text:list-item>
          </text:list>
        </text:list-item>
      </text:list>
      <text:list xml:id="list112684407" text:style-name="L26">
        <text:list-item>
          <text:list>
            <text:list-item>
              <text:p text:style-name="P621"><text:span text:style-name="T936">value</text:span><text:span text:style-name="T630">: envia somente o valor “RJ” ao banco de dados.</text:span></text:p>
            </text:list-item>
          </text:list>
        </text:list-item>
      </text:list>
      <text:p text:style-name="P63"><text:span text:style-name="T1153"><text:tab/>&lt;optgroup </text:span><text:span text:style-name="T959">label=</text:span><text:span text:style-name="T843">"Região Sul"</text:span><text:span text:style-name="T1153">&gt;</text:span><text:span text:style-name="T630"> separa </text:span><text:span text:style-name="T802">&lt;option&gt;</text:span><text:span text:style-name="T803"> </text:span><text:span text:style-name="T630">em áreas</text:span></text:p>
      <text:p text:style-name="P308"/>
      <text:p text:style-name="P64"><text:span text:style-name="T1153">&lt;datalist&gt;</text:span><text:span text:style-name="T630"> cria uma lista </text:span><text:span text:style-name="T641">que oferece opções </text:span><text:span text:style-name="T630">de preenchimento automático </text:span><text:span text:style-name="T641">para</text:span><text:span text:style-name="T630"> um </text:span><text:span text:style-name="T641">elemento</text:span><text:span text:style-name="T630"> </text:span><text:span text:style-name="T795">&lt;input&gt;</text:span><text:span text:style-name="T630"> </text:span><text:span text:style-name="T641">do tipo caixa de texto, mas também permite a inserção de dados não contemplados pela mesma (diferente do elemento </text:span><text:span text:style-name="T795">&lt;select&gt; </text:span><text:span text:style-name="T641">que só permite a seleção do</text:span><text:span text:style-name="T639">s</text:span><text:span text:style-name="T641"> dados já configurados nas opções).<text:line-break/>O atributo </text:span><text:span text:style-name="T917">id</text:span><text:span text:style-name="T641"> desse elemento se liga ao atributo </text:span><text:span text:style-name="T917">list</text:span><text:span text:style-name="T641"> do elemento </text:span><text:span text:style-name="T796">&lt;input&gt;</text:span></text:p>
      <text:p text:style-name="P64"><text:span text:style-name="T630"><text:line-break/></text:span><text:span text:style-name="T1153">&lt;textarea&gt;</text:span><text:span text:style-name="T630"> </text:span><text:span text:style-name="T641">são caixa de texto</text:span><text:span text:style-name="T645"> </text:span><text:span text:style-name="T630">maiores, usad</text:span><text:span text:style-name="T641">a</text:span><text:span text:style-name="T630">s para </text:span><text:span text:style-name="T641">inserir grandes mensagens ou</text:span><text:span text:style-name="T676"> </text:span><text:span text:style-name="T618">textos</text:span><text:span text:style-name="T676">. </text:span><text:span text:style-name="T677">Exemplo:<text:line-break/></text:span><text:span text:style-name="T1173">&lt;</text:span><text:span text:style-name="T1010">textarea</text:span><text:span text:style-name="T1107"> </text:span><text:span text:style-name="T1201">name</text:span><text:span text:style-name="T1107">=</text:span><text:span text:style-name="T1077">"tMsg"</text:span><text:span text:style-name="T1107"> </text:span><text:span text:style-name="T1201">id</text:span><text:span text:style-name="T1107">=</text:span><text:span text:style-name="T1077">"cMsg"</text:span><text:span text:style-name="T1107"> </text:span><text:span text:style-name="T1201">cols</text:span><text:span text:style-name="T1107">=</text:span><text:span text:style-name="T1077">"45"</text:span><text:span text:style-name="T1107"> </text:span><text:span text:style-name="T1201">rows</text:span><text:span text:style-name="T1107">=</text:span><text:span text:style-name="T1077">"5"</text:span><text:span text:style-name="T1107"> </text:span><text:span text:style-name="T1201">placeholder</text:span><text:span text:style-name="T1107">=</text:span><text:span text:style-name="T1077">"</text:span><text:span text:style-name="T1080">My</text:span><text:span text:style-name="T1078"> m</text:span><text:span text:style-name="T1079">e</text:span><text:span text:style-name="T1080">s</text:span><text:span text:style-name="T1079">sa</text:span><text:span text:style-name="T1078">g</text:span><text:span text:style-name="T1079">e</text:span><text:span text:style-name="T1077">"</text:span><text:span text:style-name="T1107"> </text:span><text:span text:style-name="T1173">&gt;&lt;/</text:span><text:span text:style-name="T1010">textarea</text:span><text:span text:style-name="T1173">&gt;</text:span></text:p>
      <text:p text:style-name="P236"/>
      <text:p text:style-name="P343">&lt;progress&gt;<text:span text:style-name="T1447"> </text:span><text:span text:style-name="T1416">é </text:span><text:span text:style-name="T1418">utilizado</text:span><text:span text:style-name="T1416"> para visualizar o progresso de uma </text:span><text:span text:style-name="T1419">tarefa</text:span><text:span text:style-name="T1416">. </text:span><text:span text:style-name="T1417">Exemplo:</text:span></text:p>
      <text:p text:style-name="P339">&lt;<text:span text:style-name="T1731">progress</text:span> <text:span text:style-name="T1526">value</text:span>=<text:span text:style-name="T1550">"70"</text:span> <text:span text:style-name="T1526">max</text:span>=<text:span text:style-name="T1550">"100"</text:span>&gt;<text:span text:style-name="T1647">70</text:span> %&lt;/<text:span text:style-name="T1526">progress</text:span>&gt;</text:p>
      <text:p text:style-name="P453"><text:span text:style-name="Source_20_Text"><text:span text:style-name="T1126">&lt;meter&gt;</text:span></text:span><text:span text:style-name="T392"> </text:span><text:span text:style-name="T396">visualmente parecido com o elemento </text:span><text:span text:style-name="T762">&lt;progress&gt;</text:span><text:span text:style-name="T396">, porém possui propósito diferente pois é</text:span><text:span text:style-name="T395"> </text:span><text:span text:style-name="T392">utilizad</text:span><text:span text:style-name="T395">o</text:span><text:span text:style-name="T392"> para </text:span><text:span text:style-name="T396">visualizar </text:span><text:span text:style-name="T398">a</text:span><text:span text:style-name="T397"> </text:span><text:span text:style-name="T471">medição </text:span><text:span text:style-name="T472">de uma</text:span><text:span text:style-name="T471"> escala</text:span><text:span text:style-name="T397"> </text:span><text:span text:style-name="T471">conhecida</text:span><text:span text:style-name="T392"> </text:span><text:span text:style-name="T399">para, p</text:span><text:span text:style-name="T396">or exemplo,</text:span><text:span text:style-name="T22"> o uso atual d</text:span><text:span text:style-name="T37">e</text:span><text:span text:style-name="T22"> disco </text:span><text:span text:style-name="T38">rígido</text:span><text:span text:style-name="T22"> ou medição de temperatura. </text:span><text:span text:style-name="T39">Esse medidor </text:span><text:span text:style-name="T22">é dividid</text:span><text:span text:style-name="T39">o</text:span><text:span text:style-name="T22"> em três partes: baixa, média e alta. A cor d</text:span><text:span text:style-name="T39">a barra</text:span><text:span text:style-name="T22"> depende de qual dessas partes o valor medido se enquadra. </text:span><text:span text:style-name="T39">Exemplo:</text:span></text:p>
      <text:p text:style-name="P488"><text:span text:style-name="T1186">&lt;</text:span><text:span text:style-name="T1025">p</text:span><text:span text:style-name="T1186">&gt;</text:span><text:span text:style-name="T1294">Espaço em disco ocupado </text:span><text:span text:style-name="T1186">&lt;</text:span><text:span text:style-name="T1025">meter</text:span><text:span text:style-name="T1294"> </text:span><text:span text:style-name="T1216">min</text:span><text:span text:style-name="T1294">=</text:span><text:span text:style-name="T1092">"200"</text:span><text:span text:style-name="T1294"> </text:span><text:span text:style-name="T1216">max</text:span><text:span text:style-name="T1294">=</text:span><text:span text:style-name="T1092">"500"</text:span><text:span text:style-name="T1294"> </text:span><text:span text:style-name="T1216">low</text:span><text:span text:style-name="T1294">=</text:span><text:span text:style-name="T1092">"300"</text:span><text:span text:style-name="T1294"> </text:span><text:span text:style-name="T1216">high</text:span><text:span text:style-name="T1294">=</text:span><text:span text:style-name="T1092">"400"</text:span><text:span text:style-name="T1294"> </text:span><text:span text:style-name="T1216">optimum</text:span><text:span text:style-name="T1294">=</text:span><text:span text:style-name="T1092">"250"</text:span><text:span text:style-name="T1294"> </text:span><text:span text:style-name="T1216">value</text:span><text:span text:style-name="T1294">=</text:span><text:span text:style-name="T1092">"250"</text:span><text:span text:style-name="T1186">&gt;</text:span><text:span text:style-name="T1294">250 </text:span><text:span text:style-name="T1295">Gigabytes</text:span><text:span text:style-name="T1186">&lt;/</text:span><text:span text:style-name="T1025">meter</text:span><text:span text:style-name="T1186">&gt;</text:span><text:span text:style-name="T1294">.</text:span><text:span text:style-name="T1186">&lt;/</text:span><text:span text:style-name="T1025">p</text:span><text:span text:style-name="T1186">&gt;</text:span></text:p>
      <text:p text:style-name="P490"/>
      <text:p text:style-name="P68"/>
      <text:p text:style-name="P234"/>
      <text:p text:style-name="P233"><text:span text:style-name="T1677">&lt;output&gt;</text:span> <text:span text:style-name="T1756">usada para representar, </text:span><text:span text:style-name="T1758">de forma simples,</text:span><text:span text:style-name="T1756"> o resultado de um cálculo processado via Javascript. Seu valor é referenciado através do atributo </text:span><text:span text:style-name="T1591">oninput</text:span><text:span text:style-name="T1756"> presente em </text:span><text:span text:style-name="T1757">um</text:span><text:span text:style-name="T1756"> elemento </text:span><text:span text:style-name="T1714">&lt;input&gt;</text:span><text:span text:style-name="T1756">. É importante lembrar que o valor contido nessa tag não é enviado ao submeter o formulário. Exemplo:</text:span></text:p>
      <text:p text:style-name="P422"><text:span text:style-name="T1499">&lt;</text:span><text:span text:style-name="T1514">label</text:span><text:span text:style-name="T1602"> </text:span><text:span text:style-name="T1528">for</text:span><text:span text:style-name="T1602">=</text:span><text:span text:style-name="T1552">"iano"</text:span><text:span text:style-name="T1499">&gt;</text:span><text:span text:style-name="T1602">Em que ano você nasceu? </text:span><text:span text:style-name="T1499">&lt;/</text:span><text:span text:style-name="T1514">label</text:span><text:span text:style-name="T1499">&gt;<text:tab/><text:tab/><text:tab/><text:tab/></text:span></text:p>
      <text:p text:style-name="P422"><text:span text:style-name="T1499">&lt;</text:span><text:span text:style-name="T1514">input</text:span><text:span text:style-name="T1602"> </text:span><text:span text:style-name="T1528">type</text:span><text:span text:style-name="T1602">=</text:span><text:span text:style-name="T1552">"number"</text:span><text:span text:style-name="T1602"> </text:span><text:span text:style-name="T1528">name</text:span><text:span text:style-name="T1602">=</text:span><text:span text:style-name="T1552">"ano"</text:span><text:span text:style-name="T1602"> </text:span><text:span text:style-name="T1528">id</text:span><text:span text:style-name="T1602">=</text:span><text:span text:style-name="T1552">"iano"</text:span><text:span text:style-name="T1602"> </text:span><text:span text:style-name="T1528">oninput</text:span><text:span text:style-name="T1602">=</text:span><text:span text:style-name="T1552">"</text:span><text:span text:style-name="T1751">calcIdade</text:span><text:span text:style-name="T1552">()"</text:span><text:span text:style-name="T1499">&gt;<text:tab/><text:tab/></text:span></text:p>
      <text:p text:style-name="P422"><text:span text:style-name="T1499">&lt;</text:span><text:span text:style-name="T1514">label</text:span><text:span text:style-name="T1602"> </text:span><text:span text:style-name="T1528">for</text:span><text:span text:style-name="T1602">=</text:span><text:span text:style-name="T1552">"iidade"</text:span><text:span text:style-name="T1499">&gt;</text:span><text:span text:style-name="T1602">Sua idade é: </text:span><text:span text:style-name="T1499">&lt;/</text:span><text:span text:style-name="T1514">label</text:span><text:span text:style-name="T1499">&gt;<text:tab/><text:tab/><text:tab/><text:tab/><text:tab/><text:tab/></text:span></text:p>
      <text:p text:style-name="P422"><text:span text:style-name="T1499">&lt;</text:span><text:span text:style-name="T1514">output</text:span><text:span text:style-name="T1602"> </text:span><text:span text:style-name="T1528">id</text:span><text:span text:style-name="T1602">=</text:span><text:span text:style-name="T1552">"iidade"</text:span><text:span text:style-name="T1499">&gt;</text:span><text:span text:style-name="T1602">0</text:span><text:span text:style-name="T1499">&lt;/</text:span><text:span text:style-name="T1514">output</text:span><text:span text:style-name="T1499">&gt;<text:tab/><text:tab/><text:tab/><text:tab/><text:tab/><text:tab/><text:tab/><text:tab/></text:span></text:p>
      <text:p text:style-name="P423"><text:span text:style-name="T1499">&lt;</text:span><text:span text:style-name="T1514">script</text:span><text:span text:style-name="T1499">&gt;<text:tab/><text:tab/><text:tab/><text:tab/><text:tab/><text:tab/><text:tab/><text:tab/><text:tab/><text:tab/><text:tab/><text:tab/></text:span></text:p>
      <text:p text:style-name="P423"><text:span text:style-name="T1499"><text:tab/></text:span><text:span text:style-name="T1514">function</text:span><text:span text:style-name="T1602"> </text:span><text:span text:style-name="T1751">calcIdade</text:span><text:span text:style-name="T1602">() {<text:tab/><text:tab/><text:tab/><text:tab/><text:tab/><text:tab/><text:tab/><text:tab/></text:span></text:p>
      <text:p text:style-name="P424"><text:span text:style-name="T1514"><text:tab/><text:tab/>let</text:span><text:span text:style-name="T1602"> </text:span><text:span text:style-name="T1528">atual</text:span><text:span text:style-name="T1602"> = </text:span><text:span text:style-name="T1514">new</text:span><text:span text:style-name="T1602"> </text:span><text:span text:style-name="T1732">Date</text:span><text:span text:style-name="T1602">().</text:span><text:span text:style-name="T1751">getFullYear</text:span><text:span text:style-name="T1602">();<text:tab/><text:tab/><text:tab/><text:tab/><text:tab/></text:span></text:p>
      <text:p text:style-name="P424"><text:span text:style-name="T1528"><text:tab/><text:tab/>iidade</text:span><text:span text:style-name="T1602">.</text:span><text:span text:style-name="T1528">innerHTML</text:span><text:span text:style-name="T1602"> = </text:span><text:span text:style-name="T1732">Number</text:span><text:span text:style-name="T1602">(</text:span><text:span text:style-name="T1528">atual</text:span><text:span text:style-name="T1602">) - </text:span><text:span text:style-name="T1732">Number</text:span><text:span text:style-name="T1602">(</text:span><text:span text:style-name="T1528">iano</text:span><text:span text:style-name="T1602">.</text:span><text:span text:style-name="T1528">value</text:span><text:span text:style-name="T1602">);<text:tab/></text:span></text:p>
      <text:p text:style-name="P430"><text:tab/>}<text:tab/><text:tab/><text:tab/><text:tab/><text:tab/><text:tab/><text:tab/><text:tab/><text:tab/><text:tab/><text:tab/><text:tab/></text:p>
      <text:p text:style-name="P52"><text:span text:style-name="T1500">&lt;/</text:span><text:span text:style-name="T1515">script</text:span><text:span text:style-name="T1500">&gt;<text:tab/><text:tab/><text:tab/><text:tab/><text:tab/><text:tab/><text:tab/><text:tab/><text:tab/><text:tab/><text:tab/><text:tab/></text:span></text:p>
      <text:p text:style-name="P93"/>
      <text:p text:style-name="P328">Outras tags</text:p>
      <text:p text:style-name="P134"/>
      <text:p text:style-name="P73"><text:span text:style-name="T1148">&lt;</text:span><text:span text:style-name="T1149">s</text:span><text:span text:style-name="T1146">cript&gt;</text:span><text:span text:style-name="T579"> </text:span><text:span text:style-name="T592">incorpora scripts para adicionar interatividade, manipulação de dados e comportamentos dinâmicos</text:span><text:span text:style-name="T579"> </text:span><text:span text:style-name="T592">a uma página.</text:span></text:p>
      <text:p text:style-name="P73"><text:span text:style-name="T1148">&lt;</text:span><text:span text:style-name="T1146">noscript&gt;</text:span><text:span text:style-name="T579"> usada apenas para fornecer conteúdo </text:span><text:span text:style-name="T625">alternativo</text:span><text:span text:style-name="T579"> que será exibido apenas quando scripts não estiverem disponíveis ou habilitados no navegador do usuário. </text:span></text:p>
      <text:p text:style-name="P73"><text:span text:style-name="T1146">&lt;data&gt;</text:span><text:span text:style-name="T593"> usada para encapsular dados que podem ser processados dinamicamente (Javascript). Exemplo:</text:span></text:p>
      <text:p text:style-name="P473"><text:span text:style-name="T1507">&lt;</text:span><text:span text:style-name="T1522">p</text:span><text:span text:style-name="T1507">&gt;</text:span><text:span text:style-name="T1776">A temperatura atual é </text:span><text:span text:style-name="T1507">&lt;</text:span><text:span text:style-name="T1522">data</text:span><text:span text:style-name="T1776"> </text:span><text:span text:style-name="T1540">value</text:span><text:span text:style-name="T1776">=</text:span><text:span text:style-name="T1562">"23"</text:span><text:span text:style-name="T1507">&gt;</text:span><text:span text:style-name="T1776">23°C</text:span><text:span text:style-name="T1507">&lt;/</text:span><text:span text:style-name="T1522">data</text:span><text:span text:style-name="T1507">&gt;</text:span><text:span text:style-name="T1776">.</text:span><text:span text:style-name="T1507">&lt;/</text:span><text:span text:style-name="T1522">p</text:span><text:span text:style-name="T1507">&gt;</text:span></text:p>
      <text:p text:style-name="P73"><text:span text:style-name="T1148">&lt;</text:span><text:span text:style-name="T1146">template&gt;</text:span><text:span text:style-name="T258"> armazena HTML que não deve ser renderizado imediatamente quando uma página é carregada, mas pode ser instanciado posteriormente durante o tempo de execução usando JavaScript.</text:span></text:p>
      <text:p text:style-name="P459"><text:span text:style-name="T1139">&lt;slot&gt;</text:span><text:span text:style-name="T186"> é utilizada em Web Components, para definir onde o conteúdo inserido no componente deve ser renderizado. É uma parte fundamental do Shadow DOM, permitindo a criação de elementos reutilizáveis com encapsulamento de estilo e estrutura. </text:span></text:p>
      <text:p text:style-name="P306"/>
      <text:p text:style-name="P135"><text:span text:style-name="T1446">&lt;br&gt;</text:span><text:span text:style-name="T1370"> b</text:span><text:span text:style-name="T1367">reak row: tag que quebra a </text:span><text:span text:style-name="T1371">linha</text:span></text:p>
      <text:p text:style-name="P135"><text:span text:style-name="T1446">&lt;hr&gt;</text:span><text:span text:style-name="T1371"> horizontal row: tag equivalente à </text:span><text:span text:style-name="T1420">&lt;br&gt;</text:span><text:span text:style-name="T1371"> porém adiciona uma linha horizontal</text:span></text:p>
      <text:p text:style-name="P135"/>
      <text:p text:style-name="P97"/>
      <text:p text:style-name="P346">CSS</text:p>
      <text:p text:style-name="P390"/>
      <text:p text:style-name="P28"><text:span text:style-name="T1361">A</text:span><text:span text:style-name="T1358">s </text:span><text:span text:style-name="T1382">CSS</text:span><text:span text:style-name="T1372"> – </text:span><text:span text:style-name="T1390">Cascading Style Sheets</text:span><text:span text:style-name="T1358"> (Folhas de Estilo em Cascata) - são usadas para </text:span><text:span text:style-name="T1373">aplicar estilos visuais aos</text:span><text:span text:style-name="T1358"> elementos HTML, </text:span><text:span text:style-name="T1357">e</text:span><text:span text:style-name="T1374">ssas</text:span><text:span text:style-name="T1358"> configurações são </text:span><text:span text:style-name="T1373">definidas</text:span><text:span text:style-name="T1358"> </text:span><text:span text:style-name="T1373">por meio de</text:span><text:span text:style-name="T1358"> seletores:</text:span></text:p>
      <text:p text:style-name="P28"/>
      <text:p text:style-name="P390"><draw:frame draw:style-name="fr6" draw:name="Figura5" text:anchor-type="as-char" svg:width="11.081cm" svg:height="6.964cm" draw:z-index="19"><draw:image xlink:href="Pictures/100000000000014B000000D0C9520A4DDA4E45A8.jpg" xlink:type="simple" xlink:show="embed" xlink:actuate="onLoad" draw:mime-type="image/jpeg"/></draw:frame></text:p>
      <text:p text:style-name="P394"/>
      <text:p text:style-name="P45"><text:span text:style-name="T1360">CSS tem </text:span><text:span text:style-name="T1391">seletores</text:span><text:span text:style-name="T1360">, e dentro de seletores têm </text:span><text:span text:style-name="T1392">propriedades</text:span><text:span text:style-name="T1360">, </text:span><text:span text:style-name="T1375">que são </text:span><text:span text:style-name="T1360">declaraç</text:span><text:span text:style-name="T1375">ões</text:span><text:span text:style-name="T1360"> composta</text:span><text:span text:style-name="T1375">s</text:span><text:span text:style-name="T1360"> por par</text:span><text:span text:style-name="T1373">es</text:span><text:span text:style-name="T1360"> de </text:span><text:span text:style-name="T1392">chave</text:span><text:span text:style-name="T1391"> </text:span><text:span text:style-name="T1427">:</text:span><text:span text:style-name="T1428"> </text:span><text:span text:style-name="T1391">valor</text:span><text:span text:style-name="T1360"> (</text:span><text:span text:style-name="T1358">separados por </text:span><text:span text:style-name="T1422">dois-pontos</text:span><text:span text:style-name="T1363">) </text:span><text:span text:style-name="T1373">e contidas por um bloco de chaves </text:span><text:span text:style-name="T1422">{}</text:span><text:span text:style-name="T1360">. Toda declaração CSS deve terminar com ponto e vírgula (;).</text:span></text:p>
      <text:p text:style-name="P45"/>
      <text:p text:style-name="P209"><text:span text:style-name="T1666">O seletor </text:span><text:span text:style-name="T1595">asterisco (*)</text:span><text:span text:style-name="T1666"> aplica as propriedades CSS para todos os elementos HTML</text:span></text:p>
      <text:p text:style-name="P402"/>
      <text:p text:style-name="P311"><text:span text:style-name="T1485">Após criar o documento CSS, conecte-o </text:span><text:span text:style-name="T1486">à</text:span><text:span text:style-name="T1485"> </text:span><text:span text:style-name="T1488">&lt;head&gt;</text:span><text:span text:style-name="T1485"> da página HTML através da tag </text:span><text:span text:style-name="T1685">&lt;link&gt;</text:span><text:span text:style-name="T1485">:<text:tab/></text:span><text:span text:style-name="T1509">&lt;</text:span><text:span text:style-name="T1524">link</text:span><text:span text:style-name="T1639"> </text:span><text:span text:style-name="T1547">rel</text:span><text:span text:style-name="T1639">=</text:span><text:span text:style-name="T1568">"stylesheet"</text:span><text:span text:style-name="T1639"> </text:span><text:span text:style-name="T1547">href</text:span><text:span text:style-name="T1639">=</text:span><text:span text:style-name="T1568">"style.css"</text:span><text:span text:style-name="T1509">&gt;</text:span></text:p>
      <text:p text:style-name="P222"><text:span text:style-name="T1694">C</text:span>uidado ao escrever os parâmetros porque <text:span text:style-name="T1423">ESPAÇO</text:span> <text:span text:style-name="T1449">indica mudança de parâmetro</text:span></text:p>
      <text:p text:style-name="P221"/>
      <text:p text:style-name="P228"><text:span text:style-name="T1317">A</text:span><text:span text:style-name="T1315">talho:</text:span><text:span text:style-name="T1672"> para criar uma pasta dedicada aos estilos CSS, </text:span><text:span text:style-name="T1743">implemente </text:span><text:span text:style-name="T1672">na </text:span><text:span text:style-name="T1709">&lt;head&gt;</text:span><text:span text:style-name="T1672"> um</text:span><text:span text:style-name="T1468"> link css</text:span><text:span text:style-name="T1672">, como exemplo: </text:span><text:span text:style-name="T1504">&lt;</text:span><text:span text:style-name="T1519">link</text:span><text:span text:style-name="T1630"> </text:span><text:span text:style-name="T1537">rel</text:span><text:span text:style-name="T1630">=</text:span><text:span text:style-name="T1559">"stylesheet"</text:span><text:span text:style-name="T1630"> </text:span><text:span text:style-name="T1537">href</text:span><text:span text:style-name="T1630">=</text:span><text:span text:style-name="T1559">"</text:span><text:span text:style-name="T1673">estilo/</text:span><text:span text:style-name="T1559">style.css"</text:span><text:span text:style-name="T1504">&gt;</text:span></text:p>
      <text:p text:style-name="P402"><text:span text:style-name="T1037">C</text:span><text:span text:style-name="T1038">om o cursor em cima desse link, </text:span><text:span text:style-name="T1039">aperte </text:span><text:span text:style-name="T1041">CONTROL</text:span><text:span text:style-name="T1039"> + </text:span><text:span text:style-name="T1042">ESPAÇO</text:span><text:span text:style-name="T1039"> e o VSCode vai acusar que não conseguiu encontrar a pasta, perguntando se deseja criá-la.</text:span> </text:p>
      <text:p text:style-name="P403"/>
      <text:p text:style-name="P402">Surgiram frameworks CSS, como <text:span text:style-name="T1312">Bootstrap</text:span>, e pré-processadores, como <text:span text:style-name="T1312">Sass</text:span> e <text:span text:style-name="T1312">Less</text:span>, para facilitar o desenvolvimento e melhorar a manutenção do código CSS.</text:p>
      <text:p text:style-name="P358">Formas de aplicar CSS: Inline, Local ou Externo</text:p>
      <text:p text:style-name="P303"/>
      <text:list xml:id="list489470794" text:style-name="L27">
        <text:list-item>
          <text:p text:style-name="P622"><text:span text:style-name="T276">A maneira</text:span><text:span text:style-name="T260"> </text:span><text:span text:style-name="T1281">Inline</text:span><text:span text:style-name="T260"> é </text:span><text:span text:style-name="T259">a </text:span><text:span text:style-name="T261">mais simples</text:span><text:span text:style-name="T260">, devendo ser aplicad</text:span><text:span text:style-name="T276">a</text:span><text:span text:style-name="T260"> somente para </text:span><text:span text:style-name="T211">pequenas </text:span><text:span text:style-name="T212">configurações</text:span><text:span text:style-name="T211"> </text:span><text:span text:style-name="T213">pontuais</text:span><text:span text:style-name="T262">, </text:span><text:span text:style-name="T261">caso contrário,</text:span><text:span text:style-name="T263"> o </text:span><text:span text:style-name="T261">código</text:span><text:span text:style-name="T263"> fica</text:span><text:span text:style-name="T261">rá </text:span><text:span text:style-name="T263">poluído </text:span><text:span text:style-name="T264">e confuso</text:span><text:span text:style-name="T262">. Ess</text:span><text:span text:style-name="T265">a </text:span><text:span text:style-name="T261">forma de CSS é inserida como </text:span><text:span text:style-name="T214">parâmetro</text:span><text:span text:style-name="T215">s</text:span><text:span text:style-name="T261"> dentro das tags, na área do &lt;body&gt; e</text:span><text:span text:style-name="T262"> prevalece</text:span><text:span text:style-name="T261">m</text:span><text:span text:style-name="T262"> sobre </text:span><text:span text:style-name="T266">quaisquer outras </text:span><text:span text:style-name="T262">configurações gerais </text:span><text:span text:style-name="T261">de estilos </text:span><text:span text:style-name="T262">(</text:span><text:span text:style-name="T266">seja</text:span><text:span text:style-name="T261">m elas</text:span><text:span text:style-name="T266"> na &lt;head&gt; ou &lt;link&gt;</text:span><text:span text:style-name="T262">). </text:span><text:span text:style-name="T261">Para isso, adicione o parâmetro </text:span><text:span text:style-name="T859">style</text:span><text:span text:style-name="T277"> </text:span><text:span text:style-name="T278">e digite as declarações como no exemplo a seguir: </text:span><text:span text:style-name="T1500">&lt;</text:span><text:span text:style-name="T1515">h1</text:span><text:span text:style-name="T1625"> </text:span><text:span text:style-name="T1534">style</text:span><text:span text:style-name="T1625">=</text:span><text:span text:style-name="T1555">"color:mediumblue; font-size: </text:span><text:span text:style-name="T1556">2</text:span><text:span text:style-name="T1555">em</text:span><text:span text:style-name="T1500">&gt; </text:span><text:span text:style-name="T1625">Capítulo 1</text:span><text:span text:style-name="T1500">&lt;/</text:span><text:span text:style-name="T1515">h1</text:span><text:span text:style-name="T1500">&gt;<text:line-break/></text:span></text:p>
        </text:list-item>
        <text:list-item>
          <text:p text:style-name="P622"><text:span text:style-name="T265">P</text:span><text:span text:style-name="T267">ara as configurações </text:span><text:span text:style-name="T1282">L</text:span><text:span text:style-name="T1283">ocais</text:span><text:span text:style-name="T267"> de um documento, </text:span><text:span text:style-name="T265">p</text:span><text:span text:style-name="T267">odemos </text:span><text:span text:style-name="T262">aplicar o estilo </text:span><text:span text:style-name="T267">adiciona</text:span><text:span text:style-name="T262">ndo </text:span><text:span text:style-name="T267">uma </text:span><text:span text:style-name="T216">tag</text:span><text:span text:style-name="T267"> </text:span><text:span text:style-name="T858">&lt;style&gt;</text:span><text:span text:style-name="T267">,</text:span><text:span text:style-name="T268"> dentro da área </text:span><text:span text:style-name="T781">&lt;head&gt;</text:span><text:span text:style-name="T268">, e então estilizar cada conjunto de tags, como no exemplo </text:span><text:span text:style-name="T269">a seguir</text:span><text:span text:style-name="T268">:</text:span></text:p>
        </text:list-item>
      </text:list>
      <text:p text:style-name="P91"><text:span text:style-name="T1175">&lt;</text:span><text:span text:style-name="T1012">style</text:span><text:span text:style-name="T1175">&gt;<text:tab/><text:tab/><text:tab/><text:tab/><text:tab/><text:tab/><text:tab/><text:tab/><text:tab/></text:span></text:p>
      <text:p text:style-name="P425"><text:span text:style-name="T1641"><text:tab/>body</text:span><text:span text:style-name="T1602"> {<text:tab/><text:tab/><text:tab/><text:tab/><text:tab/><text:tab/><text:tab/><text:tab/></text:span></text:p>
      <text:p text:style-name="P425"><text:span text:style-name="T1528"><text:tab/>background-color</text:span><text:span text:style-name="T1602">: </text:span><text:span text:style-name="T1552">lightsteelblue</text:span><text:span text:style-name="T1602">;<text:tab/><text:tab/><text:tab/></text:span></text:p>
      <text:p text:style-name="P425"><text:span text:style-name="T1528"><text:tab/>font-family</text:span><text:span text:style-name="T1602">: </text:span><text:span text:style-name="T1552">Arial</text:span><text:span text:style-name="T1602">, </text:span><text:span text:style-name="T1552">Helvetica</text:span><text:span text:style-name="T1602">, </text:span><text:span text:style-name="T1552">sans-serif</text:span><text:span text:style-name="T1602">;<text:tab/><text:tab/></text:span></text:p>
      <text:p text:style-name="P425"><text:span text:style-name="T1528"><text:tab/>font-size</text:span><text:span text:style-name="T1602">: </text:span><text:span text:style-name="T1648">20px</text:span><text:span text:style-name="T1602">;<text:tab/><text:tab/><text:tab/><text:tab/><text:tab/><text:tab/><text:tab/></text:span></text:p>
      <text:p text:style-name="P431"><text:tab/>}<text:tab/><text:tab/><text:tab/><text:tab/><text:tab/><text:tab/><text:tab/><text:tab/><text:tab/></text:p>
      <text:p text:style-name="P425"><text:span text:style-name="T1641"><text:tab/>h1</text:span><text:span text:style-name="T1602"> {<text:tab/><text:tab/><text:tab/><text:tab/><text:tab/><text:tab/><text:tab/><text:tab/><text:tab/></text:span></text:p>
      <text:p text:style-name="P425"><text:span text:style-name="T1528"><text:tab/>color</text:span><text:span text:style-name="T1602">: </text:span><text:span text:style-name="T1552">darkblue</text:span><text:span text:style-name="T1602">;<text:tab/><text:tab/><text:tab/><text:tab/><text:tab/><text:tab/><text:tab/></text:span></text:p>
      <text:p text:style-name="P425"><text:span text:style-name="T1528"><text:tab/>background-color</text:span><text:span text:style-name="T1602">: </text:span><text:span text:style-name="T1552">lightblue</text:span><text:span text:style-name="T1602">;<text:tab/><text:tab/><text:tab/><text:tab/></text:span></text:p>
      <text:p text:style-name="P431"><text:tab/>}<text:tab/><text:tab/><text:tab/><text:tab/><text:tab/><text:tab/><text:tab/><text:tab/><text:tab/></text:p>
      <text:p text:style-name="P425"><text:span text:style-name="T1641"><text:tab/>h2</text:span><text:span text:style-name="T1602"> {<text:tab/><text:tab/><text:tab/><text:tab/><text:tab/><text:tab/><text:tab/><text:tab/><text:tab/></text:span></text:p>
      <text:p text:style-name="P425"><text:span text:style-name="T1528"><text:tab/>color</text:span><text:span text:style-name="T1602">: </text:span><text:span text:style-name="T1552">darkred</text:span><text:span text:style-name="T1602">;<text:tab/><text:tab/><text:tab/><text:tab/><text:tab/><text:tab/><text:tab/></text:span></text:p>
      <text:p text:style-name="P431"><text:tab/>}<text:tab/><text:tab/><text:tab/><text:tab/><text:tab/><text:tab/><text:tab/><text:tab/><text:tab/></text:p>
      <text:p text:style-name="P425"><text:span text:style-name="T1641"><text:tab/>p</text:span><text:span text:style-name="T1602"> {<text:tab/><text:tab/><text:tab/><text:tab/><text:tab/><text:tab/><text:tab/><text:tab/><text:tab/></text:span></text:p>
      <text:p text:style-name="P425"><text:span text:style-name="T1528"><text:tab/>text-align</text:span><text:span text:style-name="T1602">: </text:span><text:span text:style-name="T1552">justify</text:span><text:span text:style-name="T1602">;<text:tab/><text:tab/><text:tab/><text:tab/><text:tab/><text:tab/></text:span></text:p>
      <text:p text:style-name="P431"><text:tab/>}<text:tab/><text:tab/><text:tab/><text:tab/><text:tab/><text:tab/><text:tab/><text:tab/><text:tab/></text:p>
      <text:p text:style-name="P50"><text:span text:style-name="T1176">&lt;/</text:span><text:span text:style-name="T1013">style</text:span><text:span text:style-name="T1176">&gt;<text:tab/><text:tab/><text:tab/><text:tab/><text:tab/><text:tab/><text:tab/><text:tab/><text:tab/></text:span></text:p>
      <text:p text:style-name="P50"/>
      <text:list xml:id="list163557789538408" text:continue-numbering="true" text:style-name="L27">
        <text:list-item>
          <text:p text:style-name="P622"><text:span text:style-name="T270">M</text:span><text:span text:style-name="T267">anter as </text:span><text:span text:style-name="T270">CSS</text:span><text:span text:style-name="T267"> fora do código HTML, além de uma maior organização, faz com que tudo seja reaproveitado de maneira mais eficiente nas outras páginas do site. Para isso, utilizamos a tag </text:span><text:span text:style-name="T874">&lt;link </text:span><text:span text:style-name="T1232">rel=”” href=””</text:span><text:span text:style-name="T874">&gt;</text:span><text:span text:style-name="T263"> </text:span><text:span text:style-name="T267">especialmente configurada para trabalhar com arquivos </text:span><text:span text:style-name="T1283">externos</text:span><text:span text:style-name="T267"> de estilo. Essa tag deve ser colocada dentro da área </text:span><text:span text:style-name="T782">&lt;head&gt;</text:span><text:span text:style-name="T263"> </text:span><text:span text:style-name="T267">do documento HTML. Opte </text:span><text:span text:style-name="T271">por</text:span><text:span text:style-name="T267"> </text:span><text:span text:style-name="T271">essa</text:span><text:span text:style-name="T267"> técnica </text:span><text:span text:style-name="T271">(</text:span><text:span text:style-name="T267">CSS external style</text:span><text:span text:style-name="T271">)</text:span><text:span text:style-name="T267"> sempre que seu estilo for usado em várias páginas dentro do </text:span><text:span text:style-name="T253">mesmo </text:span><text:span text:style-name="T267">site </text:span><text:span text:style-name="T271">porque, ao usar </text:span><text:span text:style-name="T253">ess</text:span><text:span text:style-name="T271">a tag </text:span><text:span text:style-name="T783">&lt;link&gt;</text:span><text:span text:style-name="T271">,</text:span><text:span text:style-name="T267"> você pode compartilhar </text:span><text:span text:style-name="T271">um</text:span><text:span text:style-name="T267"> mesmo estilo entre </text:span><text:span text:style-name="T271">as páginas</text:span><text:span text:style-name="T267">, </text:span><text:span text:style-name="T253">reaproveitando código e </text:span><text:span text:style-name="T267">não </text:span><text:span text:style-name="T271">precisando</text:span><text:span text:style-name="T267"> </text:span><text:span text:style-name="T271">alterar</text:span><text:span text:style-name="T267"> vários arquivos quando o seu cliente solicitar uma pequena mudança no tom de uma determinada cor, por exemplo. </text:span><text:span text:style-name="T253">A</text:span><text:span text:style-name="T271">baixo, foi criado um arquivo com extensão </text:span><text:span text:style-name="T783">.css</text:span><text:span text:style-name="T271"> que </text:span><text:span text:style-name="T272">configura o estilo dos </text:span><text:span text:style-name="T217">seletores</text:span><text:span text:style-name="T271">.</text:span></text:p>
        </text:list-item>
      </text:list>
      <text:p text:style-name="P42"><text:soft-page-break/><text:span text:style-name="T1094">@charset </text:span><text:span text:style-name="T1055">"UTF8"</text:span><text:span text:style-name="T1096">;</text:span><text:span text:style-name="T1109">/*evita incompatibilidade com acentos nas palavras*/<text:tab/></text:span></text:p>
      <text:p text:style-name="P435"><text:span text:style-name="T1640">body</text:span> {<text:tab/><text:tab/><text:tab/><text:tab/><text:tab/><text:tab/><text:tab/><text:tab/><text:tab/><text:tab/><text:tab/><text:tab/></text:p>
      <text:p text:style-name="P429"><text:span text:style-name="T1528"><text:tab/>background-color</text:span><text:span text:style-name="T1602">: </text:span><text:span text:style-name="T1552">lightgoldenrodyellow</text:span><text:span text:style-name="T1602">;<text:tab/><text:tab/><text:tab/><text:tab/><text:tab/></text:span></text:p>
      <text:p text:style-name="P429"><text:span text:style-name="T1528"><text:tab/>font-family</text:span><text:span text:style-name="T1602">: </text:span><text:span text:style-name="T1552">Arial</text:span><text:span text:style-name="T1602">, </text:span><text:span text:style-name="T1552">Helvetica</text:span><text:span text:style-name="T1602">, </text:span><text:span text:style-name="T1552">sans-serif</text:span><text:span text:style-name="T1602">;<text:tab/><text:tab/><text:tab/><text:tab/><text:tab/></text:span></text:p>
      <text:p text:style-name="P429"><text:span text:style-name="T1528"><text:tab/>font-size</text:span><text:span text:style-name="T1602">: </text:span><text:span text:style-name="T1648">20px</text:span><text:span text:style-name="T1602">;<text:tab/><text:tab/><text:tab/><text:tab/><text:tab/><text:tab/><text:tab/><text:tab/><text:tab/><text:tab/></text:span></text:p>
      <text:p text:style-name="P435">}<text:tab/><text:tab/><text:tab/><text:tab/><text:tab/><text:tab/><text:tab/><text:tab/><text:tab/><text:tab/><text:tab/><text:tab/><text:tab/></text:p>
      <text:p text:style-name="P435"><text:span text:style-name="T1640">h1</text:span> {<text:tab/><text:tab/><text:tab/><text:tab/><text:tab/><text:tab/><text:tab/><text:tab/><text:tab/><text:tab/><text:tab/><text:tab/><text:tab/></text:p>
      <text:p text:style-name="P429"><text:span text:style-name="T1528"><text:tab/>color</text:span><text:span text:style-name="T1602">: </text:span><text:span text:style-name="T1552">maroon</text:span><text:span text:style-name="T1602">;<text:tab/><text:tab/><text:tab/><text:tab/><text:tab/><text:tab/><text:tab/><text:tab/><text:tab/><text:tab/></text:span></text:p>
      <text:p text:style-name="P429"><text:span text:style-name="T1528"><text:tab/>background-color</text:span><text:span text:style-name="T1602">: </text:span><text:span text:style-name="T1552">goldenrod</text:span><text:span text:style-name="T1602">;<text:tab/><text:tab/><text:tab/><text:tab/><text:tab/><text:tab/><text:tab/></text:span></text:p>
      <text:p text:style-name="P435">}<text:tab/><text:tab/><text:tab/><text:tab/><text:tab/><text:tab/><text:tab/><text:tab/><text:tab/><text:tab/><text:tab/><text:tab/><text:tab/></text:p>
      <text:p text:style-name="P435"><text:span text:style-name="T1640">h2</text:span> {<text:tab/><text:tab/><text:tab/><text:tab/><text:tab/><text:tab/><text:tab/><text:tab/><text:tab/><text:tab/><text:tab/><text:tab/><text:tab/></text:p>
      <text:p text:style-name="P429"><text:span text:style-name="T1528"><text:tab/>color</text:span><text:span text:style-name="T1602">: </text:span><text:span text:style-name="T1552">darkred</text:span><text:span text:style-name="T1602">;<text:tab/><text:tab/><text:tab/><text:tab/><text:tab/><text:tab/><text:tab/><text:tab/><text:tab/><text:tab/></text:span></text:p>
      <text:p text:style-name="P435">}<text:tab/><text:tab/><text:tab/><text:tab/><text:tab/><text:tab/><text:tab/><text:tab/><text:tab/><text:tab/><text:tab/><text:tab/><text:tab/></text:p>
      <text:p text:style-name="P435"><text:span text:style-name="T1640">p</text:span> {<text:tab/><text:tab/><text:tab/><text:tab/><text:tab/><text:tab/><text:tab/><text:tab/><text:tab/><text:tab/><text:tab/><text:tab/><text:tab/></text:p>
      <text:p text:style-name="P429"><text:span text:style-name="T1528"><text:tab/>text-align</text:span><text:span text:style-name="T1602">: </text:span><text:span text:style-name="T1552">justify</text:span><text:span text:style-name="T1602">;<text:tab/><text:tab/><text:tab/><text:tab/><text:tab/><text:tab/><text:tab/><text:tab/><text:tab/></text:span></text:p>
      <text:p text:style-name="P435">}<text:tab/><text:tab/><text:tab/><text:tab/><text:tab/><text:tab/><text:tab/><text:tab/><text:tab/><text:tab/><text:tab/><text:tab/><text:tab/></text:p>
      <text:p text:style-name="P377"/>
      <text:h text:style-name="P562" text:outline-level="1" text:is-list-header="true">Ordem da cascata</text:h>
      <text:p text:style-name="P229"/>
      <text:p text:style-name="P229">A <text:span text:style-name="T1312">ordem de leitura</text:span> dos estilos, quando em simultâneo num HTML, é a seguinte:</text:p>
      <text:list xml:id="list855286848" text:style-name="L28">
        <text:list-item>
          <text:p text:style-name="P704">CSS existente no browser (default)</text:p>
        </text:list-item>
        <text:list-item>
          <text:p text:style-name="P704">CSS externa</text:p>
        </text:list-item>
        <text:list-item>
          <text:p text:style-name="P704">CSS local</text:p>
        </text:list-item>
        <text:list-item>
          <text:p text:style-name="P704">CSS inline</text:p>
        </text:list-item>
      </text:list>
      <text:p text:style-name="P229"><text:span text:style-name="T1744">E</text:span>m caso de regras iguais com valores diferentes <text:span text:style-name="T1744">aplicados a um seletor</text:span>, <text:span text:style-name="T1744">os estilos</text:span> funcionam em <text:span text:style-name="T1449">cascata</text:span> <text:span text:style-name="T1744">e a</text:span> <text:span text:style-name="T1312">ordem de prioridade</text:span> é a seguinte:</text:p>
      <text:list xml:id="list3543239739" text:style-name="L29">
        <text:list-item>
          <text:p text:style-name="P705">CSS Inline</text:p>
        </text:list-item>
        <text:list-item>
          <text:p text:style-name="P705">CSS local</text:p>
        </text:list-item>
        <text:list-item>
          <text:p text:style-name="P705">CSS externa</text:p>
        </text:list-item>
        <text:list-item>
          <text:p text:style-name="P706">CSS existente no browser (default)</text:p>
        </text:list-item>
      </text:list>
      <text:p text:style-name="P230"/>
      <text:p text:style-name="P359">Diferença entre id e class</text:p>
      <text:p text:style-name="P82"><text:span text:style-name="T578"><text:line-break/></text:span><text:span text:style-name="T501">No CSS, uma hash(#) identifica </text:span><text:span text:style-name="T576">o</text:span><text:span text:style-name="T501"> "id", já o ponto(.) identifica uma classe.</text:span></text:p>
      <text:p text:style-name="P82"/>
      <text:p text:style-name="P82"><text:span text:style-name="T594">T</text:span><text:span text:style-name="T501">anto para HTML quanto para CSS um </text:span><text:span text:style-name="T1153">id</text:span><text:span text:style-name="T501"> só </text:span><text:span text:style-name="T552">deve</text:span><text:span text:style-name="T501"> ser aplicado para um </text:span><text:span text:style-name="T553">único </text:span><text:span text:style-name="T501">objeto e não para vários. Para </text:span><text:span text:style-name="T554">formatar</text:span><text:span text:style-name="T501"> vários objetos </text:span><text:span text:style-name="T554">utilize as</text:span><text:span text:style-name="T501"> </text:span><text:span text:style-name="T1153">class</text:span></text:p>
      <text:p text:style-name="P186"/>
      <text:p text:style-name="P81"/>
      <text:p text:style-name="P361">Box Model</text:p>
      <text:p text:style-name="P77"/>
      <text:p text:style-name="P456"><text:span text:style-name="T403">O</text:span><text:span text:style-name="T400">s elementos </text:span><text:span text:style-name="T401">HTML</text:span><text:span text:style-name="T400"> são como contêiner</text:span><text:span text:style-name="T428">s</text:span><text:span text:style-name="T400">: caixas que armazenam conteúdo; </text:span><text:span text:style-name="T403">eles são</text:span><text:span text:style-name="T400"> basea</text:span><text:span text:style-name="T403">dos</text:span><text:span text:style-name="T400"> no conceito </text:span><text:span text:style-name="T483">B</text:span><text:span text:style-name="T482">ox </text:span><text:span text:style-name="T483">M</text:span><text:span text:style-name="T482">odel</text:span><text:span text:style-name="T400">, que é uma representação visual de como os elementos HTML são renderizados na página, considerando as propriedades de conteúdo</text:span><text:span text:style-name="T402">(</text:span><text:span text:style-name="T1126">content</text:span><text:span text:style-name="T402">),</text:span><text:span text:style-name="T400"> preenchimento</text:span><text:span text:style-name="T402">(</text:span><text:span text:style-name="T1126">padding</text:span><text:span text:style-name="T402">),</text:span><text:span text:style-name="T400"> borda</text:span><text:span text:style-name="T402">(</text:span><text:span text:style-name="T1126">border</text:span><text:span text:style-name="T402">)</text:span><text:span text:style-name="T400"> </text:span><text:span text:style-name="T402">e </text:span><text:span text:style-name="T400">margem</text:span><text:span text:style-name="T402">(</text:span><text:span text:style-name="T1126">margin</text:span><text:span text:style-name="T402">)</text:span><text:span text:style-name="T400">. Juntas, essas áreas definem como os elementos se </text:span><text:span text:style-name="Strong_20_Emphasis"><text:span text:style-name="T400">relacionam entre si </text:span></text:span><text:span text:style-name="T400">e como eles </text:span><text:span text:style-name="Strong_20_Emphasis"><text:span text:style-name="T400">ocupam espaço </text:span></text:span><text:span text:style-name="T400">na página. </text:span></text:p>
      <text:p text:style-name="P220"/>
      <text:p text:style-name="P220"><text:span text:style-name="T1746">P</text:span>odemos classificar um elemento em <text:span text:style-name="T1746">2</text:span> <text:span text:style-name="T1746">comportamentos</text:span>:</text:p>
      <text:list xml:id="list1770657372" text:style-name="L30">
        <text:list-item>
          <text:p text:style-name="P664">Caixa do tipo <text:span text:style-name="T1579">inline-level:</text:span> <text:span text:style-name="T1746">O</text:span> elemento <text:span text:style-name="T1788">começa</text:span> no ponto exato onde foram definidos <text:span text:style-name="T1788">e ocupam somente a </text:span><text:span text:style-name="T1462">largura</text:span><text:span text:style-name="T1449"> seu conteúdo</text:span>. <text:span text:style-name="T1746">Exemplos:</text:span></text:p>
        </text:list-item>
      </text:list>
      <text:p text:style-name="P375">&lt;a&gt; &lt;abbr&gt; &lt;br&gt; &lt;button&gt; &lt;cite&gt; &lt;code&gt; &lt;dfn&gt; &lt;em&gt; &lt;img&gt; &lt;input&gt; &lt;kbd&gt; &lt;label&gt; &lt;map&gt; &lt;object&gt; &lt;output&gt; &lt;q&gt; &lt;samp&gt; &lt;script&gt; &lt;select&gt; &lt;small&gt; &lt;span&gt; &lt;strong&gt; &lt;sub&gt; &lt;textarea&gt; &lt;var&gt;</text:p>
      <text:list xml:id="list34214572" text:style-name="L31">
        <text:list-item>
          <text:p text:style-name="P623"><text:span text:style-name="T578">Caixa do tipo </text:span><text:span text:style-name="T913">block-level</text:span><text:span text:style-name="T578">: </text:span><text:span text:style-name="T583">O</text:span><text:span text:style-name="T578"> elemento sempre vai se iniciar em uma nova linha e ocupar </text:span><text:span text:style-name="T588">toda a largura do seu elemento pai (o container)</text:span><text:span text:style-name="T583">. Exemplos:</text:span></text:p>
        </text:list-item>
      </text:list>
      <text:p text:style-name="P376">&lt;address&gt; &lt;article&gt; &lt;aside&gt; &lt;blockquote&gt; &lt;canvas&gt; &lt;dd&gt; &lt;div&gt; &lt;dl&gt; &lt;dt&gt;</text:p>
      <text:p text:style-name="P515">&lt;fieldset&gt; &lt;figcaption&gt; &lt;figure&gt; &lt;footer&gt; &lt;form&gt; &lt;h1-6&gt; &lt;header&gt; &lt;hr&gt; &lt;li&gt; &lt;main&gt; &lt;nav&gt; &lt;ol&gt; &lt;p&gt; &lt;pre&gt; &lt;section&gt; &lt;table&gt; &lt;tfoot&gt; &lt;ul&gt; </text:p>
      <text:p text:style-name="P514"/>
      <text:p text:style-name="P237">Por padrão, toda caixa é composta apenas pelo <text:span text:style-name="T1677">content</text:span><text:span text:style-name="T1745"> (</text:span>conteúdo<text:span text:style-name="T1745">)</text:span> e não possui <text:span text:style-name="T1677">padding</text:span>, nem <text:span text:style-name="T1677">border</text:span>, nem <text:span text:style-name="T1677">outline</text:span> e nem <text:span text:style-name="T1677">margin</text:span>. </text:p>
      <text:p text:style-name="P237">Todo conteúdo possui uma <text:span text:style-name="T1677">width</text:span> (largura) e uma <text:span text:style-name="T1677">height</text:span> (altura) e a esse conjunto de propriedades, damos o nome de <text:span text:style-name="T1677">box-sizing</text:span></text:p>
      <text:p text:style-name="P237"/>
      <text:p text:style-name="P77"><text:span text:style-name="T1153">padding</text:span><text:span text:style-name="T660">(preenchimento)</text:span><text:span text:style-name="T578">: é o parâmetro </text:span><text:span text:style-name="T581">que define o espaço </text:span><text:span text:style-name="T622">interno</text:span><text:span text:style-name="T578"> </text:span><text:span text:style-name="T581">do objeto</text:span><text:span text:style-name="T578"><text:line-break/></text:span><text:span text:style-name="T1153">margin</text:span><text:span text:style-name="T578">: é o parâmetro </text:span><text:span text:style-name="T581">que define o espaço </text:span><text:span text:style-name="T622">externo</text:span><text:span text:style-name="T578"> do objeto<text:line-break/>Entre a margem e a borda, podemos determinar o </text:span><text:span text:style-name="T1153">outline</text:span><text:span text:style-name="T578"> (contorn</text:span><text:span text:style-name="T582">o</text:span><text:span text:style-name="T578">) <text:line-break/></text:span></text:p>
      <text:p text:style-name="P407"><text:span text:style-name="T1030">A shorthand </text:span><text:span text:style-name="T1159">border</text:span><text:span text:style-name="T1030"> simplifica a declaração de </text:span><text:span text:style-name="T1159">border-width</text:span><text:span text:style-name="T1030">, </text:span><text:span text:style-name="T1159">border-style</text:span><text:span text:style-name="T1030"> e </text:span><text:span text:style-name="T1159">border-color</text:span><text:span text:style-name="T1161"> </text:span><text:span text:style-name="T1031">(consecutivamente). </text:span><text:span text:style-name="T1030">Exemplo:<text:tab/></text:span><text:span text:style-name="T1535">border</text:span><text:span text:style-name="T1627">: </text:span><text:span text:style-name="T1649">10px</text:span><text:span text:style-name="T1627"> </text:span><text:span text:style-name="T1557">solid</text:span><text:span text:style-name="T1627"> </text:span><text:span text:style-name="T1557">red</text:span><text:span text:style-name="T1627">;</text:span></text:p>
      <text:p text:style-name="P205"/>
      <text:p text:style-name="P205">Todo elemento de caixa possui quatro valores para <text:span text:style-name="T1706">padding</text:span> e <text:span text:style-name="T1706">margin</text:span>, sempre na mesma ordem <text:span text:style-name="T1814">do relógio</text:span>: -<text:span text:style-name="T1683">top</text:span>, <text:s/>-<text:span text:style-name="T1683">right</text:span>, -<text:span text:style-name="T1683">bottom</text:span>, <text:s/>-<text:span text:style-name="T1683">left</text:span><text:line-break/></text:p>
      <text:p text:style-name="P458"><text:span text:style-name="Source_20_Text"><text:span text:style-name="T420">A notação </text:span></text:span><text:span text:style-name="T948">margin:</text:span><text:span text:style-name="Source_20_Text"><text:span text:style-name="T950">auto</text:span></text:span><text:span text:style-name="T321"> permite que o </text:span><text:span text:style-name="T299">navegador calcule automaticamente as margens da esquerda e da direita para que o bloco seja colocado no </text:span><text:span text:style-name="T321">centro </text:span><text:span text:style-name="T296">(somente horizontal)</text:span><text:span text:style-name="T299">, independente do tamanho da janela.</text:span></text:p>
      <text:p text:style-name="P219"/>
      <text:p text:style-name="P362">Posicionamentos</text:p>
      <text:p text:style-name="P111"><text:span text:style-name="T577"><text:line-break/></text:span><text:span text:style-name="T589">A</text:span><text:span text:style-name="T591">s principais</text:span><text:span text:style-name="T586"> propriedade</text:span><text:span text:style-name="T591">s para controlar o posicionamento dos elementos são:</text:span></text:p>
      <text:list xml:id="list730361794" text:style-name="L32">
        <text:list-item>
          <text:p text:style-name="P624"><text:span text:style-name="T1144">position</text:span><text:span text:style-name="T586">:</text:span><text:span text:style-name="T591"> controla o método de posicionamento de um elemento em relação ao seu contêiner.</text:span></text:p>
        </text:list-item>
      </text:list>
      <text:list xml:id="list317277705" text:style-name="L33">
        <text:list-item>
          <text:list>
            <text:list-item>
              <text:p text:style-name="P677"><text:span text:style-name="Source_20_Text"><text:span text:style-name="T1239">static</text:span></text:span><text:span text:style-name="T463">: (</text:span><text:span text:style-name="T469">default</text:span><text:span text:style-name="T337">), </text:span><text:span text:style-name="T343">a </text:span><text:span text:style-name="T374">posição é fixada</text:span><text:span text:style-name="T337"> de acordo com o fluxo normal do documento, ou seja, </text:span><text:span text:style-name="T338">na ordem em que aparecem no código </text:span><text:span text:style-name="T339">HTML. É o único que </text:span><text:span text:style-name="T373">não permite</text:span><text:span text:style-name="T375"> </text:span><text:span text:style-name="Source_20_Text"><text:span text:style-name="T375">deslocamento</text:span></text:span><text:span text:style-name="Source_20_Text"><text:span text:style-name="T338"> do elemento.</text:span></text:span></text:p>
            </text:list-item>
          </text:list>
        </text:list-item>
      </text:list>
      <text:list xml:id="list3942646338" text:style-name="L34">
        <text:list-item>
          <text:list>
            <text:list-item>
              <text:p text:style-name="P678"><text:span text:style-name="Source_20_Text"><text:span text:style-name="T1239">relative</text:span></text:span><text:span text:style-name="T283">:</text:span><text:span text:style-name="T337"> </text:span><text:span text:style-name="T343">a </text:span><text:span text:style-name="T374">posição original é a referência</text:span><text:span text:style-name="T343"> para o deslocamento do elemento, permitindo o uso das propriedades</text:span><text:span text:style-name="T464"> </text:span><text:span text:style-name="T465">auxiliares como</text:span><text:span text:style-name="T337"> </text:span><text:span text:style-name="Source_20_Text"><text:span text:style-name="T754">top</text:span></text:span><text:span text:style-name="T337">, </text:span><text:span text:style-name="Source_20_Text"><text:span text:style-name="T754">right</text:span></text:span><text:span text:style-name="T337">, </text:span><text:span text:style-name="Source_20_Text"><text:span text:style-name="T754">b</text:span></text:span><text:span text:style-name="Source_20_Text"><text:span text:style-name="T755">o</text:span></text:span><text:span text:style-name="Source_20_Text"><text:span text:style-name="T754">ttom</text:span></text:span><text:span text:style-name="T337"> e </text:span><text:span text:style-name="Source_20_Text"><text:span text:style-name="T754">left</text:span></text:span></text:p>
            </text:list-item>
            <text:list-item>
              <text:p text:style-name="P679"><text:span text:style-name="Source_20_Text"><text:span text:style-name="T1239">absolut</text:span></text:span><text:span text:style-name="T322">:</text:span><text:span text:style-name="T337"> </text:span><text:span text:style-name="T343">o canto superior esquerdo do</text:span><text:span text:style-name="T337"> </text:span><text:span text:style-name="T377">elemento pai mais próximo</text:span><text:span text:style-name="T337"> </text:span><text:span text:style-name="T343">(e </text:span><text:span text:style-name="T337">que não </text:span><text:span text:style-name="T343">esteja</text:span><text:span text:style-name="T337"> </text:span><text:span text:style-name="T754">static</text:span><text:span text:style-name="T343">) é a referência para o deslocamento do elemento. </text:span><text:span text:style-name="T337">Se não houver tal </text:span><text:span text:style-name="T343">conteiner</text:span><text:span text:style-name="T337">, ele será posicionado em relação ao </text:span><text:span text:style-name="T343">elemento root</text:span><text:span text:style-name="T337"> </text:span><text:span text:style-name="T754">&lt;html&gt;</text:span><text:span text:style-name="T337">.</text:span></text:p>
            </text:list-item>
            <text:list-item>
              <text:p text:style-name="P679"><text:span text:style-name="Source_20_Text"><text:span text:style-name="T1239">fixed</text:span></text:span><text:span text:style-name="Source_20_Text"><text:span text:style-name="T429">:</text:span></text:span><text:span text:style-name="Source_20_Text"><text:span text:style-name="T337"> posiciona em relação à viewport (janela do navegador). Isso significa que </text:span></text:span><text:span text:style-name="Source_20_Text"><text:span text:style-name="T345">o elemento</text:span></text:span><text:span text:style-name="Source_20_Text"><text:span text:style-name="T337"> sempre permanecerá no mesmo lugar, </text:span></text:span><text:span text:style-name="Source_20_Text"><text:span text:style-name="T343">independente do scroll da</text:span></text:span><text:span text:style-name="Source_20_Text"><text:span text:style-name="T337"> página;</text:span></text:span></text:p>
            </text:list-item>
            <text:list-item>
              <text:p text:style-name="P680"><text:span text:style-name="Source_20_Text"><text:span text:style-name="T1239">sticky</text:span></text:span><text:span text:style-name="T337">: é um tipo híbrido entre </text:span><text:span text:style-name="Source_20_Text"><text:span text:style-name="T754">relative</text:span></text:span><text:span text:style-name="T337"> e </text:span><text:span text:style-name="Source_20_Text"><text:span text:style-name="T754">fixed</text:span></text:span><text:span text:style-name="T337">. Ele é tratado como </text:span><text:span text:style-name="Source_20_Text"><text:span text:style-name="T754">relative</text:span></text:span><text:span text:style-name="T337"> até que ele atinja um determinado ponto durante o rolar da página, momento em que se comporta co</text:span><text:span text:style-name="Source_20_Text"><text:span text:style-name="T340">mo </text:span></text:span><text:span text:style-name="Source_20_Text"><text:span text:style-name="T756">fixed</text:span></text:span><text:span text:style-name="Source_20_Text"><text:span text:style-name="T340">. A propriedade seguinte (</text:span></text:span><text:span text:style-name="Source_20_Text"><text:span text:style-name="T754">top</text:span></text:span><text:span text:style-name="Source_20_Text"><text:span text:style-name="T340"> ou </text:span></text:span><text:span text:style-name="Source_20_Text"><text:span text:style-name="T754">right</text:span></text:span><text:span text:style-name="Source_20_Text"><text:span text:style-name="T340"> ou </text:span></text:span><text:span text:style-name="Source_20_Text"><text:span text:style-name="T754">b</text:span></text:span><text:span text:style-name="Source_20_Text"><text:span text:style-name="T755">o</text:span></text:span><text:span text:style-name="Source_20_Text"><text:span text:style-name="T754">ttom</text:span></text:span><text:span text:style-name="Source_20_Text"><text:span text:style-name="T337"> </text:span></text:span><text:span text:style-name="Source_20_Text"><text:span text:style-name="T340">ou</text:span></text:span><text:span text:style-name="Source_20_Text"><text:span text:style-name="T337"> </text:span></text:span><text:span text:style-name="Source_20_Text"><text:span text:style-name="T754">left</text:span></text:span><text:span text:style-name="Source_20_Text"><text:span text:style-name="T340">) define a posição na qual o elemento mudará seu comportamento. É frequentemente utilizado para criar </text:span></text:span><text:span text:style-name="Source_20_Text"><text:span text:style-name="T376">menus</text:span></text:span><text:span text:style-name="Source_20_Text"><text:span text:style-name="T344">, </text:span></text:span><text:span text:style-name="Source_20_Text"><text:span text:style-name="T340">cabeçal</text:span></text:span><text:span text:style-name="T340">hos de páginas ou barras laterais que permanecem visíveis enquanto o usuário rola o conteúdo.</text:span></text:p>
            </text:list-item>
          </text:list>
        </text:list-item>
      </text:list>
      <text:list xml:id="list163557281893949" text:continue-list="list730361794" text:style-name="L32">
        <text:list-item>
          <text:p text:style-name="P624"><text:span text:style-name="T1144">top, right, bottom, left</text:span><text:span text:style-name="T566">: </text:span><text:span text:style-name="T567">são 4 propriedades </text:span><text:span text:style-name="T620">auxiliares</text:span><text:span text:style-name="T567"> </text:span><text:span text:style-name="T568">de movimentação usadas </text:span><text:span text:style-name="T567">após alterar a </text:span><text:span text:style-name="T568">propriedade</text:span><text:span text:style-name="T567"> </text:span><text:span text:style-name="T790">position</text:span><text:span text:style-name="T567"> e </text:span><text:span text:style-name="T569">c</text:span><text:span text:style-name="T566">ontrolam o deslocamento do elemento em relação ao seu posicionamento normal.</text:span></text:p>
        </text:list-item>
        <text:list-item>
          <text:p text:style-name="P681"><text:span text:style-name="T1138">z-index</text:span><text:span text:style-name="T298">:</text:span><text:span text:style-name="Source_20_Text"><text:span text:style-name="T297"> </text:span></text:span><text:span text:style-name="Source_20_Text"><text:span text:style-name="T298">d</text:span></text:span><text:span text:style-name="Source_20_Text"><text:span text:style-name="T297">efine a ordem de empilhamento de elementos posicionados. Elementos com um z-index maior ficam sobre elementos com um z-index menor.</text:span></text:span></text:p>
        </text:list-item>
        <text:list-item>
          <text:p text:style-name="P625"><text:span text:style-name="T1144">float</text:span><text:span text:style-name="T555">: controla o posicionamento horizontal de um elemento, retirando-o do fluxo normal e permitindo que os elementos seguintes fluam ao redor dele.</text:span></text:p>
        </text:list-item>
        <text:list-item>
          <text:p text:style-name="P625"><text:span text:style-name="T1144">clear</text:span><text:span text:style-name="T555">: define em qual lado os elementos flutuantes não são permitidos. É frequentemente utilizado após elementos flutuantes para garantir que o próximo elemento não flutue ao seu lado.</text:span></text:p>
        </text:list-item>
        <text:list-item>
          <text:p text:style-name="P715"><text:span text:style-name="Strong_20_Emphasis"><text:span text:style-name="Source_20_Text"><text:span text:style-name="T1138">display</text:span></text:span></text:span><text:span text:style-name="Strong_20_Emphasis"><text:span text:style-name="T298">: c</text:span></text:span><text:span text:style-name="T298">ontrola </text:span><text:span text:style-name="T306">como o elemento interage com outros ao seu redor</text:span><text:span text:style-name="T298">.</text:span></text:p>
        </text:list-item>
      </text:list>
      <text:list xml:id="list611527633" text:style-name="L35">
        <text:list-item>
          <text:list>
            <text:list-item>
              <text:p text:style-name="P717"><text:span text:style-name="Source_20_Text"><text:span text:style-name="T1239">Inline</text:span></text:span><text:span text:style-name="T308">: </text:span><text:span text:style-name="T307">ocupa somente o espaço necessário do conteúdo. Não permite definir largura e altura. Não começa em uma nova linha.</text:span></text:p>
            </text:list-item>
            <text:list-item>
              <text:p text:style-name="P717"><text:span text:style-name="Source_20_Text"><text:span text:style-name="T1239">block</text:span></text:span><text:span text:style-name="T308">: </text:span><text:span text:style-name="T307">ocupa toda a largura disponível, formando uma nova linha</text:span></text:p>
            </text:list-item>
            <text:list-item>
              <text:p text:style-name="P717"><text:span text:style-name="Source_20_Text"><text:span text:style-name="T1239">inline-block</text:span></text:span><text:span text:style-name="T308">: </text:span><text:span text:style-name="T307">permite que outros elementos fiquem ao seu lado (inline) porém também permite definir sua largura e altura (block)</text:span></text:p>
            </text:list-item>
            <text:list-item>
              <text:p text:style-name="P717"><text:span text:style-name="Source_20_Text"><text:span text:style-name="T1239">none</text:span></text:span><text:span text:style-name="T307">: remove completamente o elemento da página, não ocupando espaço, como se não existisse. Por outro lado, ao utilizar </text:span><text:span text:style-name="Source_20_Text"><text:span text:style-name="T1138">visibility:</text:span></text:span><text:span text:style-name="Source_20_Text"><text:span text:style-name="T1239"> hidden</text:span></text:span><text:span text:style-name="T307">, o elemento continua ocupando espaço, mantendo seu posicionamento relativo aos outros elementos na página, mesmo que não seja visível.</text:span></text:p>
            </text:list-item>
            <text:list-item>
              <text:p text:style-name="P718"><text:span text:style-name="Source_20_Text"><text:span text:style-name="T1239">contents</text:span></text:span><text:span text:style-name="Strong_20_Emphasis"><text:span text:style-name="T311">: causa uma “passagem” dos </text:span></text:span><text:span text:style-name="Strong_20_Emphasis"><text:span text:style-name="T362">filhos diretos</text:span></text:span><text:span text:style-name="Strong_20_Emphasis"><text:span text:style-name="T311"> para fora do contêiner, como se eles fossem filhos diretos do avô (elemento pai do contêiner). Essa propriedade é útil </text:span></text:span><text:span text:style-name="Strong_20_Emphasis"><text:span text:style-name="T325">para</text:span></text:span><text:span text:style-name="Strong_20_Emphasis"><text:span text:style-name="T311"> controlar o layout dos </text:span></text:span><text:span text:style-name="Strong_20_Emphasis"><text:span text:style-name="T362">filhos diretos</text:span></text:span><text:span text:style-name="Strong_20_Emphasis"><text:span text:style-name="T311"> sem afetar o layout do próprio contêiner.</text:span></text:span></text:p>
            </text:list-item>
            <text:list-item>
              <text:p text:style-name="P719"><text:span text:style-name="Source_20_Text"><text:span text:style-name="T1239">list-item</text:span></text:span><text:span text:style-name="T324">: </text:span><text:span text:style-name="T311">estiliza </text:span><text:span text:style-name="T325">um elemento como se ele fosse um </text:span><text:span text:style-name="T771">&lt;li&gt;</text:span><text:span text:style-name="T311">, </text:span><text:span text:style-name="T325">incluindo a adição de um marcador. Geralmente acompanhado da propriedade </text:span><text:span text:style-name="T1138">list-style-type</text:span><text:span text:style-name="T325">.</text:span></text:p>
            </text:list-item>
            <text:list-item>
              <text:p text:style-name="P719"><text:span text:style-name="Source_20_Text"><text:span text:style-name="T1239">flex</text:span></text:span><text:span text:style-name="T308">:</text:span><text:span text:style-name="T307"> </text:span><text:span text:style-name="T332">torna</text:span><text:span text:style-name="T309"> o contêiner (elemento pai) </text:span><text:span text:style-name="T332">em</text:span><text:span text:style-name="Strong_20_Emphasis"><text:span text:style-name="T332"> uma caixa </text:span></text:span><text:span text:style-name="Strong_20_Emphasis"><text:span text:style-name="T363">block-level</text:span></text:span><text:span text:style-name="Strong_20_Emphasis"><text:span text:style-name="T332"> flexível</text:span></text:span><text:span text:style-name="Strong_20_Emphasis"><text:span text:style-name="T307">, </text:span></text:span><text:span text:style-name="Strong_20_Emphasis"><text:span text:style-name="T309">transformando seus filhos </text:span></text:span><text:span text:style-name="Strong_20_Emphasis"><text:span text:style-name="T353">diretos</text:span></text:span><text:span text:style-name="Strong_20_Emphasis"><text:span text:style-name="T309"> em itens flexíveis. </text:span></text:span><text:span text:style-name="Strong_20_Emphasis"><text:span text:style-name="T312">Aumenta</text:span></text:span><text:span text:style-name="Strong_20_Emphasis"><text:span text:style-name="T309"> a </text:span></text:span><text:span text:style-name="Strong_20_Emphasis"><text:span text:style-name="T353">responsividade</text:span></text:span><text:span text:style-name="Strong_20_Emphasis"><text:span text:style-name="T309"> pois</text:span></text:span><text:span text:style-name="T307"> alinha e distribui espaço</text:span><text:span text:style-name="T323">s</text:span><text:span text:style-name="T307"> entre itens </text:span><text:span text:style-name="T309">com</text:span><text:span text:style-name="T307"> tamanhos desconhecidos.</text:span></text:p>
            </text:list-item>
            <text:list-item>
              <text:p text:style-name="P720"><text:span text:style-name="Source_20_Text"><text:span text:style-name="T1241">i</text:span></text:span><text:span text:style-name="Source_20_Text"><text:span text:style-name="T1239">nline-flex</text:span></text:span><text:span text:style-name="T332">: torna</text:span><text:span text:style-name="T309"> o contêiner </text:span><text:span text:style-name="Strong_20_Emphasis"><text:span text:style-name="T332">em uma caixa </text:span></text:span><text:span text:style-name="Strong_20_Emphasis"><text:span text:style-name="T363">inline-level</text:span></text:span><text:span text:style-name="Strong_20_Emphasis"><text:span text:style-name="T332"> flexível</text:span></text:span></text:p>
            </text:list-item>
            <text:list-item>
              <text:p text:style-name="P719"><text:span text:style-name="Source_20_Text"><text:span text:style-name="T1239">grid</text:span></text:span><text:span text:style-name="T308">:</text:span><text:span text:style-name="T307"> cria layouts bidimensionais, </text:span><text:span text:style-name="T310">organizando</text:span><text:span text:style-name="T307"> os elementos em </text:span><text:span text:style-name="T310">uma grade de </text:span><text:span text:style-name="T307">linhas e colunas. </text:span><text:span text:style-name="T311">O elemento pai é chamado de contêiner de grade e seus elementos filhos são chamados de itens de grade que ocupam células.</text:span></text:p>
            </text:list-item>
          </text:list>
        </text:list-item>
      </text:list>
      <text:p text:style-name="P143"/>
      <text:h text:style-name="P559" text:outline-level="1"><text:span text:style-name="Strong_20_Emphasis"><text:span text:style-name="T4"/></text:span></text:h>
      <text:h text:style-name="P568" text:outline-level="1"><text:span text:style-name="Strong_20_Emphasis"><text:span text:style-name="T1768">Propriedades relacionadas ao </text:span></text:span><text:a xlink:type="simple" xlink:href="https://css-tricks.com/snippets/css/a-guide-to-flexbox/#aa-flexbox-properties" text:style-name="Internet_20_link" text:visited-style-name="Visited_20_Internet_20_Link"><text:span text:style-name="Strong_20_Emphasis">Módulo FlexBox Layout</text:span></text:a></text:h>
      <text:p text:style-name="P143"/>
      <text:p text:style-name="P144"><text:span text:style-name="T570">O layout flexível possui um eixo principal </text:span><text:span text:style-name="T571">(main axis) </text:span><text:span text:style-name="T570">e um eixo cruzado </text:span><text:span text:style-name="T571">(cross axis), </text:span><text:span text:style-name="T572">o</text:span><text:span text:style-name="T570"> eixo principal é definido pela direção em que os itens flexíveis são organizados, e o eixo cruzado é perpendicular a ele.</text:span></text:p>
      <text:p text:style-name="P215"/>
      <text:p text:style-name="P213"><draw:frame draw:style-name="fr4" draw:name="Figura29" text:anchor-type="as-char" svg:width="17.464cm" svg:height="7.555cm" draw:z-index="20"><draw:image xlink:href="Pictures/1000000100000234000000F4896642DB8525959F.png" xlink:type="simple" xlink:show="embed" xlink:actuate="onLoad" draw:mime-type="image/png"/></draw:frame></text:p>
      <text:p text:style-name="P143"/>
      <text:p text:style-name="P145"><text:span text:style-name="T570">A</text:span><text:span text:style-name="T499">lgumas propriedades são aplicadas ao parent (flex conteiner) e outras para os childrens (flex itens).</text:span></text:p>
      <text:p text:style-name="P145"/>
      <text:list xml:id="list2685366167" text:style-name="L36">
        <text:list-item>
          <text:h text:style-name="P573" text:outline-level="2">Propriedades para o parent (flex conteiner):</text:h>
        </text:list-item>
      </text:list>
      <text:p text:style-name="P544"><text:span text:style-name="Source_20_Text"><text:span text:style-name="T4"/></text:span></text:p>
      <text:p text:style-name="P544"><text:span text:style-name="Source_20_Text"><text:span text:style-name="T1138">flex-flow</text:span></text:span><text:span text:style-name="Source_20_Text"><text:span text:style-name="T903"> </text:span></text:span><text:span text:style-name="Source_20_Text"><text:span text:style-name="T419"><text:s/>é uma </text:span></text:span><text:span text:style-name="Source_20_Text"><text:span text:style-name="T431">propriedade</text:span></text:span><text:span text:style-name="Source_20_Text"><text:span text:style-name="T419"> </text:span></text:span><text:span text:style-name="Source_20_Text"><text:span text:style-name="T479">shorthand</text:span></text:span><text:span text:style-name="Source_20_Text"><text:span text:style-name="T419"> para as </text:span></text:span><text:span text:style-name="Source_20_Text"><text:span text:style-name="T422">2</text:span></text:span><text:span text:style-name="Source_20_Text"><text:span text:style-name="T420"> seguintes </text:span></text:span><text:span text:style-name="Source_20_Text"><text:span text:style-name="T419">propriedad</text:span></text:span><text:span text:style-name="Source_20_Text"><text:span text:style-name="T420">es:</text:span></text:span></text:p>
      <text:list xml:id="list163558611763890" text:continue-list="list611527633" text:style-name="L35">
        <text:list-item>
          <text:p text:style-name="P721"><text:span text:style-name="Source_20_Text"><text:span text:style-name="T1138">flex-direction</text:span></text:span><text:span text:style-name="T307">: </text:span><text:span text:style-name="T323">d</text:span><text:span text:style-name="T307">efine a </text:span><text:span text:style-name="T492">direção</text:span><text:span text:style-name="T307"> principal dos itens flexíveis. </text:span><text:span text:style-name="T323">Seus valores são:</text:span></text:p>
          <text:list>
            <text:list-item>
              <text:p text:style-name="P721"><text:span text:style-name="Source_20_Text"><text:span text:style-name="T1239">row</text:span></text:span><text:span text:style-name="T310"> (default),</text:span></text:p>
            </text:list-item>
            <text:list-item>
              <text:p text:style-name="P721"><text:span text:style-name="Source_20_Text"><text:span text:style-name="T1239">row-reverse</text:span></text:span></text:p>
            </text:list-item>
            <text:list-item>
              <text:p text:style-name="P721"><text:span text:style-name="Source_20_Text"><text:span text:style-name="T1239">collumn</text:span></text:span></text:p>
            </text:list-item>
            <text:list-item>
              <text:p text:style-name="P721"><text:span text:style-name="Source_20_Text"><text:span text:style-name="T1239">column-reverse</text:span></text:span><text:span text:style-name="T310">. </text:span></text:p>
            </text:list-item>
          </text:list>
        </text:list-item>
      </text:list>
      <text:p text:style-name="P214"><text:soft-page-break/><draw:frame draw:style-name="fr4" draw:name="Figura27" text:anchor-type="as-char" svg:width="16.182cm" svg:height="7.149cm" draw:z-index="22"><draw:image xlink:href="Pictures/1000000100000421000001D3EFC720AC835FA202.png" xlink:type="simple" xlink:show="embed" xlink:actuate="onLoad" draw:mime-type="image/png"/></draw:frame></text:p>
      <text:p text:style-name="P146"/>
      <text:list xml:id="list163557205612961" text:continue-numbering="true" text:style-name="L35">
        <text:list-item>
          <text:p text:style-name="P721"><text:span text:style-name="Source_20_Text"><text:span text:style-name="T1138">flex-wrap</text:span></text:span><text:span text:style-name="Source_20_Text"><text:span text:style-name="T419">:</text:span></text:span><text:span text:style-name="Source_20_Text"><text:span text:style-name="T420"> </text:span></text:span><text:span text:style-name="Source_20_Text"><text:span text:style-name="T424">d</text:span></text:span><text:span text:style-name="Source_20_Text"><text:span text:style-name="T423">efine o </text:span></text:span><text:span text:style-name="Source_20_Text"><text:span text:style-name="T424">comportamento dos itens flexíveis quando o tamanho do conteiner pai é alterado.</text:span></text:span><text:span text:style-name="Source_20_Text"><text:span text:style-name="T426"> </text:span></text:span><text:span text:style-name="Source_20_Text"><text:span text:style-name="T430">Seus valores sã</text:span></text:span><text:span text:style-name="Source_20_Text"><text:span text:style-name="T436">o:</text:span></text:span></text:p>
          <text:list>
            <text:list-item>
              <text:p text:style-name="P722"><text:span text:style-name="Source_20_Text"><text:span text:style-name="T1239">nowrap</text:span></text:span><text:span text:style-name="Source_20_Text"><text:span text:style-name="T420"> (default), </text:span></text:span><text:span text:style-name="Source_20_Text"><text:span text:style-name="T424">redimensiona </text:span></text:span><text:span text:style-name="Source_20_Text"><text:span text:style-name="T432">os itens flexíveis para </text:span></text:span><text:span text:style-name="Source_20_Text"><text:span text:style-name="T434">tentar </text:span></text:span><text:span text:style-name="Source_20_Text"><text:span text:style-name="T432">mantê-los em uma </text:span></text:span><text:span text:style-name="Source_20_Text"><text:span text:style-name="T484">única linha</text:span></text:span><text:span text:style-name="Source_20_Text"><text:span text:style-name="T432">.</text:span></text:span></text:p>
            </text:list-item>
            <text:list-item>
              <text:p text:style-name="P722"><text:span text:style-name="Source_20_Text"><text:span text:style-name="T1239">wrap </text:span></text:span><text:span text:style-name="Source_20_Text"><text:span text:style-name="T480">quebra </text:span></text:span><text:span text:style-name="Source_20_Text"><text:span text:style-name="T481">a</text:span></text:span><text:span text:style-name="Source_20_Text"><text:span text:style-name="T480"> linha</text:span></text:span><text:span text:style-name="Source_20_Text"><text:span text:style-name="T423"> </text:span></text:span><text:span text:style-name="Source_20_Text"><text:span text:style-name="T424">e move os</text:span></text:span><text:span text:style-name="Source_20_Text"><text:span text:style-name="T423"> itens </text:span></text:span><text:span text:style-name="Source_20_Text"><text:span text:style-name="T424">para a próxima sem ajustar os tamanhos</text:span></text:span><text:span text:style-name="Source_20_Text"><text:span text:style-name="T423">.</text:span></text:span></text:p>
            </text:list-item>
            <text:list-item>
              <text:p text:style-name="P722"><text:span text:style-name="Source_20_Text"><text:span text:style-name="T1239">wrap-reverse</text:span></text:span><text:span text:style-name="Source_20_Text"><text:span text:style-name="T420">.</text:span></text:span><text:span text:style-name="Source_20_Text"><text:span text:style-name="T424"> </text:span></text:span><text:span text:style-name="Source_20_Text"><text:span text:style-name="T432">q</text:span></text:span><text:span text:style-name="Source_20_Text"><text:span text:style-name="T424">uebra a linha e move os</text:span></text:span><text:span text:style-name="Source_20_Text"><text:span text:style-name="T423"> itens </text:span></text:span><text:span text:style-name="Source_20_Text"><text:span text:style-name="T424">para a próxima mas </text:span></text:span><text:span text:style-name="Source_20_Text"><text:span text:style-name="T433">na</text:span></text:span><text:span text:style-name="Source_20_Text"><text:span text:style-name="T424"> </text:span></text:span><text:span text:style-name="Source_20_Text"><text:span text:style-name="T433">direção</text:span></text:span><text:span text:style-name="Source_20_Text"><text:span text:style-name="T424"> </text:span></text:span><text:span text:style-name="Source_20_Text"><text:span text:style-name="T481">inversa</text:span></text:span><text:span text:style-name="Source_20_Text"><text:span text:style-name="T424"> </text:span></text:span><text:span text:style-name="Source_20_Text"><text:span text:style-name="T433">do cross axis.</text:span></text:span></text:p>
            </text:list-item>
          </text:list>
        </text:list-item>
      </text:list>
      <text:p text:style-name="P546"><text:span text:style-name="Source_20_Text"><text:span text:style-name="T4"/></text:span></text:p>
      <text:p text:style-name="P545"><text:span text:style-name="Source_20_Text"><text:span text:style-name="T1138">justify-content</text:span></text:span><text:span text:style-name="Source_20_Text"><text:span text:style-name="T902">:</text:span></text:span><text:span text:style-name="T4"> </text:span><text:span text:style-name="T327">co</text:span><text:span text:style-name="T307">ntrola </text:span><text:span text:style-name="T319">o </text:span><text:span text:style-name="T320">alinhamento e </text:span><text:span text:style-name="T319">espaçamento</text:span><text:span text:style-name="T307"> dos itens flexíveis ao longo do </text:span><text:span text:style-name="T360">eixo principal</text:span><text:span text:style-name="T426"> </text:span><text:span text:style-name="T427">(</text:span><text:span text:style-name="T485">main axis</text:span><text:span text:style-name="T319">). </text:span><text:span text:style-name="T326">Seus valores são:</text:span></text:p>
      <text:list xml:id="list4189022092" text:style-name="L37">
        <text:list-item>
          <text:p text:style-name="P726"><text:span text:style-name="Source_20_Text"><text:span text:style-name="T1240">flex-start</text:span></text:span><text:span text:style-name="Source_20_Text"><text:span text:style-name="T319">: início da direção do main axis</text:span></text:span></text:p>
        </text:list-item>
        <text:list-item>
          <text:p text:style-name="P726"><text:span text:style-name="Source_20_Text"><text:span text:style-name="T1240">center</text:span></text:span><text:span text:style-name="Source_20_Text"><text:span text:style-name="T319">: centraliza os itens flexíveis</text:span></text:span></text:p>
        </text:list-item>
        <text:list-item>
          <text:p text:style-name="P726"><text:span text:style-name="Source_20_Text"><text:span text:style-name="T1240">flex-end</text:span></text:span><text:span text:style-name="Source_20_Text"><text:span text:style-name="T319">: final do main axis</text:span></text:span></text:p>
        </text:list-item>
        <text:list-item>
          <text:p text:style-name="P726"><text:span text:style-name="Source_20_Text"><text:span text:style-name="T1240">space-between</text:span></text:span><text:span text:style-name="Source_20_Text"><text:span text:style-name="T319">: os itens são igualmente distribuídos ao longo do eixo principal. Cada par de itens tem o mesmo espaçamento, porém o primeiro e o último item </text:span></text:span><text:span text:style-name="Source_20_Text"><text:span text:style-name="T333">ficam</text:span></text:span><text:span text:style-name="Source_20_Text"><text:span text:style-name="T319"> alinhados à </text:span></text:span><text:span text:style-name="Source_20_Text"><text:span text:style-name="T493">borda</text:span></text:span><text:span text:style-name="Source_20_Text"><text:span text:style-name="T319"> (main-start e main-end).</text:span></text:span></text:p>
        </text:list-item>
        <text:list-item>
          <text:p text:style-name="P727"><text:span text:style-name="Source_20_Text"><text:span text:style-name="T1240">Space-around</text:span></text:span><text:span text:style-name="Source_20_Text"><text:span text:style-name="T319">: semelhante a </text:span></text:span><text:span text:style-name="Source_20_Text"><text:span text:style-name="T750">space-between</text:span></text:span><text:span text:style-name="Source_20_Text"><text:span text:style-name="T319"> porém </text:span></text:span><text:span text:style-name="Source_20_Text"><text:span text:style-name="T327">o</text:span></text:span><text:span text:style-name="Source_20_Text"><text:span text:style-name="T319"> espaço vazio antes do primeiro e depois do último item é igual à </text:span></text:span><text:span text:style-name="Source_20_Text"><text:span text:style-name="T493">metade</text:span></text:span><text:span text:style-name="Source_20_Text"><text:span text:style-name="T319"> do espaço entre os itens centrais.</text:span></text:span></text:p>
        </text:list-item>
        <text:list-item>
          <text:p text:style-name="P726"><text:span text:style-name="Source_20_Text"><text:span text:style-name="T1240">Space-evenly</text:span></text:span><text:span text:style-name="Source_20_Text"><text:span text:style-name="T319">: o espaçamento entre todos os itens é </text:span></text:span><text:span text:style-name="Source_20_Text"><text:span text:style-name="T493">igual</text:span></text:span><text:span text:style-name="Source_20_Text"><text:span text:style-name="T319">, inclusive o espaço entre a borda e o primeiro/último item.</text:span></text:span></text:p>
        </text:list-item>
        <text:list-item>
          <text:p text:style-name="P726"><text:soft-page-break/><text:span text:style-name="Source_20_Text"><text:span text:style-name="T1240">start</text:span></text:span><text:span text:style-name="Source_20_Text"><text:span text:style-name="T319">: início da direção de </text:span></text:span><text:span text:style-name="Source_20_Text"><text:span text:style-name="T493">escrita</text:span></text:span><text:span text:style-name="Source_20_Text"><text:span text:style-name="T319"> (writing-mode LTR ou RTL)</text:span></text:span></text:p>
        </text:list-item>
        <text:list-item>
          <text:p text:style-name="P726"><text:span text:style-name="Source_20_Text"><text:span text:style-name="T1240">end</text:span></text:span><text:span text:style-name="Source_20_Text"><text:span text:style-name="T319">: final da direção de </text:span></text:span><text:span text:style-name="Source_20_Text"><text:span text:style-name="T493">escrita</text:span></text:span><text:span text:style-name="Source_20_Text"><text:span text:style-name="T319"> (writing-mode LTR ou TRL)</text:span></text:span></text:p>
        </text:list-item>
        <text:list-item>
          <text:p text:style-name="P726"><text:span text:style-name="Source_20_Text"><text:span text:style-name="T1240">left</text:span></text:span><text:span text:style-name="Source_20_Text"><text:span text:style-name="T319">: alinha em direção à </text:span></text:span><text:span text:style-name="Source_20_Text"><text:span text:style-name="T493">borda</text:span></text:span><text:span text:style-name="Source_20_Text"><text:span text:style-name="T319"> esquerda do conteiner</text:span></text:span></text:p>
        </text:list-item>
        <text:list-item>
          <text:p text:style-name="P726"><text:span text:style-name="Source_20_Text"><text:span text:style-name="T1240">right</text:span></text:span><text:span text:style-name="Source_20_Text"><text:span text:style-name="T319">: alinha em direção à </text:span></text:span><text:span text:style-name="Source_20_Text"><text:span text:style-name="T493">borda</text:span></text:span><text:span text:style-name="Source_20_Text"><text:span text:style-name="T319"> direita do conteiner</text:span></text:span></text:p>
        </text:list-item>
      </text:list>
      <text:p text:style-name="P147"/>
      <text:p text:style-name="P551"><text:span text:style-name="Source_20_Text"><text:span text:style-name="T1138">align-items</text:span></text:span><text:span text:style-name="T307">: </text:span><text:span text:style-name="T331">semelhante à</text:span><text:span text:style-name="T329"> propriedade </text:span><text:span text:style-name="T751">justify-content</text:span><text:span text:style-name="T329">, </text:span><text:span text:style-name="T331">porém</text:span><text:span text:style-name="T329"> </text:span><text:span text:style-name="T319">controla o </text:span><text:span text:style-name="T320">alinhamento e </text:span><text:span text:style-name="T319">espaçamento</text:span><text:span text:style-name="T307"> dos </text:span><text:span text:style-name="T360">itens</text:span><text:span text:style-name="T307"> flexíveis ao longo do </text:span><text:span text:style-name="T360">eixo cruzado</text:span><text:span text:style-name="T426"> </text:span><text:span text:style-name="T427">(</text:span><text:span text:style-name="T485">cross axis</text:span><text:span text:style-name="T427">). </text:span><text:span text:style-name="T435">Seus valores são:</text:span></text:p>
      <text:list xml:id="list163557701644977" text:continue-numbering="true" text:style-name="L37">
        <text:list-item>
          <text:p text:style-name="P728"><text:span text:style-name="Source_20_Text"><text:span text:style-name="T1234">stretch</text:span></text:span><text:span text:style-name="Source_20_Text"><text:span text:style-name="T427">: </text:span></text:span><text:span text:style-name="Source_20_Text"><text:span text:style-name="T438">(default) </text:span></text:span><text:span text:style-name="Source_20_Text"><text:span text:style-name="T486">estica</text:span></text:span><text:span text:style-name="Source_20_Text"><text:span text:style-name="T438"> para preencher o conteiner, respeitando as propriedades</text:span></text:span><text:span text:style-name="Source_20_Text"><text:span text:style-name="T4"> </text:span></text:span><text:span text:style-name="Source_20_Text"><text:span text:style-name="T1716">min-width </text:span></text:span><text:span text:style-name="Source_20_Text"><text:span text:style-name="T438">e </text:span></text:span><text:span text:style-name="Source_20_Text"><text:span text:style-name="T1716">max-width.</text:span></text:span></text:p>
        </text:list-item>
        <text:list-item>
          <text:p text:style-name="P728"><text:span text:style-name="Source_20_Text"><text:span text:style-name="T1236">b</text:span></text:span><text:span text:style-name="Source_20_Text"><text:span text:style-name="T1234">aseline</text:span></text:span><text:span text:style-name="Source_20_Text"><text:span text:style-name="T438">: a </text:span></text:span><text:span text:style-name="Source_20_Text"><text:span text:style-name="T486">linha base do texto</text:span></text:span><text:span text:style-name="Source_20_Text"><text:span text:style-name="T438"> torna-se a referência para o alinhamento dos itens</text:span></text:span></text:p>
        </text:list-item>
        <text:list-item>
          <text:p text:style-name="P728"><text:span text:style-name="Source_20_Text"><text:span text:style-name="T1240">flex-start</text:span></text:span><text:span text:style-name="Source_20_Text"><text:span text:style-name="T319">: início da direção do </text:span></text:span><text:span text:style-name="Source_20_Text"><text:span text:style-name="T330">cross</text:span></text:span><text:span text:style-name="Source_20_Text"><text:span text:style-name="T319"> axis</text:span></text:span></text:p>
        </text:list-item>
        <text:list-item>
          <text:p text:style-name="P728"><text:span text:style-name="Source_20_Text"><text:span text:style-name="T1240">center</text:span></text:span><text:span text:style-name="Source_20_Text"><text:span text:style-name="T319">: centraliza os itens flexíveis</text:span></text:span></text:p>
        </text:list-item>
        <text:list-item>
          <text:p text:style-name="P728"><text:span text:style-name="Source_20_Text"><text:span text:style-name="T1240">flex-end</text:span></text:span><text:span text:style-name="Source_20_Text"><text:span text:style-name="T319">: final do </text:span></text:span><text:span text:style-name="Source_20_Text"><text:span text:style-name="T330">cross</text:span></text:span><text:span text:style-name="Source_20_Text"><text:span text:style-name="T319"> axis</text:span></text:span></text:p>
        </text:list-item>
        <text:list-item>
          <text:p text:style-name="P728"><text:span text:style-name="Source_20_Text"><text:span text:style-name="T1240">space-between</text:span></text:span><text:span text:style-name="Source_20_Text"><text:span text:style-name="T319">: os itens são igualmente distribuídos ao longo do eixo principal. Cada par de itens tem o mesmo espaçamento, porém o primeiro e o último item são alinhados à </text:span></text:span><text:span text:style-name="Source_20_Text"><text:span text:style-name="T493">borda</text:span></text:span><text:span text:style-name="Source_20_Text"><text:span text:style-name="T319"> (</text:span></text:span><text:span text:style-name="Source_20_Text"><text:span text:style-name="T330">cross</text:span></text:span><text:span text:style-name="Source_20_Text"><text:span text:style-name="T319">-start e </text:span></text:span><text:span text:style-name="Source_20_Text"><text:span text:style-name="T330">cross</text:span></text:span><text:span text:style-name="Source_20_Text"><text:span text:style-name="T319">-end).</text:span></text:span></text:p>
        </text:list-item>
        <text:list-item>
          <text:p text:style-name="P728"><text:span text:style-name="Source_20_Text"><text:span text:style-name="T1240">Space-around</text:span></text:span><text:span text:style-name="Source_20_Text"><text:span text:style-name="T319">: semelhante a </text:span></text:span><text:span text:style-name="Source_20_Text"><text:span text:style-name="T750">space-between</text:span></text:span><text:span text:style-name="Source_20_Text"><text:span text:style-name="T319"> porém </text:span></text:span><text:span text:style-name="Source_20_Text"><text:span text:style-name="T327">o</text:span></text:span><text:span text:style-name="Source_20_Text"><text:span text:style-name="T319"> espaço vazio antes do primeiro e depois do último item é igual à </text:span></text:span><text:span text:style-name="Source_20_Text"><text:span text:style-name="T493">metade</text:span></text:span><text:span text:style-name="Source_20_Text"><text:span text:style-name="T319"> do espaço entre os itens centrais.</text:span></text:span></text:p>
        </text:list-item>
        <text:list-item>
          <text:p text:style-name="P728"><text:span text:style-name="Source_20_Text"><text:span text:style-name="T1240">Space-evenly</text:span></text:span><text:span text:style-name="Source_20_Text"><text:span text:style-name="T319">: o espaçamento entre todos os itens é </text:span></text:span><text:span text:style-name="Source_20_Text"><text:span text:style-name="T493">igual</text:span></text:span><text:span text:style-name="Source_20_Text"><text:span text:style-name="T319">, inclusive o espaço entre a borda e o primeiro/último item.</text:span></text:span></text:p>
        </text:list-item>
        <text:list-item>
          <text:p text:style-name="P728"><text:span text:style-name="Source_20_Text"><text:span text:style-name="T1240">start</text:span></text:span><text:span text:style-name="Source_20_Text"><text:span text:style-name="T319">: início da direção de </text:span></text:span><text:span text:style-name="Source_20_Text"><text:span text:style-name="T493">escrita</text:span></text:span><text:span text:style-name="Source_20_Text"><text:span text:style-name="T319"> (writing-mode LTR ou RTL)</text:span></text:span></text:p>
        </text:list-item>
        <text:list-item>
          <text:p text:style-name="P728"><text:span text:style-name="Source_20_Text"><text:span text:style-name="T1240">end</text:span></text:span><text:span text:style-name="Source_20_Text"><text:span text:style-name="T319">: final da direção de </text:span></text:span><text:span text:style-name="Source_20_Text"><text:span text:style-name="T493">escrita</text:span></text:span><text:span text:style-name="Source_20_Text"><text:span text:style-name="T319"> (writing-mode LTR ou TRL)</text:span></text:span></text:p>
        </text:list-item>
        <text:list-item>
          <text:p text:style-name="P728"><text:span text:style-name="Source_20_Text"><text:span text:style-name="T1240">left</text:span></text:span><text:span text:style-name="Source_20_Text"><text:span text:style-name="T319">: alinha em direção à </text:span></text:span><text:span text:style-name="Source_20_Text"><text:span text:style-name="T493">borda</text:span></text:span><text:span text:style-name="Source_20_Text"><text:span text:style-name="T319"> esquerda do conteiner</text:span></text:span></text:p>
        </text:list-item>
        <text:list-item>
          <text:p text:style-name="P728"><text:span text:style-name="Source_20_Text"><text:span text:style-name="T1233">right</text:span></text:span><text:span text:style-name="Source_20_Text"><text:span text:style-name="T427">: alinha em direção à </text:span></text:span><text:span text:style-name="Source_20_Text"><text:span text:style-name="T485">borda</text:span></text:span><text:span text:style-name="Source_20_Text"><text:span text:style-name="T427"> direita do conteiner</text:span></text:span></text:p>
        </text:list-item>
      </text:list>
      <text:p text:style-name="P148"/>
      <text:p text:style-name="P551"><text:span text:style-name="Source_20_Text"><text:span text:style-name="T1131">align-</text:span></text:span><text:span text:style-name="Source_20_Text"><text:span text:style-name="T1132">content</text:span></text:span><text:span text:style-name="T426">: </text:span><text:span text:style-name="T439">controla o alinhamento das linhas de itens (e não somente dos itens como em </text:span><text:span text:style-name="T763">align-ite</text:span><text:span text:style-name="T767">m</text:span><text:span text:style-name="T763">s</text:span><text:span text:style-name="T439">), mas é preciso que hajam </text:span><text:span text:style-name="T487">múltiplas linhas</text:span><text:span text:style-name="T439"> para que essa propriedade tenha efeito, portanto a propriedade </text:span><text:span text:style-name="T763">flex-wrap</text:span><text:span text:style-name="T439"> deve ter valor diferente de </text:span><text:span text:style-name="T763">nowrap</text:span><text:span text:style-name="T439">. S</text:span><text:span text:style-name="T440">eus</text:span><text:span text:style-name="T439"> valores são os mesmos da propriedade </text:span><text:span text:style-name="T764">align-itens</text:span><text:span text:style-name="T439">.</text:span></text:p>
      <text:p text:style-name="P550"><text:span text:style-name="Source_20_Text"><text:span text:style-name="T494">D</text:span></text:span><text:span text:style-name="Source_20_Text"><text:span text:style-name="T493">ata loss overflow</text:span></text:span><text:span text:style-name="Source_20_Text"><text:span text:style-name="T319"> é a perda de dados quando parte do conteúdo desaparece. Para evitar essa perda acidental de dados causada por alinhamentos, existe a palavras-chave </text:span></text:span><text:span text:style-name="Source_20_Text"><text:span text:style-name="T949">safe</text:span></text:span><text:span text:style-name="Source_20_Text"><text:span text:style-name="T319"> que podem ser usada junto com as propriedades de alinhamento. Assim, </text:span></text:span><text:span text:style-name="Source_20_Text"><text:span text:style-name="T328">s</text:span></text:span><text:span text:style-name="Source_20_Text"><text:span text:style-name="T319">e o item ultrapassar o alinhamento do contêiner, o item será alinhado como se o valor do alinhamento fosse </text:span></text:span><text:span text:style-name="Source_20_Text"><text:span text:style-name="T750">start</text:span></text:span><text:span text:style-name="Source_20_Text"><text:span text:style-name="T319">, não implementando o alinhamento definido após </text:span></text:span><text:span text:style-name="Source_20_Text"><text:span text:style-name="T328">essa</text:span></text:span><text:span text:style-name="Source_20_Text"><text:span text:style-name="T319"> keyword.<text:line-break/>Exemplo: </text:span></text:span><text:span text:style-name="Source_20_Text"><text:span text:style-name="T1208">align-items</text:span></text:span><text:span text:style-name="Source_20_Text"><text:span text:style-name="T1114">: safe </text:span></text:span><text:span text:style-name="Source_20_Text"><text:span text:style-name="T1089">center</text:span></text:span></text:p>
      <text:p text:style-name="P549"><text:span text:style-name="Source_20_Text"><text:span text:style-name="T319">Caso desej</text:span></text:span><text:span text:style-name="Source_20_Text"><text:span text:style-name="T328">e</text:span></text:span><text:span text:style-name="Source_20_Text"><text:span text:style-name="T319"> o alinhamento (mesmo que isso cause overflow), use a keyword </text:span></text:span><text:span text:style-name="Source_20_Text"><text:span text:style-name="T949">unsafe</text:span></text:span><text:span text:style-name="Source_20_Text"><text:span text:style-name="T319">, indicando para o navegador que faça o alinhamento escolhido, não importa o que aconteça.</text:span></text:span></text:p>
      <text:p text:style-name="P149"/>
      <text:p text:style-name="P551"><text:span text:style-name="Source_20_Text"><text:span text:style-name="T1136">g</text:span></text:span><text:span text:style-name="Source_20_Text"><text:span text:style-name="T1133">ap:</text:span></text:span><text:span text:style-name="T426"> </text:span><text:span text:style-name="T427">controla</text:span><text:span text:style-name="T426"> </text:span><text:span text:style-name="T441">espaçamento mínimo </text:span><text:span text:style-name="T488">entre</text:span><text:span text:style-name="T441"> os itens</text:span><text:span text:style-name="T427">. </text:span><text:span text:style-name="T441">É uma </text:span><text:span text:style-name="T488">shorthand</text:span><text:span text:style-name="T441"> para as propriedades </text:span><text:span text:style-name="Source_20_Text"><text:span text:style-name="T1133">row-gap</text:span></text:span><text:span text:style-name="Source_20_Text"><text:span text:style-name="T441"> e </text:span></text:span><text:span text:style-name="Source_20_Text"><text:span text:style-name="T1133">column-gap</text:span></text:span><text:span text:style-name="Source_20_Text"><text:span text:style-name="T441">. </text:span></text:span><text:span text:style-name="Source_20_Text"><text:span text:style-name="T442">Aceita valores em: </text:span></text:span><text:span text:style-name="Source_20_Text"><text:span text:style-name="T1240">px</text:span></text:span><text:span text:style-name="Source_20_Text"><text:span text:style-name="T442">, </text:span></text:span><text:span text:style-name="Source_20_Text"><text:span text:style-name="T1240">em</text:span></text:span><text:span text:style-name="Source_20_Text"><text:span text:style-name="T442">, </text:span></text:span><text:span text:style-name="Source_20_Text"><text:span text:style-name="T1253">%</text:span></text:span><text:span text:style-name="Source_20_Text"><text:span text:style-name="T442">, </text:span></text:span><text:span text:style-name="Source_20_Text"><text:span text:style-name="T1240">vmin</text:span></text:span><text:span text:style-name="Source_20_Text"><text:span text:style-name="T442">, </text:span></text:span><text:span text:style-name="Source_20_Text"><text:span text:style-name="T1240">cm</text:span></text:span><text:span text:style-name="Source_20_Text"><text:span text:style-name="T442">, </text:span></text:span><text:span text:style-name="Source_20_Text"><text:span text:style-name="T1240">calc()</text:span></text:span><text:span text:style-name="Source_20_Text"><text:span text:style-name="T442">, etc</text:span></text:span></text:p>
      <text:list xml:id="list3622010201" text:style-name="L38">
        <text:list-item>
          <text:h text:style-name="P574" text:outline-level="2">Propriedades para os childrens (flex itens):</text:h>
        </text:list-item>
      </text:list>
      <text:p text:style-name="P143"/>
      <text:p text:style-name="P547"><text:span text:style-name="Source_20_Text"><text:span text:style-name="T1138">flex</text:span></text:span><text:span text:style-name="Source_20_Text"><text:span text:style-name="T419"> é uma </text:span></text:span><text:span text:style-name="Source_20_Text"><text:span text:style-name="T431">propriedade</text:span></text:span><text:span text:style-name="Source_20_Text"><text:span text:style-name="T419"> </text:span></text:span><text:span text:style-name="Source_20_Text"><text:span text:style-name="T479">shorthand</text:span></text:span><text:span text:style-name="Source_20_Text"><text:span text:style-name="T419"> para as </text:span></text:span><text:span text:style-name="Source_20_Text"><text:span text:style-name="T420">3 seguintes </text:span></text:span><text:span text:style-name="Source_20_Text"><text:span text:style-name="T419">propriedad</text:span></text:span><text:span text:style-name="Source_20_Text"><text:span text:style-name="T420">es:</text:span></text:span></text:p>
      <text:list xml:id="list163557629965270" text:continue-list="list163557205612961" text:style-name="L35">
        <text:list-item>
          <text:p text:style-name="P723"><text:span text:style-name="Source_20_Text"><text:span text:style-name="T1138">flex-grow</text:span></text:span><text:span text:style-name="Source_20_Text"><text:span text:style-name="T902">:</text:span></text:span><text:span text:style-name="Source_20_Text"><text:span text:style-name="T420"> recebe um valor </text:span></text:span><text:span text:style-name="Source_20_Text"><text:span text:style-name="T361">numérico</text:span></text:span><text:span text:style-name="Source_20_Text"><text:span text:style-name="T420"> que representa o fator de </text:span></text:span><text:span text:style-name="Source_20_Text"><text:span text:style-name="T479">crescimento</text:span></text:span><text:span text:style-name="Source_20_Text"><text:span text:style-name="T420"> do item. Quanto maior for o valor, mais espaço o item ocupará em relação aos outros itens dentro do contêiner. </text:span></text:span><text:span text:style-name="Source_20_Text"><text:span text:style-name="T449">Seu valor </text:span></text:span><text:span text:style-name="Source_20_Text"><text:span text:style-name="T448">default </text:span></text:span><text:span text:style-name="Source_20_Text"><text:span text:style-name="T449">é </text:span></text:span><text:span text:style-name="Source_20_Text"><text:span text:style-name="T448">0, </text:span></text:span><text:span text:style-name="Source_20_Text"><text:span text:style-name="T449">ou seja, não cresce automaticamente</text:span></text:span><text:span text:style-name="Source_20_Text"><text:span text:style-name="T420">.<text:line-break/></text:span></text:span><text:span text:style-name="Source_20_Text"><text:span text:style-name="T443">Exemplos de valores</text:span></text:span><text:span text:style-name="Source_20_Text"><text:span text:style-name="T435">: </text:span></text:span><text:span text:style-name="Source_20_Text"><text:span text:style-name="T1243">0.17</text:span></text:span><text:span text:style-name="Source_20_Text"><text:span text:style-name="T450">, </text:span></text:span><text:span text:style-name="Source_20_Text"><text:span text:style-name="T1243">0.</text:span></text:span><text:span text:style-name="Source_20_Text"><text:span text:style-name="T1245">6</text:span></text:span><text:span text:style-name="Source_20_Text"><text:span text:style-name="T413">, </text:span></text:span><text:span text:style-name="Source_20_Text"><text:span text:style-name="T1245">1</text:span></text:span><text:span text:style-name="Source_20_Text"><text:span text:style-name="T413">, </text:span></text:span><text:span text:style-name="Source_20_Text"><text:span text:style-name="T1243">2</text:span></text:span><text:span text:style-name="Source_20_Text"><text:span text:style-name="T413">, </text:span></text:span><text:span text:style-name="Source_20_Text"><text:span text:style-name="T1245">3</text:span></text:span><text:span text:style-name="Source_20_Text"><text:span text:style-name="T812">...</text:span></text:span></text:p>
        </text:list-item>
        <text:list-item>
          <text:p text:style-name="P724"><text:span text:style-name="Source_20_Text"><text:span text:style-name="T1138">flex-shrink</text:span></text:span><text:span text:style-name="Source_20_Text"><text:span text:style-name="T902">:</text:span></text:span><text:span text:style-name="Source_20_Text"><text:span text:style-name="T420"> ao contrário da </text:span></text:span><text:span text:style-name="Source_20_Text"><text:span text:style-name="T765">flex-</text:span></text:span><text:span text:style-name="Source_20_Text"><text:span text:style-name="T766">grow</text:span></text:span><text:span text:style-name="Source_20_Text"><text:span text:style-name="T420">, recebe um valor numérico que representa o fator de </text:span></text:span><text:span text:style-name="Source_20_Text"><text:span text:style-name="T479">encolhimento</text:span></text:span><text:span text:style-name="Source_20_Text"><text:span text:style-name="T420"> em relação aos outros itens </text:span></text:span><text:span text:style-name="Source_20_Text"><text:span text:style-name="T449">para </text:span></text:span><text:span text:style-name="Source_20_Text"><text:span text:style-name="T365">evitar o </text:span></text:span><text:span text:style-name="Source_20_Text"><text:span text:style-name="T366">vazamento (</text:span></text:span><text:span text:style-name="Source_20_Text"><text:span text:style-name="T365">overflow</text:span></text:span><text:span text:style-name="Source_20_Text"><text:span text:style-name="T366">)</text:span></text:span><text:span text:style-name="Source_20_Text"><text:span text:style-name="T420">. </text:span></text:span><text:span text:style-name="Source_20_Text"><text:span text:style-name="T449">Seu valor </text:span></text:span><text:span text:style-name="Source_20_Text"><text:span text:style-name="T448">default </text:span></text:span><text:span text:style-name="Source_20_Text"><text:span text:style-name="T449">é </text:span></text:span><text:span text:style-name="Source_20_Text"><text:span text:style-name="T448">1.<text:line-break/></text:span></text:span><text:span text:style-name="Source_20_Text"><text:span text:style-name="T443">Exemplos de valores</text:span></text:span><text:span text:style-name="Source_20_Text"><text:span text:style-name="T435">: </text:span></text:span><text:span text:style-name="Source_20_Text"><text:span text:style-name="T1243">0.17</text:span></text:span><text:span text:style-name="Source_20_Text"><text:span text:style-name="T450">, </text:span></text:span><text:span text:style-name="Source_20_Text"><text:span text:style-name="T1243">0.</text:span></text:span><text:span text:style-name="Source_20_Text"><text:span text:style-name="T1245">6</text:span></text:span><text:span text:style-name="Source_20_Text"><text:span text:style-name="T413">, </text:span></text:span><text:span text:style-name="Source_20_Text"><text:span text:style-name="T1245">1</text:span></text:span><text:span text:style-name="Source_20_Text"><text:span text:style-name="T413">, </text:span></text:span><text:span text:style-name="Source_20_Text"><text:span text:style-name="T1243">2</text:span></text:span><text:span text:style-name="Source_20_Text"><text:span text:style-name="T413">, </text:span></text:span><text:span text:style-name="Source_20_Text"><text:span text:style-name="T1245">3</text:span></text:span><text:span text:style-name="Source_20_Text"><text:span text:style-name="T812">...</text:span></text:span></text:p>
        </text:list-item>
        <text:list-item>
          <text:p text:style-name="P716"><text:span text:style-name="Source_20_Text"><text:span text:style-name="T1138">flex-basis</text:span></text:span><text:span text:style-name="Source_20_Text"><text:span text:style-name="T420">:</text:span></text:span><text:span text:style-name="Source_20_Text"><text:span text:style-name="T1239"> </text:span></text:span><text:span text:style-name="Source_20_Text"><text:span text:style-name="T420">define o </text:span></text:span><text:span text:style-name="Source_20_Text"><text:span text:style-name="T479">tamanho inicial</text:span></text:span><text:span text:style-name="Source_20_Text"><text:span text:style-name="T420"> dos itens flexíveis. </text:span></text:span><text:span text:style-name="Source_20_Text"><text:span text:style-name="T443">Exemplos de valores: </text:span></text:span><text:span text:style-name="Source_20_Text"><text:span text:style-name="T1237">10em, 3px, 50%, max-content, min-content, fit-content, content,</text:span></text:span><text:span text:style-name="Source_20_Text"><text:span text:style-name="T420"> </text:span></text:span><text:span text:style-name="Source_20_Text"><text:span text:style-name="T1237">auto</text:span></text:span></text:p>
          <text:list>
            <text:list-item>
              <text:p text:style-name="P725"><text:span text:style-name="Source_20_Text"><text:span text:style-name="T1238">a</text:span></text:span><text:span text:style-name="Source_20_Text"><text:span text:style-name="T1237">uto</text:span></text:span><text:span text:style-name="Source_20_Text"><text:span text:style-name="T443">: a largura dos itens é dada através do tamanho </text:span></text:span><text:span text:style-name="Source_20_Text"><text:span text:style-name="T445">do</text:span></text:span><text:span text:style-name="Source_20_Text"><text:span text:style-name="T443"> seu conteúdo, por exemplo, o tamanho se ajusta com o </text:span></text:span><text:span text:style-name="Source_20_Text"><text:span text:style-name="T446">comprimento</text:span></text:span><text:span text:style-name="Source_20_Text"><text:span text:style-name="T443"> da </text:span></text:span><text:span text:style-name="Source_20_Text"><text:span text:style-name="T446">frase</text:span></text:span><text:span text:style-name="Source_20_Text"><text:span text:style-name="T443">.</text:span></text:span></text:p>
            </text:list-item>
          </text:list>
        </text:list-item>
      </text:list>
      <text:p text:style-name="P555"><text:span text:style-name="Source_20_Text"><text:span text:style-name="T420">A notação </text:span></text:span><text:span text:style-name="Source_20_Text"><text:span text:style-name="T950">flex</text:span></text:span><text:span text:style-name="Source_20_Text"><text:span text:style-name="T902">:</text:span></text:span><text:span text:style-name="Source_20_Text"><text:span text:style-name="T907"> </text:span></text:span><text:span text:style-name="Source_20_Text"><text:span text:style-name="T950">auto</text:span></text:span><text:span text:style-name="Source_20_Text"><text:span text:style-name="T420"> é </text:span></text:span><text:span text:style-name="Source_20_Text"><text:span text:style-name="T452">a </text:span></text:span><text:span text:style-name="Source_20_Text"><text:span text:style-name="T451">configuração </text:span></text:span><text:span text:style-name="Source_20_Text"><text:span text:style-name="T367">mais flexível</text:span></text:span><text:span text:style-name="Source_20_Text"><text:span text:style-name="T420"> </text:span></text:span><text:span text:style-name="Source_20_Text"><text:span text:style-name="T425">para impedir espaços em branco dentro do </text:span></text:span><text:span text:style-name="Source_20_Text"><text:span text:style-name="T451">conteiner com itens flexíveis</text:span></text:span><text:span text:style-name="Source_20_Text"><text:span text:style-name="T425"> pois define </text:span></text:span><text:span text:style-name="Source_20_Text"><text:span text:style-name="T420">os </text:span></text:span><text:span text:style-name="Source_20_Text"><text:span text:style-name="T421">seguintes </text:span></text:span><text:span text:style-name="Source_20_Text"><text:span text:style-name="T420">valores: <text:line-break/></text:span></text:span><text:span text:style-name="Source_20_Text"><text:span text:style-name="T1716">flex-grow: 1</text:span></text:span><text:span text:style-name="Source_20_Text"><text:span text:style-name="T420">, </text:span></text:span><text:span text:style-name="Source_20_Text"><text:span text:style-name="T1716">flex-shrink: 1</text:span></text:span><text:span text:style-name="Source_20_Text"><text:span text:style-name="T420">, </text:span></text:span><text:span text:style-name="Source_20_Text"><text:span text:style-name="T1716">flex-basis: auto</text:span></text:span><text:span text:style-name="Source_20_Text"><text:span text:style-name="T420">.<text:line-break/></text:span></text:span><text:span text:style-name="Source_20_Text"><text:span text:style-name="T447">É importante observar que essas propriedades só funcionarão devidamente se a propriedade </text:span></text:span><text:span text:style-name="Source_20_Text"><text:span text:style-name="T768">flex-wrap</text:span></text:span><text:span text:style-name="Source_20_Text"><text:span text:style-name="T447"> não receber o valor </text:span></text:span><text:span text:style-name="Source_20_Text"><text:span text:style-name="T768">wrap</text:span></text:span><text:span text:style-name="Source_20_Text"><text:span text:style-name="T447">, do contrário, os itens quebrarão para a próxima linha em vez de reajustarem seus tamanhos.</text:span></text:span></text:p>
      <text:p text:style-name="P552"><text:span text:style-name="Source_20_Text"><text:span text:style-name="T4"/></text:span></text:p>
      <text:p text:style-name="P553"><text:span text:style-name="Source_20_Text"><text:span text:style-name="T1135">o</text:span></text:span><text:span text:style-name="Source_20_Text"><text:span text:style-name="T1134">rder</text:span></text:span><text:span text:style-name="Source_20_Text"><text:span text:style-name="T426"> controla a </text:span></text:span><text:span text:style-name="Source_20_Text"><text:span text:style-name="T489">ordem</text:span></text:span><text:span text:style-name="Source_20_Text"><text:span text:style-name="T426"> na qual cada item se apresenta dentro do contêiner.</text:span></text:span><text:span text:style-name="Source_20_Text"><text:span text:style-name="T427"> </text:span></text:span><text:span text:style-name="Source_20_Text"><text:span text:style-name="T443">Exemplos de valores</text:span></text:span><text:span text:style-name="Source_20_Text"><text:span text:style-name="T435">: </text:span></text:span><text:span text:style-name="Source_20_Text"><text:span text:style-name="T1243">-</text:span></text:span><text:span text:style-name="Source_20_Text"><text:span text:style-name="T1244">2</text:span></text:span><text:span text:style-name="Source_20_Text"><text:span text:style-name="T413">, </text:span></text:span><text:span text:style-name="Source_20_Text"><text:span text:style-name="T1244">-1</text:span></text:span><text:span text:style-name="Source_20_Text"><text:span text:style-name="T413">, </text:span></text:span><text:span text:style-name="Source_20_Text"><text:span text:style-name="T1246">1</text:span></text:span><text:span text:style-name="Source_20_Text"><text:span text:style-name="T413">, </text:span></text:span><text:span text:style-name="Source_20_Text"><text:span text:style-name="T1246">1</text:span></text:span><text:span text:style-name="Source_20_Text"><text:span text:style-name="T413">, </text:span></text:span><text:span text:style-name="Source_20_Text"><text:span text:style-name="T1243">1</text:span></text:span><text:span text:style-name="Source_20_Text"><text:span text:style-name="T413">, </text:span></text:span><text:span text:style-name="Source_20_Text"><text:span text:style-name="T1243">2</text:span></text:span><text:span text:style-name="Source_20_Text"><text:span text:style-name="T413">, </text:span></text:span><text:span text:style-name="Source_20_Text"><text:span text:style-name="T1246">3</text:span></text:span><text:span text:style-name="Source_20_Text"><text:span text:style-name="T413">, </text:span></text:span><text:span text:style-name="Source_20_Text"><text:span text:style-name="T1246">99</text:span></text:span><text:span text:style-name="Source_20_Text"><text:span text:style-name="T413">...</text:span></text:span></text:p>
      <text:p text:style-name="P552"><text:span text:style-name="Source_20_Text"><text:span text:style-name="T4"/></text:span></text:p>
      <text:p text:style-name="P554"><text:span text:style-name="Source_20_Text"><text:span text:style-name="T1131">align-self</text:span></text:span><text:span text:style-name="Source_20_Text"><text:span text:style-name="T426">: </text:span></text:span><text:span text:style-name="Source_20_Text"><text:span text:style-name="T437">p</text:span></text:span><text:span text:style-name="Source_20_Text"><text:span text:style-name="T426">ermite ajustar o alinhamento de um item flexível </text:span></text:span><text:span text:style-name="Source_20_Text"><text:span text:style-name="T489">específico</text:span></text:span><text:span text:style-name="Source_20_Text"><text:span text:style-name="T426">.</text:span></text:span><text:span text:style-name="Source_20_Text"><text:span text:style-name="T427"> </text:span></text:span><text:span text:style-name="Source_20_Text"><text:span text:style-name="T439">S</text:span></text:span><text:span text:style-name="Source_20_Text"><text:span text:style-name="T440">eus</text:span></text:span><text:span text:style-name="Source_20_Text"><text:span text:style-name="T439"> valores são os mesmos da propriedade </text:span></text:span><text:span text:style-name="Source_20_Text"><text:span text:style-name="T764">align-ite</text:span></text:span><text:span text:style-name="Source_20_Text"><text:span text:style-name="T767">m</text:span></text:span><text:span text:style-name="Source_20_Text"><text:span text:style-name="T764">s</text:span></text:span><text:span text:style-name="Source_20_Text"><text:span text:style-name="T439">, </text:span></text:span><text:span text:style-name="Source_20_Text"><text:span text:style-name="T444">com adição do valor </text:span></text:span><text:span text:style-name="Source_20_Text"><text:span text:style-name="T1235">auto</text:span></text:span><text:span text:style-name="Source_20_Text"><text:span text:style-name="T444">, que </text:span></text:span><text:span text:style-name="Source_20_Text"><text:span text:style-name="T364">herda</text:span></text:span><text:span text:style-name="Source_20_Text"><text:span text:style-name="T444"> o valor do conteiner pai.</text:span></text:span></text:p>
      <text:p text:style-name="P556"><text:span text:style-name="Source_20_Text"><text:span text:style-name="T4"/></text:span></text:p>
      <text:list xml:id="list3094880157" text:style-name="L39">
        <text:list-item>
          <text:p text:style-name="P729"><text:a xlink:type="simple" xlink:href="https://yoksel.github.io/flex-cheatsheet/" text:style-name="Internet_20_link" text:visited-style-name="Visited_20_Internet_20_Link">CheatSheet FlexBox</text:a><text:span text:style-name="T1345"><text:tab/></text:span><text:a xlink:type="simple" xlink:href="https://www.digitalocean.com/community/cheatsheets/css-flexbox" text:style-name="Internet_20_link" text:visited-style-name="Visited_20_Internet_20_Link"><text:span text:style-name="Strong_20_Emphasis"><text:span text:style-name="T1345">another </text:span></text:span></text:a><text:a xlink:type="simple" xlink:href="https://www.digitalocean.com/community/cheatsheets/css-flexbox" text:style-name="Internet_20_link" text:visited-style-name="Visited_20_Internet_20_Link"><text:span text:style-name="Strong_20_Emphasis"><text:span text:style-name="T1346">C</text:span></text:span></text:a><text:a xlink:type="simple" xlink:href="https://www.digitalocean.com/community/cheatsheets/css-flexbox" text:style-name="Internet_20_link" text:visited-style-name="Visited_20_Internet_20_Link"><text:span text:style-name="Strong_20_Emphasis"><text:span text:style-name="T1345">heatSheet</text:span></text:span></text:a><text:span text:style-name="T1345"><text:tab/></text:span><text:a xlink:type="simple" xlink:href="https://flexboxfroggy.com/" text:style-name="Internet_20_link" text:visited-style-name="Visited_20_Internet_20_Link"><text:span text:style-name="Strong_20_Emphasis"><text:span text:style-name="T1347">flexbox froggy</text:span></text:span></text:a></text:p>
        </text:list-item>
      </text:list>
      <text:p text:style-name="P557"><text:span text:style-name="Strong_20_Emphasis"><text:span text:style-name="T4"/></text:span></text:p>
      <text:h text:style-name="P569" text:outline-level="1"><text:span text:style-name="Strong_20_Emphasis"><text:span text:style-name="T1767">Propriedades relacionadas ao </text:span></text:span><text:a xlink:type="simple" xlink:href="https://css-tricks.com/snippets/css/complete-guide-grid/" text:style-name="Internet_20_link" text:visited-style-name="Visited_20_Internet_20_Link"><text:span text:style-name="Strong_20_Emphasis">M</text:span></text:a><text:a xlink:type="simple" xlink:href="https://css-tricks.com/snippets/css/complete-guide-grid/" text:style-name="Internet_20_link" text:visited-style-name="Visited_20_Internet_20_Link"><text:span text:style-name="Strong_20_Emphasis">ód</text:span></text:a><text:a xlink:type="simple" xlink:href="https://css-tricks.com/snippets/css/complete-guide-grid/" text:style-name="Internet_20_link" text:visited-style-name="Visited_20_Internet_20_Link"><text:span text:style-name="Strong_20_Emphasis">ulo G</text:span></text:a><text:a xlink:type="simple" xlink:href="https://css-tricks.com/snippets/css/complete-guide-grid/" text:style-name="Internet_20_link" text:visited-style-name="Visited_20_Internet_20_Link"><text:span text:style-name="Strong_20_Emphasis">rid Layout</text:span></text:a></text:h>
      <text:p text:style-name="P558"><text:span text:style-name="Strong_20_Emphasis"><text:span text:style-name="T1769"/></text:span></text:p>
      <text:p text:style-name="P548"><text:span text:style-name="Source_20_Text"><text:span text:style-name="T1138">grid-template-rows</text:span></text:span><text:span text:style-name="Strong_20_Emphasis"><text:span text:style-name="T311">: define número e tamanho das linhas;</text:span></text:span></text:p>
      <text:p text:style-name="P548"><text:span text:style-name="Source_20_Text"><text:span text:style-name="T1138">grid-template-columns</text:span></text:span><text:span text:style-name="Strong_20_Emphasis"><text:span text:style-name="T311">: define número e tamanho das colunas;</text:span></text:span></text:p>
      <text:p text:style-name="P548"><text:span text:style-name="Source_20_Text"><text:span text:style-name="T1138">grid-row e grid-column</text:span></text:span><text:span text:style-name="Strong_20_Emphasis"><text:span text:style-name="T311">: </text:span></text:span><text:span text:style-name="T311">posicionam um item na grade;</text:span></text:p>
      <text:p text:style-name="P548"><text:span text:style-name="Source_20_Text"><text:span text:style-name="T1138">grid-gap</text:span></text:span><text:span text:style-name="Strong_20_Emphasis"><text:span text:style-name="T311">: define</text:span></text:span><text:span text:style-name="T311"> o espaço entre as células da grade.</text:span></text:p>
      <text:p text:style-name="P548"><text:span text:style-name="Strong_20_Emphasis"><text:span text:style-name="T4"/></text:span></text:p>
      <text:p text:style-name="P548"><text:span text:style-name="Strong_20_Emphasis"><text:span text:style-name="T4"/></text:span></text:p>
      <text:p text:style-name="P212"/>
      <text:p text:style-name="P211"/>
      <text:p text:style-name="P211"/>
      <text:h text:style-name="P570" text:outline-level="1"><text:span text:style-name="T1807">C</text:span>entralizar totalmente um elemento</text:h>
      <text:p text:style-name="P87"/>
      <text:p text:style-name="P87"><text:span text:style-name="T527">Uma das soluções </text:span><text:span text:style-name="T528">(tanto vertical quanto horizontal) </text:span><text:span text:style-name="T527">é configurando a posição do container como </text:span><text:span text:style-name="T786">relative</text:span><text:span text:style-name="T527"> e a posição do bloco interno(</text:span><text:span text:style-name="T530">content</text:span><text:span text:style-name="T527">) como </text:span><text:span text:style-name="T786">absolut</text:span><text:span text:style-name="T527">, assim permitindo alterar as propriedades </text:span><text:span text:style-name="T786">left</text:span><text:span text:style-name="T527"> e </text:span><text:span text:style-name="T786">top</text:span><text:span text:style-name="T527"> para os valores </text:span><text:span text:style-name="T786">50%</text:span><text:span text:style-name="T527"> da view port e, em seguida, utilizar a propriedade </text:span><text:span text:style-name="T1144">transform: translate(-50%,-50%)</text:span><text:span text:style-name="T527"> para deslocar o bloco interno, centralizando-o (já que seu ponto de referência fica no canto superior esquerdo e não no centro).<text:line-break/>Exemplo:</text:span></text:p>
      <text:p text:style-name="P512"><text:span text:style-name="T1632"><text:tab/></text:span><text:span text:style-name="T1645">.container</text:span><text:span text:style-name="T1632"> {<text:tab/><text:tab/><text:tab/><text:tab/><text:tab/><text:tab/></text:span></text:p>
      <text:p text:style-name="P450"><text:span text:style-name="T1539"><text:tab/><text:tab/>position</text:span><text:span text:style-name="T1606">: </text:span><text:span text:style-name="T1561">relative</text:span><text:span text:style-name="T1606">;<text:tab/><text:tab/><text:tab/><text:tab/></text:span></text:p>
      <text:p text:style-name="P436"><text:tab/>}<text:tab/><text:tab/><text:tab/><text:tab/><text:tab/><text:tab/><text:tab/><text:tab/></text:p>
      <text:p text:style-name="P450"><text:span text:style-name="T1644"><text:tab/>.content</text:span><text:span text:style-name="T1606"> {<text:tab/><text:tab/><text:tab/><text:tab/><text:tab/><text:tab/><text:tab/></text:span></text:p>
      <text:p text:style-name="P450"><text:span text:style-name="T1539"><text:tab/><text:tab/>position</text:span><text:span text:style-name="T1606">: </text:span><text:span text:style-name="T1561">absolute</text:span><text:span text:style-name="T1606">;<text:tab/><text:tab/><text:tab/><text:tab/></text:span></text:p>
      <text:p text:style-name="P450"><text:span text:style-name="T1539"><text:tab/><text:tab/>top</text:span><text:span text:style-name="T1606">: </text:span><text:span text:style-name="T1650">50%</text:span><text:span text:style-name="T1606">;<text:tab/><text:tab/><text:tab/><text:tab/><text:tab/><text:tab/></text:span></text:p>
      <text:p text:style-name="P450"><text:span text:style-name="T1539"><text:tab/><text:tab/>left</text:span><text:span text:style-name="T1606">: </text:span><text:span text:style-name="T1650">50%</text:span><text:span text:style-name="T1606">;<text:tab/><text:tab/><text:tab/><text:tab/><text:tab/><text:tab/></text:span></text:p>
      <text:p text:style-name="P450"><text:span text:style-name="T1539"><text:tab/><text:tab/>transform</text:span><text:span text:style-name="T1606">: </text:span><text:span text:style-name="T1753">translate</text:span><text:span text:style-name="T1606">(</text:span><text:span text:style-name="T1650">-50%</text:span><text:span text:style-name="T1606">, </text:span><text:span text:style-name="T1650">-50%</text:span><text:span text:style-name="T1606">);<text:tab/></text:span></text:p>
      <text:p text:style-name="P436"><text:tab/>}<text:tab/><text:tab/><text:tab/><text:tab/><text:tab/><text:tab/><text:tab/><text:tab/></text:p>
      <text:p text:style-name="P207"/>
      <text:p text:style-name="Text_20_body"><text:span text:style-name="Source_20_Text"><text:span text:style-name="T1138"/></text:span></text:p>
      <text:p text:style-name="Text_20_body"><text:span text:style-name="Source_20_Text"><text:span text:style-name="T1138"/></text:span></text:p>
      <text:p text:style-name="Text_20_body"><text:span text:style-name="Source_20_Text"><text:span text:style-name="T1138"/></text:span></text:p>
      <text:p text:style-name="Text_20_body"><text:span text:style-name="Source_20_Text"><text:span text:style-name="T1138">text-overflow</text:span></text:span><text:span text:style-name="T300"> controla como o conteúdo de um elemento deve ser tratado quando ele é maior do que a largura do contêiner que o envolve. Essa propriedade é comumente usada em conjunto com </text:span><text:span text:style-name="Source_20_Text"><text:span text:style-name="T1138">white-space:</text:span></text:span><text:span text:style-name="Source_20_Text"><text:span text:style-name="T300"> </text:span></text:span><text:span text:style-name="Source_20_Text"><text:span text:style-name="T1239">nowrap</text:span></text:span><text:span text:style-name="T300"> e </text:span><text:span text:style-name="Source_20_Text"><text:span text:style-name="T1138">overflow: </text:span></text:span><text:span text:style-name="Source_20_Text"><text:span text:style-name="T1239">hidden</text:span></text:span><text:span text:style-name="T300"> para lidar com casos em que o texto ultrapassa os limites do c</text:span><text:span text:style-name="T296">ontêiner. </text:span><text:span text:style-name="T301">Os valores para atribuir </text:span><text:span text:style-name="T296">à propriedade </text:span><text:span text:style-name="Source_20_Text"><text:span text:style-name="T752">text-overflow</text:span></text:span><text:span text:style-name="Source_20_Text"><text:span text:style-name="T296"> </text:span></text:span><text:span text:style-name="Source_20_Text"><text:span text:style-name="T301">são</text:span></text:span><text:span text:style-name="T296">:</text:span></text:p>
      <text:list xml:id="list4016230660" text:style-name="L40">
        <text:list-item>
          <text:p text:style-name="P730"><text:span text:style-name="Source_20_Text"><text:span text:style-name="T1239">clip</text:span></text:span><text:span text:style-name="T296">: O conteúdo é cortado e não exibido além dos limites do contêiner.</text:span></text:p>
        </text:list-item>
        <text:list-item>
          <text:p text:style-name="P730"><text:span text:style-name="Source_20_Text"><text:span text:style-name="T1239">ellipsis</text:span></text:span><text:span text:style-name="T296">: Exibe reticências (...) para indicar que o texto foi truncado.</text:span></text:p>
        </text:list-item>
      </text:list>
      <text:p text:style-name="P208"/>
      <text:p text:style-name="P518"><text:span text:style-name="T1796">C</text:span>ores</text:p>
      <text:p text:style-name="P374"/>
      <text:list xml:id="list2985916099" text:style-name="L41">
        <text:list-item>
          <text:p text:style-name="P667"><text:span text:style-name="T1581">HSB</text:span><text:span text:style-name="T1476"> (matiz, saturação e luminosidade). Podendo apresentar ou não o parâmetro de </text:span><text:span text:style-name="T1450">opacidade/transparência</text:span><text:span text:style-name="T1476">, sendo 1 = 100% e 0.5 = 50%. Por exemplo: </text:span><text:span text:style-name="T1680">color: hsla(</text:span><text:span text:style-name="T1584">202º, 82%, 76%, 0.6</text:span><text:span text:style-name="T1680">)</text:span><text:span text:style-name="T1584">;</text:span></text:p>
        </text:list-item>
        <text:list-item>
          <text:p text:style-name="P667"><text:span text:style-name="T1570">R</text:span><text:span text:style-name="T1723">G</text:span><text:span text:style-name="T1722">B</text:span><text:span text:style-name="T1476"> (</text:span><text:span text:style-name="T1572">red</text:span><text:span text:style-name="T1476">, </text:span><text:span text:style-name="T1799">green</text:span><text:span text:style-name="T1476">, </text:span><text:span text:style-name="T1584">blue</text:span><text:span text:style-name="T1476">) Podendo apresentar ou não o parâmetro de </text:span><text:span text:style-name="T1450">opacidade</text:span><text:span text:style-name="T1476">, por exemplo: </text:span><text:span text:style-name="T1680">color: rgb</text:span><text:span text:style-name="T1678">a</text:span><text:span text:style-name="T1680">(</text:span><text:span text:style-name="T1584">35, 137, 195, 0.3</text:span><text:span text:style-name="T1680">)</text:span><text:span text:style-name="T1584">;</text:span></text:p>
        </text:list-item>
        <text:list-item>
          <text:p text:style-name="P668"><text:span text:style-name="T1581">Hexadecimal</text:span><text:span text:style-name="T1476">. Por exemplo: </text:span><text:span text:style-name="T1585">#002233. </text:span><text:span text:style-name="T1476">Podendo apresentar ou não o parâmetro de </text:span><text:span text:style-name="T1450">opacidade</text:span><text:span text:style-name="T1476">, por exemplo: </text:span><text:span text:style-name="T1680">#</text:span><text:span text:style-name="T1585">1b4e21</text:span><text:span text:style-name="T1495">60</text:span><text:span text:style-name="T1584">;</text:span></text:p>
        </text:list-item>
      </text:list>
      <text:p text:style-name="P347"/>
      <text:p text:style-name="P99"><text:span text:style-name="T1153">opacity</text:span><text:span text:style-name="T543"> controla a transparência de um elemento, </text:span><text:span text:style-name="T556">A</text:span><text:span text:style-name="T543">ceita valores entre 0 e 1.</text:span></text:p>
      <text:p text:style-name="P347"/>
      <text:p text:style-name="P100"><text:span text:style-name="T518">3 sites/ferramentas para trabalhar com </text:span><text:span text:style-name="T557">web design de </text:span><text:span text:style-name="T518">cores e ajudar na escolha da </text:span><text:span text:style-name="T619">paleta</text:span><text:span text:style-name="T518"> de cores </text:span><text:span text:style-name="T558">que harmonize com o conteúdo de</text:span><text:span text:style-name="T518"> um site:</text:span></text:p>
      <text:p text:style-name="P503"><text:a xlink:type="simple" xlink:href="https://color.adobe.com/pt/create/color-wheel" text:style-name="Internet_20_link" text:visited-style-name="Visited_20_Internet_20_Link"><text:span text:style-name="T1699">Adobe Color Wheel</text:span></text:a><text:span text:style-name="T290"><text:tab/></text:span><text:a xlink:type="simple" xlink:href="https://coolors.co/" text:style-name="Internet_20_link" text:visited-style-name="Visited_20_Internet_20_Link"><text:span text:style-name="T1699">Coolors</text:span></text:a><text:span text:style-name="T290"><text:tab/></text:span><text:a xlink:type="simple" xlink:href="https://paletton.com/" text:style-name="Internet_20_link" text:visited-style-name="Visited_20_Internet_20_Link"><text:span text:style-name="T1699">Paletton</text:span></text:a><text:span text:style-name="T290"><text:tab/></text:span><text:a xlink:type="simple" xlink:href="https://colorhunt.co/" text:style-name="Internet_20_link" text:visited-style-name="Visited_20_Internet_20_Link"><text:span text:style-name="T1699">Color Hunt</text:span></text:a><text:span text:style-name="T290"><text:tab/><text:tab/></text:span><text:a xlink:type="simple" xlink:href="https://m3.material.io/styles/color/system/how-the-system-works" text:style-name="Internet_20_link" text:visited-style-name="Visited_20_Internet_20_Link"><text:span text:style-name="T1699">Color Tool</text:span></text:a></text:p>
      <text:p text:style-name="P192"/>
      <text:p text:style-name="P98"/>
      <text:p text:style-name="P523">Gradientes</text:p>
      <text:p text:style-name="P523"/>
      <text:p text:style-name="P516"><text:span text:style-name="Strong_20_Emphasis"><text:span text:style-name="T313">São transições</text:span></text:span><text:span text:style-name="Strong_20_Emphasis"><text:span text:style-name="T284"> suave</text:span></text:span><text:span text:style-name="Strong_20_Emphasis"><text:span text:style-name="T313">s</text:span></text:span><text:span text:style-name="Strong_20_Emphasis"><text:span text:style-name="T284"> entre duas ou mais cores.</text:span></text:span><text:span text:style-name="T284"> Considerado pelo navegador como se fosse uma imagem, por isso usamos a propriedade </text:span><text:span text:style-name="T1126">background-image</text:span><text:span text:style-name="T284"> na declaração CSS. A função </text:span><text:span text:style-name="T1126">linear-gradient</text:span><text:span text:style-name="T1129">()</text:span><text:span text:style-name="T284"> gera um </text:span><text:span text:style-name="T386">gradiente </text:span><text:span text:style-name="T473">linear</text:span><text:span text:style-name="T386"> angular</text:span><text:span text:style-name="T284">. O primeiro parâmetro da função indica </text:span><text:span text:style-name="T292">a direção ou</text:span><text:span text:style-name="T284"> o ângulo de inclinação e </text:span><text:span text:style-name="T291">o</text:span><text:span text:style-name="T284">s </text:span><text:span text:style-name="T292">parâmetros </text:span><text:span text:style-name="T284">seguintes indicam as cores do degradê a ser criado. </text:span><text:span text:style-name="T291">É possível</text:span><text:span text:style-name="T284"> indicar quantas cores quiser e o navegador </text:span><text:span text:style-name="T334">gerará</text:span><text:span text:style-name="T284"> </text:span><text:span text:style-name="T291">o</text:span><text:span text:style-name="T284"> degradê personalizado. Experimente </text:span><text:span text:style-name="T291">também </text:span><text:span text:style-name="T284">outros valores de ângulo, incluindo negativos (45deg, -90deg, 25deg,…) e note as diferenças. Também é possível gerar os chamados </text:span><text:span text:style-name="T386">gradientes </text:span><text:span text:style-name="T473">radiais</text:span><text:span text:style-name="T284">, </text:span><text:span text:style-name="T291">através da função CSS </text:span><text:span text:style-name="T1126">radial-gradient</text:span><text:span text:style-name="T1129">()</text:span><text:span text:style-name="T386">. </text:span><text:span text:style-name="T393">Exemplos:</text:span></text:p>
      <text:p text:style-name="P96"><text:span text:style-name="T1193">background-image</text:span><text:span text:style-name="T1098">: </text:span><text:span text:style-name="T1217">linear-gradient</text:span><text:span text:style-name="T1098">(</text:span><text:span text:style-name="T1225">-</text:span><text:span text:style-name="T1224">45</text:span><text:span text:style-name="T1225">deg</text:span><text:span text:style-name="T1098">, </text:span><text:span text:style-name="T1065">red </text:span><text:span text:style-name="T1066">20%</text:span><text:span text:style-name="T1098">, </text:span><text:span text:style-name="T1065">blue </text:span><text:span text:style-name="T1066">40%, purple</text:span><text:span text:style-name="T1098">);<text:tab/></text:span></text:p>
      <text:p text:style-name="P96"><text:span text:style-name="T1193">background-image</text:span><text:span text:style-name="T1098">: </text:span><text:span text:style-name="T1217">linear-gradient</text:span><text:span text:style-name="T1098">(</text:span><text:span text:style-name="T1224">to right</text:span><text:span text:style-name="T1098">, </text:span><text:span text:style-name="T1065">green</text:span><text:span text:style-name="T1098">, </text:span><text:span text:style-name="T1065">yellow</text:span><text:span text:style-name="T1098">);<text:tab/><text:tab/><text:tab/></text:span></text:p>
      <text:p text:style-name="P96"><text:span text:style-name="T1193">background-image</text:span><text:span text:style-name="T1098">: </text:span><text:span text:style-name="T1217">radial-gradient</text:span><text:span text:style-name="T1098">(</text:span><text:span text:style-name="T1224">circle</text:span><text:span text:style-name="T1098">, </text:span><text:span text:style-name="T1065">green</text:span><text:span text:style-name="T1098">, </text:span><text:span text:style-name="T1065">yellow</text:span><text:span text:style-name="T1098">);<text:tab/><text:tab/><text:tab/><text:tab/></text:span></text:p>
      <text:p text:style-name="P482"><text:span text:style-name="T1196">background</text:span><text:span text:style-name="T1048">: </text:span><text:span text:style-name="T1220">radial-gradient</text:span><text:span text:style-name="T1048">(</text:span><text:span text:style-name="T1068">circle</text:span><text:span text:style-name="T1048">, </text:span><text:span text:style-name="T1068">red</text:span><text:span text:style-name="T1048">, </text:span><text:span text:style-name="T1068">yellow</text:span><text:span text:style-name="T1048">);<text:tab/><text:tab/><text:tab/><text:tab/><text:tab/></text:span></text:p>
      <text:p text:style-name="P98"/>
      <text:p text:style-name="P524">Sombras</text:p>
      <text:p text:style-name="P224"/>
      <text:p text:style-name="P224"><text:span text:style-name="T1679">box-shadow</text:span><text:span text:style-name="T1658"> </text:span><text:span text:style-name="T1661">e </text:span><text:span text:style-name="T1681">text</text:span><text:span text:style-name="T1679">-shadow</text:span><text:span text:style-name="T1661"> </text:span><text:span text:style-name="T1660">tem 4</text:span><text:span text:style-name="T1658"> </text:span><text:span text:style-name="T1660">parâmetros, respectivamente na ordem</text:span><text:span text:style-name="T1658">:</text:span></text:p>
      <text:list xml:id="list2216519194" text:style-name="L42">
        <text:list-item>
          <text:p text:style-name="P670">Deslocamento horizontal (offset-x): é o quanto a sombra vai deslocar para o lado direito (valores negativos causam deslocamento à esquerda)</text:p>
        </text:list-item>
        <text:list-item>
          <text:p text:style-name="P670">Deslocamento vertical (offset-y): é o quanto a sombra vai andar para baixo (valores negativos causam deslocamento para cima)</text:p>
        </text:list-item>
        <text:list-item>
          <text:p text:style-name="P682"><text:span text:style-name="Source_20_Text"><text:span text:style-name="T385">Embaçamento </text:span></text:span><text:span text:style-name="Source_20_Text"><text:span text:style-name="T390">radial (</text:span></text:span><text:span text:style-name="Source_20_Text"><text:span text:style-name="T385">blur-radius</text:span></text:span><text:span text:style-name="Source_20_Text"><text:span text:style-name="T390">): </text:span></text:span></text:p>
        </text:list-item>
        <text:list-item>
          <text:p text:style-name="P626"><text:span text:style-name="T631">Embaçamento (</text:span><text:span text:style-name="T661">spread-radius</text:span><text:span text:style-name="T631">): é o espalhamento da sombra pelo fundo</text:span></text:p>
        </text:list-item>
        <text:list-item>
          <text:p text:style-name="P626"><text:span text:style-name="T631">Cor (color): cor da sombra. É possível usar transparência. <text:line-break/></text:span><text:span text:style-name="T661">Exemplo: </text:span><text:span text:style-name="T1008">box-shadow</text:span><text:span text:style-name="T1099">: 2px 2px 2px 1px rgba(0, 0, 0, 0</text:span><text:span text:style-name="T1261">.2</text:span><text:span text:style-name="T1099">);</text:span></text:p>
        </text:list-item>
      </text:list>
      <text:p text:style-name="P241"/>
      <text:p text:style-name="P525">Raios</text:p>
      <text:p text:style-name="P241"/>
      <text:p text:style-name="P83"><text:span text:style-name="T1153">border-radius</text:span><text:span text:style-name="T661"> arredonda os vértices de um elemento. As figuras a seguir ilustram a ordem dos valores que alteram o </text:span><text:span text:style-name="T611">tamanho</text:span><text:span text:style-name="T661">:</text:span></text:p>
      <text:p text:style-name="P241"/>
      <text:p text:style-name="P242"><draw:frame draw:style-name="fr4" draw:name="Figura17" text:anchor-type="as-char" svg:width="12.594cm" svg:height="5.159cm" draw:z-index="24"><draw:image xlink:href="Pictures/10000000000001DC000000C327266D384BFB955F.jpg" xlink:type="simple" xlink:show="embed" xlink:actuate="onLoad" draw:mime-type="image/jpeg"/></draw:frame></text:p>
      <text:p text:style-name="P242"/>
      <text:p text:style-name="P242"><draw:frame draw:style-name="fr4" draw:name="Figura18" text:anchor-type="as-char" svg:width="12.726cm" svg:height="5.292cm" draw:z-index="25"><draw:image xlink:href="Pictures/10000000000001E1000000C813AD82CF88E5A8F0.jpg" xlink:type="simple" xlink:show="embed" xlink:actuate="onLoad" draw:mime-type="image/jpeg"/></draw:frame></text:p>
      <text:p text:style-name="P242"/>
      <text:p text:style-name="P409"><text:span text:style-name="T1035">Também é possível criar </text:span><text:span text:style-name="T974">bolas</text:span><text:span text:style-name="T1035">, para isso, crie uma </text:span><text:span text:style-name="T1040">&lt;div&gt;</text:span><text:span text:style-name="T1035"> quadrada e adicione a propriedade </text:span><text:span text:style-name="T1535">border-radius</text:span><text:span text:style-name="T1627">: </text:span><text:span text:style-name="T1649">50%</text:span><text:span text:style-name="T1627">;</text:span></text:p>
      <text:p text:style-name="P243"/>
      <text:p text:style-name="P365">Variáveis</text:p>
      <text:p text:style-name="P58"/>
      <text:p text:style-name="P469"><text:span text:style-name="T405">P</text:span><text:span text:style-name="T404">ermitem definir </text:span><text:span text:style-name="Strong_20_Emphasis"><text:span text:style-name="T404">valores </text:span></text:span><text:span text:style-name="T404">que podem ser </text:span><text:span text:style-name="Strong_20_Emphasis"><text:span text:style-name="T404">reutilizados em todo o arquivo CSS</text:span></text:span><text:span text:style-name="T404">, aumentando a </text:span><text:span text:style-name="Strong_20_Emphasis"><text:span text:style-name="T404">eficiência</text:span></text:span><text:span text:style-name="T404"> </text:span><text:span text:style-name="T405">e a </text:span><text:span text:style-name="Strong_20_Emphasis"><text:span text:style-name="T354">manutenibilidade</text:span></text:span><text:span text:style-name="Strong_20_Emphasis"><text:span text:style-name="T404"> </text:span></text:span><text:span text:style-name="T404">do código.<text:line-break/>Para criar variáveis CSS utilize traços duplos. Exemplo:</text:span></text:p>
      <text:p text:style-name="P58"/>
      <text:p text:style-name="P432"><text:span text:style-name="T1640">:root</text:span> { <text:span text:style-name="T1611">/*essa pseudo-classe aplica CSS a todo o documento<text:tab/><text:tab/><text:line-break/></text:span><text:span text:style-name="T1622">e armazena as variáveis CSS</text:span><text:span text:style-name="T1611">*/<text:tab/><text:tab/><text:tab/><text:tab/><text:tab/><text:tab/></text:span>    <text:tab/></text:p>
      <text:p text:style-name="P426"><text:span text:style-name="T1528"><text:tab/>--cor1</text:span><text:span text:style-name="T1602">: </text:span><text:span text:style-name="T1552">#85D085</text:span><text:span text:style-name="T1602">;                                        <text:tab/></text:span></text:p>
      <text:p text:style-name="P426"><text:span text:style-name="T1528"><text:tab/>--cor2</text:span><text:span text:style-name="T1602">: </text:span><text:span text:style-name="T1552">#5EA35E</text:span><text:span text:style-name="T1602">;                                        <text:tab/></text:span></text:p>
      <text:p text:style-name="P426"><text:span text:style-name="T1528"><text:tab/>--cor3</text:span><text:span text:style-name="T1602">: </text:span><text:span text:style-name="T1552">#2F882F</text:span><text:span text:style-name="T1602">;                                        <text:tab/></text:span></text:p>
      <text:p text:style-name="P426"><text:span text:style-name="T1528"><text:tab/>--cor4</text:span><text:span text:style-name="T1602">: </text:span><text:span text:style-name="T1552">#0B6D0B</text:span><text:span text:style-name="T1602">;                                        <text:tab/></text:span></text:p>
      <text:p text:style-name="P426"><text:span text:style-name="T1528"><text:tab/>--cor5</text:span><text:span text:style-name="T1602">: </text:span><text:span text:style-name="T1552">#005300</text:span><text:span text:style-name="T1602">;                                        <text:tab/></text:span></text:p>
      <text:p text:style-name="P432">}                                                           <text:tab/></text:p>
      <text:p text:style-name="P51"><text:span text:style-name="T1642">body</text:span><text:span text:style-name="T1625"> {<text:tab/><text:tab/><text:tab/><text:tab/><text:tab/><text:tab/><text:tab/><text:tab/><text:tab/><text:tab/><text:tab/></text:span></text:p>
      <text:p text:style-name="P426"><text:span text:style-name="T1528"><text:tab/>background-color</text:span><text:span text:style-name="T1602">: </text:span><text:span text:style-name="T1751">var</text:span><text:span text:style-name="T1602">(</text:span><text:span text:style-name="T1528">--cor1</text:span><text:span text:style-name="T1602">);</text:span><text:span text:style-name="T1613"> /**para referenciar a <text:tab/><text:tab/><text:line-break/>variável é necessário usar a função var()*/<text:tab/><text:tab/><text:tab/><text:tab/></text:span></text:p>
      <text:p text:style-name="P432">}<text:tab/><text:tab/><text:tab/><text:tab/><text:tab/><text:tab/><text:tab/><text:tab/><text:tab/><text:tab/><text:tab/><text:tab/></text:p>
      <text:p text:style-name="P432"/>
      <text:p text:style-name="P209"/>
      <text:p text:style-name="P364">Propriedades Background</text:p>
      <text:p text:style-name="P209"/>
      <text:p text:style-name="P78"><text:span text:style-name="T559">Existem 3 maneiras de adicionar uma </text:span><text:span text:style-name="T728">imagem de fundo</text:span><text:span text:style-name="T559">:</text:span></text:p>
      <text:list xml:id="list391788640" text:style-name="L43">
        <text:list-item>
          <text:p text:style-name="P661">Cor sólida: <text:span text:style-name="T1536">background-color</text:span><text:span text:style-name="T1629">: </text:span><text:span text:style-name="T1558">skyblue</text:span><text:span text:style-name="T1629">;</text:span></text:p>
        </text:list-item>
        <text:list-item>
          <text:p text:style-name="P662">Degradê: <text:span text:style-name="T1536">background-image</text:span><text:span text:style-name="T1629">: </text:span><text:span text:style-name="T1752">linear-gradient</text:span><text:span text:style-name="T1629">(to </text:span><text:span text:style-name="T1558">bottom</text:span><text:span text:style-name="T1629">, </text:span><text:span text:style-name="T1558">yellow</text:span><text:span text:style-name="T1629">, </text:span><text:span text:style-name="T1558">red</text:span><text:span text:style-name="T1629">);</text:span></text:p>
        </text:list-item>
        <text:list-item>
          <text:p text:style-name="P685"><text:span text:style-name="T1036">URL: </text:span><text:span text:style-name="T1204">background-image</text:span><text:span text:style-name="T1110">: </text:span><text:span text:style-name="T1222">url</text:span><text:span text:style-name="T1110">(</text:span><text:span text:style-name="T1204">’imagens/pattern003.png’</text:span><text:span text:style-name="T1110">);</text:span></text:p>
        </text:list-item>
      </text:list>
      <text:p text:style-name="P341"/>
      <text:p text:style-name="P78"><text:span text:style-name="T521">Quando o tamanho da </text:span><text:span text:style-name="T522">box</text:span><text:span text:style-name="T521"> é maior que o tamanho da imagem, por padrão, a imagem será repetida nos dois eixos (eixo x e eixo y) quantas vezes for necessário para cobrir a extensão da caixa contêiner. É possível alterar esse comportamento usando a propriedade </text:span><text:span text:style-name="T1144">background-repeat</text:span><text:span text:style-name="T521">, que aceita os seguintes valores:</text:span></text:p>
      <text:list xml:id="list3731263908" text:style-name="L44">
        <text:list-item>
          <text:p text:style-name="P686"><text:span text:style-name="T1197">background-repeat</text:span><text:span text:style-name="T1051">: </text:span><text:span text:style-name="T1069">repeat</text:span><text:span text:style-name="T1051">;</text:span></text:p>
        </text:list-item>
        <text:list-item>
          <text:p text:style-name="P686"><text:span text:style-name="T1197">background-repeat</text:span><text:span text:style-name="T1051">: </text:span><text:span text:style-name="T1069">repeat-x</text:span><text:span text:style-name="T1051">;</text:span></text:p>
        </text:list-item>
        <text:list-item>
          <text:p text:style-name="P686"><text:span text:style-name="T1197">background-repeat</text:span><text:span text:style-name="T1051">: </text:span><text:span text:style-name="T1069">repeat-y</text:span><text:span text:style-name="T1051">;</text:span></text:p>
        </text:list-item>
        <text:list-item>
          <text:p text:style-name="P686"><text:span text:style-name="T1197">background-repeat</text:span><text:span text:style-name="T1051">: </text:span><text:span text:style-name="T1069">no-repeat</text:span><text:span text:style-name="T1051">;</text:span></text:p>
        </text:list-item>
      </text:list>
      <text:p text:style-name="P78"/>
      <text:p text:style-name="P78"/>
      <text:p text:style-name="P79"><text:span text:style-name="T523">Para alterar</text:span><text:span text:style-name="T521"> a posição de </text:span><text:span text:style-name="T524">referência (ancoragem) de uma</text:span><text:span text:style-name="T521"> </text:span><text:span text:style-name="T524">imagem, </text:span><text:span text:style-name="T523">use a propriedade </text:span><text:span text:style-name="T1144">background-position</text:span><text:span text:style-name="T521">, </text:span><text:span text:style-name="T524">aplicando </text:span><text:span text:style-name="T523">os parâmetros </text:span><text:span text:style-name="T524">abaixo</text:span><text:span text:style-name="T523">:</text:span></text:p>
      <text:p text:style-name="P78"/>
      <text:p text:style-name="P210"><draw:frame draw:style-name="fr4" draw:name="Figura19" text:anchor-type="as-char" svg:width="4.997cm" svg:height="4.941cm" draw:z-index="21"><draw:image xlink:href="Pictures/10000001000001680000016432CE6F68F534843E.png" xlink:type="simple" xlink:show="embed" xlink:actuate="onLoad" draw:mime-type="image/png"/></draw:frame></text:p>
      <text:p text:style-name="P92"><text:span text:style-name="T1198">background-position</text:span><text:span text:style-name="T1104">: </text:span><text:span text:style-name="T1070">right</text:span><text:span text:style-name="T1104"> </text:span><text:span text:style-name="T1070">bottom</text:span><text:span text:style-name="T1104">;</text:span></text:p>
      <text:p text:style-name="P132"/>
      <text:p text:style-name="P132"/>
      <text:p text:style-name="P78"><text:span text:style-name="T523">A </text:span><text:span text:style-name="T524">propriedade </text:span><text:span text:style-name="T1144">background-size</text:span><text:span text:style-name="T524"> redimensiona imagens e possui 4 diferentes parâmetros:</text:span></text:p>
      <text:list xml:id="list3556008366" text:style-name="L45">
        <text:list-item>
          <text:p text:style-name="P627"><text:span text:style-name="T1198">background-size</text:span><text:span text:style-name="T1104">: </text:span><text:span text:style-name="T1071">auto</text:span><text:span text:style-name="T1104">;</text:span><text:span text:style-name="T524"> (padrão) a imagem de fundo será aplicada em seu tamanho original. </text:span></text:p>
        </text:list-item>
        <text:list-item>
          <text:p text:style-name="P627"><text:span text:style-name="T1198">Background-size</text:span><text:span text:style-name="T1104">: </text:span><text:span text:style-name="T1072">100% 100%</text:span><text:span text:style-name="T1104">; </text:span><text:span text:style-name="T524"><text:s/></text:span><text:span text:style-name="T525">Tamanho fixo: </text:span><text:span text:style-name="T524">Redimensiona a largura da imagem e faz a altura se adaptar automaticamente. Podemos também informar as duas dimensões</text:span><text:span text:style-name="T525">(px)</text:span><text:span text:style-name="T524"> na sequência ou também usar valores percentuais</text:span><text:span text:style-name="T525">(%)</text:span><text:span text:style-name="T524">. </text:span></text:p>
        </text:list-item>
        <text:list-item>
          <text:p text:style-name="P627"><text:span text:style-name="T1198">background-size</text:span><text:span text:style-name="T1104">: </text:span><text:span text:style-name="T1072">contain</text:span><text:span text:style-name="T1104">;</text:span><text:span text:style-name="T524"> </text:span><text:span text:style-name="T525">exibe 100% da imagem na tela mesmo que, para isso, apresente barras verticais ou horizontais ao lado da imagem.</text:span></text:p>
        </text:list-item>
        <text:list-item>
          <text:p text:style-name="P627"><text:span text:style-name="T1198">background-size</text:span><text:span text:style-name="T1104">: </text:span><text:span text:style-name="T1070">cover</text:span><text:span text:style-name="T1104">;</text:span><text:span text:style-name="T525"> </text:span><text:span text:style-name="T526">ajusta com zoom a imagem para cobrir</text:span><text:span text:style-name="T525"> todo o conteiner, adaptando-a de acordo com o tamanho da viewport(janela), ou seja, não exibe 100% da imagem mas ocupa 100% da viewport (responsividade)</text:span></text:p>
        </text:list-item>
      </text:list>
      <text:p text:style-name="P223"/>
      <text:p text:style-name="P223"/>
      <text:p text:style-name="P78"><text:span text:style-name="T578">A propriedade </text:span><text:span text:style-name="T1144">background-attachment</text:span><text:span text:style-name="T578"> configura o vínculo (attachment) da imagem de fundo com o resto do documento, principalmente se o conteúdo for maior do que a altura da página e seja necessário vazar uma rolagem vertical. </text:span><text:span text:style-name="T584">Possui 2 parâmetros:</text:span></text:p>
      <text:list xml:id="list3811321378" text:style-name="L46">
        <text:list-item>
          <text:p text:style-name="P628"><text:span text:style-name="T1199">background-attachment</text:span><text:span text:style-name="T1105">: </text:span><text:span text:style-name="T1073">scroll</text:span><text:span text:style-name="T584"> (padrão) a imagem de fundo vai rolar junto com o conteúdo.</text:span></text:p>
        </text:list-item>
        <text:list-item>
          <text:p text:style-name="P628"><text:span text:style-name="T1199">background-attachment</text:span><text:span text:style-name="T1105">: </text:span><text:span text:style-name="T1074">fixed</text:span><text:span text:style-name="T1075"> </text:span><text:span text:style-name="T584">A </text:span><text:span text:style-name="T587">imagem </text:span><text:span text:style-name="T584">de fundo vai ficar </text:span><text:span text:style-name="T623">fixada</text:span><text:span text:style-name="T584"> enquanto o conteúdo vai sendo rolado. </text:span></text:p>
        </text:list-item>
      </text:list>
      <text:p text:style-name="P223"/>
      <text:p text:style-name="P79"><text:span text:style-name="T578">A </text:span><text:span text:style-name="T585">shortcut</text:span><text:span text:style-name="T726"> </text:span><text:span text:style-name="T585">(</text:span><text:span text:style-name="T578">propriedade abreviada</text:span><text:span text:style-name="T585">)</text:span><text:span text:style-name="T578"> </text:span><text:span text:style-name="T1144">background</text:span><text:span text:style-name="T578"> </text:span><text:span text:style-name="T595">define todas as propriedades relacionadas a</text:span><text:span text:style-name="T596">o</text:span><text:span text:style-name="T595"> plano de fundo de uma só vez (propriedades não declaradas assumem seu valor padrão)</text:span><text:span text:style-name="T578">. </text:span><text:span text:style-name="T595">São elas:</text:span></text:p>
      <text:list xml:id="list4000245991" text:style-name="L47">
        <text:list-item>
          <text:p text:style-name="P665">background-color</text:p>
        </text:list-item>
        <text:list-item>
          <text:p text:style-name="P665">background-image</text:p>
        </text:list-item>
        <text:list-item>
          <text:p text:style-name="P665">background-position</text:p>
        </text:list-item>
        <text:list-item>
          <text:p text:style-name="P665">background-<text:span text:style-name="T1813">size</text:span></text:p>
        </text:list-item>
        <text:list-item>
          <text:p text:style-name="P665">background-repeat</text:p>
        </text:list-item>
        <text:list-item>
          <text:p text:style-name="P665">background-attachment</text:p>
        </text:list-item>
        <text:list-item>
          <text:p text:style-name="P683"><text:span text:style-name="T1138">background-origin</text:span><text:span text:style-name="T346">:</text:span><text:span text:style-name="T1138"> </text:span><text:span text:style-name="T1308">border-box, padding-box, content-box</text:span></text:p>
        </text:list-item>
        <text:list-item>
          <text:p text:style-name="P666"><text:span text:style-name="T1676">background-clip</text:span><text:span text:style-name="T1813">: </text:span><text:span text:style-name="T1815">border-box, padding-box, content-box, </text:span><text:span text:style-name="T1816">text</text:span></text:p>
        </text:list-item>
      </text:list>
      <text:p text:style-name="P78"><text:span text:style-name="T578">E</text:span><text:span text:style-name="T585">xemplo: </text:span><text:span text:style-name="T1202">background</text:span><text:span text:style-name="T1108">: </text:span><text:span text:style-name="T1081">black</text:span><text:span text:style-name="T1108"> </text:span><text:span text:style-name="T1221">url</text:span><text:span text:style-name="T1108">(</text:span><text:span text:style-name="T1081">'imagens/wallpaper003.jpg'</text:span><text:span text:style-name="T1108">) </text:span><text:span text:style-name="T1082">center</text:span><text:span text:style-name="T1108"> </text:span><text:span text:style-name="T1082">top cover </text:span><text:span text:style-name="T1081">no-repeat</text:span><text:span text:style-name="T1108"> </text:span><text:span text:style-name="T1081">fixed </text:span><text:span text:style-name="T1083">padding-box content-box</text:span><text:span text:style-name="T1108">;</text:span></text:p>
      <text:p text:style-name="P112"/>
      <text:h text:style-name="P571" text:outline-level="1"><text:span text:style-name="T1277">Fo</text:span><text:span text:style-name="T1278">ntes</text:span></text:h>
      <text:h text:style-name="P572" text:outline-level="1"><text:span text:style-name="T729">F</text:span><text:span text:style-name="T730">ontes seguras</text:span></text:h>
      <text:list xml:id="list4000751505" text:style-name="L48">
        <text:list-item>
          <text:p text:style-name="P711"><text:span text:style-name="T1733">Arial (sans-serif):</text:span> <text:span text:style-name="T1394">mais utilizada no mundo</text:span></text:p>
        </text:list-item>
        <text:list-item>
          <text:p text:style-name="P712"><text:span text:style-name="T1734">Verdana (sans-serif):</text:span> <text:span text:style-name="T1395">fácil leitura para fontes pequenas</text:span></text:p>
        </text:list-item>
        <text:list-item>
          <text:p text:style-name="P713"><text:span text:style-name="T1735">Tahoma (sans-serif):</text:span> <text:span text:style-name="T1396">economia, menor espaçamento entre os caracteres</text:span></text:p>
        </text:list-item>
        <text:list-item>
          <text:p text:style-name="P712"><text:span text:style-name="T1736">Trebuchet MS (sans-serif):</text:span><text:span text:style-name="T1393"> </text:span><text:span text:style-name="T1397">legado, desenhada pela Microsoft em 1996</text:span></text:p>
        </text:list-item>
        <text:list-item>
          <text:p text:style-name="P712"><text:span text:style-name="T1737">Times New Roman (serif):</text:span> <text:span text:style-name="T1398">mais profissional, muito utilizada em jornais, </text:span><text:span text:style-name="T1399">títulos.</text:span></text:p>
        </text:list-item>
        <text:list-item>
          <text:p text:style-name="P731"><text:span text:style-name="T971">Georgia (serif):</text:span><text:span text:style-name="T928"> </text:span><text:span text:style-name="T805">elegante, good candidate for mobile-responsive design </text:span><text:span text:style-name="T806">(porém os números ficam desalinhados, exemplo: </text:span><text:span text:style-name="Strong_20_Emphasis"><text:span text:style-name="T807">2308R00D590</text:span></text:span><text:span text:style-name="T806">) </text:span><text:span text:style-name="T805">.</text:span><text:span text:style-name="T1782"> </text:span></text:p>
        </text:list-item>
        <text:list-item>
          <text:p text:style-name="P712"><text:span text:style-name="T1738">Garamond (serif):</text:span> <text:span text:style-name="T1400">clássica, muito utilizada em livros impressos</text:span></text:p>
        </text:list-item>
        <text:list-item>
          <text:p text:style-name="P712"><text:span text:style-name="T1739">Courier New (monospace):</text:span> <text:span text:style-name="T1401">popular em código-fonte e legendas</text:span></text:p>
        </text:list-item>
        <text:list-item>
          <text:p text:style-name="P714"><text:span text:style-name="T1740">Brush Script MT (cursive):</text:span> <text:span text:style-name="T1402">sofisticada, imita a caligrafia humana</text:span></text:p>
        </text:list-item>
      </text:list>
      <text:h text:style-name="P564" text:outline-level="1"><text:span text:style-name="T1312">Categoria</text:span><text:span text:style-name="T1321">s</text:span></text:h>
      <text:p text:style-name="P56"><text:span text:style-name="T652">As fontes </text:span><text:span text:style-name="T651">são baseadas principalmente na presença </text:span><text:span text:style-name="T652">(serif)</text:span><text:span text:style-name="T651"> ou ausência da serifa </text:span><text:span text:style-name="T652">(em francês, Sans-Serif) </text:span><text:span text:style-name="T653">e se dividem em 4</text:span><text:span text:style-name="T651"> categorias:</text:span></text:p>
      <text:list xml:id="list1372443677" text:style-name="L49">
        <text:list-item>
          <text:p text:style-name="P697"><text:span text:style-name="T972">Serif</text:span><text:span text:style-name="T652">: </text:span><text:span text:style-name="T629">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652">Existem também sub-categorias para cada fonte serifada, como as </text:span><text:span text:style-name="T1254">old style</text:span><text:span text:style-name="T652">, </text:span><text:span text:style-name="T1254">transitional</text:span><text:span text:style-name="T652">, </text:span><text:span text:style-name="T1254">didone</text:span><text:span text:style-name="T652">, </text:span><text:span text:style-name="T1254">slab</text:span><text:span text:style-name="T652">, </text:span><text:span text:style-name="T1254">clarendon</text:span><text:span text:style-name="T652"> e </text:span><text:span text:style-name="T1254">glyphic</text:span><text:span text:style-name="T652">.</text:span></text:p>
        </text:list-item>
        <text:list-item>
          <text:p text:style-name="P698"><text:span text:style-name="T973">Sans-Serif</text:span><text:span text:style-name="T711">: uma </text:span><text:span text:style-name="T710">fonte não serifada muito popular </text:span><text:span text:style-name="T711">é a</text:span><text:span text:style-name="T710"> </text:span><text:span text:style-name="T711">Verdana.</text:span></text:p>
        </text:list-item>
        <text:list-item>
          <text:p text:style-name="P698"><text:span text:style-name="T942">Monospace</text:span><text:span text:style-name="T711">: </text:span><text:span text:style-name="T710">possuem a mesma largura para todas as letras.</text:span></text:p>
        </text:list-item>
        <text:list-item>
          <text:p text:style-name="P697"><text:soft-page-break/><text:span text:style-name="T975">Script</text:span><text:span text:style-name="T652">: </text:span><text:span text:style-name="T629">Também chamadas de fontes handwriting, </text:span><text:span text:style-name="T652">oferecem </text:span><text:span text:style-name="T610">delicadeza</text:span><text:span text:style-name="T652">, </text:span><text:span text:style-name="T629">são aquelas que tentam imitar a escrita humana </text:span><text:span text:style-name="T652">de forma cursiva</text:span><text:span text:style-name="T629">. Seu uso deve ser bem controlado e jamais será aplicado a textos muito longos, pois causam cansaço visual e tornam-se difíceis de ler.</text:span></text:p>
        </text:list-item>
      </text:list>
      <text:p text:style-name="P55"><draw:frame draw:style-name="fr5" draw:name="Figura15" text:anchor-type="char" svg:x="1.27cm" svg:y="0.247cm" svg:width="4.212cm" svg:height="1.836cm" draw:z-index="5"><draw:image xlink:href="Pictures/1000000100000400000001827457FD6B9954257E.png" xlink:type="simple" xlink:show="embed" xlink:actuate="onLoad" draw:mime-type="image/png"/></draw:frame><text:span text:style-name="T652">servem para </text:span><text:span text:style-name="T610">decorar</text:span><text:span text:style-name="T652">, possuem</text:span><text:span text:style-name="T629"> bastante efeitos visuais, enfeitadas e curios</text:span><text:span text:style-name="T689">a</text:span><text:span text:style-name="T629">s. Também são chamadas de fontes comemorativas e algumas delas sequer representam letras, podendo ser desenhos de animais, objetos, pessoas, personagens de quadrinhos, etc. </text:span></text:p>
      <text:p text:style-name="P470"><text:span text:style-name="T1126">font-family </text:span><text:span text:style-name="T381">configura a família tipográfica que será aplicada.<text:line-break/><text:line-break/></text:span><text:span text:style-name="T1140">@font-face {}:</text:span><text:span text:style-name="T384"> use ess</text:span><text:span text:style-name="T456">a </text:span><text:span text:style-name="T370">regra</text:span><text:span text:style-name="T384"> no topo do documento CSS para </text:span><text:span text:style-name="T368">importar</text:span><text:span text:style-name="T349"> </text:span><text:span text:style-name="T369">e declarar</text:span><text:span text:style-name="T453"> </text:span><text:span text:style-name="T384">uma fonte</text:span><text:span text:style-name="T454"> extern</text:span><text:span text:style-name="T453">a</text:span><text:span text:style-name="T384">. O</text:span><text:span text:style-name="T4"> </text:span><text:a xlink:type="simple" xlink:href="https://fonts.google.com/" text:style-name="Internet_20_link" text:visited-style-name="Visited_20_Internet_20_Link">Go</text:a><text:a xlink:type="simple" xlink:href="https://fonts.google.com/" text:style-name="Internet_20_link" text:visited-style-name="Visited_20_Internet_20_Link"><text:span text:style-name="T1817">ogle </text:span></text:a><text:a xlink:type="simple" xlink:href="https://fonts.google.com/" text:style-name="Internet_20_link" text:visited-style-name="Visited_20_Internet_20_Link"><text:span text:style-name="T1817">F</text:span></text:a><text:a xlink:type="simple" xlink:href="https://fonts.google.com/" text:style-name="Internet_20_link" text:visited-style-name="Visited_20_Internet_20_Link"><text:span text:style-name="T1817">onts</text:span></text:a><text:span text:style-name="T4"> </text:span><text:span text:style-name="T384">é um </text:span><text:span text:style-name="T455">ótimo </text:span><text:span text:style-name="T384">repositório. </text:span><text:span text:style-name="T456">Exemplo:</text:span></text:p>
      <text:p text:style-name="P498"><text:span text:style-name="T1761">@font-face</text:span><text:span text:style-name="T1609"> {</text:span></text:p>
      <text:p text:style-name="P498"><text:span text:style-name="T1545"><text:tab/>font-family</text:span><text:span text:style-name="T1609">: </text:span><text:span text:style-name="T1566">'NomeDaFonte'</text:span><text:span text:style-name="T1609">;</text:span></text:p>
      <text:p text:style-name="P498"><text:span text:style-name="T1545"><text:tab/>src</text:span><text:span text:style-name="T1609">: <text:s/></text:span><text:span text:style-name="T1754">url</text:span><text:span text:style-name="T1609">(</text:span><text:span text:style-name="T1566">'caminho/para/a/fonte.woff2'</text:span><text:span text:style-name="T1609">) </text:span><text:span text:style-name="T1754">format</text:span><text:span text:style-name="T1609">(</text:span><text:span text:style-name="T1566">'woff2'</text:span><text:span text:style-name="T1609">),</text:span></text:p>
      <text:p text:style-name="P498"><text:span text:style-name="T1754"><text:tab/><text:tab/>url</text:span><text:span text:style-name="T1609">(</text:span><text:span text:style-name="T1566">'caminho/para/a/fonte.woff'</text:span><text:span text:style-name="T1609">) </text:span><text:span text:style-name="T1754">format</text:span><text:span text:style-name="T1609">(</text:span><text:span text:style-name="T1566">'woff'</text:span><text:span text:style-name="T1609">);</text:span></text:p>
      <text:p text:style-name="P498"><text:span text:style-name="T1545"><text:tab/>font-weight</text:span><text:span text:style-name="T1609">: </text:span><text:span text:style-name="T1566">normal</text:span><text:span text:style-name="T1609">;</text:span></text:p>
      <text:p text:style-name="P498"><text:span text:style-name="T1545"><text:tab/>font-style</text:span><text:span text:style-name="T1609">: </text:span><text:span text:style-name="T1566">normal</text:span><text:span text:style-name="T1609">;</text:span></text:p>
      <text:p text:style-name="P487">}</text:p>
      <text:p text:style-name="P470"/>
      <text:p text:style-name="P57"/>
      <text:p text:style-name="P108"><text:a xlink:type="simple" xlink:href="https://css-tricks.com/fun-viewport-units/" text:style-name="Internet_20_link" text:visited-style-name="Visited_20_Internet_20_Link"><text:span text:style-name="T731"/></text:a></text:p>
      <text:p text:style-name="P109"><text:a xlink:type="simple" xlink:href="https://css-tricks.com/fun-viewport-units/" text:style-name="Internet_20_link" text:visited-style-name="Visited_20_Internet_20_Link"><text:span text:style-name="T731">Tamanh</text:span></text:a><text:a xlink:type="simple" xlink:href="https://css-tricks.com/fun-viewport-units/" text:style-name="Internet_20_link" text:visited-style-name="Visited_20_Internet_20_Link"><text:span text:style-name="T732">os</text:span></text:a></text:p>
      <text:p text:style-name="P191"><text:span text:style-name="T1655">Existem várias medidas, </text:span><text:span text:style-name="T1665">que podem ser divididas em:</text:span></text:p>
      <text:list xml:id="list970094274" text:style-name="L50">
        <text:list-item>
          <text:p text:style-name="P699"><text:span text:style-name="T921">Absolutas</text:span><text:span text:style-name="T654">: </text:span><text:span text:style-name="T1153">px</text:span><text:span text:style-name="T651"> (pixels), </text:span><text:span text:style-name="T1153">pt</text:span><text:span text:style-name="T651"> (pontos </text:span><text:span text:style-name="T679">[</text:span><text:span text:style-name="T678">somente para impressões</text:span><text:span text:style-name="T679">]</text:span><text:span text:style-name="T651">), </text:span><text:span text:style-name="T1153">m</text:span><text:span text:style-name="T1154">m</text:span><text:span text:style-name="T651"> (</text:span><text:span text:style-name="T654">mil</text:span><text:span text:style-name="T651">ímetros),</text:span><text:span text:style-name="T655"> </text:span><text:span text:style-name="T1153">cm</text:span><text:span text:style-name="T651"> (centímetros),</text:span><text:span text:style-name="T655"> </text:span><text:span text:style-name="T1153">in</text:span><text:span text:style-name="T651"> (polegadas), </text:span><text:span text:style-name="T1153">pc</text:span><text:span text:style-name="T651"> (paicas).</text:span></text:p>
        </text:list-item>
        <text:list-item>
          <text:p text:style-name="P702"><text:span text:style-name="T921">Relativas</text:span><text:span text:style-name="T918">: </text:span></text:p>
          <text:list>
            <text:list-item>
              <text:p text:style-name="P702"><text:span text:style-name="T1153">em:</text:span><text:span text:style-name="T629"> relativa à altura do </text:span><text:span text:style-name="T920">M</text:span><text:span text:style-name="T629"> maiúsculo da fonte atual</text:span><text:span text:style-name="T656">, </text:span></text:p>
            </text:list-item>
            <text:list-item>
              <text:p text:style-name="P702"><text:span text:style-name="T1153">e</text:span><text:span text:style-name="T1152">x: </text:span><text:span text:style-name="T629">relativa à </text:span><text:span text:style-name="T599">altura do </text:span><text:span text:style-name="T911">x</text:span><text:span text:style-name="T629"> minúsculo da fonte atua</text:span><text:span text:style-name="T681">l</text:span><text:span text:style-name="T656">, </text:span></text:p>
            </text:list-item>
            <text:list-item>
              <text:p text:style-name="P702"><text:span text:style-name="T1153">rem: </text:span><text:span text:style-name="T629">root-</text:span><text:span text:style-name="T680">em</text:span><text:span text:style-name="T629">, ou seja, a fonte </text:span><text:span text:style-name="T653">declarada</text:span><text:span text:style-name="T629"> no </text:span><text:span text:style-name="T791">&lt;</text:span><text:span text:style-name="T797">html</text:span><text:span text:style-name="T791">&gt;</text:span><text:span text:style-name="T629"> </text:span><text:span text:style-name="T681">(default </text:span><text:span text:style-name="T680">16px</text:span><text:span text:style-name="T651">)</text:span><text:span text:style-name="T656">, </text:span></text:p>
            </text:list-item>
            <text:list-item>
              <text:p text:style-name="P702"><text:span text:style-name="T1153">vw: </text:span><text:span text:style-name="T629">porcentagem do </text:span><text:span text:style-name="T656">view width – </text:span><text:span text:style-name="T629">largura da tela</text:span><text:span text:style-name="T656">, </text:span></text:p>
            </text:list-item>
            <text:list-item>
              <text:p text:style-name="P699"><text:span text:style-name="T1153">vh: </text:span><text:span text:style-name="T654">porcenta</text:span><text:span text:style-name="T656">gem do view hight – altura da tela.</text:span></text:p>
            </text:list-item>
            <text:list-item>
              <text:p text:style-name="P700"><text:span text:style-name="T1153">vmin: </text:span><text:span text:style-name="T656">menor dimensão da viewport, seja a largura ou a altura</text:span></text:p>
            </text:list-item>
            <text:list-item>
              <text:p text:style-name="P700"><text:span text:style-name="T1153">vmax: </text:span><text:span text:style-name="T656">maior dimensão da viewport </text:span><text:span text:style-name="T682">(1 vmin = 1%)</text:span></text:p>
            </text:list-item>
            <text:list-item>
              <text:p text:style-name="P699"><text:span text:style-name="T1125">%</text:span><text:span text:style-name="T1153">: </text:span><text:span text:style-name="T683">relativa ao tamanho do conteiner (elemento pai), </text:span><text:span text:style-name="T684">contexto local</text:span></text:p>
            </text:list-item>
            <text:list-item>
              <text:p text:style-name="P701"><text:span text:style-name="T1153">ch: </text:span><text:span text:style-name="T683">relativa à largura do caractere </text:span><text:span text:style-name="T922">0</text:span><text:span text:style-name="T683"> (zero), para fontes monospace</text:span></text:p>
            </text:list-item>
          </text:list>
        </text:list-item>
      </text:list>
      <text:p text:style-name="P104"/>
      <text:p text:style-name="P88"><text:span text:style-name="T914">Hardware pixel</text:span><text:span text:style-name="T731">: </text:span><text:span text:style-name="T518">se refere à </text:span><text:span text:style-name="T619">menor unidade física</text:span><text:span text:style-name="T518"> em uma tela</text:span></text:p>
      <text:p text:style-name="P88"><text:span text:style-name="T923">R</text:span><text:span text:style-name="T924">eference pixel</text:span><text:span text:style-name="T651">: é uma unidade </text:span><text:span text:style-name="T619">abstrata</text:span><text:span text:style-name="T651"> que </text:span><text:span text:style-name="T685">leva em consideração a </text:span><text:span text:style-name="T621">proximidade</text:span><text:span text:style-name="T685"> da tela.</text:span></text:p>
      <text:p text:style-name="P88"/>
      <text:p text:style-name="P529"><text:span text:style-name="T386">Para tamanhos de fonte a serem </text:span><text:span text:style-name="T348">exibidos na tela</text:span><text:span text:style-name="T386">, o W3C recomenda o uso do </text:span><text:span text:style-name="T758">px</text:span><text:span text:style-name="T386"> ou </text:span><text:span text:style-name="T758">em</text:span><text:span text:style-name="T386"> </text:span><text:span text:style-name="T387">por existirem dispositivos de exibição com diferentes tamanhos e resoluções</text:span><text:span text:style-name="T386">, </text:span><text:span text:style-name="T389">todavia o </text:span><text:span text:style-name="T759">em</text:span><text:span text:style-name="T387"> é a unidade mais recomendável devido à sua alta portabilidade, </text:span><text:span text:style-name="T389">já que é uma medida relacional</text:span><text:span text:style-name="T387">. </text:span><text:span text:style-name="T388">Já as</text:span><text:span text:style-name="T284"> medida</text:span><text:span text:style-name="T287">s</text:span><text:span text:style-name="T284"> </text:span><text:span text:style-name="Source_20_Text"><text:span text:style-name="T758">pt</text:span></text:span><text:span text:style-name="T908">, </text:span><text:span text:style-name="Source_20_Text"><text:span text:style-name="T758">cm</text:span></text:span><text:span text:style-name="T909"> </text:span><text:span text:style-name="T286">ou</text:span><text:span text:style-name="T909"> </text:span><text:span text:style-name="Source_20_Text"><text:span text:style-name="T758">in</text:span></text:span><text:span text:style-name="T909"> </text:span><text:span text:style-name="T286">são</text:span><text:span text:style-name="T284"> </text:span><text:span text:style-name="T286">mais </text:span><text:span text:style-name="T285">recomendada</text:span><text:span text:style-name="T286">s</text:span><text:span text:style-name="T284"> para referenciar</text:span><text:span text:style-name="T286">em</text:span><text:span text:style-name="T284"> conteúdos que serão </text:span><text:span text:style-name="T348">impressos</text:span><text:span text:style-name="T284">.</text:span></text:p>
      <text:p text:style-name="P529"><text:span text:style-name="T284">O </text:span><text:span text:style-name="Source_20_Text"><text:span text:style-name="T899">tamanho padrão</text:span></text:span><text:span text:style-name="T284"> de fonte </text:span><text:span text:style-name="T288">dos navegadores</text:span><text:span text:style-name="T284"> </text:span><text:span text:style-name="T315">é</text:span><text:span text:style-name="T288"> </text:span><text:span text:style-name="Source_20_Text"><text:span text:style-name="T770">16px</text:span></text:span><text:span text:style-name="T348">, equivale</text:span><text:span text:style-name="T356">nte </text:span><text:span text:style-name="T348">a </text:span><text:span text:style-name="Source_20_Text"><text:span text:style-name="T770">1em</text:span></text:span><text:span text:style-name="T284">. A partir daí, podemos configurar o tamanho de um título </text:span><text:span text:style-name="T745">&lt;</text:span><text:span text:style-name="T746">h1&gt;</text:span><text:span text:style-name="T284">, por exemplo, como sendo 2 vezes maior que a fonte padrão usando o valor </text:span><text:span text:style-name="T745">2em</text:span><text:span text:style-name="T284"> para a propriedade, </text:span><text:span text:style-name="T285">e o subtítulo </text:span><text:span text:style-name="T746">&lt;h2&gt;</text:span><text:span text:style-name="T285"> com valor </text:span><text:span text:style-name="T746">1.5em</text:span><text:span text:style-name="T284">.</text:span></text:p>
      <text:p text:style-name="P528"><text:span text:style-name="T315">O</text:span><text:span text:style-name="T284"> </text:span><text:span text:style-name="Source_20_Text"><text:span text:style-name="T760">em</text:span></text:span><text:span text:style-name="T284">, </text:span><text:span text:style-name="T315">é relativo ao tamanho da fonte do elemento pai imediato</text:span><text:span text:style-name="T284">, </text:span><text:span text:style-name="T315">já </text:span><text:span text:style-name="T284">o </text:span><text:span text:style-name="Source_20_Text"><text:span text:style-name="T758">rem</text:span></text:span><text:span text:style-name="Source_20_Text"><text:span text:style-name="T284"> </text:span></text:span><text:span text:style-name="T284">é constante em todo o documento </text:span><text:span text:style-name="T315">pois é relativo somente com o elemento raiz </text:span><text:span text:style-name="T749">&lt;html&gt;</text:span><text:span text:style-name="T315">. Esses tamanhos são muitos utilizados em componentização.</text:span></text:p>
      <text:p text:style-name="P527"><text:span text:style-name="T284">Outras </text:span><text:span text:style-name="T289">medidas </text:span><text:span text:style-name="T284">permitem especificar tamanhos relativos à janela do leitor: </text:span><text:span text:style-name="T286">a</text:span><text:span text:style-name="T284"> </text:span><text:span text:style-name="Source_20_Text"><text:span text:style-name="T758">vw</text:span></text:span><text:span text:style-name="Source_20_Text"><text:span text:style-name="T284"> </text:span></text:span><text:span text:style-name="T284">é </text:span><text:span text:style-name="T287">a porcentagem, ou seja, </text:span><text:span text:style-name="T284">1/100 da largura da janela. </text:span><text:span text:style-name="T287">Já</text:span><text:span text:style-name="T284"> </text:span><text:span text:style-name="T286">a</text:span><text:span text:style-name="T284"> </text:span><text:span text:style-name="Source_20_Text"><text:span text:style-name="T758">vh</text:span></text:span><text:span text:style-name="Source_20_Text"><text:span text:style-name="T284"> </text:span></text:span><text:span text:style-name="T284">é 1/100 da </text:span><text:span text:style-name="T386">altura</text:span><text:span text:style-name="T284"> da janela.</text:span></text:p>
      <text:p text:style-name="P113"><text:span text:style-name="T518">I</text:span><text:span text:style-name="T499">mportante lembrar que não pode haver espaço entre o valor a e s</text:span><text:span text:style-name="T529">ua</text:span><text:span text:style-name="T499"> medida!<text:line-break/>Exemplo: </text:span><text:span text:style-name="T821">1 em</text:span><text:span text:style-name="T784"> → 1em</text:span></text:p>
      <text:p text:style-name="P406"><text:span text:style-name="T1033">Para configurar </text:span><text:span text:style-name="T1034">o tamanho da fonte</text:span><text:span text:style-name="T1033"> que será aplicad</text:span><text:span text:style-name="T1034">o</text:span><text:span text:style-name="T1033"> a um determinado texto, usamos a propriedade </text:span><text:span text:style-name="T1159">font-</text:span><text:span text:style-name="T1160">size</text:span><text:span text:style-name="T1033"> das CSS.</text:span></text:p>
      <text:p text:style-name="P105"><text:soft-page-break/><text:span text:style-name="T657">Para </text:span><text:span text:style-name="T658">adaptar o tamanho da fonte ao tamanho da tela </text:span><text:span text:style-name="T657">aplique </text:span><text:span text:style-name="T1228">vh(view-width)</text:span><text:span text:style-name="T657"> na unidade de medida</text:span><text:span text:style-name="T658">. </text:span><text:span text:style-name="T659">Exemplo: </text:span><text:span text:style-name="T1542">font-size</text:span><text:span text:style-name="T1635">: </text:span><text:span text:style-name="T1651">10vw</text:span><text:span text:style-name="T1635">; </text:span><text:span text:style-name="T1617">/*ajusta o tamanho da fonte </text:span><text:span text:style-name="T1618">dinamicamente </text:span><text:span text:style-name="T1617">em 10% em relação à largura da viewport*/</text:span></text:p>
      <text:p text:style-name="P106"/>
      <text:p text:style-name="P89"><text:span text:style-name="T731">Formatações<text:line-break/></text:span><text:span text:style-name="T1153">font-weight:</text:span><text:span text:style-name="T518"> para aplicar o negrito.<text:line-break/></text:span><text:span text:style-name="T1153">font-style:</text:span><text:span text:style-name="T518"> para aplicar o itálico.<text:line-break/></text:span><text:span text:style-name="T1158">text</text:span><text:span text:style-name="T1153">-</text:span><text:span text:style-name="T1158">decoration</text:span><text:span text:style-name="T1153">:</text:span><text:span text:style-name="T518"> para aplicar o </text:span><text:span text:style-name="T573">sublinhado</text:span><text:span text:style-name="T518">.</text:span></text:p>
      <text:p text:style-name="P190"><text:s/></text:p>
      <text:p text:style-name="P189">Existe uma <text:span text:style-name="T1467">shorthand </text:span><text:span text:style-name="T1742">(mãozinha)</text:span> para fontes que é a propriedade <text:span text:style-name="T1683">font</text:span>: <text:span text:style-name="T1741">em vez</text:span> de fazer várias configurações em múltiplas linhas, podemos simplificar tudo de maneira muito simples. <text:span text:style-name="T1741">Exemplo:</text:span></text:p>
      <text:p text:style-name="P408"><text:span text:style-name="T1546">font</text:span><text:span text:style-name="T1638">: </text:span><text:span text:style-name="T1567">italic</text:span><text:span text:style-name="T1638"> </text:span><text:span text:style-name="T1567">bold</text:span><text:span text:style-name="T1638"> </text:span><text:span text:style-name="T1653">1em</text:span><text:span text:style-name="T1638"> </text:span><text:span text:style-name="T1567">georgia</text:span><text:span text:style-name="T1638">, </text:span><text:span text:style-name="T1567">helvetica</text:span><text:span text:style-name="T1638">, </text:span><text:span text:style-name="T1567">sans-serif</text:span><text:span text:style-name="T1638">;</text:span></text:p>
      <text:p text:style-name="P194">A ordem dos atributos de uma <text:span text:style-name="T1467">shorthand</text:span> em CSS é importante!<text:line-break/>(<text:span text:style-name="T1713">style</text:span><text:span text:style-name="T1742">→ </text:span><text:span text:style-name="T1713">weight</text:span><text:span text:style-name="T1742"> → </text:span><text:span text:style-name="T1713">size</text:span><text:span text:style-name="T1742"> → </text:span><text:span text:style-name="T1713">family</text:span>)</text:p>
      <text:p text:style-name="P193"/>
      <text:p text:style-name="P101"><text:span text:style-name="T733">A</text:span><text:span text:style-name="T731">linhamento</text:span><text:span text:style-name="T733">s</text:span></text:p>
      <text:p text:style-name="P102"><text:span text:style-name="T1153">text-align: </text:span><text:span text:style-name="T1229">left</text:span><text:span text:style-name="T1153">;</text:span><text:span text:style-name="T1230">right</text:span><text:span text:style-name="T1153">;</text:span><text:span text:style-name="T1230">center</text:span><text:span text:style-name="T1153">;</text:span><text:span text:style-name="T1230">justify</text:span><text:span text:style-name="T1153">;</text:span></text:p>
      <text:p text:style-name="P256"/>
      <text:p text:style-name="P255">Legibilidade</text:p>
      <text:p text:style-name="P103"><text:span text:style-name="T1153">text-</text:span><text:span text:style-name="T1157">indent</text:span><text:span text:style-name="T560"> </text:span><text:span text:style-name="T561">recua</text:span><text:span text:style-name="T560"> </text:span><text:span text:style-name="T561">a primeira linha do parágrafo, </text:span><text:span text:style-name="T562">melhor identificando-os em textos longos</text:span><text:span text:style-name="T561">.</text:span></text:p>
      <text:p text:style-name="P517"><text:span text:style-name="Strong_20_Emphasis"><text:span text:style-name="Source_20_Text"><text:span text:style-name="T1127">line-height</text:span></text:span></text:span><text:span text:style-name="T302"> controla a altura da linha dentro de um elemento </text:span><text:span text:style-name="T303">e, consequentemente, </text:span><text:span text:style-name="T302">o espaçamento entre as linhas.</text:span></text:p>
      <text:p text:style-name="P517"><text:span text:style-name="Source_20_Text"><text:span text:style-name="T1127">letter-spacing</text:span></text:span><text:span text:style-name="T302"> controla o espaçamento entre os </text:span><text:span text:style-name="T352">caracteres</text:span></text:p>
      <text:p text:style-name="P539"><text:span text:style-name="Source_20_Text"><text:span text:style-name="T1128">w</text:span></text:span><text:span text:style-name="Source_20_Text"><text:span text:style-name="T1127">ord-spacing</text:span></text:span><text:span text:style-name="T302"> controla o espaçamento entre as </text:span><text:span text:style-name="T352">palavras</text:span><text:span text:style-name="T302">.</text:span></text:p>
      <text:p text:style-name="P367">Seletores</text:p>
      <text:p text:style-name="P238"/>
      <text:p text:style-name="P239"><text:span text:style-name="T1800">D</text:span>efinem quais elementos um conjunto de regras CSS se aplica. <text:span text:style-name="T1800">Baseados</text:span> em:</text:p>
      <text:list xml:id="list1364173104" text:style-name="L51">
        <text:list-item>
          <text:p text:style-name="P710">Tags</text:p>
        </text:list-item>
        <text:list-item>
          <text:p text:style-name="P707"><text:span text:style-name="T1312">Universais</text:span> <text:span text:style-name="T1801">*</text:span></text:p>
        </text:list-item>
        <text:list-item>
          <text:p text:style-name="P703"><text:span text:style-name="T721">ID</text:span><text:span text:style-name="T686"> </text:span><text:span text:style-name="T1301"># </text:span><text:span text:style-name="T687">e </text:span><text:span text:style-name="T721">Classes</text:span><text:span text:style-name="T686"> </text:span><text:span text:style-name="T1301">.</text:span></text:p>
        </text:list-item>
        <text:list-item>
          <text:p text:style-name="P703"><text:span text:style-name="T721">Atributos </text:span><text:span text:style-name="T1302">[ ]</text:span><text:span text:style-name="T686">: pode se basear no próprio atributo ou usando operadores para especificar atributos de valor:</text:span></text:p>
          <text:list>
            <text:list-item>
              <text:p text:style-name="P732"><text:span text:style-name="Strong_20_Emphasis"><text:span text:style-name="T900">exato</text:span></text:span><text:span text:style-name="Strong_20_Emphasis"><text:span text:style-name="T406"> </text:span></text:span><text:span text:style-name="Strong_20_Emphasis"><text:span text:style-name="T804">[atributo</text:span></text:span><text:span text:style-name="Strong_20_Emphasis"><text:span text:style-name="T1299">=</text:span></text:span><text:span text:style-name="Strong_20_Emphasis"><text:span text:style-name="T804">"valor"]<text:tab/></text:span></text:span><text:span text:style-name="Strong_20_Emphasis"><text:span text:style-name="T406"><text:line-break/>Exemplo prático: </text:span></text:span><text:span text:style-name="Strong_20_Emphasis"><text:span text:style-name="T804">a[href</text:span></text:span><text:span text:style-name="Strong_20_Emphasis"><text:span text:style-name="T1299">=</text:span></text:span><text:span text:style-name="Strong_20_Emphasis"><text:span text:style-name="T804">"https://www.exemplo.com"]</text:span></text:span><text:span text:style-name="Strong_20_Emphasis"><text:span text:style-name="T406"> </text:span></text:span></text:p>
            </text:list-item>
            <text:list-item>
              <text:p text:style-name="P732"><text:span text:style-name="Strong_20_Emphasis"><text:span text:style-name="T900">contendo palavra</text:span></text:span><text:span text:style-name="Strong_20_Emphasis"><text:span text:style-name="T406"> </text:span></text:span><text:span text:style-name="Strong_20_Emphasis"><text:span text:style-name="T804">[atributo</text:span></text:span><text:span text:style-name="Strong_20_Emphasis"><text:span text:style-name="T1299">~=</text:span></text:span><text:span text:style-name="Strong_20_Emphasis"><text:span text:style-name="T804">"valor"]</text:span></text:span><text:span text:style-name="Strong_20_Emphasis"><text:span text:style-name="T406"><text:tab/></text:span></text:span><text:span text:style-name="Strong_20_Emphasis"><text:span text:style-name="T804">[class</text:span></text:span><text:span text:style-name="Strong_20_Emphasis"><text:span text:style-name="T1299">~</text:span></text:span><text:span text:style-name="Strong_20_Emphasis"><text:span text:style-name="T804">="destaque"] </text:span></text:span></text:p>
            </text:list-item>
            <text:list-item>
              <text:p text:style-name="P732"><text:span text:style-name="Strong_20_Emphasis"><text:span text:style-name="T900">contendo substring</text:span></text:span><text:span text:style-name="Strong_20_Emphasis"><text:span text:style-name="T406"> </text:span></text:span><text:span text:style-name="Strong_20_Emphasis"><text:span text:style-name="T804">[atributo</text:span></text:span><text:span text:style-name="Strong_20_Emphasis"><text:span text:style-name="T1299">*=</text:span></text:span><text:span text:style-name="Strong_20_Emphasis"><text:span text:style-name="T804">"valor"]</text:span></text:span><text:span text:style-name="Strong_20_Emphasis"><text:span text:style-name="T406"> <text:tab/></text:span></text:span><text:span text:style-name="Strong_20_Emphasis"><text:span text:style-name="T804">[title</text:span></text:span><text:span text:style-name="Strong_20_Emphasis"><text:span text:style-name="T1299">*</text:span></text:span><text:span text:style-name="Strong_20_Emphasis"><text:span text:style-name="T804">="tutorial"]</text:span></text:span></text:p>
            </text:list-item>
            <text:list-item>
              <text:p text:style-name="P732"><text:span text:style-name="Strong_20_Emphasis"><text:span text:style-name="T900">iniciando com</text:span></text:span><text:span text:style-name="Strong_20_Emphasis"><text:span text:style-name="T406"> </text:span></text:span><text:span text:style-name="Strong_20_Emphasis"><text:span text:style-name="T804">[atributo</text:span></text:span><text:span text:style-name="Strong_20_Emphasis"><text:span text:style-name="T1299">^=</text:span></text:span><text:span text:style-name="Strong_20_Emphasis"><text:span text:style-name="T804">"valor"]</text:span></text:span><text:span text:style-name="Strong_20_Emphasis"><text:span text:style-name="T406"><text:tab/><text:tab/></text:span></text:span><text:span text:style-name="Strong_20_Emphasis"><text:span text:style-name="T804">[src</text:span></text:span><text:span text:style-name="Strong_20_Emphasis"><text:span text:style-name="T1299">^</text:span></text:span><text:span text:style-name="Strong_20_Emphasis"><text:span text:style-name="T804">="imagens/"]</text:span></text:span><text:span text:style-name="Strong_20_Emphasis"><text:span text:style-name="T406"> </text:span></text:span></text:p>
            </text:list-item>
            <text:list-item>
              <text:p text:style-name="P732"><text:span text:style-name="Strong_20_Emphasis"><text:span text:style-name="T900">terminando com</text:span></text:span><text:span text:style-name="Strong_20_Emphasis"><text:span text:style-name="T406"> </text:span></text:span><text:span text:style-name="Strong_20_Emphasis"><text:span text:style-name="T804">[atributo</text:span></text:span><text:span text:style-name="Strong_20_Emphasis"><text:span text:style-name="T1299">$=</text:span></text:span><text:span text:style-name="Strong_20_Emphasis"><text:span text:style-name="T804">"valor"]</text:span></text:span><text:span text:style-name="Strong_20_Emphasis"><text:span text:style-name="T406"><text:tab/></text:span></text:span><text:span text:style-name="Strong_20_Emphasis"><text:span text:style-name="T804">[href</text:span></text:span><text:span text:style-name="Strong_20_Emphasis"><text:span text:style-name="T1299">$</text:span></text:span><text:span text:style-name="Strong_20_Emphasis"><text:span text:style-name="T804">=".pdf"]</text:span></text:span></text:p>
            </text:list-item>
          </text:list>
        </text:list-item>
        <text:list-item>
          <text:p text:style-name="P733"><text:span text:style-name="Strong_20_Emphasis"><text:span text:style-name="T474">Aninhamentos</text:span></text:span><text:span text:style-name="Strong_20_Emphasis"><text:span text:style-name="T1285"> </text:span></text:span><text:span text:style-name="Strong_20_Emphasis"><text:span text:style-name="T1300">&amp;</text:span></text:span><text:span text:style-name="Strong_20_Emphasis"><text:span text:style-name="T406">: declara as regras de aninhamento entre pai e filho</text:span></text:span></text:p>
        </text:list-item>
      </text:list>
      <text:p text:style-name="P124"/>
      <text:p text:style-name="P124"><text:span text:style-name="T1279">C</text:span><text:span text:style-name="T1280">ombinadores</text:span></text:p>
      <text:list xml:id="list163558463437482" text:continue-numbering="true" text:style-name="L51">
        <text:list-item>
          <text:list>
            <text:list-item>
              <text:p text:style-name="P708"><text:span text:style-name="Strong_20_Emphasis"><text:span text:style-name="T1598">E D</text:span></text:span><text:span text:style-name="Strong_20_Emphasis"><text:span text:style-name="T1688"> </text:span></text:span><text:span text:style-name="Strong_20_Emphasis"><text:span text:style-name="T1692">(tecla espaço)</text:span></text:span> todos os <text:span text:style-name="T1312">descendentes</text:span>, independente do nível de aninhamento, que tenham algum <text:span text:style-name="T1802">elemento </text:span>pai em comum.</text:p>
            </text:list-item>
            <text:list-item>
              <text:p text:style-name="P708"><text:span text:style-name="Strong_20_Emphasis"><text:span text:style-name="T1598">E </text:span></text:span><text:span text:style-name="Strong_20_Emphasis"><text:span text:style-name="T1766">&gt;</text:span></text:span><text:span text:style-name="Strong_20_Emphasis"><text:span text:style-name="T1598"> </text:span></text:span>F <text:span text:style-name="T1312">filho</text:span> <text:span text:style-name="T1449">direto</text:span></text:p>
            </text:list-item>
            <text:list-item>
              <text:p text:style-name="P734"><text:span text:style-name="Strong_20_Emphasis"><text:span text:style-name="T904">E </text:span></text:span><text:span text:style-name="Strong_20_Emphasis"><text:span text:style-name="T1284">+</text:span></text:span><text:span text:style-name="Strong_20_Emphasis"><text:span text:style-name="T904"> </text:span></text:span><text:span text:style-name="Strong_20_Emphasis"><text:span text:style-name="T905">I</text:span></text:span><text:span text:style-name="T381"> </text:span><text:span text:style-name="T475">i</text:span><text:span text:style-name="T470">rmão</text:span><text:span text:style-name="T475"> </text:span><text:span text:style-name="T380">adjacente</text:span><text:span text:style-name="T407">, </text:span><text:span text:style-name="T408">é o elemento que vem imediatamente depois</text:span></text:p>
            </text:list-item>
            <text:list-item>
              <text:p text:style-name="P708"><text:span text:style-name="Strong_20_Emphasis"><text:span text:style-name="T1598">E </text:span></text:span><text:span text:style-name="Strong_20_Emphasis"><text:span text:style-name="T1770">~</text:span></text:span><text:span text:style-name="Strong_20_Emphasis"><text:span text:style-name="T1598"> <text:s/></text:span></text:span><text:span text:style-name="Strong_20_Emphasis"><text:span text:style-name="T1599">I</text:span></text:span> <text:span text:style-name="T1322">irmão </text:span><text:span text:style-name="T1455">geral</text:span><text:span text:style-name="T1804">, são </text:span>todos os <text:span text:style-name="T1802">irmãos</text:span> <text:span text:style-name="T1463">seguintes</text:span><text:span text:style-name="T1802"> que dividem o </text:span><text:span text:style-name="T1463">mesmo</text:span><text:span text:style-name="T1802"> elemento pai</text:span></text:p>
            </text:list-item>
            <text:list-item>
              <text:p text:style-name="P709"><text:span text:style-name="Strong_20_Emphasis"><text:span text:style-name="T1598">E</text:span></text:span><text:span text:style-name="Strong_20_Emphasis"><text:span text:style-name="T1771">,</text:span></text:span><text:span text:style-name="Strong_20_Emphasis"><text:span text:style-name="T1766"> </text:span></text:span><text:span text:style-name="Strong_20_Emphasis"><text:span text:style-name="T1598">F</text:span></text:span><text:span text:style-name="Strong_20_Emphasis"><text:span text:style-name="T1771">,</text:span></text:span><text:span text:style-name="Strong_20_Emphasis"><text:span text:style-name="T1766"> </text:span></text:span><text:span text:style-name="Strong_20_Emphasis"><text:span text:style-name="T1598">G</text:span></text:span><text:span text:style-name="Strong_20_Emphasis"><text:span text:style-name="T1771">,</text:span></text:span><text:span text:style-name="Strong_20_Emphasis"><text:span text:style-name="T1766"> </text:span></text:span><text:span text:style-name="Strong_20_Emphasis"><text:span text:style-name="T1598">H</text:span></text:span> <text:span text:style-name="T1312">lista</text:span> <text:span text:style-name="T1802">para agrupar os seletores e compartilhar o mesmo estilo</text:span></text:p>
            </text:list-item>
          </text:list>
        </text:list-item>
      </text:list>
      <text:p text:style-name="P348"/>
      <text:p text:style-name="P254"/>
      <text:p text:style-name="P366"/>
      <text:p text:style-name="P363">Pseudo-classes</text:p>
      <text:p text:style-name="P187"/>
      <text:p text:style-name="P107"><text:span text:style-name="T1153">pseudo-classe</text:span><text:span text:style-name="T1155">s</text:span><text:span text:style-name="T501"> </text:span><text:span text:style-name="T662">são</text:span><text:span text:style-name="T631"> </text:span><text:span text:style-name="T663">seletores especiais</text:span><text:span text:style-name="T631"> </text:span><text:span text:style-name="T663">usados em conjunto com os</text:span><text:span text:style-name="T631"> seletor</text:span><text:span text:style-name="T662">es</text:span><text:span text:style-name="T631"> após</text:span><text:span text:style-name="T501"> um sinal de </text:span><text:span text:style-name="T602">dois pontos</text:span><text:span text:style-name="T501"> </text:span><text:span text:style-name="T519">(</text:span><text:span text:style-name="T1153">:</text:span><text:span text:style-name="T519">)</text:span><text:span text:style-name="T501"> e </text:span><text:span text:style-name="T545">permitem estilizar </text:span><text:span text:style-name="T563">ou localizar </text:span><text:span text:style-name="T545">elementos com base em seu </text:span><text:span text:style-name="T720">estado</text:span><text:span text:style-name="T545"> ou </text:span><text:span text:style-name="T720">posição</text:span><text:span text:style-name="T545"> no DOM. Frequentemente usados</text:span><text:span text:style-name="T520"> na personalização de links</text:span><text:span text:style-name="T501">. </text:span><text:span text:style-name="T544">As principais são</text:span><text:span text:style-name="T501">:</text:span></text:p>
      <text:list xml:id="list1272079076" text:style-name="L52">
        <text:list-item>
          <text:p text:style-name="P640"><text:span text:style-name="T925">estado</text:span><text:span text:style-name="T879"> </text:span><text:span text:style-name="T880">:hover</text:span><text:span text:style-name="T501">, </text:span><text:span text:style-name="T881">:</text:span><text:span text:style-name="T880">link</text:span><text:span text:style-name="T574">, </text:span><text:span text:style-name="T880">:visited</text:span><text:span text:style-name="T501">, </text:span><text:span text:style-name="T880">:active</text:span><text:span text:style-name="T501">, </text:span><text:span text:style-name="T880">:checked</text:span><text:span text:style-name="T501">, </text:span><text:span text:style-name="T880">:empty,<text:line-break/>:</text:span><text:span text:style-name="T882">modal, :popover-open, :</text:span><text:span text:style-name="T883">focus</text:span></text:p>
        </text:list-item>
        <text:list-item>
          <text:p text:style-name="P643"><text:span text:style-name="T925">posição</text:span><text:span text:style-name="T879"> </text:span><text:span text:style-name="T880">:</text:span><text:span text:style-name="T881">root</text:span><text:span text:style-name="T501">, </text:span><text:span text:style-name="T880">:</text:span><text:span text:style-name="T884">firs</text:span><text:span text:style-name="T885">t</text:span><text:span text:style-name="T884">-child</text:span><text:span text:style-name="T501">, </text:span><text:span text:style-name="T884">:last-child</text:span><text:span text:style-name="T575">, </text:span><text:span text:style-name="T881">:</text:span><text:span text:style-name="T884">nth-child()</text:span><text:span text:style-name="T501">, </text:span><text:span text:style-name="T884">nth-of-type()</text:span></text:p>
        </text:list-item>
      </text:list>
      <text:p text:style-name="P1"/>
      <text:p text:style-name="P244"><text:span text:style-name="T1805">P</text:span><text:span text:style-name="T1803">rincipais </text:span><text:span text:style-name="T1312">funções</text:span> de pseudo-classes <text:span text:style-name="T1803">para selecionar elementos:</text:span></text:p>
      <text:list xml:id="list163557341421784" text:continue-numbering="true" text:style-name="L52">
        <text:list-item>
          <text:p text:style-name="P641"><text:span text:style-name="T722">:</text:span><text:span text:style-name="T926">not()</text:span></text:p>
        </text:list-item>
        <text:list-item>
          <text:p text:style-name="P671">:has()</text:p>
        </text:list-item>
        <text:list-item>
          <text:p text:style-name="P672">:is()</text:p>
        </text:list-item>
        <text:list-item>
          <text:p text:style-name="P672">:where()</text:p>
        </text:list-item>
      </text:list>
      <text:p text:style-name="P366"/>
      <text:p text:style-name="P366">Pseudo-elementos</text:p>
      <text:p text:style-name="P188"/>
      <text:p text:style-name="P2"><text:span text:style-name="T1153">pseudo-elemento</text:span><text:span text:style-name="T1155">s</text:span><text:span text:style-name="T712"> </text:span><text:span text:style-name="T714">são</text:span><text:span text:style-name="T712"> </text:span><text:span text:style-name="T715">seletores especiais</text:span><text:span text:style-name="T712"> </text:span><text:span text:style-name="T715">usados em conjunto com os</text:span><text:span text:style-name="T712"> seletor</text:span><text:span text:style-name="T714">es</text:span><text:span text:style-name="T712"> após </text:span><text:span text:style-name="T626">duplos</text:span><text:span text:style-name="T627"> sinais de dois pontos</text:span><text:span text:style-name="T712"> </text:span><text:span text:style-name="T713">(</text:span><text:span text:style-name="T1153">::</text:span><text:span text:style-name="T713">)</text:span><text:span text:style-name="T712"> e </text:span><text:span text:style-name="T714">formatam</text:span><text:span text:style-name="T712"> um pedaço </text:span><text:span text:style-name="T716">de </text:span><text:span text:style-name="T628">conteúdo</text:span><text:span text:style-name="T716"> </text:span><text:span text:style-name="T712">específico do elemento referenciado, </text:span><text:span text:style-name="T715">sem precisar criar novos elementos no DOM</text:span><text:span text:style-name="T712">. </text:span><text:span text:style-name="T715">Alguns exemplos </text:span><text:span text:style-name="T716">entre</text:span><text:span text:style-name="T712"> principais </text:span><text:span text:style-name="T716">est</text:span><text:span text:style-name="T712">ão:</text:span></text:p>
      <text:list xml:id="list2392290662" text:style-name="L53">
        <text:list-item>
          <text:p text:style-name="P642"><text:span text:style-name="T963">::before</text:span><text:span text:style-name="T877"> </text:span><text:span text:style-name="T631">e</text:span><text:span text:style-name="T878"> </text:span><text:span text:style-name="T963">::after</text:span><text:span text:style-name="T631">: adiciona</text:span><text:span text:style-name="T663">m</text:span><text:span text:style-name="T631"> conteúdo antes ou depois do conteúdo real do elemento.</text:span></text:p>
        </text:list-item>
        <text:list-item>
          <text:p text:style-name="P642"><text:span text:style-name="T963">::first-line</text:span><text:span text:style-name="T631">: seleciona a primeira linha de texto dentro de um elemento </text:span><text:span text:style-name="T663">como, por exemplo, um parágrafo.</text:span></text:p>
        </text:list-item>
        <text:list-item>
          <text:p text:style-name="P642"><text:span text:style-name="T963">::first-letter</text:span><text:span text:style-name="T631">: seleciona a primeira </text:span><text:span text:style-name="T663">letra</text:span><text:span text:style-name="T631"> de</text:span><text:span text:style-name="T663">ntro de um elemento</text:span></text:p>
        </text:list-item>
        <text:list-item>
          <text:p text:style-name="P642"><text:span text:style-name="T963">::selection</text:span><text:span text:style-name="T663">: seleciona o texto destacado pelo usuário.</text:span></text:p>
        </text:list-item>
        <text:list-item>
          <text:p text:style-name="P642"><text:span text:style-name="T963">::placeholder</text:span><text:span text:style-name="T663">: seleciona o texto do espaço reservado (placeholder) em campos de formulário. </text:span></text:p>
        </text:list-item>
      </text:list>
      <text:p text:style-name="P240"/>
      <text:p text:style-name="P433"><text:span text:style-name="T1640">.exemplo::before</text:span> {<text:tab/><text:tab/><text:tab/></text:p>
      <text:p text:style-name="P427"><text:span text:style-name="T1528"><text:tab/>content</text:span><text:span text:style-name="T1602">: </text:span><text:span text:style-name="T1552">'&gt;&gt;'</text:span><text:span text:style-name="T1602">;<text:tab/><text:tab/><text:tab/></text:span></text:p>
      <text:p text:style-name="P427"><text:span text:style-name="T1528"><text:tab/>font-weight</text:span><text:span text:style-name="T1602">: </text:span><text:span text:style-name="T1552">lighter</text:span><text:span text:style-name="T1602">;<text:tab/><text:tab/></text:span></text:p>
      <text:p text:style-name="P437">}<text:tab/><text:tab/><text:tab/><text:tab/><text:tab/><text:tab/></text:p>
      <text:p text:style-name="P433"><text:span text:style-name="T1640">.exemplo::after</text:span> {<text:tab/><text:tab/><text:tab/></text:p>
      <text:p text:style-name="P427"><text:span text:style-name="T1528"><text:tab/>content</text:span><text:span text:style-name="T1602">: </text:span><text:span text:style-name="T1552">'&lt;&lt;'</text:span><text:span text:style-name="T1602">;<text:tab/><text:tab/><text:tab/></text:span></text:p>
      <text:p text:style-name="P427"><text:span text:style-name="T1528"><text:tab/>font-weight</text:span><text:span text:style-name="T1602">: </text:span><text:span text:style-name="T1552">lighter</text:span><text:span text:style-name="T1602">;<text:tab/><text:tab/></text:span></text:p>
      <text:p text:style-name="P433">}<text:tab/><text:tab/><text:tab/><text:tab/><text:tab/><text:tab/></text:p>
      <text:p text:style-name="P368">At-rules</text:p>
      <text:p text:style-name="Text_20_body"><text:span text:style-name="T410">R</text:span><text:span text:style-name="T409">egras</text:span><text:span text:style-name="T477"> </text:span><text:span text:style-name="T476">at-</text:span><text:span text:style-name="T490">rules</text:span><text:span text:style-name="T409"> são instruções </text:span><text:span text:style-name="T411">CSS </text:span><text:span text:style-name="T409">que começam com o símbolo </text:span><text:span text:style-name="Source_20_Text"><text:span text:style-name="T1286">@</text:span></text:span><text:span text:style-name="T409"> para definir configurações especiais ou diferentes comportamentos. </text:span><text:span text:style-name="T410">Cada regra tem</text:span><text:span text:style-name="T409"> uma sintaxe diferente e </text:span><text:span text:style-name="T412">as</text:span><text:span text:style-name="T409"> principais são:</text:span></text:p>
      <text:list xml:id="list2900572026" text:style-name="L54">
        <text:list-item>
          <text:p text:style-name="P735"><text:span text:style-name="Source_20_Text"><text:span text:style-name="Strong_20_Emphasis"><text:span text:style-name="T901">@charset</text:span></text:span></text:span><text:span text:style-name="Source_20_Text"><text:span text:style-name="Strong_20_Emphasis"><text:span text:style-name="T409">: d</text:span></text:span></text:span><text:span text:style-name="T409">efine a </text:span><text:span text:style-name="T357">codificação</text:span><text:span text:style-name="T409"> de caracteres do arquivo CSS.</text:span></text:p>
        </text:list-item>
        <text:list-item>
          <text:p text:style-name="P735"><text:span text:style-name="Strong_20_Emphasis"><text:span text:style-name="T906">@media</text:span></text:span><text:span text:style-name="Source_20_Text"><text:span text:style-name="T411">: usado em media queries, d</text:span></text:span><text:span text:style-name="Source_20_Text"><text:span text:style-name="T409">efine regras de estilo condicionais com base </text:span></text:span><text:span text:style-name="Source_20_Text"><text:span text:style-name="T411">em</text:span></text:span><text:span text:style-name="Source_20_Text"><text:span text:style-name="T409"> características como </text:span></text:span><text:span text:style-name="Source_20_Text"><text:span text:style-name="T357">largura</text:span></text:span><text:span text:style-name="Source_20_Text"><text:span text:style-name="T409"> de tela, </text:span></text:span><text:span text:style-name="Source_20_Text"><text:span text:style-name="T357">orientação</text:span></text:span><text:span text:style-name="Source_20_Text"><text:span text:style-name="T409">, etc. </text:span></text:span></text:p>
        </text:list-item>
        <text:list-item>
          <text:p text:style-name="P735"><text:span text:style-name="Strong_20_Emphasis"><text:span text:style-name="T906">@font-face</text:span></text:span><text:span text:style-name="Source_20_Text"><text:span text:style-name="Strong_20_Emphasis"><text:span text:style-name="T409">: i</text:span></text:span></text:span><text:span text:style-name="T409">ncorpora </text:span><text:span text:style-name="T357">fontes</text:span><text:span text:style-name="T409"> personalizadas</text:span></text:p>
        </text:list-item>
        <text:list-item>
          <text:p text:style-name="P735"><text:span text:style-name="Strong_20_Emphasis"><text:span text:style-name="T906">@keyframes</text:span></text:span><text:span text:style-name="Source_20_Text"><text:span text:style-name="Strong_20_Emphasis"><text:span text:style-name="T409">: d</text:span></text:span></text:span><text:span text:style-name="T409">efine </text:span><text:span text:style-name="T357">animações</text:span><text:span text:style-name="T409"> </text:span></text:p>
        </text:list-item>
        <text:list-item>
          <text:p text:style-name="P735"><text:span text:style-name="Strong_20_Emphasis"><text:span text:style-name="T906">@import</text:span></text:span><text:span text:style-name="Source_20_Text"><text:span text:style-name="Strong_20_Emphasis"><text:span text:style-name="T477">:</text:span></text:span></text:span><text:span text:style-name="Source_20_Text"><text:span text:style-name="Strong_20_Emphasis"><text:span text:style-name="T409"> i</text:span></text:span></text:span><text:span text:style-name="T409">mporta </text:span><text:span text:style-name="T357">estilos de outros arquivos</text:span><text:span text:style-name="T409"> CSS.</text:span></text:p>
        </text:list-item>
        <text:list-item>
          <text:p text:style-name="P735"><text:span text:style-name="Strong_20_Emphasis"><text:span text:style-name="T906">@supports</text:span></text:span><text:span text:style-name="Source_20_Text"><text:span text:style-name="Strong_20_Emphasis"><text:span text:style-name="T409">: v</text:span></text:span></text:span><text:span text:style-name="T409">erifica se o </text:span><text:span text:style-name="T357">navegador suporta</text:span><text:span text:style-name="T409"> uma determinada funcionalidade antes de aplicar as regras de estilo.</text:span></text:p>
        </text:list-item>
        <text:list-item>
          <text:p text:style-name="P735"><text:span text:style-name="Strong_20_Emphasis"><text:span text:style-name="T906">@page</text:span></text:span><text:span text:style-name="Source_20_Text"><text:span text:style-name="Strong_20_Emphasis"><text:span text:style-name="T409">: d</text:span></text:span></text:span><text:span text:style-name="T409">efine estilos específicos para a página ao ser </text:span><text:span text:style-name="T357">impressa</text:span><text:span text:style-name="T409">.</text:span></text:p>
        </text:list-item>
        <text:list-item>
          <text:p text:style-name="P735"><text:span text:style-name="Strong_20_Emphasis"><text:span text:style-name="T906">@namespace</text:span></text:span><text:span text:style-name="Source_20_Text"><text:span text:style-name="Strong_20_Emphasis"><text:span text:style-name="T409">: </text:span></text:span></text:span><text:span text:style-name="Source_20_Text"><text:span text:style-name="Strong_20_Emphasis"><text:span text:style-name="T411">d</text:span></text:span></text:span><text:span text:style-name="T409">efine o namespace para seletores XML.<text:line-break/>Exemplo: @namespace </text:span><text:span text:style-name="T357">svg</text:span><text:span text:style-name="T409"> url(http://www.w3.org/2000/svg); </text:span></text:p>
        </text:list-item>
        <text:list-item>
          <text:p text:style-name="P576"><text:span text:style-name="Strong_20_Emphasis"><text:span text:style-name="T906">@layer</text:span></text:span><text:span text:style-name="T409">: permit</text:span><text:span text:style-name="T411">e</text:span><text:span text:style-name="T409"> controlar a or</text:span><text:span text:style-name="T466">dem de carregamento dos estilos, para fornecer maior controle sobre a renderização da página e </text:span><text:span text:style-name="T379">otimizar o desempenho</text:span><text:span text:style-name="T466">. </text:span><text:span text:style-name="T467">P</text:span><text:span text:style-name="T466">or exemplo, os estilos </text:span><text:span text:style-name="T467">podem ser</text:span><text:span text:style-name="T466"> divididos em d</text:span><text:span text:style-name="T467">ua</text:span><text:span text:style-name="T466">s layers: </text:span><text:span text:style-name="Source_20_Text"><text:span text:style-name="T466">base</text:span></text:span><text:span text:style-name="T466"> e </text:span><text:span text:style-name="Source_20_Text"><text:span text:style-name="T466">component:</text:span></text:span><text:span text:style-name="T466"> </text:span><text:span text:style-name="T467">a </text:span><text:span text:style-name="T466">intenção é indicar que os estilos dentro do layer </text:span><text:span text:style-name="Source_20_Text"><text:span text:style-name="T466">base</text:span></text:span><text:span text:style-name="T466"> são fundamentais para a estrutura básica da página, enquanto </text:span><text:span text:style-name="T467">que</text:span><text:span text:style-name="T466"> os estilos dentro do layer </text:span><text:span text:style-name="Source_20_Text"><text:span text:style-name="T466">component</text:span></text:span><text:span text:style-name="T466"> estão relacionados a componentes específicos.</text:span></text:p>
        </text:list-item>
      </text:list>
      <text:p text:style-name="P138"/>
      <text:p text:style-name="P369">Funções</text:p>
      <text:p text:style-name="P139"/>
      <text:list xml:id="list171186452" text:style-name="L55">
        <text:list-item>
          <text:p text:style-name="P577"><text:span text:style-name="T724">cor</text:span><text:span text:style-name="T707">: </text:span><text:span text:style-name="T965">rgb()</text:span><text:span text:style-name="T707">, </text:span><text:span text:style-name="T965">rgba()</text:span><text:span text:style-name="T707">,</text:span><text:span text:style-name="T965"> hsl()</text:span><text:span text:style-name="T707"> e </text:span><text:span text:style-name="T965">hsla()</text:span><text:span text:style-name="T707"><text:tab/><text:line-break/></text:span><text:span text:style-name="T1195">co</text:span><text:span text:style-name="T1194">lor</text:span><text:span text:style-name="T1100">: </text:span><text:span text:style-name="T1218">rgb</text:span><text:span text:style-name="T1100">(</text:span><text:span text:style-name="T1226">128</text:span><text:span text:style-name="T1100">,</text:span><text:span text:style-name="T1226">128</text:span><text:span text:style-name="T1100">,</text:span><text:span text:style-name="T1226">128</text:span><text:span text:style-name="T1100">); </text:span><text:span text:style-name="T1194">color</text:span><text:span text:style-name="T1100">: </text:span><text:span text:style-name="T1218">hsla</text:span><text:span text:style-name="T1100">(</text:span><text:span text:style-name="T1226">120</text:span><text:span text:style-name="T1100">,</text:span><text:span text:style-name="T1226">60%</text:span><text:span text:style-name="T1100">,</text:span><text:span text:style-name="T1226">70%</text:span><text:span text:style-name="T1100">, </text:span><text:span text:style-name="T1226">0.7</text:span><text:span text:style-name="T1100">);</text:span></text:p>
        </text:list-item>
        <text:list-item>
          <text:p text:style-name="P577"><text:span text:style-name="T724">recurso</text:span><text:span text:style-name="T707">: </text:span><text:span text:style-name="T965">url()</text:span><text:span text:style-name="T707"><text:tab/></text:span><text:span text:style-name="T1195">background-image</text:span><text:span text:style-name="T1101">: </text:span><text:span text:style-name="T1219">url</text:span><text:span text:style-name="T1101">(</text:span><text:span text:style-name="T1195">https://www.ranoya.com/Assets/Logotipos/UFPESmall.png</text:span><text:span text:style-name="T1101">);</text:span></text:p>
        </text:list-item>
        <text:list-item>
          <text:p text:style-name="P577"><text:span text:style-name="T724">calcular</text:span><text:span text:style-name="T707">: </text:span><text:span text:style-name="T965">cal</text:span><text:span text:style-name="T967">c</text:span><text:span text:style-name="T965">()</text:span><text:span text:style-name="T707"><text:tab/></text:span><text:span text:style-name="T1195">width</text:span><text:span text:style-name="T1101">: </text:span><text:span text:style-name="T1219">calc</text:span><text:span text:style-name="T1101">(</text:span><text:span text:style-name="T1227">100%</text:span><text:span text:style-name="T1101"> - </text:span><text:span text:style-name="T1227">60px</text:span><text:span text:style-name="T1101">); </text:span></text:p>
        </text:list-item>
        <text:list-item>
          <text:p text:style-name="P577"><text:span text:style-name="T724">variáveis</text:span><text:span text:style-name="T707">: </text:span><text:span text:style-name="T965">var()<text:tab/></text:span><text:span text:style-name="T707"><text:tab/></text:span><text:span text:style-name="T1195">background-color</text:span><text:span text:style-name="T1101">: </text:span><text:span text:style-name="T1219">var</text:span><text:span text:style-name="T1101">(</text:span><text:span text:style-name="T1195">--main-bg-color</text:span><text:span text:style-name="T1101">);</text:span></text:p>
        </text:list-item>
        <text:list-item>
          <text:p text:style-name="P577"><text:span text:style-name="T724">atributos</text:span><text:span text:style-name="T707">: </text:span><text:span text:style-name="T965">attr()</text:span><text:span text:style-name="T707"><text:tab/></text:span><text:span text:style-name="T1194">content</text:span><text:span text:style-name="T1100">: </text:span><text:span text:style-name="T1067">" ["</text:span><text:span text:style-name="T1100"> </text:span><text:span text:style-name="T1218">attr</text:span><text:span text:style-name="T1100">(</text:span><text:span text:style-name="T1194">href</text:span><text:span text:style-name="T1100">) </text:span><text:span text:style-name="T1067">"]"</text:span><text:span text:style-name="T1100">;</text:span></text:p>
        </text:list-item>
        <text:list-item>
          <text:p text:style-name="P577"><text:span text:style-name="T724">gradientes</text:span><text:span text:style-name="T707">: </text:span><text:span text:style-name="T965">linear-gradient()</text:span><text:span text:style-name="T707"> e </text:span><text:span text:style-name="T965">radial-gradient()</text:span><text:span text:style-name="T707"><text:line-break/></text:span><text:span text:style-name="T1194">background-color</text:span><text:span text:style-name="T1100">: (to </text:span><text:span text:style-name="T1067">top</text:span><text:span text:style-name="T1100"> </text:span><text:span text:style-name="T1067">right</text:span><text:span text:style-name="T1100">, </text:span><text:span text:style-name="T1067">red</text:span><text:span text:style-name="T1100">,</text:span><text:span text:style-name="T1067">orange</text:span><text:span text:style-name="T1100">,</text:span><text:span text:style-name="T1067">yellow</text:span><text:span text:style-name="T1100">,</text:span><text:span text:style-name="T1067">green</text:span><text:span text:style-name="T1100">,</text:span><text:span text:style-name="T1067">#000000</text:span><text:span text:style-name="T1100">);</text:span></text:p>
        </text:list-item>
        <text:list-item>
          <text:p text:style-name="P578"><text:span text:style-name="T723">animações</text:span><text:span text:style-name="T706">: </text:span><text:span text:style-name="T964">translate(</text:span><text:span text:style-name="T1231">20px</text:span><text:span text:style-name="T966">,</text:span><text:span text:style-name="T1231">30px</text:span><text:span text:style-name="T964">)</text:span><text:span text:style-name="T706">, </text:span><text:span text:style-name="T964">rotate()</text:span><text:span text:style-name="T706">, </text:span><text:span text:style-name="T964">scale()</text:span><text:span text:style-name="T706"> e </text:span><text:span text:style-name="T964">skew()</text:span></text:p>
        </text:list-item>
        <text:list-item>
          <text:p text:style-name="P578"><text:span text:style-name="T723">filtros</text:span><text:span text:style-name="T706">: </text:span><text:span text:style-name="T964">blur(</text:span><text:span text:style-name="T1231">5px</text:span><text:span text:style-name="T964">)</text:span><text:span text:style-name="T706">, </text:span><text:span text:style-name="T964">opacity()</text:span><text:span text:style-name="T706"> e </text:span><text:span text:style-name="T964">brightness(</text:span><text:span text:style-name="T1231">80%</text:span><text:span text:style-name="T964">)</text:span></text:p>
        </text:list-item>
      </text:list>
      <text:p text:style-name="P360"><text:soft-page-break/>Animações</text:p>
      <text:p text:style-name="P257"><text:span text:style-name="Source_20_Text"><text:span text:style-name="T1684">cursor</text:span></text:span><text:span text:style-name="T1690"> define o tipo de cursor que será exibido quando o ponteiro do mouse estiver sobre um determinado elemento. </text:span><text:span text:style-name="T1691">Os valores mais comuns são: </text:span><text:span text:style-name="T1798">auto</text:span><text:span text:style-name="T1691">, </text:span><text:span text:style-name="T1798">default</text:span><text:span text:style-name="T1691">, </text:span><text:span text:style-name="T1798">pointer</text:span><text:span text:style-name="T1691">, </text:span><text:span text:style-name="T1798">move</text:span><text:span text:style-name="T1691">, </text:span><text:span text:style-name="T1798">text</text:span><text:span text:style-name="T1691">, </text:span><text:span text:style-name="T1798">alias</text:span><text:span text:style-name="T1691">, </text:span><text:span text:style-name="T1798">help</text:span></text:p>
      <text:p text:style-name="P535"><text:span text:style-name="Source_20_Text"><text:span text:style-name="T1127">transition</text:span></text:span><text:span text:style-name="T302"> </text:span><text:span text:style-name="T316">é uma shorthand para as propriedades de animação baseadas em iteração, identificadas por pseudo-classes. </text:span><text:span text:style-name="T302">Sintaxe:</text:span><text:span text:style-name="T735"> </text:span><text:span text:style-name="T1209">transition</text:span><text:span text:style-name="T1271">: [</text:span><text:span text:style-name="T1307">propriedade]</text:span><text:span text:style-name="T1271"> [</text:span><text:span text:style-name="T1307">duração]</text:span><text:span text:style-name="T1271"> [</text:span><text:span text:style-name="T1307">função-de-tempo</text:span><text:span text:style-name="T1271">] [</text:span><text:span text:style-name="T1307">atraso</text:span><text:span text:style-name="T1271">] [</text:span><text:span text:style-name="T1307">comportamento</text:span><text:span text:style-name="T1271">];</text:span></text:p>
      <text:list xml:id="list41863002" text:style-name="L56">
        <text:list-item>
          <text:p text:style-name="P736"><text:span text:style-name="Source_20_Text"><text:span text:style-name="T969">transition-property: </text:span></text:span><text:span text:style-name="Source_20_Text"><text:span text:style-name="T1243">none</text:span></text:span><text:span text:style-name="Source_20_Text"><text:span text:style-name="T316">, </text:span></text:span><text:span text:style-name="Source_20_Text"><text:span text:style-name="T1243">all</text:span></text:span><text:span text:style-name="Source_20_Text"><text:span text:style-name="T316">, </text:span></text:span><text:span text:style-name="Source_20_Text"><text:span text:style-name="T1243">background-color</text:span></text:span><text:span text:style-name="Source_20_Text"><text:span text:style-name="T316">, </text:span></text:span><text:span text:style-name="Source_20_Text"><text:span text:style-name="T1243">font-size</text:span></text:span><text:span text:style-name="Source_20_Text"><text:span text:style-name="T316">, etc</text:span></text:span></text:p>
        </text:list-item>
        <text:list-item>
          <text:p text:style-name="P737"><text:span text:style-name="Source_20_Text"><text:span text:style-name="T969">transition-duration:</text:span></text:span><text:span text:style-name="Source_20_Text"><text:span text:style-name="T316"> </text:span></text:span><text:span text:style-name="Source_20_Text"><text:span text:style-name="T1243">0s</text:span></text:span><text:span text:style-name="Source_20_Text"><text:span text:style-name="T316">, </text:span></text:span><text:span text:style-name="Source_20_Text"><text:span text:style-name="T1243">500ms</text:span></text:span><text:span text:style-name="Source_20_Text"><text:span text:style-name="T316">, </text:span></text:span><text:span text:style-name="Source_20_Text"><text:span text:style-name="T1243">1s</text:span></text:span><text:span text:style-name="Source_20_Text"><text:span text:style-name="T316">, </text:span></text:span><text:span text:style-name="Source_20_Text"><text:span text:style-name="T1243">2s</text:span></text:span><text:span text:style-name="Source_20_Text"><text:span text:style-name="T812">...</text:span></text:span></text:p>
        </text:list-item>
        <text:list-item>
          <text:p text:style-name="P736"><text:span text:style-name="Source_20_Text"><text:span text:style-name="T969">transition-timing-function:</text:span></text:span><text:span text:style-name="Source_20_Text"><text:span text:style-name="T1243"> linear</text:span></text:span><text:span text:style-name="Source_20_Text"><text:span text:style-name="T316">, </text:span></text:span><text:span text:style-name="Source_20_Text"><text:span text:style-name="T1243">ease</text:span></text:span><text:span text:style-name="Source_20_Text"><text:span text:style-name="T316">, </text:span></text:span><text:span text:style-name="Source_20_Text"><text:span text:style-name="T1243">ease-in</text:span></text:span><text:span text:style-name="Source_20_Text"><text:span text:style-name="T316">, </text:span></text:span><text:span text:style-name="Source_20_Text"><text:span text:style-name="T1243">ease-out</text:span></text:span><text:span text:style-name="Source_20_Text"><text:span text:style-name="T316">, </text:span></text:span><text:span text:style-name="Source_20_Text"><text:span text:style-name="T1243">ease-in-out</text:span></text:span><text:span text:style-name="Source_20_Text"><text:span text:style-name="T316">, </text:span></text:span><text:span text:style-name="Source_20_Text"><text:span text:style-name="T1243">step-start</text:span></text:span><text:span text:style-name="Source_20_Text"><text:span text:style-name="T316">, </text:span></text:span><text:span text:style-name="Source_20_Text"><text:span text:style-name="T1243">step-end</text:span></text:span><text:span text:style-name="Source_20_Text"><text:span text:style-name="T316">, </text:span></text:span><text:span text:style-name="Source_20_Text"><text:span text:style-name="T1243">steps()</text:span></text:span><text:span text:style-name="Source_20_Text"><text:span text:style-name="T316">, </text:span></text:span><text:span text:style-name="Source_20_Text"><text:span text:style-name="T1243">cubic-bezier()</text:span></text:span></text:p>
        </text:list-item>
        <text:list-item>
          <text:p text:style-name="P737"><text:span text:style-name="Source_20_Text"><text:span text:style-name="T969">transition-delay:</text:span></text:span><text:span text:style-name="Source_20_Text"><text:span text:style-name="T413"> </text:span></text:span><text:span text:style-name="Source_20_Text"><text:span text:style-name="T1243">0s</text:span></text:span><text:span text:style-name="Source_20_Text"><text:span text:style-name="T413">, </text:span></text:span><text:span text:style-name="Source_20_Text"><text:span text:style-name="T1243">500ms</text:span></text:span><text:span text:style-name="Source_20_Text"><text:span text:style-name="T413">, </text:span></text:span><text:span text:style-name="Source_20_Text"><text:span text:style-name="T1243">1s</text:span></text:span><text:span text:style-name="Source_20_Text"><text:span text:style-name="T413">, </text:span></text:span><text:span text:style-name="Source_20_Text"><text:span text:style-name="T1243">2s</text:span></text:span><text:span text:style-name="Source_20_Text"><text:span text:style-name="T812">...</text:span></text:span></text:p>
        </text:list-item>
        <text:list-item>
          <text:p text:style-name="P736"><text:span text:style-name="Source_20_Text"><text:span text:style-name="T969">transition-behavior:</text:span></text:span><text:span text:style-name="Source_20_Text"><text:span text:style-name="T1243">normal</text:span></text:span><text:span text:style-name="Source_20_Text"><text:span text:style-name="T316">, </text:span></text:span><text:span text:style-name="Source_20_Text"><text:span text:style-name="T1243">allow-discrete</text:span></text:span></text:p>
        </text:list-item>
      </text:list>
      <text:p text:style-name="P535"><text:span text:style-name="Source_20_Text"><text:span text:style-name="T4"/></text:span></text:p>
      <text:p text:style-name="P536"><text:span text:style-name="Source_20_Text"><text:span text:style-name="T1127">trans</text:span></text:span><text:span text:style-name="Source_20_Text"><text:span text:style-name="T1130">form</text:span></text:span><text:span text:style-name="Source_20_Text"><text:span text:style-name="T414"> </text:span></text:span><text:span text:style-name="Source_20_Text"><text:span text:style-name="T413">é uma shorthand que permite </text:span></text:span><text:span text:style-name="Source_20_Text"><text:span text:style-name="T415">transformar animações 2D e 3D com translação, </text:span></text:span><text:span text:style-name="Source_20_Text"><text:span text:style-name="T413">girar, dimensionar</text:span></text:span><text:span text:style-name="Source_20_Text"><text:span text:style-name="T415">(scale)</text:span></text:span><text:span text:style-name="Source_20_Text"><text:span text:style-name="T413"> </text:span></text:span><text:span text:style-name="Source_20_Text"><text:span text:style-name="T415">ou </text:span></text:span><text:span text:style-name="Source_20_Text"><text:span text:style-name="T413">inclinar</text:span></text:span><text:span text:style-name="Source_20_Text"><text:span text:style-name="T415">(skew)</text:span></text:span><text:span text:style-name="Source_20_Text"><text:span text:style-name="T413"> elemento</text:span></text:span><text:span text:style-name="Source_20_Text"><text:span text:style-name="T415">s</text:span></text:span><text:span text:style-name="Source_20_Text"><text:span text:style-name="T413">. </text:span></text:span><text:span text:style-name="Source_20_Text"><text:span text:style-name="T416">Suas funções são: </text:span></text:span><text:span text:style-name="Source_20_Text"><text:span text:style-name="T970">matrix()</text:span></text:span><text:span text:style-name="Source_20_Text"><text:span text:style-name="T416">, </text:span></text:span><text:span text:style-name="Source_20_Text"><text:span text:style-name="T970">translate()</text:span></text:span><text:span text:style-name="Source_20_Text"><text:span text:style-name="T416">, </text:span></text:span><text:span text:style-name="Source_20_Text"><text:span text:style-name="T970">scale()</text:span></text:span><text:span text:style-name="Source_20_Text"><text:span text:style-name="T416">, </text:span></text:span><text:span text:style-name="Source_20_Text"><text:span text:style-name="T970">rotate()</text:span></text:span><text:span text:style-name="Source_20_Text"><text:span text:style-name="T416">, </text:span></text:span><text:span text:style-name="Source_20_Text"><text:span text:style-name="T970">skew()</text:span></text:span><text:span text:style-name="Source_20_Text"><text:span text:style-name="T416"> e </text:span></text:span><text:span text:style-name="Source_20_Text"><text:span text:style-name="T970">scale()</text:span></text:span></text:p>
      <text:p text:style-name="P537"><text:span text:style-name="Source_20_Text"><text:span text:style-name="T4"/></text:span></text:p>
      <text:p text:style-name="P534"><text:span text:style-name="Source_20_Text"><text:span text:style-name="T1130">animation</text:span></text:span><text:span text:style-name="Source_20_Text"><text:span text:style-name="T415"> é uma shorthand para aplicar animações </text:span></text:span><text:span text:style-name="Source_20_Text"><text:span text:style-name="T417">em</text:span></text:span><text:span text:style-name="Source_20_Text"><text:span text:style-name="T415"> elementos.</text:span></text:span></text:p>
      <text:list xml:id="list619989286" text:style-name="L57">
        <text:list-item>
          <text:p text:style-name="P738"><text:span text:style-name="Source_20_Text"><text:span text:style-name="T1594">a</text:span></text:span><text:span text:style-name="Source_20_Text"><text:span text:style-name="T1593">nimation-name</text:span></text:span><text:span text:style-name="Source_20_Text"><text:span text:style-name="T4">: </text:span></text:span><text:span text:style-name="Source_20_Text"><text:span text:style-name="T1243">none</text:span></text:span><text:span text:style-name="Source_20_Text"><text:span text:style-name="T5">, </text:span></text:span><text:span text:style-name="Source_20_Text"><text:span text:style-name="T1243">slide</text:span></text:span><text:span text:style-name="Source_20_Text"><text:span text:style-name="T5">, </text:span></text:span><text:span text:style-name="Source_20_Text"><text:span text:style-name="T1243">bounce</text:span></text:span></text:p>
        </text:list-item>
        <text:list-item>
          <text:p text:style-name="P739"><text:span text:style-name="Source_20_Text"><text:span text:style-name="T1593">animation-duration</text:span></text:span><text:span text:style-name="Source_20_Text"><text:span text:style-name="T4">: </text:span></text:span><text:span text:style-name="Source_20_Text"><text:span text:style-name="T1243">0s</text:span></text:span><text:span text:style-name="Source_20_Text"><text:span text:style-name="T413">, </text:span></text:span><text:span text:style-name="Source_20_Text"><text:span text:style-name="T1243">500ms</text:span></text:span><text:span text:style-name="Source_20_Text"><text:span text:style-name="T413">, </text:span></text:span><text:span text:style-name="Source_20_Text"><text:span text:style-name="T1243">1s</text:span></text:span><text:span text:style-name="Source_20_Text"><text:span text:style-name="T413">, </text:span></text:span><text:span text:style-name="Source_20_Text"><text:span text:style-name="T1243">2s </text:span></text:span></text:p>
        </text:list-item>
        <text:list-item>
          <text:p text:style-name="P740"><text:span text:style-name="Source_20_Text"><text:span text:style-name="T1593">animation-timing-function</text:span></text:span><text:span text:style-name="Source_20_Text"><text:span text:style-name="T4">: </text:span></text:span><text:span text:style-name="Source_20_Text"><text:span text:style-name="T1243">linear</text:span></text:span><text:span text:style-name="Source_20_Text"><text:span text:style-name="T316">, </text:span></text:span><text:span text:style-name="Source_20_Text"><text:span text:style-name="T1243">ease</text:span></text:span><text:span text:style-name="Source_20_Text"><text:span text:style-name="T316">, </text:span></text:span><text:span text:style-name="Source_20_Text"><text:span text:style-name="T1243">ease-in</text:span></text:span><text:span text:style-name="Source_20_Text"><text:span text:style-name="T316">, </text:span></text:span><text:span text:style-name="Source_20_Text"><text:span text:style-name="T1243">ease-out</text:span></text:span><text:span text:style-name="Source_20_Text"><text:span text:style-name="T316">, </text:span></text:span><text:span text:style-name="Source_20_Text"><text:span text:style-name="T1243">ease-in-out</text:span></text:span><text:span text:style-name="Source_20_Text"><text:span text:style-name="T316">, </text:span></text:span><text:span text:style-name="Source_20_Text"><text:span text:style-name="T1243">step-start</text:span></text:span><text:span text:style-name="Source_20_Text"><text:span text:style-name="T316">, </text:span></text:span><text:span text:style-name="Source_20_Text"><text:span text:style-name="T1243">step-end</text:span></text:span><text:span text:style-name="Source_20_Text"><text:span text:style-name="T316">, </text:span></text:span><text:span text:style-name="Source_20_Text"><text:span text:style-name="T1243">steps()</text:span></text:span><text:span text:style-name="Source_20_Text"><text:span text:style-name="T316">, </text:span></text:span><text:span text:style-name="Source_20_Text"><text:span text:style-name="T1243">cubic-bezier()</text:span></text:span></text:p>
        </text:list-item>
        <text:list-item>
          <text:p text:style-name="P740"><text:span text:style-name="Source_20_Text"><text:span text:style-name="T1593">animation-delay</text:span></text:span><text:span text:style-name="Source_20_Text"><text:span text:style-name="T4">:</text:span></text:span><text:span text:style-name="Source_20_Text"><text:span text:style-name="T1243">-</text:span></text:span><text:span text:style-name="Source_20_Text"><text:span text:style-name="T1244">2s</text:span></text:span><text:span text:style-name="Source_20_Text"><text:span text:style-name="T413">, </text:span></text:span><text:span text:style-name="Source_20_Text"><text:span text:style-name="T1244">-1s</text:span></text:span><text:span text:style-name="Source_20_Text"><text:span text:style-name="T413">, </text:span></text:span><text:span text:style-name="Source_20_Text"><text:span text:style-name="T1243">0s</text:span></text:span><text:span text:style-name="Source_20_Text"><text:span text:style-name="T316">, </text:span></text:span><text:span text:style-name="Source_20_Text"><text:span text:style-name="T1243">500ms</text:span></text:span><text:span text:style-name="Source_20_Text"><text:span text:style-name="T316">, </text:span></text:span><text:span text:style-name="Source_20_Text"><text:span text:style-name="T1243">1s</text:span></text:span><text:span text:style-name="Source_20_Text"><text:span text:style-name="T316">, </text:span></text:span><text:span text:style-name="Source_20_Text"><text:span text:style-name="T1243">2s</text:span></text:span><text:span text:style-name="Source_20_Text"><text:span text:style-name="T316">...</text:span></text:span></text:p>
        </text:list-item>
        <text:list-item>
          <text:p text:style-name="P738"><text:span text:style-name="Source_20_Text"><text:span text:style-name="T1593">animation-iteration-count</text:span></text:span><text:span text:style-name="Source_20_Text"><text:span text:style-name="T4">: </text:span></text:span><text:span text:style-name="Source_20_Text"><text:span text:style-name="T1243">infinite</text:span></text:span><text:span text:style-name="Source_20_Text"><text:span text:style-name="T6">, </text:span></text:span><text:span text:style-name="Source_20_Text"><text:span text:style-name="T1243">0</text:span></text:span><text:span text:style-name="Source_20_Text"><text:span text:style-name="T6">, </text:span></text:span><text:span text:style-name="Source_20_Text"><text:span text:style-name="T1243">2</text:span></text:span><text:span text:style-name="Source_20_Text"><text:span text:style-name="T6">, </text:span></text:span><text:span text:style-name="Source_20_Text"><text:span text:style-name="T1243">1.5</text:span></text:span><text:span text:style-name="Source_20_Text"><text:span text:style-name="T6"> ...</text:span></text:span></text:p>
        </text:list-item>
        <text:list-item>
          <text:p text:style-name="P738"><text:span text:style-name="Source_20_Text"><text:span text:style-name="T1593">animation-direction</text:span></text:span><text:span text:style-name="Source_20_Text"><text:span text:style-name="T4">: </text:span></text:span><text:span text:style-name="Source_20_Text"><text:span text:style-name="T1243">normal</text:span></text:span><text:span text:style-name="Source_20_Text"><text:span text:style-name="T7">, </text:span></text:span><text:span text:style-name="Source_20_Text"><text:span text:style-name="T1243">reverse</text:span></text:span><text:span text:style-name="Source_20_Text"><text:span text:style-name="T7">, </text:span></text:span><text:span text:style-name="Source_20_Text"><text:span text:style-name="T1243">alternate</text:span></text:span><text:span text:style-name="Source_20_Text"><text:span text:style-name="T7">, </text:span></text:span><text:span text:style-name="Source_20_Text"><text:span text:style-name="T1243">alternate-reverse</text:span></text:span></text:p>
        </text:list-item>
        <text:list-item>
          <text:p text:style-name="P738"><text:span text:style-name="Source_20_Text"><text:span text:style-name="T1593">animation-fill-mode</text:span></text:span><text:span text:style-name="Source_20_Text"><text:span text:style-name="T4">: </text:span></text:span><text:span text:style-name="Source_20_Text"><text:span text:style-name="T1243">none</text:span></text:span><text:span text:style-name="Source_20_Text"><text:span text:style-name="T8">, </text:span></text:span><text:span text:style-name="Source_20_Text"><text:span text:style-name="T1243">forwards</text:span></text:span><text:span text:style-name="Source_20_Text"><text:span text:style-name="T8">, </text:span></text:span><text:span text:style-name="Source_20_Text"><text:span text:style-name="T1243">backwards</text:span></text:span><text:span text:style-name="Source_20_Text"><text:span text:style-name="T8">, </text:span></text:span><text:span text:style-name="Source_20_Text"><text:span text:style-name="T1243">both</text:span></text:span></text:p>
        </text:list-item>
        <text:list-item>
          <text:p text:style-name="P738"><text:span text:style-name="Source_20_Text"><text:span text:style-name="T1593">animation-play-state</text:span></text:span><text:span text:style-name="Source_20_Text"><text:span text:style-name="T4">: </text:span></text:span><text:span text:style-name="Source_20_Text"><text:span text:style-name="T1243">paused</text:span></text:span><text:span text:style-name="Source_20_Text"><text:span text:style-name="T8">, </text:span></text:span><text:span text:style-name="Source_20_Text"><text:span text:style-name="T1243">running</text:span></text:span></text:p>
        </text:list-item>
      </text:list>
      <text:p text:style-name="P543"><text:span text:style-name="Source_20_Text"><text:span text:style-name="T4"/></text:span></text:p>
      <text:p text:style-name="P533"><text:span text:style-name="Source_20_Text"><text:span text:style-name="T413">É possível obter maior controle sobre as animações quando uma </text:span></text:span><text:span text:style-name="Source_20_Text"><text:span text:style-name="T457">propriedade </text:span></text:span><text:span text:style-name="Source_20_Text"><text:span text:style-name="T769">transition</text:span></text:span><text:span text:style-name="Source_20_Text"><text:span text:style-name="T413"> ou </text:span></text:span><text:span text:style-name="Source_20_Text"><text:span text:style-name="T769">animation</text:span></text:span><text:span text:style-name="Source_20_Text"><text:span text:style-name="T413"> termina através dos </text:span></text:span><text:span text:style-name="Source_20_Text"><text:span text:style-name="T478">eventos</text:span></text:span><text:span text:style-name="Source_20_Text"><text:span text:style-name="T413"> </text:span></text:span><text:span text:style-name="Source_20_Text"><text:span text:style-name="T1593">animationend</text:span></text:span><text:span text:style-name="Source_20_Text"><text:span text:style-name="T413"> e </text:span></text:span><text:span text:style-name="Source_20_Text"><text:span text:style-name="T1593">transitionend</text:span></text:span><text:span text:style-name="Source_20_Text"><text:span text:style-name="T413">. Exemplo:</text:span></text:span></text:p>
      <text:p text:style-name="P532"><text:span text:style-name="Source_20_Text"><text:span text:style-name="T1207">elemento</text:span></text:span><text:span text:style-name="Source_20_Text"><text:span text:style-name="T1113">.</text:span></text:span><text:span text:style-name="Source_20_Text"><text:span text:style-name="T1223">addEventListener</text:span></text:span><text:span text:style-name="Source_20_Text"><text:span text:style-name="T1113">(</text:span></text:span><text:span text:style-name="Source_20_Text"><text:span text:style-name="T1088">"animationend"</text:span></text:span><text:span text:style-name="Source_20_Text"><text:span text:style-name="T1113">, (</text:span></text:span><text:span text:style-name="Source_20_Text"><text:span text:style-name="T1207">event</text:span></text:span><text:span text:style-name="Source_20_Text"><text:span text:style-name="T1113">) </text:span></text:span><text:span text:style-name="Source_20_Text"><text:span text:style-name="T1017">=&gt;</text:span></text:span><text:span text:style-name="Source_20_Text"><text:span text:style-name="T1113"> {});</text:span></text:span></text:p>
      <text:p text:style-name="P532"><text:span text:style-name="Source_20_Text"><text:span text:style-name="T4"/></text:span></text:p>
      <text:p text:style-name="Standard"><text:a xlink:type="simple" xlink:href="https://gsap.com/pricing/" text:style-name="Internet_20_link" text:visited-style-name="Visited_20_Internet_20_Link"><text:span text:style-name="Source_20_Text"><text:span text:style-name="T1292">GSAP - GreenSock Animation Platform</text:span></text:span></text:a><text:span text:style-name="Source_20_Text"><text:span text:style-name="T413"> é uma biblioteca JavaScript extremamente poderosa e flexível para criar animações na web.</text:span></text:span></text:p>
      <text:p text:style-name="Standard"><text:span text:style-name="Source_20_Text"><text:span text:style-name="T4"/></text:span></text:p>
      <text:p text:style-name="P540"><text:a xlink:type="simple" xlink:href="https://airbnb.design/introducing-lottie/" text:style-name="Internet_20_link" text:visited-style-name="Visited_20_Internet_20_Link"><text:span text:style-name="Source_20_Text"><text:span text:style-name="T1291">Lottie</text:span></text:span></text:a><text:span text:style-name="Source_20_Text"><text:span text:style-name="T416"> é uma biblioteca open-source criada pela Airbnb.</text:span></text:span></text:p>
      <text:p text:style-name="P541"><text:span text:style-name="Source_20_Text"><text:span text:style-name="T418">Sua</text:span></text:span><text:span text:style-name="Source_20_Text"><text:span text:style-name="T416"> principal vantagem é a capacidade de criar animações complexas no Adobe After Effects, exportá-las como arquivos </text:span></text:span><text:span text:style-name="Source_20_Text"><text:span text:style-name="T359">JSON</text:span></text:span><text:span text:style-name="Source_20_Text"><text:span text:style-name="T416">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42"><text:span text:style-name="Source_20_Text"><text:span text:style-name="T416">Como as animações são vetoriais e renderizadas em tempo de execução, elas podem ser dimensionadas para diferentes tamanhos de tela sem perder qualidade, o que melhora a </text:span></text:span><text:span text:style-name="Source_20_Text"><text:span text:style-name="T359">performance</text:span></text:span><text:span text:style-name="Source_20_Text"><text:span text:style-name="T416"> em comparação com animações de vídeo ou imagens bitmap.</text:span></text:span></text:p>
      <text:p text:style-name="P542"><text:span text:style-name="Source_20_Text"><text:span text:style-name="T4"/></text:span></text:p>
      <text:p text:style-name="P542"><text:span text:style-name="Source_20_Text"><text:span text:style-name="T1126">@keyframes</text:span></text:span><text:span text:style-name="T304">, seguid</text:span><text:span text:style-name="T318">as</text:span><text:span text:style-name="T304"> por um </text:span><text:span text:style-name="T748">nome exclusivo</text:span><text:span text:style-name="T304">, </text:span><text:span text:style-name="T318">são</text:span><text:span text:style-name="T317"> bloco</text:span><text:span text:style-name="T318">s</text:span><text:span text:style-name="T304"> </text:span><text:span text:style-name="T318">que</text:span><text:span text:style-name="T304"> defin</text:span><text:span text:style-name="T318">em</text:span><text:span text:style-name="T304"> as etapas intermediárias de uma animação. </text:span><text:span text:style-name="T317">Essa</text:span><text:span text:style-name="T318">s</text:span><text:span text:style-name="T317"> </text:span><text:span text:style-name="T305">regra</text:span><text:span text:style-name="T318">s</text:span><text:span text:style-name="T305"> </text:span><text:span text:style-name="T317">at-rule</text:span><text:span text:style-name="T304"> permite</text:span><text:span text:style-name="T318">m</text:span><text:span text:style-name="T304"> especificar como uma animação progride ao longo do tempo, dividindo-a em vários </text:span><text:span text:style-name="T358">estágios</text:span><text:span text:style-name="T304">, </text:span><text:span text:style-name="T317">através de</text:span><text:span text:style-name="T304"> porcentagens </text:span><text:span text:style-name="T1252">%</text:span><text:span text:style-name="T304"> ou os valores </text:span><text:span text:style-name="Source_20_Text"><text:span text:style-name="T1242">from</text:span></text:span><text:span text:style-name="T304"> e </text:span><text:span text:style-name="Source_20_Text"><text:span text:style-name="T1242">to</text:span></text:span><text:span text:style-name="T304">.</text:span></text:p>
      <text:p text:style-name="P474"/>
      <text:p text:style-name="P494"><text:span text:style-name="T1760">@keyframes</text:span><text:span text:style-name="T1631"> </text:span><text:span text:style-name="T1539">nome-da-animacao</text:span><text:span text:style-name="T1631"> {<text:tab/><text:tab/><text:tab/></text:span></text:p>
      <text:p text:style-name="P439"><text:tab/>from {<text:tab/><text:tab/><text:tab/><text:tab/><text:tab/><text:tab/><text:tab/></text:p>
      <text:p text:style-name="P494"><text:span text:style-name="T1631"><text:tab/><text:tab/></text:span><text:span text:style-name="T1619">/* Estilo inicial */<text:tab/><text:tab/><text:tab/></text:span></text:p>
      <text:p text:style-name="P439"><text:tab/>}<text:tab/><text:tab/><text:tab/><text:tab/><text:tab/><text:tab/><text:tab/><text:tab/></text:p>
      <text:p text:style-name="P439"><text:tab/>to {<text:tab/><text:tab/><text:tab/><text:tab/><text:tab/><text:tab/><text:tab/><text:tab/></text:p>
      <text:p text:style-name="P502"><text:tab/><text:tab/>/* Estilo final */<text:tab/><text:tab/><text:tab/><text:tab/></text:p>
      <text:p text:style-name="P439"><text:tab/>}<text:tab/><text:tab/><text:tab/><text:tab/><text:tab/><text:tab/><text:tab/><text:tab/></text:p>
      <text:p text:style-name="P439"><text:tab/><text:tab/><text:tab/><text:tab/><text:tab/><text:tab/><text:tab/><text:tab/><text:tab/></text:p>
      <text:p text:style-name="P502">/* Ou, especificando percentuais */<text:tab/><text:tab/></text:p>
      <text:p text:style-name="P502"><text:tab/><text:tab/><text:tab/><text:tab/><text:tab/><text:tab/><text:tab/><text:tab/><text:tab/></text:p>
      <text:p text:style-name="P439"><text:tab/>0% {<text:tab/><text:tab/><text:tab/><text:tab/><text:tab/><text:tab/><text:tab/><text:tab/></text:p>
      <text:p text:style-name="P502"><text:tab/><text:tab/>/* Estilo inicial */<text:tab/><text:tab/><text:tab/></text:p>
      <text:p text:style-name="P439"><text:tab/>}<text:tab/><text:tab/><text:tab/><text:tab/><text:tab/><text:tab/><text:tab/><text:tab/></text:p>
      <text:p text:style-name="P439"><text:tab/>50% {<text:tab/><text:tab/><text:tab/><text:tab/><text:tab/><text:tab/><text:tab/></text:p>
      <text:p text:style-name="P502"><text:tab/><text:tab/>/* Estilo intermediário */<text:tab/><text:tab/></text:p>
      <text:p text:style-name="P439"><text:tab/>}<text:tab/><text:tab/><text:tab/><text:tab/><text:tab/><text:tab/><text:tab/><text:tab/></text:p>
      <text:p text:style-name="P439"><text:tab/>100% {<text:tab/><text:tab/><text:tab/><text:tab/><text:tab/><text:tab/><text:tab/></text:p>
      <text:p text:style-name="P502"><text:tab/><text:tab/>/* Estilo final */<text:tab/><text:tab/><text:tab/><text:tab/></text:p>
      <text:p text:style-name="P451"><text:span text:style-name="T1619"><text:tab/></text:span><text:span text:style-name="T1606">}<text:tab/><text:tab/><text:tab/><text:tab/><text:tab/><text:tab/><text:tab/><text:tab/></text:span></text:p>
      <text:p text:style-name="P440">}<text:tab/><text:tab/><text:tab/><text:tab/><text:tab/><text:tab/><text:tab/><text:tab/><text:tab/></text:p>
      <text:p text:style-name="P356">Media Queries</text:p>
      <text:p text:style-name="P355"/>
      <text:p text:style-name="P461"><text:span text:style-name="T459">Os </text:span><text:span text:style-name="T947">media types</text:span><text:span text:style-name="T459">(ou content-Type) definem em qual tipo de mídia o documento será apresentado. Quando um servidor responde uma requisição HTTP, ele devolve o recurso e o seu tipo, chamado de </text:span><text:span text:style-name="Strong_20_Emphasis"><text:span text:style-name="T460">Content-Type.</text:span></text:span></text:p>
      <text:p text:style-name="P460"><text:span text:style-name="Strong_20_Emphasis"><text:span text:style-name="T460">O </text:span></text:span><text:span text:style-name="Strong_20_Emphasis"><text:span text:style-name="Source_20_Text"><text:span text:style-name="T460">content-type tem</text:span></text:span></text:span><text:span text:style-name="Strong_20_Emphasis"><text:span text:style-name="T460"> duas partes: tipo e subtipo. Por exemplo: um servidor pode devolver uma imagem no formato png. O content-type da resposta viria como </text:span></text:span><text:span text:style-name="Strong_20_Emphasis"><text:span text:style-name="Source_20_Text"><text:span text:style-name="T460">image/png</text:span></text:span></text:span><text:span text:style-name="Strong_20_Emphasis"><text:span text:style-name="T460">. Se fosse um jpg, o content-type seria </text:span></text:span><text:span text:style-name="Strong_20_Emphasis"><text:span text:style-name="Source_20_Text"><text:span text:style-name="T460">image/jpg</text:span></text:span></text:span><text:span text:style-name="Strong_20_Emphasis"><text:span text:style-name="T460">. E se fosse um arquivo html? </text:span></text:span><text:span text:style-name="Strong_20_Emphasis"><text:span text:style-name="Source_20_Text"><text:span text:style-name="T460">text/html</text:span></text:span></text:span><text:span text:style-name="Strong_20_Emphasis"><text:span text:style-name="T460">. E um </text:span></text:span><text:span text:style-name="Strong_20_Emphasis"><text:span text:style-name="T462">JSON</text:span></text:span><text:span text:style-name="Strong_20_Emphasis"><text:span text:style-name="T460">? </text:span></text:span><text:span text:style-name="Strong_20_Emphasis"><text:span text:style-name="Source_20_Text"><text:span text:style-name="T460">text/json</text:span></text:span></text:span><text:span text:style-name="Strong_20_Emphasis"><text:span text:style-name="T460">. O navegador olha o Media Type pa</text:span></text:span><text:span text:style-name="Strong_20_Emphasis"><text:span text:style-name="T461">ra saber como renderizar o arquivo.</text:span></text:span></text:p>
      <text:p text:style-name="P460"><text:span text:style-name="Strong_20_Emphasis"><text:span text:style-name="T461">Como o servidor vai saber em que formato deverá enviar o recurso? É aí que entra o mecanismo de Content Negotiation especificado pelo protocolo HTTP:</text:span></text:span></text:p>
      <text:list xml:id="list2952770004" text:style-name="L58">
        <text:list-item>
          <text:p text:style-name="P744"><text:span text:style-name="Strong_20_Emphasis"><text:span text:style-name="T1251">Screen</text:span></text:span><text:span text:style-name="T459">: Para monitores ou outros dispositivos com telas coloridas e com resolução adequada.</text:span></text:p>
        </text:list-item>
        <text:list-item>
          <text:p text:style-name="P744"><text:span text:style-name="Strong_20_Emphasis"><text:span text:style-name="T1251">Print</text:span></text:span><text:span text:style-name="T459">: Para impressão em papel.</text:span></text:p>
        </text:list-item>
        <text:list-item>
          <text:p text:style-name="P744"><text:span text:style-name="Strong_20_Emphasis"><text:span text:style-name="T1251">TV</text:span></text:span><text:span text:style-name="T459">: Para dispositivos como televisores, ou seja, com baixa resolução, quantidade de cores e scroll limitado.</text:span></text:p>
        </text:list-item>
        <text:list-item>
          <text:p text:style-name="P744"><text:span text:style-name="Strong_20_Emphasis"><text:span text:style-name="T1251">All</text:span></text:span><text:span text:style-name="T459">: Para todos os dispositivos.</text:span></text:p>
        </text:list-item>
      </text:list>
      <text:p text:style-name="P247"><draw:frame draw:style-name="fr4" draw:name="Figura21" text:anchor-type="as-char" svg:width="8.784cm" svg:height="6.262cm" draw:z-index="13"><draw:image xlink:href="Pictures/10000001000001F2000001632EE9FA598794D680.png" xlink:type="simple" xlink:show="embed" xlink:actuate="onLoad" draw:mime-type="image/png"/></draw:frame></text:p>
      <text:p text:style-name="P245"/>
      <text:p text:style-name="P37"><text:span text:style-name="T700"><text:tab/>Como existem uma diversidade enorme de dispositivos com tamanhos de tela(scree</text:span><text:span text:style-name="T705">n</text:span><text:span text:style-name="T700">) diferentes, surgiram as</text:span><text:span text:style-name="T701"> </text:span><text:span text:style-name="T1121">Media Queries</text:span><text:span text:style-name="T701"> </text:span><text:span text:style-name="T700">para trazer melhor </text:span><text:span text:style-name="T624">responsividade</text:span><text:span text:style-name="T701">, permitindo configurar a página para se ajustar a diferentes tamanhos de tela.</text:span></text:p>
      <text:p text:style-name="P37"><text:span text:style-name="T701"><text:tab/>Para declará-las, em primeiro lugar indicamos o </text:span><text:span text:style-name="T927">media type</text:span><text:span text:style-name="T701"> e depois as </text:span><text:span text:style-name="T927">media features </text:span><text:span text:style-name="T701">delimitadas por parênteses. Isso é obrigatório. Usamos também os operadores </text:span><text:span text:style-name="T801">and</text:span><text:span text:style-name="T701">, </text:span><text:span text:style-name="T801">or</text:span><text:span text:style-name="T701">, </text:span><text:span text:style-name="T801">not</text:span><text:span text:style-name="T701"> ou </text:span><text:span text:style-name="T801">only</text:span><text:span text:style-name="T701"> para manter o relacionamento entre as especificações.</text:span></text:p>
      <text:p text:style-name="P248"/>
      <text:p text:style-name="P250">Existem 2 maneiras de declarar media queries:</text:p>
      <text:p text:style-name="P250"><text:soft-page-break/></text:p>
      <text:list xml:id="list3200741432" text:style-name="L59">
        <text:list-item>
          <text:p text:style-name="P634"><text:span text:style-name="T701">Através do atributo </text:span><text:span text:style-name="T956">media</text:span><text:span text:style-name="T701"> em </text:span><text:span text:style-name="T703">vários </text:span><text:span text:style-name="T701">arquivos </text:span><text:span text:style-name="T837">HTML</text:span><text:span text:style-name="T838"> </text:span><text:span text:style-name="T703">diferentes</text:span></text:p>
        </text:list-item>
      </text:list>
      <text:p text:style-name="P476"><text:span text:style-name="T1174">&lt;!</text:span><text:span text:style-name="T1011">DOCTYPE</text:span><text:span text:style-name="T1052"> </text:span><text:span text:style-name="T1203">html</text:span><text:span text:style-name="T1174">&gt;<text:tab/><text:tab/><text:tab/><text:tab/><text:tab/><text:tab/><text:tab/><text:tab/><text:tab/><text:tab/><text:tab/><text:tab/><text:tab/><text:tab/></text:span></text:p>
      <text:p text:style-name="P477"><text:span text:style-name="T1496">&lt;</text:span><text:span text:style-name="T1511">html</text:span> <text:span text:style-name="T1526">lang</text:span>=<text:span text:style-name="T1550">"pt-br"</text:span><text:span text:style-name="T1496">&gt;<text:tab/><text:tab/><text:tab/><text:tab/><text:tab/><text:tab/><text:tab/><text:tab/><text:tab/><text:tab/><text:tab/><text:tab/><text:tab/></text:span></text:p>
      <text:p text:style-name="P477"><text:span text:style-name="T1496">&lt;</text:span><text:span text:style-name="T1511">head</text:span><text:span text:style-name="T1496">&gt;<text:tab/><text:tab/><text:tab/><text:tab/><text:tab/><text:tab/><text:tab/><text:tab/><text:tab/><text:tab/><text:tab/><text:tab/><text:tab/><text:tab/><text:tab/></text:span></text:p>
      <text:p text:style-name="P477"><text:span text:style-name="T1496"><text:s text:c="4"/>&lt;</text:span><text:span text:style-name="T1511">meta</text:span> <text:span text:style-name="T1526">charset</text:span>=<text:span text:style-name="T1550">"UTF-8"</text:span><text:span text:style-name="T1496">&gt;<text:tab/><text:tab/><text:tab/><text:tab/><text:tab/><text:tab/><text:tab/><text:tab/><text:tab/><text:tab/><text:tab/><text:tab/></text:span></text:p>
      <text:p text:style-name="P477"><text:span text:style-name="T1496"><text:s text:c="4"/>&lt;</text:span><text:span text:style-name="T1511">meta</text:span> <text:span text:style-name="T1526">name</text:span>=<text:span text:style-name="T1550">"viewport"</text:span> <text:span text:style-name="T1526">content</text:span>=<text:span text:style-name="T1550">"width=device-width, initial-scale=1.0"</text:span><text:span text:style-name="T1496">&gt;<text:tab/><text:tab/><text:tab/><text:tab/><text:tab/><text:tab/></text:span></text:p>
      <text:p text:style-name="P477"><text:span text:style-name="T1496"><text:s text:c="4"/>&lt;</text:span><text:span text:style-name="T1511">title</text:span><text:span text:style-name="T1496">&gt;</text:span>Media Query<text:span text:style-name="T1496">&lt;/</text:span><text:span text:style-name="T1511">title</text:span><text:span text:style-name="T1496">&gt;<text:tab/><text:tab/><text:tab/><text:tab/><text:tab/><text:tab/><text:tab/><text:tab/><text:tab/><text:tab/><text:tab/><text:tab/></text:span></text:p>
      <text:p text:style-name="P477"><text:span text:style-name="T1496"><text:s text:c="4"/>&lt;</text:span><text:span text:style-name="T1511">link</text:span> <text:span text:style-name="T1526">rel</text:span>=<text:span text:style-name="T1550">"stylesheet"</text:span> <text:span text:style-name="T1526">href</text:span>=<text:span text:style-name="T1550">"estilos/geral.css"</text:span> <text:span text:style-name="T1548">media</text:span>=<text:span text:style-name="T1550">"all"</text:span><text:span text:style-name="T1496">&gt;<text:tab/><text:tab/><text:tab/><text:tab/><text:tab/><text:tab/><text:tab/><text:tab/></text:span></text:p>
      <text:p text:style-name="P499"><text:s text:c="4"/>&lt;!-- Extra small devices (phones, 600px and down) --&gt;<text:tab/><text:tab/><text:tab/><text:tab/><text:tab/><text:tab/><text:tab/><text:tab/></text:p>
      <text:p text:style-name="P477"><text:span text:style-name="T1496"><text:s text:c="4"/>&lt;</text:span><text:span text:style-name="T1511">link</text:span> <text:span text:style-name="T1526">rel</text:span>=<text:span text:style-name="T1550">"stylesheet"</text:span> <text:span text:style-name="T1526">href</text:span>=<text:span text:style-name="T1550">"estilos/small-screen.css"</text:span> <text:span text:style-name="T1548">media</text:span>=<text:span text:style-name="T1550">"screen and (max-width: 600px)"</text:span><text:span text:style-name="T1496">&gt;<text:tab/><text:tab/><text:tab/></text:span></text:p>
      <text:p text:style-name="P499"><text:s text:c="4"/>&lt;!-- Small devices (portrait tablets and large phones, 600px and up) →<text:tab/><text:tab/><text:tab/><text:tab/><text:tab/><text:tab/></text:p>
      <text:p text:style-name="P477"><text:span text:style-name="T1496"><text:s text:c="4"/>&lt;</text:span><text:span text:style-name="T1511">link</text:span> <text:span text:style-name="T1526">rel</text:span>=<text:span text:style-name="T1550">"stylesheet"</text:span> <text:span text:style-name="T1526">href</text:span>=<text:span text:style-name="T1550">"estilos/phone.css"</text:span> <text:span text:style-name="T1548">media</text:span>=<text:span text:style-name="T1550">"screen and (min-width: 600px) and (max-width: 768px)"</text:span><text:span text:style-name="T1496">&gt;<text:tab/></text:span></text:p>
      <text:p text:style-name="P499"><text:s text:c="4"/>&lt;!-- Medium devices (landscape tablets, 768px and up) --&gt;<text:tab/><text:tab/><text:tab/><text:tab/><text:tab/><text:tab/><text:tab/><text:tab/></text:p>
      <text:p text:style-name="P477"><text:span text:style-name="T1496"><text:s text:c="4"/>&lt;</text:span><text:span text:style-name="T1511">link</text:span> <text:span text:style-name="T1526">rel</text:span>=<text:span text:style-name="T1550">"stylesheet"</text:span> <text:span text:style-name="T1526">href</text:span>=<text:span text:style-name="T1550">"estilos/phone.css"</text:span> <text:span text:style-name="T1548">media</text:span>=<text:span text:style-name="T1550">"screen and (min-width: 768px) and (max-width: 992px)"</text:span><text:span text:style-name="T1496">&gt;<text:tab/></text:span></text:p>
      <text:p text:style-name="P499"><text:s text:c="4"/>&lt;!-- Large devices (laptops/desktops, 992px and up) --&gt;<text:tab/><text:tab/><text:tab/><text:tab/><text:tab/><text:tab/><text:tab/><text:tab/></text:p>
      <text:p text:style-name="P478"><text:span text:style-name="T1496"><text:s text:c="4"/>&lt;</text:span><text:span text:style-name="T1511">link</text:span> <text:span text:style-name="T1526">rel</text:span>=<text:span text:style-name="T1550">"stylesheet"</text:span> <text:span text:style-name="T1526">href</text:span>=<text:span text:style-name="T1550">"estilos/phone.css"</text:span> <text:span text:style-name="T1548">media</text:span>=<text:span text:style-name="T1550">"screen and (min-width: 992px) and (max-width: 1200px)"</text:span><text:span text:style-name="T1496">&gt;<text:tab/></text:span></text:p>
      <text:p text:style-name="P499"><text:s text:c="4"/>&lt;!-- Extra large devices (large laptops and desktops, 1200px and up) --&gt;<text:tab/><text:tab/><text:tab/><text:tab/><text:tab/><text:tab/></text:p>
      <text:p text:style-name="P477"><text:span text:style-name="T1496"><text:s text:c="4"/>&lt;</text:span><text:span text:style-name="T1511">link</text:span> <text:span text:style-name="T1526">rel</text:span>=<text:span text:style-name="T1550">"stylesheet"</text:span> <text:span text:style-name="T1526">href</text:span>=<text:span text:style-name="T1550">"estilos/phone.css"</text:span> <text:span text:style-name="T1548">media</text:span>=<text:span text:style-name="T1550">"screen and (min-width: 1200px)"</text:span><text:span text:style-name="T1496">&gt;<text:tab/><text:tab/><text:tab/><text:tab/></text:span></text:p>
      <text:p text:style-name="P499"><text:s text:c="4"/>&lt;!-- Imprimir em modo retrato --&gt;<text:tab/><text:tab/><text:tab/><text:tab/><text:tab/><text:tab/><text:tab/><text:tab/><text:tab/><text:tab/><text:tab/></text:p>
      <text:p text:style-name="P477"><text:span text:style-name="T1496"><text:s text:c="4"/>&lt;</text:span><text:span text:style-name="T1511">link</text:span> <text:span text:style-name="T1526">rel</text:span>=<text:span text:style-name="T1550">"stylesheet"</text:span> <text:span text:style-name="T1526">href</text:span>=<text:span text:style-name="T1550">"estilos/retrato.css"</text:span> <text:span text:style-name="T1548">media</text:span>=<text:span text:style-name="T1550">"print and (orientation: portrait)"</text:span><text:span text:style-name="T1496">&gt;<text:tab/><text:tab/><text:tab/><text:tab/></text:span></text:p>
      <text:p text:style-name="P499"><text:s text:c="4"/>&lt;!-- Imprimir em modo paisagen --&gt;<text:tab/><text:tab/><text:tab/><text:tab/><text:tab/><text:tab/><text:tab/><text:tab/><text:tab/><text:tab/><text:tab/></text:p>
      <text:p text:style-name="P477"><text:span text:style-name="T1496"><text:s text:c="4"/>&lt;</text:span><text:span text:style-name="T1511">link</text:span> <text:span text:style-name="T1526">rel</text:span>=<text:span text:style-name="T1550">"stylesheet"</text:span> <text:span text:style-name="T1526">href</text:span>=<text:span text:style-name="T1550">"estilos/paisagem.css"</text:span> <text:span text:style-name="T1548">media</text:span>=<text:span text:style-name="T1550">"print and (orientation: landscape)"</text:span><text:span text:style-name="T1496">&gt;<text:tab/><text:tab/><text:tab/></text:span></text:p>
      <text:p text:style-name="P477"><text:span text:style-name="T1496">&lt;/</text:span><text:span text:style-name="T1511">head</text:span><text:span text:style-name="T1496">&gt;<text:tab/><text:tab/><text:tab/><text:tab/><text:tab/><text:tab/><text:tab/><text:tab/><text:tab/><text:tab/><text:tab/><text:tab/><text:tab/><text:tab/><text:tab/></text:span></text:p>
      <text:p text:style-name="P477"><text:span text:style-name="T1496">&lt;</text:span><text:span text:style-name="T1511">body</text:span><text:span text:style-name="T1496">&gt;<text:tab/><text:tab/><text:tab/><text:tab/><text:tab/><text:tab/><text:tab/><text:tab/><text:tab/><text:tab/><text:tab/><text:tab/><text:tab/><text:tab/><text:tab/></text:span></text:p>
      <text:p text:style-name="P477"><text:span text:style-name="T1496"><text:s text:c="4"/>&lt;</text:span><text:span text:style-name="T1511">h1</text:span><text:span text:style-name="T1496">&gt;</text:span>Typical Device Breakpoints<text:span text:style-name="T1496">&lt;/</text:span><text:span text:style-name="T1511">h1</text:span><text:span text:style-name="T1496">&gt;<text:tab/><text:tab/><text:tab/><text:tab/><text:tab/><text:tab/><text:tab/><text:tab/><text:tab/><text:tab/><text:tab/></text:span></text:p>
      <text:p text:style-name="P477"><text:span text:style-name="T1496">&lt;/</text:span><text:span text:style-name="T1511">body</text:span><text:span text:style-name="T1496">&gt;<text:tab/><text:tab/><text:tab/><text:tab/><text:tab/><text:tab/><text:tab/><text:tab/><text:tab/><text:tab/><text:tab/><text:tab/><text:tab/><text:tab/><text:tab/></text:span></text:p>
      <text:p text:style-name="P477"><text:span text:style-name="T1496">&lt;/</text:span><text:span text:style-name="T1511">html</text:span><text:span text:style-name="T1496">&gt;<text:tab/><text:tab/><text:tab/><text:tab/><text:tab/><text:tab/><text:tab/><text:tab/><text:tab/><text:tab/><text:tab/><text:tab/><text:tab/><text:tab/><text:tab/></text:span></text:p>
      <text:p text:style-name="P462"><text:span text:style-name="T468">Nota</text:span><text:span text:style-name="T458">: As medidas de tela utilizadas foram recomendadas pela W3Schools (</text:span><text:a xlink:type="simple" xlink:href="https://www.w3schools.com/howto/howto_css_media_query_breakpoints.asp" text:style-name="Internet_20_link" text:visited-style-name="Visited_20_Internet_20_Link"><text:span text:style-name="T498">Typical Device Breakpoints</text:span></text:a><text:span text:style-name="T458">)</text:span></text:p>
      <text:p text:style-name="P250"/>
      <text:list xml:id="list544009596" text:style-name="L60">
        <text:list-item>
          <text:p text:style-name="P635"><text:span text:style-name="T701">Usando a regra </text:span><text:span text:style-name="T919">@media</text:span><text:span text:style-name="T701"> em arquivos </text:span><text:span text:style-name="T838">CSS</text:span><text:span text:style-name="T701">.</text:span></text:p>
        </text:list-item>
      </text:list>
      <text:p text:style-name="P249"/>
      <text:p text:style-name="P94"><text:span text:style-name="T1095">@charset</text:span><text:span text:style-name="T1269"> </text:span><text:span text:style-name="T1090">"UTF-8"</text:span><text:span text:style-name="T1269">;<text:tab/><text:tab/><text:tab/><text:tab/><text:tab/><text:tab/><text:tab/><text:tab/><text:tab/></text:span></text:p>
      <text:p text:style-name="P350"><text:tab/><text:tab/><text:tab/><text:tab/><text:tab/><text:tab/><text:tab/><text:tab/><text:tab/><text:tab/><text:tab/></text:p>
      <text:p text:style-name="P500">/* declarações gerais */<text:tab/><text:tab/><text:tab/><text:tab/><text:tab/><text:tab/><text:tab/><text:tab/></text:p>
      <text:p text:style-name="P479"><text:span text:style-name="T1759">@media</text:span> <text:span text:style-name="T1550">all</text:span> {<text:tab/><text:tab/><text:tab/><text:tab/><text:tab/><text:tab/><text:tab/><text:tab/><text:tab/><text:tab/></text:p>
      <text:p text:style-name="P491"><text:span text:style-name="T1523"><text:s text:c="2"/>*</text:span><text:span text:style-name="T1609"> {<text:tab/><text:tab/><text:tab/><text:tab/><text:tab/><text:tab/><text:tab/><text:tab/><text:tab/><text:tab/><text:tab/></text:span></text:p>
      <text:p text:style-name="P491"><text:span text:style-name="T1545"><text:tab/>margin</text:span><text:span text:style-name="T1609">: </text:span><text:span text:style-name="T1652">0px</text:span><text:span text:style-name="T1609">;<text:tab/><text:tab/><text:tab/><text:tab/><text:tab/><text:tab/><text:tab/><text:tab/><text:tab/></text:span></text:p>
      <text:p text:style-name="P491"><text:span text:style-name="T1545"><text:tab/>padding</text:span><text:span text:style-name="T1609">: </text:span><text:span text:style-name="T1652">0px</text:span><text:span text:style-name="T1609">;<text:tab/><text:tab/><text:tab/><text:tab/><text:tab/><text:tab/><text:tab/><text:tab/></text:span></text:p>
      <text:p text:style-name="P491"><text:span text:style-name="T1545"><text:tab/>font-family</text:span><text:span text:style-name="T1609">: </text:span><text:span text:style-name="T1566">Arial</text:span><text:span text:style-name="T1609">, </text:span><text:span text:style-name="T1566">Helvetica</text:span><text:span text:style-name="T1609">, </text:span><text:span text:style-name="T1566">sans-serif</text:span><text:span text:style-name="T1609">;<text:tab/><text:tab/><text:tab/><text:tab/></text:span></text:p>
      <text:p text:style-name="P479"><text:tab/>}<text:tab/><text:tab/><text:tab/><text:tab/><text:tab/><text:tab/><text:tab/><text:tab/><text:tab/><text:tab/></text:p>
      <text:p text:style-name="P491"><text:span text:style-name="T1646"><text:tab/>html</text:span><text:span text:style-name="T1609">, </text:span><text:span text:style-name="T1646">body</text:span><text:span text:style-name="T1609"> {<text:tab/><text:tab/><text:tab/></text:span><text:span text:style-name="T1610"><text:tab/><text:tab/><text:tab/><text:tab/><text:tab/><text:tab/></text:span></text:p>
      <text:p text:style-name="P491"><text:span text:style-name="T1545"><text:tab/>width</text:span><text:span text:style-name="T1609">: </text:span><text:span text:style-name="T1652">100vw</text:span><text:span text:style-name="T1609">;<text:tab/><text:tab/><text:tab/><text:tab/><text:tab/><text:tab/><text:tab/><text:tab/></text:span></text:p>
      <text:p text:style-name="P491"><text:span text:style-name="T1545"><text:tab/>height</text:span><text:span text:style-name="T1609">: </text:span><text:span text:style-name="T1652">100vh</text:span><text:span text:style-name="T1609">;<text:tab/><text:tab/><text:tab/><text:tab/><text:tab/><text:tab/><text:tab/><text:tab/></text:span></text:p>
      <text:p text:style-name="P491"><text:span text:style-name="T1545"><text:tab/>background-color</text:span><text:span text:style-name="T1609">: </text:span><text:span text:style-name="T1566">#233eff</text:span><text:span text:style-name="T1609">;<text:tab/><text:tab/><text:tab/></text:span><text:span text:style-name="T1610"><text:tab/><text:tab/><text:tab/></text:span></text:p>
      <text:p text:style-name="P491"><text:span text:style-name="T1545"><text:tab/>background-size</text:span><text:span text:style-name="T1609">: </text:span><text:span text:style-name="T1566">contain</text:span><text:span text:style-name="T1609">;<text:tab/><text:tab/><text:tab/><text:tab/><text:tab/><text:tab/></text:span></text:p>
      <text:p text:style-name="P491"><text:span text:style-name="T1545"><text:tab/>background-repeat</text:span><text:span text:style-name="T1609">: </text:span><text:span text:style-name="T1566">no-repeat</text:span><text:span text:style-name="T1609">;<text:tab/><text:tab/><text:tab/><text:tab/><text:tab/><text:tab/></text:span></text:p>
      <text:p text:style-name="P479"><text:s text:c="2"/>}<text:tab/><text:tab/><text:tab/><text:tab/><text:tab/><text:tab/><text:tab/><text:tab/><text:tab/><text:tab/><text:tab/></text:p>
      <text:p text:style-name="P481">}<text:tab/><text:tab/><text:tab/><text:tab/><text:tab/><text:tab/><text:tab/><text:tab/><text:tab/><text:tab/><text:tab/></text:p>
      <text:p text:style-name="P491"><text:span text:style-name="T1646"><text:s text:c="2"/>h1</text:span><text:span text:style-name="T1609"> {<text:tab/><text:tab/><text:tab/><text:tab/><text:tab/><text:tab/><text:tab/><text:tab/><text:tab/><text:tab/><text:tab/></text:span></text:p>
      <text:p text:style-name="P491"><text:span text:style-name="T1545"><text:tab/>color</text:span><text:span text:style-name="T1609">: </text:span><text:span text:style-name="T1566">white</text:span><text:span text:style-name="T1609">;<text:tab/><text:tab/><text:tab/><text:tab/><text:tab/><text:tab/><text:tab/><text:tab/></text:span></text:p>
      <text:p text:style-name="P491"><text:span text:style-name="T1545"><text:tab/>text-shadow</text:span><text:span text:style-name="T1609">: </text:span><text:span text:style-name="T1652">2px</text:span><text:span text:style-name="T1609"> </text:span><text:span text:style-name="T1652">2px</text:span><text:span text:style-name="T1609"> </text:span><text:span text:style-name="T1652">0px</text:span><text:span text:style-name="T1609"> </text:span><text:span text:style-name="T1566">#1526a7</text:span><text:span text:style-name="T1609">;<text:tab/><text:tab/><text:tab/><text:tab/><text:tab/></text:span></text:p>
      <text:p text:style-name="P491"><text:span text:style-name="T1545"><text:tab/>padding</text:span><text:span text:style-name="T1609">: </text:span><text:span text:style-name="T1652">10px</text:span><text:span text:style-name="T1609">;<text:tab/><text:tab/><text:tab/><text:tab/><text:tab/><text:tab/><text:tab/><text:tab/></text:span></text:p>
      <text:p text:style-name="P479"><text:s text:c="2"/>}<text:tab/><text:tab/><text:tab/><text:tab/><text:tab/><text:tab/><text:tab/><text:tab/><text:tab/><text:tab/><text:tab/></text:p>
      <text:p text:style-name="P479">}<text:tab/><text:tab/><text:tab/><text:tab/><text:tab/><text:tab/><text:tab/><text:tab/><text:tab/><text:tab/><text:tab/></text:p>
      <text:p text:style-name="P480"/>
      <text:p text:style-name="P500">/* declarações retrato */<text:tab/><text:tab/><text:tab/><text:tab/><text:tab/><text:tab/><text:tab/></text:p>
      <text:p text:style-name="P479"><text:span text:style-name="T1759">@media</text:span> <text:span text:style-name="T1550">screen</text:span> <text:span text:style-name="T1624">and</text:span> (<text:span text:style-name="T1526">orientation</text:span>: <text:span text:style-name="T1550">portrait</text:span>) {<text:tab/><text:tab/><text:tab/><text:tab/></text:p>
      <text:p text:style-name="P491"><text:soft-page-break/><text:span text:style-name="T1646">body</text:span><text:span text:style-name="T1609"> {<text:tab/><text:tab/><text:tab/><text:tab/><text:tab/><text:tab/><text:tab/><text:tab/><text:tab/><text:tab/><text:tab/></text:span></text:p>
      <text:p text:style-name="P491"><text:span text:style-name="T1545"><text:tab/>background-image</text:span><text:span text:style-name="T1609">: </text:span><text:span text:style-name="T1754">url</text:span><text:span text:style-name="T1609">(</text:span><text:span text:style-name="T1545">../imagens/cev-portrait.jpg</text:span><text:span text:style-name="T1609">);<text:tab/><text:tab/></text:span></text:p>
      <text:p text:style-name="P491"><text:span text:style-name="T1545"><text:tab/>background-position</text:span><text:span text:style-name="T1609">: </text:span><text:span text:style-name="T1566">center</text:span><text:span text:style-name="T1609"> </text:span><text:span text:style-name="T1566">bottom</text:span><text:span text:style-name="T1609">;<text:tab/><text:tab/><text:tab/><text:tab/><text:tab/></text:span></text:p>
      <text:p text:style-name="P479">}<text:tab/><text:tab/><text:tab/><text:tab/><text:tab/><text:tab/><text:tab/><text:tab/><text:tab/><text:tab/><text:tab/></text:p>
      <text:p text:style-name="P479"><text:tab/><text:tab/><text:tab/><text:tab/><text:tab/><text:tab/><text:tab/><text:tab/><text:tab/><text:tab/><text:tab/></text:p>
      <text:p text:style-name="P500">/* declarações paisagem */<text:tab/><text:tab/><text:tab/><text:tab/><text:tab/><text:tab/><text:tab/></text:p>
      <text:p text:style-name="P479"><text:span text:style-name="T1759">@media</text:span> <text:span text:style-name="T1550">screen</text:span> <text:span text:style-name="T1624">and</text:span> (<text:span text:style-name="T1526">orientation</text:span>: <text:span text:style-name="T1550">landscape</text:span>) {<text:tab/><text:tab/><text:tab/><text:tab/></text:p>
      <text:p text:style-name="P491"><text:span text:style-name="T1646"><text:tab/>body</text:span><text:span text:style-name="T1609"> {<text:tab/><text:tab/><text:tab/><text:tab/><text:tab/><text:tab/><text:tab/><text:tab/><text:tab/><text:tab/></text:span></text:p>
      <text:p text:style-name="P491"><text:span text:style-name="T1545"><text:tab/><text:tab/>background-image</text:span><text:span text:style-name="T1609">: </text:span><text:span text:style-name="T1754">url</text:span><text:span text:style-name="T1609">(</text:span><text:span text:style-name="T1545">../imagens/cev-landscape.jpg</text:span><text:span text:style-name="T1609">);<text:tab/></text:span></text:p>
      <text:p text:style-name="P491"><text:span text:style-name="T1545"><text:tab/><text:tab/>background-position</text:span><text:span text:style-name="T1609">: </text:span><text:span text:style-name="T1566">left</text:span><text:span text:style-name="T1609"> </text:span><text:span text:style-name="T1566">bottom</text:span><text:span text:style-name="T1609">;<text:tab/><text:tab/><text:tab/><text:tab/></text:span></text:p>
      <text:p text:style-name="P479"><text:tab/>}<text:tab/><text:tab/><text:tab/><text:tab/><text:tab/><text:tab/><text:tab/><text:tab/><text:tab/><text:tab/></text:p>
      <text:p text:style-name="P479">}<text:tab/><text:tab/><text:tab/><text:tab/><text:tab/><text:tab/><text:tab/><text:tab/><text:tab/><text:tab/><text:tab/></text:p>
      <text:p text:style-name="P38"><text:span text:style-name="T717">N</text:span><text:span text:style-name="T718">ota</text:span><text:span text:style-name="T704">: </text:span><text:span text:style-name="T690">Se </text:span><text:span text:style-name="T704">uma configuração</text:span><text:span text:style-name="T690"> não </text:span><text:span text:style-name="T704">for</text:span><text:span text:style-name="T690"> definida na media query personalizada, </text:span><text:span text:style-name="T705">valerá</text:span><text:span text:style-name="T690"> o que foi definido nas configurações gerais </text:span><text:span text:style-name="T704">do estilo.</text:span></text:p>
      <text:p text:style-name="P253"/>
      <text:p text:style-name="P519"/>
      <text:p text:style-name="P522">Metodologias</text:p>
      <text:p text:style-name="P519"/>
      <text:p text:style-name="P176"><text:span text:style-name="T1818">Organizam</text:span> e estrutur<text:span text:style-name="T1818">am</text:span> CSS de uma forma que facilite a manutenção, <text:span text:style-name="T1818">o </text:span>reuso e <text:span text:style-name="T1818">o </text:span>crescimento de projetos complexos. Existem várias metodologias que orientam a arquitetura do CSS, incluindo:</text:p>
      <text:list xml:id="list2085632141" text:style-name="L61">
        <text:list-item>
          <text:p text:style-name="P687"><text:a xlink:type="simple" xlink:href="https://en.bem.info/" text:style-name="Internet_20_link" text:visited-style-name="Visited_20_Internet_20_Link"><text:span text:style-name="T14">BEM</text:span></text:a><text:span text:style-name="T40"> – Block Element Modifier: recomenda uma maneira específica </text:span><text:span text:style-name="T43">e mais </text:span><text:span text:style-name="T68">compreensível</text:span><text:span text:style-name="T43"> </text:span><text:span text:style-name="T44">para</text:span><text:span text:style-name="T40"> </text:span><text:span text:style-name="T54">nomear classes</text:span><text:span text:style-name="T40">, </text:span><text:span text:style-name="T47">com o intuito de criar componentes reutilizáveis e</text:span><text:span text:style-name="T40"> </text:span><text:span text:style-name="T69">de fácil</text:span><text:span text:style-name="T67"> </text:span><text:span text:style-name="T69">compreensão sobre seu propósito pois estabelece uma relação entre o elemento pai como um bloco, o filho como um elemento e o modificador como uma variação ou estado diferente</text:span><text:span text:style-name="T67">:</text:span><text:span text:style-name="T40"><text:line-break/></text:span><text:span text:style-name="T854">.nome-do-bloco__nome-do-elemento--modificador </text:span></text:p>
          <text:list>
            <text:list-item>
              <text:p text:style-name="P687"><text:span text:style-name="Strong_20_Emphasis"><text:span text:style-name="T984">Block</text:span></text:span><text:span text:style-name="Strong_20_Emphasis"><text:span text:style-name="T14"> –</text:span></text:span><text:span text:style-name="T40"> é qualquer componente que possa ser reutilizado em várias páginas. Escrito em letras minúsculas e separado por </text:span><text:span text:style-name="T54">hífens</text:span><text:span text:style-name="T40"> </text:span></text:p>
            </text:list-item>
            <text:list-item>
              <text:p text:style-name="P688"><text:span text:style-name="Strong_20_Emphasis"><text:span text:style-name="T985">Element</text:span></text:span><text:span text:style-name="T40"> – </text:span><text:span text:style-name="T42">é </text:span><text:span text:style-name="T40">a parte de um bloco que não pode ser usada isoladamente. O nome do elemento é separado do bloco por </text:span><text:span text:style-name="T54">dois underscores</text:span><text:span text:style-name="T40">. </text:span></text:p>
            </text:list-item>
            <text:list-item>
              <text:p text:style-name="P688"><text:span text:style-name="Strong_20_Emphasis"><text:span text:style-name="T985">Modifier</text:span></text:span><text:span text:style-name="T40"> - Representa uma variação ou estado diferente de um bloco ou elemento. O nome do modificador é separado do bloco ou elemento por </text:span><text:span text:style-name="T54">dois hífens</text:span><text:span text:style-name="T40">. </text:span></text:p>
            </text:list-item>
          </text:list>
        </text:list-item>
        <text:list-item>
          <text:p text:style-name="P644"><text:a xlink:type="simple" xlink:href="http://oocss.org/" text:style-name="Internet_20_link" text:visited-style-name="Visited_20_Internet_20_Link"><text:span text:style-name="T174">OOCSS</text:span></text:a><text:span text:style-name="T105"> – Object Oriented CSS: incentiva a separação entre </text:span><text:span text:style-name="T131">estrutura</text:span><text:span text:style-name="T105"> e </text:span><text:span text:style-name="T131">aparência</text:span><text:span text:style-name="T105">, promovendo reusabilidade</text:span></text:p>
        </text:list-item>
        <text:list-item>
          <text:p text:style-name="P689"><text:a xlink:type="simple" xlink:href="https://smacss.com/" text:style-name="Internet_20_link" text:visited-style-name="Visited_20_Internet_20_Link"><text:span text:style-name="Strong_20_Emphasis"><text:span text:style-name="T14">SMACSS</text:span></text:span></text:a><text:span text:style-name="Strong_20_Emphasis"><text:span text:style-name="T40"> - Scalable and Modular Architecture for CSS:</text:span></text:span><text:span text:style-name="T40"> </text:span><text:span text:style-name="T41">é um guia de boas práticas que divide e </text:span><text:span text:style-name="T40">organiza </text:span><text:span text:style-name="T41">o CSS</text:span><text:span text:style-name="T40"> em 5 módulos </text:span><text:span text:style-name="T54">independentes</text:span><text:span text:style-name="T40"> e escaláveis:</text:span></text:p>
          <text:list>
            <text:list-item>
              <text:p text:style-name="P652"><text:span text:style-name="T1579">Base</text:span>: é o estilo base de todas as páginas (reset, container, etc )</text:p>
            </text:list-item>
            <text:list-item>
              <text:p text:style-name="P652"><text:span text:style-name="T1579">Layout</text:span>: é o estilo específico de cada página (courses.css, carreiras.css, etc )</text:p>
            </text:list-item>
            <text:list-item>
              <text:p text:style-name="P652"><text:soft-page-break/><text:span text:style-name="T1579">Module</text:span>: é o estilo de componentes que se repetem em várias páginas ( box.css )</text:p>
            </text:list-item>
            <text:list-item>
              <text:p text:style-name="P652"><text:span text:style-name="T1579">State</text:span>: crie uma classe para seu estado, coloque ou tire ela do elemento conforme você precisar modificar o estado.</text:p>
            </text:list-item>
            <text:list-item>
              <text:p text:style-name="P652"><text:span text:style-name="T1579">Theme</text:span>: organiza CSS quando lidamos com projetos que podem ter toda a sua interface visual modificada rapidamente por outra. (tema claro ou escuro)</text:p>
            </text:list-item>
          </text:list>
        </text:list-item>
        <text:list-item>
          <text:p text:style-name="P645"><text:span text:style-name="T174">ITCSS</text:span><text:span text:style-name="T105"> – Inverted Triangle CSS: organiza estilos em </text:span><text:span text:style-name="T131">camadas</text:span><text:span text:style-name="T105">, começando com estilos globais e ficando mais específico à medida que você avança. As camadas incluem Settings, Tools, Generic, Base, Objects, Components, e Trumps.</text:span></text:p>
        </text:list-item>
        <text:list-item>
          <text:p text:style-name="P646"><text:span text:style-name="T174">Atomic CSS</text:span><text:span text:style-name="T105">: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47"><text:span text:style-name="T174">ACSS – </text:span><text:span text:style-name="T176">Attribute Component CSS</text:span><text:span text:style-name="T112">: os</text:span><text:span text:style-name="T105"> estilos são aplicados diretamente a elementos com base em seus </text:span><text:span text:style-name="T131">atributos</text:span><text:span text:style-name="T105">. Essa arquitetura é mais usada em conjunto com bibliotecas ou frameworks específicos.</text:span></text:p>
        </text:list-item>
      </text:list>
      <text:p text:style-name="P178"/>
      <text:p text:style-name="P141"><text:span text:style-name="T105">Princípios Alura </text:span><text:span text:style-name="T113">para </text:span><text:span text:style-name="T177">nomear classes</text:span><text:span text:style-name="T113">:</text:span></text:p>
      <text:list xml:id="list3172807158" text:style-name="L62">
        <text:list-item>
          <text:p text:style-name="P653">Evitar nome genérico demais, como title;</text:p>
        </text:list-item>
        <text:list-item>
          <text:p text:style-name="P653">Evitar nome preso a tag, como inputText;</text:p>
        </text:list-item>
        <text:list-item>
          <text:p text:style-name="P653">Não dar nome com associação a uma propriedade CSS, como floatLeft;</text:p>
        </text:list-item>
        <text:list-item>
          <text:p text:style-name="P653">Não dar nome que descreva o valor de um<text:span text:style-name="T1818">a</text:span> propriedade CSS, como colorBlue;</text:p>
        </text:list-item>
        <text:list-item>
          <text:p text:style-name="P653">Utilizar o hífen para identificar o filho lendo apenas o nome da class, como pai-filho.<text:line-break/><text:span text:style-name="T1806">O</text:span> underline para adicionar um modificador, como pai-filho_modificador;</text:p>
        </text:list-item>
        <text:list-item>
          <text:p text:style-name="P653">O nome de uma class tem que começar com uma analogia com o mundo real e a segunda parte quando necessário, representar o conteúdo do elemento, por exemplo: cardCourse.</text:p>
        </text:list-item>
      </text:list>
      <text:p text:style-name="P179"/>
      <text:p text:style-name="P182">Princípios Alura para <text:span text:style-name="T1312">organizar o CSS,</text:span> evitando altos valores de especificidades:</text:p>
      <text:list xml:id="list157781562" text:style-name="L63">
        <text:list-item>
          <text:p text:style-name="P654">A ordem dos seletores no arquivo CSS devem respeitar a ordem do HTML;</text:p>
        </text:list-item>
        <text:list-item>
          <text:p text:style-name="P654">Evitar seletores com id e tag;</text:p>
        </text:list-item>
        <text:list-item>
          <text:p text:style-name="P654">Evitar o uso de seletores avançados e pseudo-class.</text:p>
        </text:list-item>
      </text:list>
      <text:p text:style-name="P521">Pré-processadores</text:p>
      <text:p text:style-name="P206"/>
      <text:p text:style-name="P663">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xml:id="list106565913" text:style-name="L64">
        <text:list-item>
          <text:p text:style-name="P690"><text:span text:style-name="Strong_20_Emphasis"><text:span text:style-name="T495">Sass</text:span></text:span><text:span text:style-name="Strong_20_Emphasis"><text:span text:style-name="T335"> - Syntactically Awesome Stylesheets: amplamente utilizado, ele oferece funcionalidades avançadas como variáveis, aninhamento, </text:span></text:span><text:span text:style-name="Strong_20_Emphasis"><text:span text:style-name="T371">mixins</text:span></text:span><text:span text:style-name="Strong_20_Emphasis"><text:span text:style-name="T335">, herança, operadores matemáticos, entre outros. Seu código é </text:span></text:span><text:span text:style-name="Strong_20_Emphasis"><text:span text:style-name="T371">compilado</text:span></text:span><text:span text:style-name="Strong_20_Emphasis"><text:span text:style-name="T335"> para CSS. Existem duas sintaxes principais:</text:span></text:span></text:p>
          <text:list>
            <text:list-item>
              <text:p text:style-name="P690"><text:span text:style-name="Strong_20_Emphasis"><text:span text:style-name="T335">Sass (indentação)</text:span></text:span></text:p>
            </text:list-item>
            <text:list-item>
              <text:p text:style-name="P690"><text:span text:style-name="Strong_20_Emphasis"><text:span text:style-name="T335">SCSS (mais próxima do CSS com chaves e ponto e vírgula). </text:span></text:span></text:p>
            </text:list-item>
          </text:list>
        </text:list-item>
        <text:list-item>
          <text:p text:style-name="P691"><text:span text:style-name="T180">Less</text:span><text:span text:style-name="Strong_20_Emphasis"><text:span text:style-name="T737"> oferece funcionalidades avançadas, como variáveis, aninhamento, mixins e operadores. A sintaxe do Less é semelhante à do CSS.</text:span></text:span></text:p>
        </text:list-item>
        <text:list-item>
          <text:p text:style-name="P648"><text:span text:style-name="T174">Stylus</text:span><text:span text:style-name="T105"> é conhecido por sua sintaxe bastante concisa, mínima e flexível. Ele suporta variáveis, aninhamento, mixins e operadores matemáticos.</text:span></text:p>
        </text:list-item>
      </text:list>
      <text:p text:style-name="P177"/>
      <text:p text:style-name="P47"><text:span text:style-name="T1276">@mixin</text:span><text:span text:style-name="T114"> é uma diretiva em pré-processadores de CSS, como Sass, que permite criar blocos reutilizáveis de estilos, </text:span><text:span text:style-name="T137">agrupando um conjunto de declarações</text:span><text:span text:style-name="T114"> CSS para serem usadas em diferentes partes do código, facilitando a manutenção e trazendo maior modularização ao CSS. Exemplo:</text:span></text:p>
      <text:p text:style-name="P655"/>
      <text:p text:style-name="P53"><text:span text:style-name="T114"><draw:frame draw:style-name="fr4" draw:name="Figura16" text:anchor-type="as-char" svg:width="8.218cm" svg:height="7.087cm" draw:z-index="26"><draw:image xlink:href="Pictures/100000010000017300000140116ADA2936EB91AE.png" xlink:type="simple" xlink:show="embed" xlink:actuate="onLoad" draw:mime-type="image/png"/></draw:frame></text:span><text:span text:style-name="T114"><draw:frame draw:style-name="fr4" draw:name="Figura26" text:anchor-type="as-char" svg:width="9.317cm" svg:height="5.318cm" draw:z-index="27"><draw:image xlink:href="Pictures/100000010000018A000000E10375112F7268F110.png" xlink:type="simple" xlink:show="embed" xlink:actuate="onLoad" draw:mime-type="image/png"/></draw:frame></text:span></text:p>
      <text:p text:style-name="P53"/>
      <text:p text:style-name="P468"><text:a xlink:type="simple" xlink:href="https://engageinteractive.co.uk/blog/top-10-scss-mixins" text:style-name="Internet_20_link" text:visited-style-name="Visited_20_Internet_20_Link"><text:span text:style-name="T1310">A</text:span></text:a><text:a xlink:type="simple" xlink:href="https://engageinteractive.co.uk/blog/top-10-scss-mixins" text:style-name="Internet_20_link" text:visited-style-name="Visited_20_Internet_20_Link"><text:span text:style-name="T1311">rtigo: 1</text:span></text:a><text:a xlink:type="simple" xlink:href="https://engageinteractive.co.uk/blog/top-10-scss-mixins" text:style-name="Internet_20_link" text:visited-style-name="Visited_20_Internet_20_Link"><text:span text:style-name="T1309">0 mixins em Sass que você deveria usar em seus projetos</text:span></text:a></text:p>
      <text:p text:style-name="P142"/>
      <text:p text:style-name="P520">Miscelâneas</text:p>
      <text:p text:style-name="P253"/>
      <text:p text:style-name="P80"><text:span text:style-name="T1141">Webkit </text:span><text:span text:style-name="T543">é um </text:span><text:span text:style-name="T614">motor de renderização</text:span><text:span text:style-name="T543">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58"/>
      <text:p text:style-name="P530"><text:span text:style-name="T341">O</text:span><text:span text:style-name="T336"> site </text:span><text:a xlink:type="simple" xlink:href="https://expressprefixr.herokuapp.com/" text:style-name="Internet_20_link" text:visited-style-name="Visited_20_Internet_20_Link">prefixr</text:a><text:span text:style-name="T336"> reduz consideravelmente o código CSS e ajuda </text:span><text:span text:style-name="T341">também</text:span><text:span text:style-name="T336"> na </text:span><text:span text:style-name="T496">retrocompatibilidade</text:span><text:span text:style-name="T336"> de navegadores.</text:span></text:p>
      <text:p text:style-name="P225"/>
      <text:p text:style-name="P531"><text:span text:style-name="T496">R</text:span><text:span text:style-name="T497">eset CSS</text:span><text:span text:style-name="T342"> é uma técnica que sobrepõe </text:span><text:span text:style-name="T336">a formatação original do browsers com uma folha de estilo. O </text:span><text:a xlink:type="simple" xlink:href="https://meyerweb.com/eric/tools/css/reset/reset.css" text:style-name="Internet_20_link" text:visited-style-name="Visited_20_Internet_20_Link"><text:span text:style-name="T1303">arquivo</text:span></text:a><text:a xlink:type="simple" xlink:href="https://meyerweb.com/eric/tools/css/reset/reset.css" text:style-name="Internet_20_link" text:visited-style-name="Visited_20_Internet_20_Link"><text:span text:style-name="T1304"> </text:span></text:a><text:a xlink:type="simple" xlink:href="https://meyerweb.com/eric/tools/css/reset/reset.css" text:style-name="Internet_20_link" text:visited-style-name="Visited_20_Internet_20_Link"><text:span text:style-name="T1305">r</text:span></text:a><text:a xlink:type="simple" xlink:href="https://meyerweb.com/eric/tools/css/reset/reset.css" text:style-name="Internet_20_link" text:visited-style-name="Visited_20_Internet_20_Link"><text:span text:style-name="T1306">eset.CSS</text:span></text:a><text:span text:style-name="T1304"> </text:span><text:span text:style-name="T342">possui</text:span><text:span text:style-name="T336"> um conjunto de estilos</text:span><text:span text:style-name="T342"> </text:span><text:span text:style-name="T336">projetados para normalizar os elementos em todos os navegadores da web. </text:span><text:span text:style-name="T342">Seu</text:span><text:span text:style-name="T336"> objetivo é criar uma base consistente e </text:span><text:span text:style-name="T372">previsível</text:span><text:span text:style-name="T336">, independentemente das variações de estilo padrão entre diferentes navegadores.<text:line-break/></text:span><text:span text:style-name="T342">Já o </text:span><text:a xlink:type="simple" xlink:href="https://necolas.github.io/normalize.css/" text:style-name="Internet_20_link" text:visited-style-name="Visited_20_Internet_20_Link"><text:span text:style-name="T1303">arquivo</text:span></text:a><text:a xlink:type="simple" xlink:href="https://necolas.github.io/normalize.css/" text:style-name="Internet_20_link" text:visited-style-name="Visited_20_Internet_20_Link"><text:span text:style-name="T1304"> </text:span></text:a><text:a xlink:type="simple" xlink:href="https://necolas.github.io/normalize.css/" text:style-name="Internet_20_link" text:visited-style-name="Visited_20_Internet_20_Link"><text:span text:style-name="T1306">normalize.css</text:span></text:a><text:span text:style-name="T757"> </text:span><text:span text:style-name="T336">atua preservando alguns estilos padrão considerados úteis e consistentes, enquanto ajusta outros </text:span><text:span text:style-name="T378">bugs</text:span><text:span text:style-name="T347"> </text:span><text:span text:style-name="T336">para garantir uma experiência mais uniforme. Ele não redefine todos os estilos para zero, como um "reset CSS" faria, mas normaliza os estilos para criar uma base mais previsível.</text:span></text:p>
      <text:p text:style-name="P357">Emmet</text:p>
      <text:p text:style-name="P466"><text:span text:style-name="T20">O </text:span><text:a xlink:type="simple" xlink:href="https://docs.emmet.io/abbreviations/syntax/" text:style-name="Internet_20_link" text:visited-style-name="Visited_20_Internet_20_Link"><text:span text:style-name="T982">Emmet</text:span></text:a><text:span text:style-name="T20"> é uma extensão, </text:span><text:span text:style-name="T23">também disponível no </text:span><text:span text:style-name="T20">VSCode, </text:span><text:span text:style-name="T23">para abreviação ou expansão de código</text:span><text:span text:style-name="T20"> </text:span><text:span text:style-name="T23">que traz produtividade na escrita de estruturas aninhadas </text:span><text:span text:style-name="T20">de código HTML e CSS, economizando tempo e evitando erros comuns. </text:span><text:span text:style-name="T23">Ele também p</text:span><text:span text:style-name="T20">ermite realizar operações em grupos de elementos, como aumentar </text:span><text:span text:style-name="Source_20_Text"><text:span text:style-name="T20">ou diminuir números, reorganizar, entre outros. Seus operadores são:</text:span></text:span></text:p>
      <text:list xml:id="list3813453213" text:style-name="L65">
        <text:list-item>
          <text:p text:style-name="P745"><text:span text:style-name="Source_20_Text"><text:span text:style-name="T983">Exclamação </text:span></text:span><text:span text:style-name="Source_20_Text"><text:span text:style-name="T1122">!</text:span></text:span><text:span text:style-name="Source_20_Text"><text:span text:style-name="T982"> </text:span></text:span><text:span text:style-name="Source_20_Text"><text:span text:style-name="T20">Gera a estrutura básica de um documento HTML.</text:span></text:span></text:p>
        </text:list-item>
        <text:list-item>
          <text:h text:style-name="P575" text:outline-level="3"><text:span text:style-name="Source_20_Text"><text:span text:style-name="T982">Filho </text:span></text:span><text:span text:style-name="Source_20_Text"><text:span text:style-name="T1122">&gt;</text:span></text:span><text:span text:style-name="Source_20_Text"><text:span text:style-name="T20"> </text:span></text:span><text:span text:style-name="Source_20_Text"><text:span text:style-name="T820">div&gt;ul&gt;li</text:span></text:span></text:h>
        </text:list-item>
        <text:list-item>
          <text:p text:style-name="P745"><text:span text:style-name="Source_20_Text"><text:span text:style-name="T982">Irmão </text:span></text:span><text:span text:style-name="Source_20_Text"><text:span text:style-name="T1122">+</text:span></text:span><text:span text:style-name="Source_20_Text"><text:span text:style-name="T20"> </text:span></text:span><text:span text:style-name="Source_20_Text"><text:span text:style-name="T820">div+p+bq</text:span></text:span></text:p>
        </text:list-item>
        <text:list-item>
          <text:p text:style-name="P745"><text:span text:style-name="Source_20_Text"><text:span text:style-name="T982">Tio </text:span></text:span><text:span text:style-name="Source_20_Text"><text:span text:style-name="T1122">^</text:span></text:span><text:span text:style-name="Source_20_Text"><text:span text:style-name="T20"> </text:span></text:span><text:span text:style-name="Source_20_Text"><text:span text:style-name="T820">div+div&gt;p&gt;span+em^bq</text:span></text:span></text:p>
        </text:list-item>
        <text:list-item>
          <text:p text:style-name="P745"><text:span text:style-name="Source_20_Text"><text:span text:style-name="T982">Multiplicação </text:span></text:span><text:span text:style-name="Source_20_Text"><text:span text:style-name="T1122">*</text:span></text:span><text:span text:style-name="Source_20_Text"><text:span text:style-name="T20"> </text:span></text:span><text:span text:style-name="Source_20_Text"><text:span text:style-name="T820">lorem*5</text:span></text:span><text:span text:style-name="Source_20_Text"><text:span text:style-name="T20">: gera automaticamente 5 parágrafos de Lorem Ipsum, que é um texto usado como modelo para simular conteúdo.</text:span></text:span></text:p>
        </text:list-item>
        <text:list-item>
          <text:p text:style-name="P745"><text:span text:style-name="Source_20_Text"><text:span text:style-name="T982">Agrupamento </text:span></text:span><text:span text:style-name="Source_20_Text"><text:span text:style-name="T1122">( )</text:span></text:span><text:span text:style-name="Source_20_Text"><text:span text:style-name="T20"><text:tab/></text:span></text:span><text:span text:style-name="Source_20_Text"><text:span text:style-name="T820">(div&gt;dl&gt;(dt+dd)*3)+footer&gt;p</text:span></text:span></text:p>
        </text:list-item>
        <text:list-item>
          <text:p text:style-name="P745"><text:span text:style-name="Source_20_Text"><text:span text:style-name="T1122">#</text:span></text:span><text:span text:style-name="Source_20_Text"><text:span text:style-name="T982">id </text:span></text:span><text:span text:style-name="Source_20_Text"><text:span text:style-name="T20">e </text:span></text:span><text:span text:style-name="Source_20_Text"><text:span text:style-name="T1122">.</text:span></text:span><text:span text:style-name="Source_20_Text"><text:span text:style-name="T982">class</text:span></text:span></text:p>
          <text:p text:style-name="P745"><text:span text:style-name="Source_20_Text"><text:span text:style-name="T820">div#header+div.page+div#footer.class1.class2.class3</text:span></text:span></text:p>
        </text:list-item>
        <text:list-item>
          <text:p text:style-name="P745"><text:span text:style-name="Source_20_Text"><text:span text:style-name="T982">adicionar texto ao elemento </text:span></text:span><text:span text:style-name="Source_20_Text"><text:span text:style-name="T1122">{ }</text:span></text:span><text:span text:style-name="Source_20_Text"><text:span text:style-name="T20"> </text:span></text:span><text:span text:style-name="Source_20_Text"><text:span text:style-name="T820">a{Click here}</text:span></text:span></text:p>
        </text:list-item>
        <text:list-item>
          <text:p text:style-name="P745"><text:span text:style-name="Source_20_Text"><text:span text:style-name="T982">Atributos personalizados </text:span></text:span><text:span text:style-name="Source_20_Text"><text:span text:style-name="T1122">[ ]</text:span></text:span><text:span text:style-name="Source_20_Text"><text:span text:style-name="T20"><text:line-break/></text:span></text:span><text:span text:style-name="Source_20_Text"><text:span text:style-name="T820">&lt;li&gt;essa lista é span.louca[atributo=doido]{maluca}&lt;/li&gt;</text:span></text:span></text:p>
          <text:p text:style-name="P745"><text:span text:style-name="Source_20_Text"><text:span text:style-name="T20">&lt;li&gt;essa lista é &lt;span class="louca" atributo="doido"&gt;maluca&lt;/span&gt;&lt;/li&gt;</text:span></text:span></text:p>
        </text:list-item>
        <text:list-item>
          <text:p text:style-name="P745"><text:span text:style-name="Source_20_Text"><text:span text:style-name="T982">numeração de itens </text:span></text:span><text:span text:style-name="Source_20_Text"><text:span text:style-name="T1122">$</text:span></text:span><text:span text:style-name="Source_20_Text"><text:span text:style-name="T20"> </text:span></text:span><text:span text:style-name="Source_20_Text"><text:span text:style-name="T820">ul&gt;li.item$*5</text:span></text:span><text:span text:style-name="Source_20_Text"><text:span text:style-name="T20"> ou </text:span></text:span><text:span text:style-name="Source_20_Text"><text:span text:style-name="T820">ul&gt;li.item$$$*5</text:span></text:span></text:p>
        </text:list-item>
        <text:list-item>
          <text:p text:style-name="P745"><text:span text:style-name="Source_20_Text"><text:span text:style-name="T982">valor base descendente da numeração </text:span></text:span><text:span text:style-name="Source_20_Text"><text:span text:style-name="T1122">@-</text:span></text:span><text:span text:style-name="Source_20_Text"><text:span text:style-name="T20"> </text:span></text:span><text:span text:style-name="Source_20_Text"><text:span text:style-name="T820">ul&gt;li.item$@-*5</text:span></text:span></text:p>
        </text:list-item>
        <text:list-item>
          <text:p text:style-name="P745"><text:span text:style-name="Source_20_Text"><text:span text:style-name="T982">troca valor base da numeração </text:span></text:span><text:span text:style-name="Source_20_Text"><text:span text:style-name="T1123">@nº</text:span></text:span><text:span text:style-name="Source_20_Text"><text:span text:style-name="T20"> </text:span></text:span><text:span text:style-name="Source_20_Text"><text:span text:style-name="T820">ul&gt;li.item$@3*5</text:span></text:span></text:p>
        </text:list-item>
      </text:list>
      <text:p text:style-name="P465"><text:span text:style-name="Source_20_Text"><text:span text:style-name="T4"/></text:span></text:p>
      <text:p text:style-name="P465"><text:span text:style-name="Source_20_Text"><text:span text:style-name="T20">Nota: É </text:span></text:span><text:span text:style-name="Source_20_Text"><text:span text:style-name="T48">a tecla</text:span></text:span><text:span text:style-name="Source_20_Text"><text:span text:style-name="T20"> </text:span></text:span><text:span text:style-name="Source_20_Text"><text:span text:style-name="T820">&lt;kbd&gt;espaço&lt;/kbd&gt;</text:span></text:span><text:span text:style-name="Source_20_Text"><text:span text:style-name="T20"> que indica ao Emmet quando ele deve parar de analisar (stop parsing).</text:span></text:span></text:p>
      <text:p text:style-name="P465"><text:span text:style-name="Source_20_Text"><text:span text:style-name="T4"/></text:span></text:p>
      <text:p text:style-name="P465"><text:span text:style-name="Source_20_Text"><text:span text:style-name="T33">Link da documentação oficial </text:span></text:span><text:span text:style-name="Source_20_Text"><text:span text:style-name="T34">contendo diversos atalhos</text:span></text:span><text:span text:style-name="Source_20_Text"><text:span text:style-name="T33">: </text:span></text:span><text:a xlink:type="simple" xlink:href="https://docs.emmet.io/" text:style-name="Internet_20_link" text:visited-style-name="Visited_20_Internet_20_Link"><text:span text:style-name="Source_20_Text"><text:span text:style-name="T1289">https://docs.emmet.io/</text:span></text:span></text:a></text:p>
      <text:p text:style-name="P465"><text:span text:style-name="Source_20_Text"><text:span text:style-name="T4"/></text:span></text:p>
      <text:p text:style-name="P465"><text:a xlink:type="simple" xlink:href="https://docs.emmet.io/cheat-sheet/" text:style-name="Internet_20_link" text:visited-style-name="Visited_20_Internet_20_Link"><text:span text:style-name="Source_20_Text"><text:span text:style-name="T1290">CheatSheet com todos os atalhos</text:span></text:span></text:a></text:p>
      <text:p text:style-name="P465"><text:span text:style-name="Source_20_Text"><text:span text:style-name="T4"/></text:span></text:p>
      <text:p text:style-name="P173">Atalhos VSCode:</text:p>
      <text:list xml:id="list2313824427" text:style-name="L66">
        <text:list-item>
          <text:p text:style-name="P636"><text:span text:style-name="T976">Wrap with abbreviat</text:span><text:span text:style-name="T977">ion</text:span><text:span text:style-name="T97"> </text:span><text:span text:style-name="T106">(abra a paleta de comandos usando o atalho </text:span><text:span text:style-name="T97">Control + Shift + P</text:span><text:span text:style-name="T106">)</text:span><text:span text:style-name="T97">: </text:span><text:span text:style-name="T120">n</text:span><text:span text:style-name="T97">ele, você </text:span><text:span text:style-name="T132">coloca</text:span><text:span text:style-name="T133"> um trecho selecionado </text:span><text:span text:style-name="T132">dentro de</text:span><text:span text:style-name="T134"> uma tag escolhida</text:span><text:span text:style-name="T104">.</text:span></text:p>
        </text:list-item>
        <text:list-item>
          <text:p text:style-name="P636"><text:span text:style-name="T980">Shift</text:span><text:span text:style-name="T73"> + </text:span><text:span text:style-name="T980">Tab</text:span><text:span text:style-name="T73"> para </text:span><text:span text:style-name="T84">i</text:span><text:span text:style-name="T120">n</text:span><text:span text:style-name="T84">dentar</text:span><text:span text:style-name="T141"> para a esquerda</text:span><text:span text:style-name="T73">, ou </text:span><text:span text:style-name="T980">Tab</text:span><text:span text:style-name="T73"> para a direita.</text:span></text:p>
        </text:list-item>
        <text:list-item>
          <text:p text:style-name="P636"><text:span text:style-name="T84">Tecla </text:span><text:span text:style-name="T980">ALT </text:span><text:span text:style-name="T84">para criar vários cursores e fazer</text:span><text:span text:style-name="T72"> edições simultâneas</text:span></text:p>
        </text:list-item>
        <text:list-item>
          <text:p text:style-name="P636"><text:span text:style-name="T976">Control</text:span><text:span text:style-name="T97"> + </text:span><text:span text:style-name="T978">L</text:span><text:span text:style-name="T72"> para selecionar todos os caracteres iguais</text:span></text:p>
        </text:list-item>
      </text:list>
      <text:h text:style-name="P566" text:outline-level="1">DOM – Document Object Model</text:h>
      <text:p text:style-name="P167">O DOM é uma API <text:span text:style-name="T1786">(interface de programação </text:span><text:span text:style-name="T1466">que traduz</text:span><text:span text:style-name="T1786">). </text:span><text:span text:style-name="T1787">Ele</text:span> representa a estrutura do documento web na memória do dispositivo assim que o navegador conclui o carregamento da página. <text:span text:style-name="T1787">Sua principal função é converter elementos para objetos e, através de métodos presentes nesses objetos, é possível acessar e alterar o conteúdo da página web durante sua exibição.</text:span></text:p>
      <text:p text:style-name="P43"><text:span text:style-name="T107">Sua</text:span><text:span text:style-name="T72"> representação </text:span><text:span text:style-name="T107">é uma estrutura</text:span><text:span text:style-name="T72"> </text:span><text:span text:style-name="T135">hierárquica</text:span><text:span text:style-name="T72"> </text:span><text:span text:style-name="T107">de</text:span><text:span text:style-name="T72"> documentos HTML, XML ou XHTML, </text:span><text:span text:style-name="T107">para permitir</text:span><text:span text:style-name="T72"> que scripts manipulem </text:span><text:span text:style-name="T108">a </text:span><text:span text:style-name="T107">su</text:span><text:span text:style-name="T72">a </text:span><text:span text:style-name="T107">organização</text:span><text:span text:style-name="T72">, </text:span><text:span text:style-name="T108">seu </text:span><text:span text:style-name="T72">estilo e conteúdo.</text:span></text:p>
      <text:p text:style-name="P168">O DOM <text:span text:style-name="T1786">é organizado</text:span> como uma <text:span text:style-name="T1449">árvore</text:span>, onde cada elemento, atributo e pedaço de texto são representados como nós na árvore.</text:p>
      <text:p text:style-name="P43"><text:span text:style-name="T72">Cada elemento no documento é representado como um </text:span><text:span text:style-name="T135">objeto</text:span><text:span text:style-name="T72"> </text:span><text:span text:style-name="T109">que</text:span><text:span text:style-name="T72"> pode ser </text:span><text:span text:style-name="T135">manipulado</text:span><text:span text:style-name="T72"> através d</text:span><text:span text:style-name="T121">e</text:span><text:span text:style-name="T72"> JavaScript, </text:span><text:span text:style-name="T109">isso permite a </text:span><text:span text:style-name="T136">interação dinâmica</text:span><text:span text:style-name="T109"> para validação de formulários, animações e atualização </text:span><text:span text:style-name="T136">assíncrona</text:span><text:span text:style-name="T109"> do conteúdo em tempo real, ou seja, sem a necessidade de recarregar a página.</text:span></text:p>
      <text:p text:style-name="P383"><draw:frame draw:style-name="fr3" draw:name="Figura25" text:anchor-type="as-char" svg:width="13.13cm" svg:height="13.589cm" draw:z-index="23"><draw:image xlink:href="Pictures/10000001000002E600000300552F1FA29052AA72.png" xlink:type="simple" xlink:show="embed" xlink:actuate="onLoad" draw:mime-type="image/png"/></draw:frame></text:p>
      <text:p text:style-name="P384">Enti<text:span text:style-name="T1790">dades de caracteres</text:span></text:p>
      <text:p text:style-name="P401"/>
      <text:p text:style-name="P33"><text:span text:style-name="T75"><text:tab/></text:span><text:span text:style-name="T178">Entities</text:span><text:span text:style-name="T115"> é um</text:span><text:span text:style-name="T75"> mecanismo que permite representar caracteres </text:span><text:span text:style-name="T72">especiais que podem causar </text:span><text:span text:style-name="T135">conflitos com a sintaxe</text:span><text:span text:style-name="T72"> do código HTML </text:span><text:span text:style-name="T116">ou quando se trabalha com </text:span><text:span text:style-name="T138">codificações de caracteres diferentes</text:span><text:span text:style-name="T116"> (como a ISO-8859-1)</text:span><text:span text:style-name="T72">. </text:span><text:span text:style-name="T115">Elas são</text:span><text:span text:style-name="T75"> representada</text:span><text:span text:style-name="T95">s</text:span><text:span text:style-name="T75"> p</text:span><text:span text:style-name="T117">elo símbolo</text:span><text:span text:style-name="T75"> </text:span><text:span text:style-name="T118">ampersands (&amp;)</text:span><text:span text:style-name="T75"> e finalizad</text:span><text:span text:style-name="T117">as</text:span><text:span text:style-name="T75"> com um ponto-e</text:span><text:span text:style-name="T118">-</text:span><text:span text:style-name="T75">vírgula. </text:span><text:span text:style-name="T117">Exemplos:</text:span></text:p>
      <text:p text:style-name="P123"><text:span text:style-name="T74"><draw:frame draw:style-name="fr2" draw:name="Figura8" text:anchor-type="as-char" svg:y="-10.821cm" svg:width="9.215cm" svg:height="10.98cm" draw:z-index="6"><draw:image xlink:href="Pictures/10000000000001A2000001EF1AB3C64E41FD09A2.jpg" xlink:type="simple" xlink:show="embed" xlink:actuate="onLoad" draw:mime-type="image/jpeg"/></draw:frame></text:span><text:span text:style-name="T74"><text:s/></text:span></text:p>
      <table:table table:name="Tabela2" table:style-name="Tabela2" table:template-name="Default Style">
        <table:table-column table:style-name="Tabela2.A"/>
        <table:table-column table:style-name="Tabela2.B"/>
        <table:table-column table:style-name="Tabela2.C"/>
        <table:table-row table:style-name="TableLine1650784440048">
          <table:table-cell table:style-name="Tabela2.A1" office:value-type="string">
            <text:p text:style-name="P312">&lt;</text:p>
          </table:table-cell>
          <table:table-cell table:style-name="Tabela2.A1" office:value-type="string">
            <text:p text:style-name="P313">less than</text:p>
          </table:table-cell>
          <table:table-cell table:style-name="Tabela2.C1" office:value-type="string">
            <text:p text:style-name="P313">&amp;lt;</text:p>
          </table:table-cell>
        </table:table-row>
        <table:table-row table:style-name="TableLine1650784436880">
          <table:table-cell table:style-name="Tabela2.A2" office:value-type="string">
            <text:p text:style-name="P312">&gt;</text:p>
          </table:table-cell>
          <table:table-cell table:style-name="Tabela2.A2" office:value-type="string">
            <text:p text:style-name="P313">greater than</text:p>
          </table:table-cell>
          <table:table-cell table:style-name="Tabela2.C2" office:value-type="string">
            <text:p text:style-name="P313">&amp;gt;</text:p>
          </table:table-cell>
        </table:table-row>
        <table:table-row table:style-name="TableLine1650784445232">
          <table:table-cell table:style-name="Tabela2.A2" office:value-type="string">
            <text:p text:style-name="P312">À</text:p>
          </table:table-cell>
          <table:table-cell table:style-name="Tabela2.A2" office:value-type="string">
            <text:p text:style-name="P313">crase</text:p>
          </table:table-cell>
          <table:table-cell table:style-name="Tabela2.C2" office:value-type="string">
            <text:p text:style-name="P313">&amp;Agrave;</text:p>
          </table:table-cell>
        </table:table-row>
        <table:table-row table:style-name="TableLine1650784446960">
          <table:table-cell table:style-name="Tabela2.A2" office:value-type="string">
            <text:p text:style-name="P312">Á</text:p>
          </table:table-cell>
          <table:table-cell table:style-name="Tabela2.A2" office:value-type="string">
            <text:p text:style-name="P313">acento agudo</text:p>
          </table:table-cell>
          <table:table-cell table:style-name="Tabela2.C2" office:value-type="string">
            <text:p text:style-name="P313">&amp;Aacute;</text:p>
          </table:table-cell>
        </table:table-row>
        <table:table-row table:style-name="TableLine1650784437168">
          <table:table-cell table:style-name="Tabela2.A2" office:value-type="string">
            <text:p text:style-name="P312">Â</text:p>
          </table:table-cell>
          <table:table-cell table:style-name="Tabela2.A2" office:value-type="string">
            <text:p text:style-name="P313">acento circunflexo</text:p>
          </table:table-cell>
          <table:table-cell table:style-name="Tabela2.C2" office:value-type="string">
            <text:p text:style-name="P313">&amp;Acirc;</text:p>
          </table:table-cell>
        </table:table-row>
        <table:table-row table:style-name="TableLine1650784441200">
          <table:table-cell table:style-name="Tabela2.A2" office:value-type="string">
            <text:p text:style-name="P312">Ã</text:p>
          </table:table-cell>
          <table:table-cell table:style-name="Tabela2.A2" office:value-type="string">
            <text:p text:style-name="P313">acento til</text:p>
          </table:table-cell>
          <table:table-cell table:style-name="Tabela2.C2" office:value-type="string">
            <text:p text:style-name="P313">&amp;Atilde;</text:p>
          </table:table-cell>
        </table:table-row>
        <table:table-row table:style-name="TableLine1650784437456">
          <table:table-cell table:style-name="Tabela2.A2" office:value-type="string">
            <text:p text:style-name="P312">Ç</text:p>
          </table:table-cell>
          <table:table-cell table:style-name="Tabela2.A2" office:value-type="string">
            <text:p text:style-name="P313">cedilha</text:p>
          </table:table-cell>
          <table:table-cell table:style-name="Tabela2.C2" office:value-type="string">
            <text:p text:style-name="P313">&amp;Ccedil;</text:p>
          </table:table-cell>
        </table:table-row>
      </table:table>
      <text:p text:style-name="P8"><text:span text:style-name="T74">E</text:span><text:span text:style-name="T75">ste</text:span><text:span text:style-name="T76">s</text:span><text:span text:style-name="T75"> site</text:span><text:span text:style-name="T76">s</text:span><text:span text:style-name="T75"> apresenta</text:span><text:span text:style-name="T76">m</text:span><text:span text:style-name="T75"> vários exemplos:</text:span></text:p>
      <text:p text:style-name="P154"><text:a xlink:type="simple" xlink:href="https://www.toptal.com/designers/htmlarrows/" text:style-name="Internet_20_link" text:visited-style-name="Visited_20_Internet_20_Link"><text:span text:style-name="T995">https://www.toptal.com/designers/htmlarrows/</text:span></text:a></text:p>
      <text:p text:style-name="P157"><text:a xlink:type="simple" xlink:href="https://www.w3schools.com/charsets/ref_utf_symbols.asp" text:style-name="Internet_20_link" text:visited-style-name="Visited_20_Internet_20_Link"><text:span text:style-name="T995">https://www.w3schools.com/charsets/ref_utf_symbols.asp</text:span></text:a></text:p>
      <text:p text:style-name="P656"/>
      <text:p text:style-name="P157"><text:span text:style-name="T18">Além d</text:span><text:span text:style-name="T32">as Entities</text:span><text:span text:style-name="T18">, </text:span><text:span text:style-name="T32">também existem os </text:span><text:span text:style-name="Strong_20_Emphasis"><text:span text:style-name="T13">códigos numéricos para caracteres especiais</text:span></text:span><text:span text:style-name="T18">. </text:span><text:span text:style-name="T32">C</text:span><text:span text:style-name="T18">omeçam com </text:span><text:span text:style-name="T31">ampersands-</text:span><text:span text:style-name="T32">hash</text:span><text:span text:style-name="T31"> (</text:span><text:span text:style-name="Source_20_Text"><text:span text:style-name="T18">&amp;#</text:span></text:span><text:span text:style-name="Source_20_Text"><text:span text:style-name="T32">)</text:span></text:span><text:span text:style-name="Source_20_Text"><text:span text:style-name="T18"> </text:span></text:span><text:span text:style-name="T18">e terminam com </text:span><text:span text:style-name="T30">um ponto-e</text:span><text:span text:style-name="T31">-</text:span><text:span text:style-name="T30">vírgula</text:span><text:span text:style-name="Source_20_Text"><text:span text:style-name="T18">. </text:span></text:span><text:span text:style-name="T18">Por exemplo:</text:span></text:p>
      <text:p text:style-name="P158"><text:soft-page-break/><text:span text:style-name="Source_20_Text"><text:span text:style-name="T18"/></text:span></text:p>
      <text:section text:style-name="Sect1" text:name="Seção1">
        <text:p text:style-name="P158"><text:span text:style-name="Source_20_Text"><text:span text:style-name="T18"><draw:frame draw:style-name="fr1" draw:name="Figura28" text:anchor-type="as-char" svg:y="0.099cm" svg:width="2.937cm" svg:height="4.207cm" draw:z-index="28"><draw:image xlink:href="Pictures/100000010000006F0000009F1990AF604E5723C8.png" xlink:type="simple" xlink:show="embed" xlink:actuate="onLoad" draw:mime-type="image/png"/></draw:frame></text:span></text:span></text:p>
        <text:p text:style-name="P158"><text:span text:style-name="Source_20_Text"><text:span text:style-name="T18">&amp;#169; </text:span></text:span><text:span text:style-name="T18">exibe o símbolo de direitos autorais </text:span><text:span text:style-name="Source_20_Text"><text:span text:style-name="T18">©</text:span></text:span><text:span text:style-name="T18">;</text:span></text:p>
        <text:p text:style-name="P155"><text:span text:style-name="Source_20_Text"><text:span text:style-name="T18">&amp;#174; </text:span></text:span><text:span text:style-name="T18">exibe o símbolo de marca registrada </text:span><text:span text:style-name="Source_20_Text"><text:span text:style-name="T18">®</text:span></text:span><text:span text:style-name="T18">;</text:span></text:p>
        <text:p text:style-name="P159"><text:span text:style-name="Source_20_Text"><text:span text:style-name="T18">&amp;#8482; </text:span></text:span><text:span text:style-name="T18">exibe o símbolo de marca comercial </text:span><text:span text:style-name="Source_20_Text"><text:span text:style-name="T18">™</text:span></text:span><text:span text:style-name="T18">.</text:span></text:p>
        <text:p text:style-name="P154"><text:span text:style-name="T18">Site para</text:span><text:span text:style-name="T49"> </text:span><text:span text:style-name="T70">emojis</text:span><text:span text:style-name="T49">: </text:span><text:a xlink:type="simple" xlink:href="http://emojipedia.org/" text:style-name="Internet_20_link" text:visited-style-name="Visited_20_Internet_20_Link"><text:span text:style-name="T996">emojipedia.org</text:span></text:a><text:span text:style-name="T18"><text:tab/><text:line-break/>(digite</text:span><text:span text:style-name="T819"> </text:span><text:span text:style-name="T893">&amp;#x</text:span><text:span text:style-name="T18"> + código. </text:span><text:span text:style-name="T32">E</text:span><text:span text:style-name="T18">xemplo: </text:span><text:span text:style-name="T894">&amp;#x</text:span><text:span text:style-name="T853">1F913</text:span><text:span text:style-name="T894">;</text:span><text:span text:style-name="T50">)</text:span></text:p>
      </text:section>
      <text:h text:style-name="P567" text:outline-level="1">Design responsivo x Mobile First</text:h>
      <text:p text:style-name="P110"><text:span text:style-name="T702">O </text:span><text:span text:style-name="T719">Design responsivo</text:span><text:span text:style-name="T702"> é um conceito mais tradicional, no qual o projeto é implementado primeiro em um desktop e depois adaptado para telas menores. Já a abordagem do </text:span><text:span text:style-name="T719">Mobile First</text:span><text:span text:style-name="T702"> trilha o caminho contrário: pensa inicialmente </text:span><text:span text:style-name="T701">no layout e funcionalidades da versão móvel e depois adapta tudo a telas maiores, </text:span><text:span text:style-name="T702">em razão de que a grande maioria dos acessos são via smartphones.</text:span></text:p>
      <text:h text:style-name="P567" text:outline-level="1">UX x UI</text:h>
      <text:p text:style-name="P252">São termos relacionados, mas referem-se a aspectos diferentes no design de produtos digitais.</text:p>
      <text:list xml:id="list3748094310" text:style-name="L67">
        <text:list-item>
          <text:p text:style-name="P741"><text:span text:style-name="Strong_20_Emphasis"><text:span text:style-name="T468">User Experience (UX)</text:span></text:span><text:span text:style-name="Strong_20_Emphasis"><text:span text:style-name="T458">:</text:span></text:span></text:p>
        </text:list-item>
      </text:list>
      <text:list xml:id="list937781431" text:style-name="L68">
        <text:list-item>
          <text:list>
            <text:list-item>
              <text:p text:style-name="P742"><text:span text:style-name="Strong_20_Emphasis"><text:span text:style-name="T458">Definição:</text:span></text:span><text:span text:style-name="T458"> Refere-se à experiência geral que um usuário tem ao interagir com um produto ou serviço.</text:span></text:p>
            </text:list-item>
            <text:list-item>
              <text:p text:style-name="P742"><text:span text:style-name="Strong_20_Emphasis"><text:span text:style-name="T458">Foco:</text:span></text:span><text:span text:style-name="T458"> Concentra-se em aspectos emocionais, práticos e afetivos da interação do usuário.</text:span></text:p>
            </text:list-item>
            <text:list-item>
              <text:p text:style-name="P742"><text:span text:style-name="Strong_20_Emphasis"><text:span text:style-name="T458">Inclui:</text:span></text:span><text:span text:style-name="T458"> Pesquisas de usuário, arquitetura de informação, design de interação e usabilidade.</text:span></text:p>
            </text:list-item>
            <text:list-item>
              <text:p text:style-name="P742"><text:span text:style-name="Strong_20_Emphasis"><text:span text:style-name="T458">Objetivo: Garantir que o usuário tenha uma experiência positiva, eficiente e significativa ao usar o produto.</text:span></text:span></text:p>
            </text:list-item>
          </text:list>
        </text:list-item>
      </text:list>
      <text:p text:style-name="P538"><text:span text:style-name="Strong_20_Emphasis"><text:span text:style-name="T458"/></text:span></text:p>
      <text:list xml:id="list163557652919528" text:continue-list="list3748094310" text:style-name="L67">
        <text:list-item>
          <text:p text:style-name="P741"><text:span text:style-name="Strong_20_Emphasis"><text:span text:style-name="T468">User Interface (UI)</text:span></text:span><text:span text:style-name="Strong_20_Emphasis"><text:span text:style-name="T458">:</text:span></text:span></text:p>
        </text:list-item>
      </text:list>
      <text:list xml:id="list1007290451" text:style-name="L69">
        <text:list-item>
          <text:list>
            <text:list-item>
              <text:p text:style-name="P743"><text:span text:style-name="Strong_20_Emphasis"><text:span text:style-name="T458">Definição:</text:span></text:span><text:span text:style-name="T458"> Diz respeito aos elementos visuais e interativos do produto com os quais os usuários interagem.</text:span></text:p>
            </text:list-item>
            <text:list-item>
              <text:p text:style-name="P743"><text:span text:style-name="Strong_20_Emphasis"><text:span text:style-name="T458">Foco:</text:span></text:span><text:span text:style-name="T458"> Envolve o design de botões, ícones, cores, tipografia e todos os componentes visíveis na interface do usuário.</text:span></text:p>
            </text:list-item>
            <text:list-item>
              <text:p text:style-name="P743"><text:span text:style-name="Strong_20_Emphasis"><text:span text:style-name="T458">Inclui:</text:span></text:span><text:span text:style-name="T458"> Layouts, design gráfico, animações e microinterações.</text:span></text:p>
            </text:list-item>
            <text:list-item>
              <text:p text:style-name="P743"><text:span text:style-name="Strong_20_Emphasis"><text:span text:style-name="T458">Objetivo:</text:span></text:span><text:span text:style-name="T458"> Criar uma interface visualmente atraente e funcional que seja intuitiva e facilmente compreendida pelo usuário.</text:span></text:p>
            </text:list-item>
          </text:list>
        </text:list-item>
      </text:list>
      <text:p text:style-name="P251">Em resumo, UX está mais relacionado à experiência global e satisfação do usuário, enquanto UI está focada nos aspectos visuais e interativos que compõem a interface do usuário.</text:p>
      <text:h text:style-name="P563" text:outline-level="1">Acessibilidade</text:h>
      <text:p text:style-name="P29"/>
      <text:p text:style-name="P29"><text:span text:style-name="T98">Para aprimorar a questão de </text:span><text:span text:style-name="T175">acessibilidade</text:span><text:span text:style-name="T98"> do site é possível usar o </text:span><text:span text:style-name="T986">WAI-ARIA</text:span><text:span text:style-name="T98">, um conjunto de atributos e propriedades que fornece recursos adicionais para descrever a função, o estado e o comportamento dos elementos; como menus, formulários, carrosséis e outros, tornando-os mais compreensíveis para leitores de tela.</text:span></text:p>
      <text:h text:style-name="P421" text:outline-level="2"><text:span text:style-name="T1791">P</text:span>ráticas e diretrizes de acessibilidade <text:span text:style-name="T1791">para a</text:span> web:</text:h>
      <text:list xml:id="list2589972920" text:style-name="L71">
        <text:list-item>
          <text:p text:style-name="P746"><text:span text:style-name="Strong_20_Emphasis"><text:span text:style-name="T1325">Texto Alternativo Equivalente:</text:span></text:span><text:span text:style-name="T1325"> Forneça texto alternativo descritivo para conteúdo não textual, auxiliando usuários que dependem de leitores de tela, garantindo acessibilidade.</text:span></text:p>
        </text:list-item>
        <text:list-item>
          <text:p text:style-name="P746"><text:span text:style-name="Strong_20_Emphasis"><text:span text:style-name="T1325">Estrutura Lógica do Documento:</text:span></text:span><text:span text:style-name="T1325"> Utilize cabeçalhos, listas e elementos estruturais para criar uma estrutura de documento significativa e bem organizada, aprimorando a navegação para usuários de teclado.</text:span></text:p>
        </text:list-item>
        <text:list-item>
          <text:p text:style-name="P746"><text:span text:style-name="Strong_20_Emphasis"><text:span text:style-name="T1325">Cabeçalhos para Tabelas de Dados:</text:span></text:span><text:span text:style-name="T1325"> Use cabeçalhos de linha e coluna em tabelas de dados para associá-los programaticamente às células de dados, facilitando a navegação e compreensão para usuários de leitores de tela.</text:span></text:p>
        </text:list-item>
        <text:list-item>
          <text:p text:style-name="P746"><text:span text:style-name="Strong_20_Emphasis"><text:span text:style-name="T1325">Completar e Enviar Formulários:</text:span></text:span><text:span text:style-name="T1325"> Garanta que todos os elementos do formulário tenham rótulos associados programaticamente, permitindo que os usuários completem e enviem formulários com facilidade, incluindo a recuperação de erros.</text:span></text:p>
        </text:list-item>
        <text:list-item>
          <text:p text:style-name="P746"><text:span text:style-name="Strong_20_Emphasis"><text:span text:style-name="T1325">Links Significativos:</text:span></text:span><text:span text:style-name="T1325"> Escreva links que sejam contextualmente significativos por si só, evitando frases vagas como "clique aqui" para aprimorar a experiência de usuários de leitores de tela.</text:span></text:p>
        </text:list-item>
        <text:list-item>
          <text:p text:style-name="P746"><text:span text:style-name="Strong_20_Emphasis"><text:span text:style-name="T1325">Legenda e Transcrições para Mídia:</text:span></text:span><text:span text:style-name="T1325"> Forneça legendas e transcrições para vídeos e áudios ao vivo, garantindo acessibilidade para usuários com diversas necessidades.</text:span></text:p>
        </text:list-item>
        <text:list-item>
          <text:p text:style-name="P746"><text:span text:style-name="Strong_20_Emphasis"><text:span text:style-name="T1325">Conteúdo Não-HTML Acessível:</text:span></text:span><text:span text:style-name="T1325"> Torne os PDFs e outros conteúdos não-HTML o mais acessíveis possível ou forneça alternativas acessíveis, promovendo a inclusão.</text:span></text:p>
        </text:list-item>
        <text:list-item>
          <text:p text:style-name="P746"><text:soft-page-break/><text:span text:style-name="Strong_20_Emphasis"><text:span text:style-name="T1325">Pular Elementos Repetitivos:</text:span></text:span><text:span text:style-name="T1325"> Inclua um link "Pular para o Conteúdo Principal" para permitir que os usuários ignorem elementos repetitivos, como navegação, melhorando a eficiência para usuários de leitores de tela.</text:span></text:p>
        </text:list-item>
        <text:list-item>
          <text:p text:style-name="P746"><text:span text:style-name="Strong_20_Emphasis"><text:span text:style-name="T1325">Evitar Dependência Apenas de Cor:</text:span></text:span><text:span text:style-name="T1325"> Não transmita informações cruciais apenas por meio de cor, pois isso pode excluir usuários com daltonismo e aqueles que usam leitores de tela.</text:span></text:p>
        </text:list-item>
        <text:list-item>
          <text:p text:style-name="P746"><text:span text:style-name="Strong_20_Emphasis"><text:span text:style-name="T1325">Conteúdo Claro e Legível:</text:span></text:span><text:span text:style-name="T1325"> Escreva o conteúdo de forma clara, use fontes legíveis e estruture as informações logicamente com cabeçalhos e listas para uma legibilidade aprimorada.</text:span></text:p>
        </text:list-item>
        <text:list-item>
          <text:p text:style-name="P746"><text:span text:style-name="Strong_20_Emphasis"><text:span text:style-name="T1325">JavaScript Acessível:</text:span></text:span><text:span text:style-name="T1325"> Garanta que os manipuladores de eventos JavaScript sejam independentes de dispositivos, acomodando vários métodos de entrada e promovendo a acessibilidade.</text:span></text:p>
        </text:list-item>
        <text:list-item>
          <text:p text:style-name="P746"><text:span text:style-name="Strong_20_Emphasis"><text:span text:style-name="T1325">Design Conforme Padrões:</text:span></text:span><text:span text:style-name="T1325"> Adira aos padrões válidos de HTML e CSS para criar código flexível e robusto, contribuindo para a acessibilidade gera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8-09T16:35:23.459000000</dc:date>
    <meta:editing-duration>P20DT52M47S</meta:editing-duration>
    <meta:editing-cycles>599</meta:editing-cycles>
    <meta:document-statistic meta:table-count="1" meta:image-count="29" meta:object-count="0" meta:page-count="72" meta:paragraph-count="1153" meta:word-count="15239" meta:character-count="102203" meta:non-whitespace-character-count="85629"/>
  </office:meta>
</office:document-meta>
</file>